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ny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2972in"/>
    </style:style>
    <style:style style:name="co4" style:family="table-column">
      <style:table-column-properties fo:break-before="auto" style:column-width="0.1543in"/>
    </style:style>
    <style:style style:name="co5" style:family="table-column">
      <style:table-column-properties fo:break-before="auto" style:column-width="0.1319in"/>
    </style:style>
    <style:style style:name="co6" style:family="table-column">
      <style:table-column-properties fo:break-before="auto" style:column-width="0.7161in"/>
    </style:style>
    <style:style style:name="co7" style:family="table-column">
      <style:table-column-properties fo:break-before="auto" style:column-width="3.4028in"/>
    </style:style>
    <style:style style:name="co8" style:family="table-column">
      <style:table-column-properties fo:break-before="auto" style:column-width="0.8807in"/>
    </style:style>
    <style:style style:name="co9" style:family="table-column">
      <style:table-column-properties fo:break-before="auto" style:column-width="0.3307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5417in"/>
    </style:style>
    <style:style style:name="co13" style:family="table-column">
      <style:table-column-properties fo:break-before="auto" style:column-width="0.2535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1.6846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6165in"/>
    </style:style>
    <style:style style:name="co19" style:family="table-column">
      <style:table-column-properties fo:break-before="auto" style:column-width="1.002in"/>
    </style:style>
    <style:style style:name="co20" style:family="table-column">
      <style:table-column-properties fo:break-before="auto" style:column-width="0.352in"/>
    </style:style>
    <style:style style:name="co21" style:family="table-column">
      <style:table-column-properties fo:break-before="auto" style:column-width="0.8366in"/>
    </style:style>
    <style:style style:name="co22" style:family="table-column">
      <style:table-column-properties fo:break-before="auto" style:column-width="3.1602in"/>
    </style:style>
    <style:style style:name="co23" style:family="table-column">
      <style:table-column-properties fo:break-before="auto" style:column-width="1.0457in"/>
    </style:style>
    <style:style style:name="co24" style:family="table-column">
      <style:table-column-properties fo:break-before="auto" style:column-width="1.1118in"/>
    </style:style>
    <style:style style:name="co25" style:family="table-column">
      <style:table-column-properties fo:break-before="auto" style:column-width="2.4472in"/>
    </style:style>
    <style:style style:name="co26" style:family="table-column">
      <style:table-column-properties fo:break-before="auto" style:column-width="1.4756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1.0244in"/>
    </style:style>
    <style:style style:name="co29" style:family="table-column">
      <style:table-column-properties fo:break-before="auto" style:column-width="0.3634in"/>
    </style:style>
    <style:style style:name="co30" style:family="table-column">
      <style:table-column-properties fo:break-before="auto" style:column-width="0.5618in"/>
    </style:style>
    <style:style style:name="co31" style:family="table-column">
      <style:table-column-properties fo:break-before="auto" style:column-width="3.0555in"/>
    </style:style>
    <style:style style:name="co32" style:family="table-column">
      <style:table-column-properties fo:break-before="auto" style:column-width="1.0134in"/>
    </style:style>
    <style:style style:name="co33" style:family="table-column">
      <style:table-column-properties fo:break-before="auto" style:column-width="0.3854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2.4799in"/>
    </style:style>
    <style:style style:name="co36" style:family="table-column">
      <style:table-column-properties fo:break-before="auto" style:column-width="0.4626in"/>
    </style:style>
    <style:style style:name="co37" style:family="table-column">
      <style:table-column-properties fo:break-before="auto" style:column-width="0.3193in"/>
    </style:style>
    <style:style style:name="co38" style:family="table-column">
      <style:table-column-properties fo:break-before="auto" style:column-width="2.8409in"/>
    </style:style>
    <style:style style:name="co39" style:family="table-column">
      <style:table-column-properties fo:break-before="auto" style:column-width="0.9472in"/>
    </style:style>
    <style:style style:name="co40" style:family="table-column">
      <style:table-column-properties fo:break-before="auto" style:column-width="1.0346in"/>
    </style:style>
    <style:style style:name="co41" style:family="table-column">
      <style:table-column-properties fo:break-before="auto" style:column-width="2.5339in"/>
    </style:style>
    <style:style style:name="co42" style:family="table-column">
      <style:table-column-properties fo:break-before="auto" style:column-width="0.2862in"/>
    </style:style>
    <style:style style:name="co43" style:family="table-column">
      <style:table-column-properties fo:break-before="auto" style:column-width="2.478in"/>
    </style:style>
    <style:style style:name="co44" style:family="table-column">
      <style:table-column-properties fo:break-before="auto" style:column-width="0.3744in"/>
    </style:style>
    <style:style style:name="co45" style:family="table-column">
      <style:table-column-properties fo:break-before="auto" style:column-width="1.1228in"/>
    </style:style>
    <style:style style:name="co46" style:family="table-column">
      <style:table-column-properties fo:break-before="auto" style:column-width="2.0366in"/>
    </style:style>
    <style:style style:name="co47" style:family="table-column">
      <style:table-column-properties fo:break-before="auto" style:column-width="1.2252in"/>
    </style:style>
    <style:style style:name="co48" style:family="table-column">
      <style:table-column-properties fo:break-before="auto" style:column-width="0.889in"/>
    </style:style>
    <style:style style:name="ro1" style:family="table-row">
      <style:table-row-properties style:row-height="0.1307in" fo:break-before="auto" style:use-optimal-row-height="false"/>
    </style:style>
    <style:style style:name="ro2" style:family="table-row">
      <style:table-row-properties style:row-height="0.8154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1252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8543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4791in" fo:break-before="auto" style:use-optimal-row-height="false"/>
    </style:style>
    <style:style style:name="ro11" style:family="table-row">
      <style:table-row-properties style:row-height="0.2453in" fo:break-before="auto" style:use-optimal-row-height="false"/>
    </style:style>
    <style:style style:name="ro12" style:family="table-row">
      <style:table-row-properties style:row-height="0.3957in" fo:break-before="auto" style:use-optimal-row-height="false"/>
    </style:style>
    <style:style style:name="ro13" style:family="table-row">
      <style:table-row-properties style:row-height="0.3417in" fo:break-before="auto" style:use-optimal-row-height="true"/>
    </style:style>
    <style:style style:name="ro14" style:family="table-row">
      <style:table-row-properties style:row-height="0.4165in" fo:break-before="auto" style:use-optimal-row-height="false"/>
    </style:style>
    <style:style style:name="ro15" style:family="table-row">
      <style:table-row-properties style:row-height="0.1917in" fo:break-before="auto" style:use-optimal-row-height="false"/>
    </style:style>
    <style:style style:name="ro16" style:family="table-row">
      <style:table-row-properties style:row-height="0.1146in" fo:break-before="auto" style:use-optimal-row-height="false"/>
    </style:style>
    <style:style style:name="ro17" style:family="table-row">
      <style:table-row-properties style:row-height="0.4583in" fo:break-before="auto" style:use-optimal-row-height="false"/>
    </style:style>
    <style:style style:name="ro18" style:family="table-row">
      <style:table-row-properties style:row-height="0.1354in" fo:break-before="auto" style:use-optimal-row-height="false"/>
    </style:style>
    <style:style style:name="ro19" style:family="table-row">
      <style:table-row-properties style:row-height="0.3854in" fo:break-before="auto" style:use-optimal-row-height="false"/>
    </style:style>
    <style:style style:name="ro20" style:family="table-row">
      <style:table-row-properties style:row-height="0.1043in" fo:break-before="auto" style:use-optimal-row-height="false"/>
    </style:style>
    <style:style style:name="ro21" style:family="table-row">
      <style:table-row-properties style:row-height="0.3335in" fo:break-before="auto" style:use-optimal-row-height="false"/>
    </style:style>
    <style:style style:name="ro22" style:family="table-row">
      <style:table-row-properties style:row-height="0.8752in" fo:break-before="auto" style:use-optimal-row-height="false"/>
    </style:style>
    <style:style style:name="ro23" style:family="table-row">
      <style:table-row-properties style:row-height="0.5311in" fo:break-before="auto" style:use-optimal-row-height="false"/>
    </style:style>
    <style:style style:name="ro24" style:family="table-row">
      <style:table-row-properties style:row-height="0.2173in" fo:break-before="auto" style:use-optimal-row-height="true"/>
    </style:style>
    <style:style style:name="ro25" style:family="table-row">
      <style:table-row-properties style:row-height="0.2898in" fo:break-before="auto" style:use-optimal-row-height="true"/>
    </style:style>
    <style:style style:name="ro26" style:family="table-row">
      <style:table-row-properties style:row-height="0.4272in" fo:break-before="auto" style:use-optimal-row-height="false"/>
    </style:style>
    <style:style style:name="ro27" style:family="table-row">
      <style:table-row-properties style:row-height="0.448in" fo:break-before="auto" style:use-optimal-row-height="false"/>
    </style:style>
    <style:style style:name="ro28" style:family="table-row">
      <style:table-row-properties style:row-height="0.3882in" fo:break-before="auto" style:use-optimal-row-height="fals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4016in" fo:break-before="auto" style:use-optimal-row-height="false"/>
    </style:style>
    <style:style style:name="ro31" style:family="table-row">
      <style:table-row-properties style:row-height="0.2917in" fo:break-before="auto" style:use-optimal-row-height="false"/>
    </style:style>
    <style:style style:name="ro32" style:family="table-row">
      <style:table-row-properties style:row-height="0.9165in" fo:break-before="auto" style:use-optimal-row-height="false"/>
    </style:style>
    <style:style style:name="ro33" style:family="table-row">
      <style:table-row-properties style:row-height="0.2291in" fo:break-before="auto" style:use-optimal-row-height="false"/>
    </style:style>
    <style:style style:name="ro34" style:family="table-row">
      <style:table-row-properties style:row-height="0.5in" fo:break-before="auto" style:use-optimal-row-height="false"/>
    </style:style>
    <style:style style:name="ro35" style:family="table-row">
      <style:table-row-properties style:row-height="0.4374in" fo:break-before="auto" style:use-optimal-row-height="false"/>
    </style:style>
    <style:style style:name="ro36" style:family="table-row">
      <style:table-row-properties style:row-height="0.1772in" fo:break-before="auto" style:use-optimal-row-height="false"/>
    </style:style>
    <style:style style:name="ro37" style:family="table-row">
      <style:table-row-properties style:row-height="0.2602in" fo:break-before="auto" style:use-optimal-row-height="false"/>
    </style:style>
    <style:style style:name="ro38" style:family="table-row">
      <style:table-row-properties style:row-height="0.802in" fo:break-before="auto" style:use-optimal-row-height="false"/>
    </style:style>
    <style:style style:name="ro39" style:family="table-row">
      <style:table-row-properties style:row-height="0.5417in" fo:break-before="auto" style:use-optimal-row-height="false"/>
    </style:style>
    <style:style style:name="ro40" style:family="table-row">
      <style:table-row-properties style:row-height="0.5209in" fo:break-before="auto" style:use-optimal-row-height="false"/>
    </style:style>
    <style:style style:name="ro41" style:family="table-row">
      <style:table-row-properties style:row-height="0.4689in" fo:break-before="auto" style:use-optimal-row-height="false"/>
    </style:style>
    <style:style style:name="ro42" style:family="table-row">
      <style:table-row-properties style:row-height="0.1665in" fo:break-before="auto" style:use-optimal-row-height="false"/>
    </style:style>
    <style:style style:name="ro43" style:family="table-row">
      <style:table-row-properties style:row-height="0.3646in" fo:break-before="auto" style:use-optimal-row-height="false"/>
    </style:style>
    <style:style style:name="ro44" style:family="table-row">
      <style:table-row-properties style:row-height="0.1563in" fo:break-before="auto" style:use-optimal-row-height="false"/>
    </style:style>
    <style:style style:name="ro45" style:family="table-row">
      <style:table-row-properties style:row-height="0.2398in" fo:break-before="auto" style:use-optimal-row-height="false"/>
    </style:style>
    <style:style style:name="ro46" style:family="table-row">
      <style:table-row-properties style:row-height="0.7189in" fo:break-before="auto" style:use-optimal-row-height="false"/>
    </style:style>
    <style:style style:name="ro47" style:family="table-row">
      <style:table-row-properties style:row-height="0.7398in" fo:break-before="auto" style:use-optimal-row-height="false"/>
    </style:style>
    <style:style style:name="ro48" style:family="table-row">
      <style:table-row-properties style:row-height="0.9374in" fo:break-before="auto" style:use-optimal-row-height="false"/>
    </style:style>
    <style:style style:name="ro49" style:family="table-row">
      <style:table-row-properties style:row-height="0.6252in" fo:break-before="auto" style:use-optimal-row-height="false"/>
    </style:style>
    <style:style style:name="ro50" style:family="table-row">
      <style:table-row-properties style:row-height="0.178in" fo:break-before="auto" style:use-optimal-row-height="true"/>
    </style:style>
    <style:style style:name="ta1" style:family="table" style:master-page-name="PageStyle_5f_DREWNO">
      <style:table-properties table:display="true" style:writing-mode="lr-tb"/>
    </style:style>
    <style:style style:name="ta2" style:family="table" style:master-page-name="PageStyle_5f_PVC">
      <style:table-properties table:display="true" style:writing-mode="lr-tb"/>
    </style:style>
    <style:style style:name="ta3" style:family="table" style:master-page-name="PageStyle_5f_ISW">
      <style:table-properties table:display="true" style:writing-mode="lr-tb"/>
    </style:style>
    <style:style style:name="ta4" style:family="table" style:master-page-name="PageStyle_5f_ING">
      <style:table-properties table:display="true" style:writing-mode="lr-tb"/>
    </style:style>
    <style:style style:name="ta5" style:family="table" style:master-page-name="PageStyle_5f_VERSA_20_WVM_20_WVD">
      <style:table-properties table:display="true" style:writing-mode="lr-tb"/>
    </style:style>
    <style:style style:name="ta6" style:family="table" style:master-page-name="PageStyle_5f_DACH_20_PŁASKI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cc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7pt" fo:font-style="normal" fo:text-shadow="none" style:text-underline-style="none" fo:font-weight="bold" style:font-size-asian="7pt" style:font-style-asian="normal" style:font-weight-asian="bold" style:font-name-complex="Tahoma1" style:font-size-complex="7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ackground-color="#ffff0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ackground-color="#ffcc99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59" style:family="table-cell" style:parent-style-name="Default" style:data-style-name="N153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60" style:family="table-cell" style:parent-style-name="Default" style:data-style-name="N153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61" style:family="table-cell" style:parent-style-name="Default" style:data-style-name="N2">
      <style:table-cell-properties style:glyph-orientation-vertical="0" fo:background-color="#cc6633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2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333333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8pt" fo:font-style="normal" fo:text-shadow="none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333333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81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8pt" fo:font-style="normal" fo:text-shadow="none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88" style:family="table-cell" style:parent-style-name="Default" style:data-style-name="N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0000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18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98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43" style:family="table-cell" style:parent-style-name="Default">
      <style:table-cell-properties style:glyph-orientation-vertical="0" fo:border-bottom="4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4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4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04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4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90" style:rotation-align="bottom" style:shrink-to-fit="false" fo:border-top="0.06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90" style:rotation-align="bottom" style:shrink-to-fit="false" fo:border-top="2.35pt double #000000" style:border-line-width-top="0.0102in 0.0016in 0.0209in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6pt solid #000000" fo:background-color="#80808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90" style:rotation-align="bottom" style:shrink-to-fit="false" fo:border-top="2.35pt double #000000" style:border-line-width-top="0.0102in 0.0016in 0.0209in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2.49pt solid #000000" fo:background-color="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2.35pt double #000000" style:border-line-width-left="0.0102in 0.0016in 0.0209in" style:direction="ltr" fo:border-right="none" style:rotation-angle="0" style:rotation-align="none" style:shrink-to-fit="false" fo:border-top="0.06pt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35pt double #000000" style:border-line-width-left="0.0102in 0.0016in 0.0209in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2.35pt double #000000" style:border-line-width-left="0.0102in 0.0016in 0.0209in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2.35pt double #000000" style:border-line-width-left="0.0102in 0.0016in 0.0209in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wrap-option="wrap" fo:border-left="2.35pt double #000000" style:border-line-width-left="0.0102in 0.0016in 0.0209in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fo:color="#ff0000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fo:color="#ff0000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solid #000000" fo:background-color="#ff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6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06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95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2.49pt solid #000000" fo:background-color="#ff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22" style:family="table-cell" style:parent-style-name="Default">
      <style:table-cell-properties style:glyph-orientation-vertical="0" fo:background-color="#333333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23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8pt" fo:font-style="normal" fo:text-shadow="none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2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8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89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90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9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19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1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1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1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2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6" style:family="table-cell" style:parent-style-name="Default">
      <style:table-cell-properties style:glyph-orientation-vertical="0" fo:border-bottom="0.06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28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DREWNO.K42"/>
      <style:map style:condition="cell-content()=&quot;NIE WYKONAMY&quot;" style:apply-style-name="Bez_20_tytułu4" style:base-cell-address="DREWNO.K42"/>
    </style:style>
    <style:style style:name="ce22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DREWNO.K42"/>
      <style:map style:condition="cell-content()=&quot;NIE WYKONAMY&quot;" style:apply-style-name="Bez_20_tytułu4" style:base-cell-address="DREWNO.K42"/>
    </style:style>
    <style:style style:name="ce23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DREWNO.K42"/>
      <style:map style:condition="cell-content()=&quot;NIE WYKONAMY&quot;" style:apply-style-name="Bez_20_tytułu4" style:base-cell-address="DREWNO.K42"/>
    </style:style>
    <style:style style:name="ce23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DREWNO.K42"/>
      <style:map style:condition="cell-content()=&quot;NIE WYKONAMY&quot;" style:apply-style-name="Bez_20_tytułu4" style:base-cell-address="DREWNO.K42"/>
    </style:style>
    <style:style style:name="ce233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DREWNO.K42"/>
      <style:map style:condition="cell-content()=&quot;NIE WYKONAMY&quot;" style:apply-style-name="Bez_20_tytułu4" style:base-cell-address="DREWNO.K42"/>
    </style:style>
    <style:style style:name="ce236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23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1" style:base-cell-address="DREWNO.K1"/>
      <style:map style:condition="cell-content()=&quot;NIE WYKONAMY&quot;" style:apply-style-name="Bez_20_tytułu2" style:base-cell-address="DREWNO.K1"/>
    </style:style>
    <style:style style:name="ce9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5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269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9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0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08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2.35pt double #000000" style:border-line-width-right="0.0102in 0.0016in 0.0209in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10" style:family="table-cell" style:parent-style-name="Default" style:data-style-name="N4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2.35pt double #000000" style:border-line-width-right="0.0102in 0.0016in 0.0209in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11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2.35pt double #000000" style:border-line-width-right="0.0102in 0.0016in 0.0209in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1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2.35pt double #000000" style:border-line-width-right="0.0102in 0.0016in 0.0209in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5" style:family="table-cell" style:parent-style-name="Default" style:data-style-name="N4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2.35pt double #000000" style:border-line-width-right="0.0102in 0.0016in 0.0209in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16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17" style:family="table-cell" style:parent-style-name="Default" style:data-style-name="N4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20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401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06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25" style:family="table-cell" style:parent-style-name="Default" style:data-style-name="N5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30" style:family="table-cell" style:parent-style-name="Default" style:data-style-name="N5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31" style:family="table-cell" style:parent-style-name="Default" style:data-style-name="N5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32" style:family="table-cell" style:parent-style-name="Default" style:data-style-name="N5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35" style:family="table-cell" style:parent-style-name="Default" style:data-style-name="N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48" style:family="table-cell" style:parent-style-name="Default" style:data-style-name="N5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2.35pt double #000000" style:border-line-width-left="0.0102in 0.0016in 0.0209in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49" style:family="table-cell" style:parent-style-name="Default" style:data-style-name="N5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2.35pt double #000000" style:border-line-width-left="0.0102in 0.0016in 0.0209in" style:direction="ltr" fo:border-right="0.06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3" style:family="table-cell" style:parent-style-name="Default" style:data-style-name="N5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2.35pt double #000000" style:border-line-width-left="0.0102in 0.0016in 0.0209in" style:direction="ltr" fo:border-right="0.06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4" style:family="table-cell" style:parent-style-name="Default" style:data-style-name="N5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2.35pt double #000000" style:border-line-width-left="0.0102in 0.0016in 0.0209in" style:direction="ltr" fo:border-right="0.06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5" style:family="table-cell" style:parent-style-name="Default" style:data-style-name="N5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2.35pt double #000000" style:border-line-width-left="0.0102in 0.0016in 0.0209in" style:direction="ltr" fo:border-right="0.06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6" style:family="table-cell" style:parent-style-name="Default" style:data-style-name="N5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7" style:family="table-cell" style:parent-style-name="Default" style:data-style-name="N5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360" style:family="table-cell" style:parent-style-name="Default" style:data-style-name="N5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61" style:family="table-cell" style:parent-style-name="Default" style:data-style-name="N5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2" style:family="table-cell" style:parent-style-name="Default" style:data-style-name="N5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364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000000" fo:background-color="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2.49pt solid #000000" fo:background-color="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413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1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415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1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427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428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29" style:family="table-cell" style:parent-style-name="Default" style:data-style-name="N4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31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3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3" style:family="table-cell" style:parent-style-name="Default" style:data-style-name="N4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34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4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447" style:family="table-cell" style:parent-style-name="Default" style:data-style-name="N4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449" style:family="table-cell" style:parent-style-name="Default" style:data-style-name="N4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150" style:family="table-cell" style:parent-style-name="Default" style:data-style-name="N10">
      <style:table-cell-properties style:glyph-orientation-vertical="0" fo:border-bottom="0.99pt solid #000000" fo:background-color="#ff0000" style:cell-protect="none" style:print-content="true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151" style:family="table-cell" style:parent-style-name="Default" style:data-style-name="N10">
      <style:table-cell-properties style:glyph-orientation-vertical="0" fo:border-bottom="2.49pt solid #000000" fo:background-color="#ff0000" style:cell-protect="none" style:print-content="true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49" style:family="table-cell" style:parent-style-name="Default">
      <style:text-properties style:font-name="Tahoma1" fo:font-size="8pt" style:font-size-asian="8pt" style:font-size-complex="8pt"/>
    </style:style>
    <style:style style:name="ce257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476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59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47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61" style:family="table-cell" style:parent-style-name="Default" style:data-style-name="N155">
      <style:table-cell-properties style:glyph-orientation-vertical="0" style:cell-protect="protected formula-hidden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62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ahoma1" fo:font-size="8pt" style:font-size-asian="8pt" style:font-size-complex="8pt"/>
    </style:style>
    <style:style style:name="ce48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ff" style:cell-protect="protected formula-hidden" style:print-content="tru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ackground-color="#c0c0c0" style:cell-protect="protected formula-hidden" style:print-content="tru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6" style:family="table-cell" style:parent-style-name="Default">
      <style:table-cell-properties fo:border-bottom="2.49pt solid #000000" fo:background-color="#c0c0c0" style:cell-protect="protected formula-hidden" style:print-content="tru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6" style:family="table-cell" style:parent-style-name="Default">
      <style:table-cell-properties fo:background-color="#c0c0c0"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8" style:family="table-cell" style:parent-style-name="Default">
      <style:table-cell-properties fo:border-bottom="2.49pt solid #000000" fo:background-color="#c0c0c0" style:cell-protect="protected formula-hidden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c0c0c0" style:cell-protect="protected formula-hidden" style:print-content="tru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294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9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03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06" style:family="table-cell" style:parent-style-name="Default">
      <style:table-cell-properties fo:border-bottom="2.49pt solid #000000" fo:background-color="#c0c0c0" style:cell-protect="protected formula-hidden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3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30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51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518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2.49pt solid #000000" fo:background-color="#ff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6pt" fo:font-style="normal" fo:text-shadow="none" style:text-underline-style="none" fo:font-weight="bold" style:font-size-asian="26pt" style:font-style-asian="normal" style:font-weight-asian="bold" style:font-name-complex="Tahoma1" style:font-size-complex="26pt" style:font-style-complex="normal" style:font-weight-complex="bold"/>
    </style:style>
    <style:style style:name="ce52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2.49pt solid #000000" fo:background-color="#ff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2.49pt solid #000000" fo:background-color="#ff000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6pt" fo:font-style="normal" fo:text-shadow="none" style:text-underline-style="none" fo:font-weight="bold" style:font-size-asian="26pt" style:font-style-asian="normal" style:font-weight-asian="bold" style:font-name-complex="Tahoma1" style:font-size-complex="26pt" style:font-style-complex="normal" style:font-weight-complex="bold"/>
    </style:style>
    <style:style style:name="ce522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25" style:family="table-cell" style:parent-style-name="Default">
      <style:table-cell-properties style:glyph-orientation-vertical="0" fo:background-color="#333333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2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8pt" fo:font-style="normal" fo:text-shadow="none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468" style:family="table-cell" style:parent-style-name="Default">
      <style:table-cell-properties fo:border-bottom="none" fo:background-color="#c0c0c0" style:cell-protect="protected formula-hidden" style:print-content="tru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2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47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30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31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3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47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3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3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399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4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4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48" style:family="table-cell" style:parent-style-name="Default">
      <style:table-cell-properties fo:border-bottom="2.49pt solid #000000" fo:background-color="#c0c0c0" style:cell-protect="protected formula-hidden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4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Bez_20_tytułu3" style:base-cell-address="PVC.K1"/>
      <style:map style:condition="cell-content()=&quot;NIE WYKONAMY&quot;" style:apply-style-name="Bez_20_tytułu4" style:base-cell-address="PVC.K1"/>
    </style:style>
    <style:style style:name="ce554" style:family="table-cell" style:parent-style-name="Default" style:data-style-name="N4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33" style:family="table-cell" style:parent-style-name="Default" style:data-style-name="N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562" style:family="table-cell" style:parent-style-name="Default" style:data-style-name="N5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63" style:family="table-cell" style:parent-style-name="Default" style:data-style-name="N5">
      <style:table-cell-properties fo:border-bottom="none" fo:background-color="#c0c0c0" style:cell-protect="protected formula-hidden" style:print-content="true" style:diagonal-bl-tr="none" style:diagonal-tl-br="none" fo:border-left="0.99pt solid #000000" fo:border-right="2.49pt solid #000000" style:rotation-align="none" fo:border-top="none"/>
      <style:text-properties fo:color="#ff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4" style:family="table-cell" style:parent-style-name="Default" style:data-style-name="N5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3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2.49pt solid #000000" fo:background-color="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3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574" style:family="table-cell" style:parent-style-name="Default" style:data-style-name="N4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39" style:family="table-cell" style:parent-style-name="Default" style:data-style-name="N10">
      <style:table-cell-properties style:glyph-orientation-vertical="0" fo:border-bottom="0.99pt solid #000000" fo:background-color="#ff0000" style:cell-protect="none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340" style:family="table-cell" style:parent-style-name="Default" style:data-style-name="N10">
      <style:table-cell-properties style:glyph-orientation-vertical="0" fo:border-bottom="2.49pt solid #000000" fo:background-color="#ff0000" style:cell-protect="none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341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30" style:family="table-cell" style:parent-style-name="Default" style:data-style-name="N15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43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91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4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346" style:family="table-cell" style:parent-style-name="Default" style:data-style-name="N3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47" style:family="table-cell" style:parent-style-name="Default" style:data-style-name="N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94" style:family="table-cell" style:parent-style-name="Default" style:data-style-name="N3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95" style:family="table-cell" style:parent-style-name="Default" style:data-style-name="N3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0" style:family="table-cell" style:parent-style-name="Default" style:data-style-name="N4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505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SW.K15"/>
      <style:map style:condition="cell-content()=&quot;NIE WYKONAMY&quot;" style:apply-style-name="Bez_20_tytułu4" style:base-cell-address="ISW.K15"/>
    </style:style>
    <style:style style:name="ce57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SW.K15"/>
      <style:map style:condition="cell-content()=&quot;NIE WYKONAMY&quot;" style:apply-style-name="Bez_20_tytułu4" style:base-cell-address="ISW.K15"/>
    </style:style>
    <style:style style:name="ce57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ISW.K15"/>
      <style:map style:condition="cell-content()=&quot;NIE WYKONAMY&quot;" style:apply-style-name="Bez_20_tytułu4" style:base-cell-address="ISW.K15"/>
    </style:style>
    <style:style style:name="ce5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SW.K15"/>
      <style:map style:condition="cell-content()=&quot;NIE WYKONAMY&quot;" style:apply-style-name="Bez_20_tytułu4" style:base-cell-address="ISW.K15"/>
    </style:style>
    <style:style style:name="ce57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ISW.K15"/>
      <style:map style:condition="cell-content()=&quot;NIE WYKONAMY&quot;" style:apply-style-name="Bez_20_tytułu4" style:base-cell-address="ISW.K15"/>
    </style:style>
    <style:style style:name="ce579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SW.K15"/>
      <style:map style:condition="cell-content()=&quot;NIE WYKONAMY&quot;" style:apply-style-name="Bez_20_tytułu4" style:base-cell-address="ISW.K15"/>
    </style:style>
    <style:style style:name="ce246" style:family="table-cell" style:parent-style-name="Default" style:data-style-name="N4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47" style:family="table-cell" style:parent-style-name="Default" style:data-style-name="N5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48" style:family="table-cell" style:parent-style-name="Default" style:data-style-name="N4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35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50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order-bottom="2.49pt solid #000000" fo:background-color="#ff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52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54" style:family="table-cell" style:parent-style-name="Default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2.49pt solid #000000" fo:background-color="#ff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592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NG.K15"/>
      <style:map style:condition="cell-content()=&quot;NIE WYKONAMY&quot;" style:apply-style-name="Bez_20_tytułu4" style:base-cell-address="ING.K15"/>
    </style:style>
    <style:style style:name="ce59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NG.K15"/>
      <style:map style:condition="cell-content()=&quot;NIE WYKONAMY&quot;" style:apply-style-name="Bez_20_tytułu4" style:base-cell-address="ING.K15"/>
    </style:style>
    <style:style style:name="ce59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ING.K15"/>
      <style:map style:condition="cell-content()=&quot;NIE WYKONAMY&quot;" style:apply-style-name="Bez_20_tytułu4" style:base-cell-address="ING.K15"/>
    </style:style>
    <style:style style:name="ce59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NG.K15"/>
      <style:map style:condition="cell-content()=&quot;NIE WYKONAMY&quot;" style:apply-style-name="Bez_20_tytułu4" style:base-cell-address="ING.K15"/>
    </style:style>
    <style:style style:name="ce5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normal" style:font-size-asian="16pt" style:font-style-asian="normal" style:font-weight-asian="normal" style:font-name-complex="Tahoma1" style:font-size-complex="16pt" style:font-style-complex="normal" style:font-weight-complex="normal"/>
      <style:map style:condition="cell-content()=&quot;OK&quot;" style:apply-style-name="Bez_20_tytułu3" style:base-cell-address="ING.K15"/>
      <style:map style:condition="cell-content()=&quot;NIE WYKONAMY&quot;" style:apply-style-name="Bez_20_tytułu4" style:base-cell-address="ING.K15"/>
    </style:style>
    <style:style style:name="ce599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  <style:map style:condition="cell-content()=&quot;OK&quot;" style:apply-style-name="Bez_20_tytułu3" style:base-cell-address="ING.K15"/>
      <style:map style:condition="cell-content()=&quot;NIE WYKONAMY&quot;" style:apply-style-name="Bez_20_tytułu4" style:base-cell-address="ING.K15"/>
    </style:style>
    <style:style style:name="ce264" style:family="table-cell" style:parent-style-name="Default">
      <style:table-cell-properties style:glyph-orientation-vertical="0" fo:border-bottom="2.49pt solid #000000" fo:background-color="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265" style:family="table-cell" style:parent-style-name="Default" style:data-style-name="N10">
      <style:table-cell-properties style:glyph-orientation-vertical="0" fo:border-bottom="0.99pt solid #000000" fo:background-color="#ff0000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266" style:family="table-cell" style:parent-style-name="Default" style:data-style-name="N10">
      <style:table-cell-properties style:glyph-orientation-vertical="0" fo:border-bottom="2.49pt solid #000000" fo:background-color="#ff0000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625" style:family="table-cell" style:parent-style-name="Default">
      <style:table-cell-properties fo:background-color="#ffffff" style:cell-protect="protected formula-hidden" style:print-content="true"/>
      <style:text-properties fo:color="#ff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8pt" fo:font-style="normal" fo:text-shadow="none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76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79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99pt solid #000000" fo:background-color="#333333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282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83" style:family="table-cell" style:parent-style-name="Default" style:data-style-name="N5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284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285" style:family="table-cell" style:parent-style-name="Default" style:data-style-name="N5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ce65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Tahoma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value-type" style:repeat-content="false" fo:wrap-option="wrap" fo:border="2.49pt solid #000000" style:direction="ltr" style:rotation-angle="90" style:rotation-align="bottom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Tahoma1" fo:font-size="16pt" fo:font-style="normal" fo:text-shadow="none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288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20pt" fo:font-style="normal" fo:text-shadow="none" style:text-underline-style="none" fo:font-weight="bold" style:font-size-asian="20pt" style:font-style-asian="normal" style:font-weight-asian="bold" style:font-name-complex="Tahoma1" style:font-size-complex="2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6" style:family="table-cell" style:parent-style-name="Default">
      <style:table-cell-properties fo:background-color="#00ccff" style:text-align-source="fix" style:repeat-content="false" fo:border="0.06pt solid #9900ff"/>
      <style:paragraph-properties fo:text-align="center" fo:margin-left="0in"/>
    </style:style>
    <style:style style:name="ce367" style:family="table-cell" style:parent-style-name="Default">
      <style:table-cell-properties style:text-align-source="fix" style:repeat-content="false" fo:border="0.06pt solid #9900ff"/>
      <style:paragraph-properties fo:text-align="center" fo:margin-left="0in"/>
    </style:style>
    <style:style style:name="ce368" style:family="table-cell" style:parent-style-name="Default">
      <style:table-cell-properties fo:background-color="#dddddd" style:text-align-source="fix" style:repeat-content="false" fo:border="0.06pt solid #9900ff"/>
      <style:paragraph-properties fo:text-align="center" fo:margin-left="0in"/>
    </style:style>
    <style:style style:name="ce633" style:family="table-cell" style:parent-style-name="Default">
      <style:table-cell-properties style:glyph-orientation-vertical="0" fo:background-color="#00ccff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eeeeee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dddddd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72" style:family="table-cell" style:parent-style-name="Default">
      <style:table-cell-properties fo:background-color="#00ccff" style:text-align-source="fix" style:repeat-content="false" fo:border="0.06pt solid #9900ff"/>
      <style:paragraph-properties fo:text-align="center" fo:margin-left="0in"/>
      <style:text-properties style:font-name="Tahoma1" fo:font-size="8pt" style:font-size-asian="8pt" style:font-size-complex="8pt"/>
    </style:style>
    <style:style style:name="ce373" style:family="table-cell" style:parent-style-name="Default" style:data-style-name="N155">
      <style:table-cell-properties style:text-align-source="fix" style:repeat-content="false" fo:border="0.06pt solid #9900ff"/>
      <style:paragraph-properties fo:text-align="center" fo:margin-left="0in"/>
    </style:style>
    <style:style style:name="ce374" style:family="table-cell" style:parent-style-name="Default" style:data-style-name="N155">
      <style:table-cell-properties fo:background-color="#dddddd" style:text-align-source="fix" style:repeat-content="false" fo:border="0.06pt solid #9900ff"/>
      <style:paragraph-properties fo:text-align="center" fo:margin-left="0in"/>
    </style:style>
    <style:style style:name="ce37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76" style:family="table-cell" style:parent-style-name="Default" style:data-style-name="N155">
      <style:table-cell-properties style:text-align-source="fix" style:repeat-content="false" fo:border="none"/>
      <style:paragraph-properties fo:text-align="center" fo:margin-left="0in"/>
    </style:style>
    <style:style style:name="ce377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dddddd" style:cell-protect="protected formula-hidden" style:print-content="tru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79" style:family="table-cell" style:parent-style-name="Default" style:data-style-name="N155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0" style:family="table-cell" style:parent-style-name="Default" style:data-style-name="N155">
      <style:table-cell-properties style:glyph-orientation-vertical="0" fo:background-color="#dddddd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1" style:family="table-cell" style:parent-style-name="Default" style:data-style-name="N2">
      <style:table-cell-properties style:glyph-orientation-vertical="0" fo:background-color="#00ccff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2" style:family="table-cell" style:parent-style-name="Default" style:data-style-name="N2">
      <style:table-cell-properties fo:background-color="#00ccff" style:text-align-source="fix" style:repeat-content="false" fo:border="0.06pt solid #9900ff"/>
      <style:paragraph-properties fo:text-align="center" fo:margin-left="0in"/>
      <style:text-properties style:font-name="Tahoma1" fo:font-size="8pt" style:font-size-asian="8pt" style:font-size-complex="8pt"/>
    </style:style>
    <style:style style:name="ce383" style:family="table-cell" style:parent-style-name="Default" style:data-style-name="N161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4" style:family="table-cell" style:parent-style-name="Default" style:data-style-name="N161">
      <style:table-cell-properties style:glyph-orientation-vertical="0" fo:background-color="#dddddd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649" style:family="table-cell" style:parent-style-name="Default" style:data-style-name="N1">
      <style:table-cell-properties style:glyph-orientation-vertical="0" fo:background-color="#00ccff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6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7" style:family="table-cell" style:parent-style-name="Default" style:data-style-name="N1">
      <style:table-cell-properties style:glyph-orientation-vertical="0" fo:background-color="#dddddd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cfe7f5" style:cell-protect="protected formula-hidden" style:print-content="true" style:text-align-source="fix" style:repeat-content="false" fo:wrap-option="wrap" fo:border="0.06pt solid #9900f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1" style:family="text">
      <style:text-properties style:font-name="Tahoma" fo:color="#ffffff" style:font-style-asian="normal" style:font-weight-complex="bold" style:font-weight-asian="bold" style:font-size-complex="18pt" style:font-size-asian="18pt" style:font-name-complex="Tahoma" fo:text-shadow="none" style:text-position="0% 100%" style:text-outline="false" fo:font-style="normal" style:text-line-through-type="none" style:text-underline-style="none" style:text-underline-color="font-color" fo:font-weight="bold" fo:font-size="18pt" style:font-style-complex="normal"/>
    </style:style>
    <style:style style:name="T2" style:family="text">
      <style:text-properties style:font-name="Tahoma" fo:color="#ffffff" style:font-style-asian="normal" style:font-weight-complex="bold" style:font-weight-asian="bold" style:font-name-complex="Tahoma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0pt" style:font-size-asian="10pt" style:font-size-complex="10pt"/>
    </style:style>
    <style:style style:name="T3" style:family="text">
      <style:text-properties fo:color="#ffffff" style:font-name="Tahoma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Tahoma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REWN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1"/>
        <table:table-column table:style-name="co3" table:default-cell-style-name="ce205"/>
        <table:table-column table:style-name="co4" table:default-cell-style-name="ce21"/>
        <table:table-column table:style-name="co5" table:default-cell-style-name="ce205"/>
        <table:table-column table:style-name="co6" table:default-cell-style-name="ce131"/>
        <table:table-column table:style-name="co7" table:default-cell-style-name="ce205"/>
        <table:table-column table:style-name="co8" table:default-cell-style-name="ce205"/>
        <table:table-column table:style-name="co9" table:default-cell-style-name="ce205"/>
        <table:table-column table:style-name="co8" table:default-cell-style-name="ce205"/>
        <table:table-column table:style-name="co10" table:default-cell-style-name="ce237"/>
        <table:table-column table:style-name="co11" table:default-cell-style-name="ce320"/>
        <table:table-column table:style-name="co12" table:default-cell-style-name="ce320"/>
        <table:table-column table:style-name="co13" table:default-cell-style-name="ce21"/>
        <table:table-column table:style-name="co14" table:default-cell-style-name="ce137"/>
        <table:table-column table:style-name="co15" table:number-columns-repeated="2" table:default-cell-style-name="ce137"/>
        <table:table-column table:style-name="co4" table:default-cell-style-name="ce137"/>
        <table:table-column table:style-name="co16" table:number-columns-repeated="8" table:default-cell-style-name="ce137"/>
        <table:table-column table:style-name="co17" table:default-cell-style-name="ce243"/>
        <table:table-column table:style-name="co16" table:visibility="collapse" table:number-columns-repeated="2" table:default-cell-style-name="ce243"/>
        <table:table-column table:style-name="co16" table:number-columns-repeated="10" table:default-cell-style-name="ce243"/>
        <table:table-column table:style-name="co16" table:number-columns-repeated="25" table:default-cell-style-name="ce137"/>
        <table:table-row table:style-name="ro1">
          <table:table-cell table:style-name="ce1"/>
          <table:table-cell table:style-name="ce173"/>
          <table:table-cell table:style-name="ce1"/>
          <table:table-cell table:style-name="ce10"/>
          <table:table-cell table:style-name="ce173"/>
          <table:table-cell table:style-name="ce41"/>
          <table:table-cell table:style-name="ce173" table:number-columns-repeated="4"/>
          <table:table-cell table:style-name="ce121"/>
          <table:table-cell table:style-name="ce173" table:number-columns-repeated="2"/>
          <table:table-cell table:style-name="ce10"/>
          <table:table-cell table:style-name="ce173" table:number-columns-repeated="4"/>
          <table:table-cell table:number-columns-repeated="46"/>
        </table:table-row>
        <table:table-row table:style-name="ro2">
          <table:table-cell/>
          <table:table-cell table:style-name="ce9" office:value-type="float" office:value="2020" calcext:value-type="float">
            <text:p>2020</text:p>
          </table:table-cell>
          <table:table-cell/>
          <table:table-cell table:style-name="ce49" office:value-type="string" calcext:value-type="string" table:number-columns-spanned="15" table:number-rows-spanned="1">
            <text:p>KALKULATOR DO CEN DETALICZNYCH OKIEN O NIESTANDARDOWYM ROZMIARZE – OKNA <text:s/>DREWNIANE 15.04.2020</text:p>
          </table:table-cell>
          <table:covered-table-cell table:number-columns-repeated="6" table:style-name="ce180"/>
          <table:covered-table-cell table:style-name="ce122"/>
          <table:covered-table-cell table:number-columns-repeated="7" table:style-name="ce180"/>
          <table:table-cell table:number-columns-repeated="46"/>
        </table:table-row>
        <table:table-row table:style-name="ro3">
          <table:table-cell table:style-name="ce3"/>
          <table:table-cell table:style-name="ce173" office:value-type="string" calcext:value-type="string">
            <text:p>.</text:p>
          </table:table-cell>
          <table:table-cell table:style-name="ce1"/>
          <table:table-cell table:style-name="ce54" office:value-type="string" calcext:value-type="string" table:number-columns-spanned="15" table:number-rows-spanned="1">
            <text:p>DOKUMENT POUFNY !!!!!!</text:p>
          </table:table-cell>
          <table:covered-table-cell table:number-columns-repeated="6" table:style-name="ce181"/>
          <table:covered-table-cell table:style-name="ce123"/>
          <table:covered-table-cell table:number-columns-repeated="7" table:style-name="ce181"/>
          <table:table-cell table:number-columns-repeated="46"/>
        </table:table-row>
        <table:table-row table:style-name="ro4">
          <table:table-cell table:style-name="ce4"/>
          <table:table-cell table:style-name="ce173"/>
          <table:table-cell table:style-name="ce10"/>
          <table:table-cell table:style-name="ce27"/>
          <table:table-cell table:style-name="ce182" table:number-columns-repeated="6"/>
          <table:table-cell table:style-name="ce124"/>
          <table:table-cell table:style-name="ce99"/>
          <table:table-cell table:style-name="ce401" office:value-type="string" calcext:value-type="string" table:number-columns-spanned="6" table:number-rows-spanned="4">
            <text:p>ZAKRESY GRANICZNE WYMIARU NIESTANDARDOWEGO - MOŻLIWOŚĆ REALIZACJI UZGODNIĆ Z PRODUKCJĄ </text:p>
          </table:table-cell>
          <table:covered-table-cell table:number-columns-repeated="4" table:style-name="ce133"/>
          <table:covered-table-cell table:style-name="ce401"/>
          <table:table-cell table:style-name="ce12" table:number-columns-repeated="8"/>
          <table:table-cell table:style-name="ce244" table:number-columns-repeated="13"/>
          <table:table-cell table:style-name="ce12" table:number-columns-repeated="25"/>
        </table:table-row>
        <table:table-row table:style-name="ro5">
          <table:table-cell table:style-name="ce4"/>
          <table:table-cell table:style-name="ce173"/>
          <table:table-cell table:style-name="ce10"/>
          <table:table-cell table:style-name="ce28"/>
          <table:table-cell table:style-name="ce188"/>
          <table:table-cell table:style-name="ce42" office:value-type="string" calcext:value-type="string" table:number-columns-spanned="2" table:number-rows-spanned="2">
            <text:p>WPISZ ROZMIAR OKNA <text:span text:style-name="T1">[cm] </text:span><text:span text:style-name="T2">z zachowaniem wymiaru granicznego</text:span></text:p>
          </table:table-cell>
          <table:covered-table-cell table:style-name="ce52"/>
          <table:table-cell table:style-name="ce65" office:value-type="string" calcext:value-type="string">
            <text:p>SZER.</text:p>
          </table:table-cell>
          <table:table-cell table:style-name="ce74" office:value-type="string" calcext:value-type="string">
            <text:p>x</text:p>
          </table:table-cell>
          <table:table-cell table:style-name="ce76" office:value-type="string" calcext:value-type="string">
            <text:p>WYS.</text:p>
          </table:table-cell>
          <table:table-cell table:style-name="ce125"/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8"/>
          <table:table-cell table:style-name="ce245" office:value-type="string" calcext:value-type="string">
            <text:p>X</text:p>
          </table:table-cell>
          <table:table-cell table:style-name="ce245" table:number-columns-repeated="4"/>
          <table:table-cell table:style-name="ce244" table:number-columns-repeated="8"/>
          <table:table-cell table:style-name="ce12" table:number-columns-repeated="25"/>
        </table:table-row>
        <table:table-row table:style-name="ro6">
          <table:table-cell table:style-name="ce4"/>
          <table:table-cell table:style-name="ce10"/>
          <table:table-cell table:style-name="ce1"/>
          <table:table-cell table:style-name="ce28"/>
          <table:table-cell table:style-name="ce198"/>
          <table:covered-table-cell table:style-name="ce43"/>
          <table:covered-table-cell table:style-name="ce53"/>
          <table:table-cell table:style-name="ce66" office:value-type="float" office:value="78" calcext:value-type="float">
            <text:p>78</text:p>
          </table:table-cell>
          <table:table-cell table:style-name="ce75" office:value-type="string" calcext:value-type="string">
            <text:p>x</text:p>
          </table:table-cell>
          <table:table-cell table:style-name="ce77" office:value-type="float" office:value="100" calcext:value-type="float">
            <text:p>100</text:p>
          </table:table-cell>
          <table:table-cell table:style-name="ce125"/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8"/>
          <table:table-cell table:style-name="ce245" table:number-columns-repeated="3"/>
          <table:table-cell table:style-name="ce261"/>
          <table:table-cell table:style-name="ce245" table:number-columns-repeated="2"/>
          <table:table-cell table:style-name="ce244" table:number-columns-repeated="7"/>
          <table:table-cell table:style-name="ce12" table:number-columns-repeated="25"/>
        </table:table-row>
        <table:table-row table:style-name="ro7">
          <table:table-cell table:style-name="ce4"/>
          <table:table-cell table:style-name="ce10"/>
          <table:table-cell table:style-name="ce1"/>
          <table:table-cell table:style-name="ce28"/>
          <table:table-cell table:style-name="ce184"/>
          <table:table-cell table:style-name="ce38"/>
          <table:table-cell table:style-name="ce184" table:number-columns-repeated="4"/>
          <table:table-cell table:style-name="ce183"/>
          <table:table-cell table:style-name="ce101"/>
          <table:covered-table-cell table:number-columns-repeated="5" table:style-name="ce86"/>
          <table:covered-table-cell table:style-name="ce152"/>
          <table:table-cell table:style-name="ce12" table:number-columns-repeated="8"/>
          <table:table-cell table:style-name="ce244" table:number-columns-repeated="13"/>
          <table:table-cell table:style-name="ce12" table:number-columns-repeated="25"/>
        </table:table-row>
        <table:table-row table:style-name="ro8">
          <table:table-cell table:style-name="ce4"/>
          <table:table-cell table:style-name="ce10"/>
          <table:table-cell table:style-name="ce1"/>
          <table:table-cell table:style-name="ce28"/>
          <table:table-cell table:style-name="ce184"/>
          <table:table-cell table:style-name="ce38"/>
          <table:table-cell table:style-name="ce184" table:number-columns-repeated="4"/>
          <table:table-cell table:style-name="ce183"/>
          <table:table-cell table:style-name="ce184" table:number-columns-repeated="2"/>
          <table:table-cell table:style-name="ce188"/>
          <table:table-cell table:style-name="ce135" table:number-columns-repeated="3"/>
          <table:table-cell table:style-name="ce153"/>
          <table:table-cell table:style-name="ce12" table:number-columns-repeated="8"/>
          <table:table-cell table:style-name="ce249" table:number-columns-repeated="8"/>
          <table:table-cell table:style-name="ce244" table:number-columns-repeated="5"/>
          <table:table-cell table:style-name="ce12" table:number-columns-repeated="25"/>
        </table:table-row>
        <table:table-row table:style-name="ro9">
          <table:table-cell table:style-name="ce4"/>
          <table:table-cell table:style-name="ce10"/>
          <table:table-cell table:style-name="ce1"/>
          <table:table-cell table:style-name="ce28"/>
          <table:table-cell table:style-name="ce184"/>
          <table:table-cell table:style-name="ce38"/>
          <table:table-cell table:style-name="ce184" table:number-columns-repeated="4"/>
          <table:table-cell table:style-name="ce183"/>
          <table:table-cell table:style-name="ce184" table:number-columns-repeated="2"/>
          <table:table-cell table:style-name="ce188"/>
          <table:table-cell table:style-name="ce135"/>
          <table:table-cell table:style-name="ce50" office:value-type="string" calcext:value-type="string" table:number-columns-spanned="2" table:number-rows-spanned="1">
            <text:p>WPISZ</text:p>
          </table:table-cell>
          <table:covered-table-cell table:style-name="ce50"/>
          <table:table-cell table:style-name="ce153"/>
          <table:table-cell table:style-name="ce12" table:number-columns-repeated="8"/>
          <table:table-cell table:style-name="ce249" table:number-columns-repeated="8"/>
          <table:table-cell table:style-name="ce244" table:number-columns-repeated="5"/>
          <table:table-cell table:style-name="ce12" table:number-columns-repeated="25"/>
        </table:table-row>
        <table:table-row table:style-name="ro10">
          <table:table-cell table:style-name="ce4"/>
          <table:table-cell table:style-name="ce10"/>
          <table:table-cell table:style-name="ce1"/>
          <table:table-cell table:style-name="ce28"/>
          <table:table-cell table:style-name="ce34" office:value-type="string" calcext:value-type="string" table:number-columns-spanned="9" table:number-rows-spanned="1">
            <text:p>oblachowanie standardowe RAL 7022</text:p>
          </table:table-cell>
          <table:covered-table-cell table:number-columns-repeated="5" table:style-name="ce185"/>
          <table:covered-table-cell table:style-name="ce189"/>
          <table:covered-table-cell table:style-name="ce185"/>
          <table:covered-table-cell table:style-name="ce117"/>
          <table:table-cell table:style-name="ce188"/>
          <table:table-cell table:style-name="ce135"/>
          <table:table-cell table:style-name="ce138" office:value-type="string" calcext:value-type="string">
            <text:p>RABAT HANDLOWY</text:p>
          </table:table-cell>
          <table:table-cell table:style-name="ce150" office:value-type="percentage" office:value="0.4" calcext:value-type="percentage">
            <text:p>40%</text:p>
          </table:table-cell>
          <table:table-cell table:style-name="ce153"/>
          <table:table-cell table:style-name="ce12" table:number-columns-repeated="8"/>
          <table:table-cell table:style-name="ce249" table:number-columns-repeated="8"/>
          <table:table-cell table:style-name="ce244" table:number-columns-repeated="5"/>
          <table:table-cell table:style-name="ce12" table:number-columns-repeated="25"/>
        </table:table-row>
        <table:table-row table:style-name="ro10">
          <table:table-cell table:style-name="ce4"/>
          <table:table-cell table:style-name="ce11"/>
          <table:table-cell table:style-name="ce1"/>
          <table:table-cell table:style-name="ce28"/>
          <table:table-cell table:style-name="ce35" office:value-type="string" calcext:value-type="string" table:number-columns-spanned="9" table:number-rows-spanned="1">
            <text:p>ROZMIAR NIESTANDARDOWY</text:p>
          </table:table-cell>
          <table:covered-table-cell table:number-columns-repeated="5" table:style-name="ce186"/>
          <table:covered-table-cell table:style-name="ce190"/>
          <table:covered-table-cell table:style-name="ce186"/>
          <table:covered-table-cell table:style-name="ce118"/>
          <table:table-cell table:style-name="ce188"/>
          <table:table-cell table:style-name="ce135"/>
          <table:table-cell table:style-name="ce139" office:value-type="string" calcext:value-type="string">
            <text:p>RABAT PRZEDPŁATA</text:p>
          </table:table-cell>
          <table:table-cell table:style-name="ce151" office:value-type="percentage" office:value="0.03" calcext:value-type="percentage">
            <text:p>3%</text:p>
          </table:table-cell>
          <table:table-cell table:style-name="ce153"/>
          <table:table-cell table:style-name="ce12" table:number-columns-repeated="8"/>
          <table:table-cell table:style-name="ce249" table:number-columns-repeated="8"/>
          <table:table-cell table:style-name="ce244" table:number-columns-repeated="5"/>
          <table:table-cell table:style-name="ce12" table:number-columns-repeated="25"/>
        </table:table-row>
        <table:table-row table:style-name="ro11">
          <table:table-cell table:style-name="ce4"/>
          <table:table-cell table:style-name="ce13" office:value-type="string" calcext:value-type="string">
            <text:p>MNOŻNIK</text:p>
          </table:table-cell>
          <table:table-cell table:style-name="ce1"/>
          <table:table-cell table:style-name="ce28"/>
          <table:table-cell table:style-name="ce85" office:value-type="string" calcext:value-type="string" table:number-columns-spanned="2" table:number-rows-spanned="2">
            <text:p>GRUPA</text:p>
          </table:table-cell>
          <table:covered-table-cell table:style-name="ce85"/>
          <table:table-cell table:style-name="ce85" office:value-type="string" calcext:value-type="string" table:number-columns-spanned="1" table:number-rows-spanned="2">
            <text:p>PRODUKT</text:p>
          </table:table-cell>
          <table:table-cell table:style-name="ce85" office:value-type="string" calcext:value-type="string" table:number-columns-spanned="1" table:number-rows-spanned="2">
            <text:p>SZER.</text:p>
          </table:table-cell>
          <table:table-cell table:style-name="ce85" office:value-type="string" calcext:value-type="string" table:number-columns-spanned="1" table:number-rows-spanned="2">
            <text:p>x</text:p>
          </table:table-cell>
          <table:table-cell table:style-name="ce85" office:value-type="string" calcext:value-type="string" table:number-columns-spanned="1" table:number-rows-spanned="2">
            <text:p>WYS.</text:p>
          </table:table-cell>
          <table:table-cell table:style-name="ce191"/>
          <table:table-cell table:style-name="ce85" office:value-type="string" calcext:value-type="string" table:number-columns-spanned="2" table:number-rows-spanned="1">
            <text:p>CENA DETALICZNA</text:p>
          </table:table-cell>
          <table:covered-table-cell table:style-name="ce85"/>
          <table:table-cell table:style-name="ce188"/>
          <table:table-cell table:style-name="ce135"/>
          <table:table-cell table:style-name="ce85" office:value-type="string" calcext:value-type="string" table:number-columns-spanned="2" table:number-rows-spanned="1">
            <text:p>CENA PO RABACIE</text:p>
          </table:table-cell>
          <table:covered-table-cell table:style-name="ce85"/>
          <table:table-cell table:style-name="ce153"/>
          <table:table-cell table:style-name="ce12" table:number-columns-repeated="8"/>
          <table:table-cell table:style-name="ce249"/>
          <table:table-cell table:style-name="ce249" office:value-type="string" calcext:value-type="string">
            <text:p>SUMA</text:p>
          </table:table-cell>
          <table:table-cell table:style-name="ce249" table:formula="of:=SUM([.AC15:.AC42])" office:value-type="float" office:value="12" calcext:value-type="float">
            <text:p>12</text:p>
          </table:table-cell>
          <table:table-cell table:style-name="ce249" table:number-columns-repeated="5"/>
          <table:table-cell table:style-name="ce244" table:number-columns-repeated="5"/>
          <table:table-cell table:style-name="ce12" table:number-columns-repeated="25"/>
        </table:table-row>
        <table:table-row table:style-name="ro5">
          <table:table-cell table:style-name="ce4"/>
          <table:table-cell table:style-name="ce14" office:value-type="string" calcext:value-type="string">
            <text:p>1cm OBWODU</text:p>
          </table:table-cell>
          <table:table-cell table:style-name="ce1"/>
          <table:table-cell table:style-name="ce28"/>
          <table:covered-table-cell table:number-columns-repeated="6" table:style-name="ce85"/>
          <table:table-cell table:style-name="ce191"/>
          <table:table-cell table:style-name="ce187" office:value-type="string" calcext:value-type="string">
            <text:p>zł netto/szt</text:p>
          </table:table-cell>
          <table:table-cell table:style-name="ce187" office:value-type="string" calcext:value-type="string">
            <text:p>zł brutto/szt</text:p>
          </table:table-cell>
          <table:table-cell table:style-name="ce188"/>
          <table:table-cell table:style-name="ce135"/>
          <table:table-cell table:style-name="ce187" office:value-type="string" calcext:value-type="string">
            <text:p>zł netto/szt</text:p>
          </table:table-cell>
          <table:table-cell table:style-name="ce187" office:value-type="string" calcext:value-type="string">
            <text:p>zł brutto/szt</text:p>
          </table:table-cell>
          <table:table-cell table:style-name="ce153"/>
          <table:table-cell table:style-name="ce12" table:number-columns-repeated="8"/>
          <table:table-cell table:style-name="ce257"/>
          <table:table-cell table:style-name="ce259" office:value-type="string" calcext:value-type="string">
            <text:p>TYP OKNA </text:p>
          </table:table-cell>
          <table:table-cell table:style-name="ce259" office:value-type="string" calcext:value-type="string">
            <text:p>MOZLIWOŚĆ WYKONANIA</text:p>
          </table:table-cell>
          <table:table-cell table:style-name="ce262" table:number-columns-repeated="10"/>
          <table:table-cell table:style-name="ce12" table:number-columns-repeated="25"/>
        </table:table-row>
        <table:table-row table:style-name="ro1">
          <table:table-cell table:style-name="ce4"/>
          <table:table-cell table:style-name="ce10"/>
          <table:table-cell table:style-name="ce1"/>
          <table:table-cell table:style-name="ce28"/>
          <table:table-cell table:style-name="ce188" table:number-columns-repeated="6"/>
          <table:table-cell table:style-name="ce193"/>
          <table:table-cell table:style-name="ce188" table:number-columns-repeated="3"/>
          <table:table-cell table:style-name="ce135"/>
          <table:table-cell table:style-name="ce188" table:number-columns-repeated="2"/>
          <table:table-cell table:style-name="ce153"/>
          <table:table-cell table:style-name="ce12" table:number-columns-repeated="8"/>
          <table:table-cell table:style-name="ce257"/>
          <table:table-cell table:style-name="ce259" table:number-columns-repeated="2"/>
          <table:table-cell table:style-name="ce263" table:number-columns-repeated="3"/>
          <table:table-cell table:style-name="ce262" table:number-columns-repeated="3"/>
          <table:table-cell table:style-name="ce263" table:number-columns-repeated="4"/>
          <table:table-cell table:style-name="ce12" table:number-columns-repeated="25"/>
        </table:table-row>
        <table:table-row table:style-name="ro12">
          <table:table-cell table:style-name="ce16" office:value-type="float" office:value="2.91" calcext:value-type="float">
            <text:p>2.91</text:p>
          </table:table-cell>
          <table:table-cell table:style-name="ce36" table:formula="of:=[.A15]+([.A15]*0.2)" office:value-type="float" office:value="3.492" calcext:value-type="float">
            <text:p>3.49</text:p>
          </table:table-cell>
          <table:table-cell table:style-name="ce1"/>
          <table:table-cell table:style-name="ce28"/>
          <table:table-cell table:style-name="ce86"/>
          <table:table-cell table:style-name="ce98" table:number-columns-spanned="1" table:number-rows-spanned="20"/>
          <table:table-cell table:style-name="ce136" office:value-type="string" calcext:value-type="string">
            <text:p>MSO E2</text:p>
          </table:table-cell>
          <table:table-cell table:style-name="ce163" table:formula="of:=[.$H$6]" office:value-type="float" office:value="78" calcext:value-type="float">
            <text:p>78</text:p>
          </table:table-cell>
          <table:table-cell table:style-name="ce163" office:value-type="string" calcext:value-type="string">
            <text:p>x</text:p>
          </table:table-cell>
          <table:table-cell table:style-name="ce163" table:formula="of:=[.$J$6]" office:value-type="float" office:value="100" calcext:value-type="float">
            <text:p>100</text:p>
          </table:table-cell>
          <table:table-cell table:style-name="ce215" table:formula="of:=IF([.AC15]=1;&quot;OK&quot;;&quot;NIE WYKONAMY&quot;)" office:value-type="string" office:string-value="OK" calcext:value-type="string">
            <text:p>OK</text:p>
          </table:table-cell>
          <table:table-cell table:style-name="ce242" table:formula="of:=[.B15]*(([.$H$6]+[.$J$6])*2)" office:value-type="float" office:value="1243.152" calcext:value-type="float">
            <text:p>1,243.15</text:p>
          </table:table-cell>
          <table:table-cell table:style-name="ce325" table:formula="of:=[.L15]*1.23" office:value-type="float" office:value="1529.07696" calcext:value-type="float">
            <text:p>1,529.08</text:p>
          </table:table-cell>
          <table:table-cell table:style-name="ce188"/>
          <table:table-cell table:style-name="ce184"/>
          <table:table-cell table:style-name="ce413" table:formula="of:=([.L15]*(1-[.$Q$10])*(1-[.$Q$11]))" office:value-type="float" office:value="723.514464" calcext:value-type="float">
            <text:p>723.51</text:p>
          </table:table-cell>
          <table:table-cell table:style-name="ce325" table:formula="of:=[.P15]*1.23" office:value-type="float" office:value="889.92279072" calcext:value-type="float">
            <text:p>889.92</text:p>
          </table:table-cell>
          <table:table-cell table:style-name="ce455"/>
          <table:table-cell table:number-columns-repeated="8"/>
          <table:table-cell table:style-name="ce257"/>
          <table:table-cell table:style-name="ce259" office:value-type="string" calcext:value-type="string">
            <text:p>MSO E</text:p>
          </table:table-cell>
          <table:table-cell table:style-name="ce259" table:formula="of:=VLOOKUP([.AB15];[Wymiary.D$11:.E$45];2;0)" office:value-type="float" office:value="1" calcext:value-type="float">
            <text:p>1</text:p>
          </table:table-cell>
          <table:table-cell table:style-name="ce262" table:number-columns-repeated="5"/>
          <table:table-cell table:style-name="ce483" table:number-columns-repeated="5"/>
          <table:table-cell table:number-columns-repeated="25"/>
        </table:table-row>
        <table:table-row table:style-name="ro1">
          <table:table-cell table:style-name="ce16"/>
          <table:table-cell table:style-name="ce37"/>
          <table:table-cell table:style-name="ce1"/>
          <table:table-cell table:style-name="ce28"/>
          <table:table-cell table:style-name="ce86"/>
          <table:covered-table-cell table:style-name="ce143"/>
          <table:table-cell table:style-name="ce140"/>
          <table:table-cell table:style-name="ce166" table:number-columns-repeated="3"/>
          <table:table-cell table:style-name="ce217"/>
          <table:table-cell table:style-name="ce253"/>
          <table:table-cell table:style-name="ce330"/>
          <table:table-cell table:style-name="ce188"/>
          <table:table-cell table:style-name="ce184"/>
          <table:table-cell table:style-name="ce414"/>
          <table:table-cell table:style-name="ce330"/>
          <table:table-cell table:style-name="ce455"/>
          <table:table-cell table:number-columns-repeated="8"/>
          <table:table-cell table:style-name="ce257"/>
          <table:table-cell table:style-name="ce259" table:number-columns-repeated="2"/>
          <table:table-cell table:style-name="ce262" table:number-columns-repeated="5"/>
          <table:table-cell table:style-name="ce483" table:number-columns-repeated="5"/>
          <table:table-cell table:number-columns-repeated="25"/>
        </table:table-row>
        <table:table-row table:style-name="ro13">
          <table:table-cell table:style-name="ce16" office:value-type="float" office:value="2.91" calcext:value-type="float">
            <text:p>2.91</text:p>
          </table:table-cell>
          <table:table-cell table:style-name="ce36" table:formula="of:=[.A17]+([.A17]*0.2)" office:value-type="float" office:value="3.492" calcext:value-type="float">
            <text:p>3.49</text:p>
          </table:table-cell>
          <table:table-cell table:style-name="ce1"/>
          <table:table-cell table:style-name="ce28"/>
          <table:table-cell table:style-name="ce86"/>
          <table:covered-table-cell table:style-name="ce143"/>
          <table:table-cell table:style-name="ce141" office:value-type="string" calcext:value-type="string">
            <text:p>ISO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17]=1;&quot;OK&quot;;&quot;NIE WYKONAMY&quot;)" office:value-type="string" office:string-value="OK" calcext:value-type="string">
            <text:p>OK</text:p>
          </table:table-cell>
          <table:table-cell table:style-name="ce269" table:formula="of:=[.B17]*(([.$H$6]+[.$J$6])*2)" office:value-type="float" office:value="1243.152" calcext:value-type="float">
            <text:p>1,243.15</text:p>
          </table:table-cell>
          <table:table-cell table:style-name="ce331" table:formula="of:=[.L17]*1.23" office:value-type="float" office:value="1529.07696" calcext:value-type="float">
            <text:p>1,529.08</text:p>
          </table:table-cell>
          <table:table-cell table:style-name="ce188"/>
          <table:table-cell table:style-name="ce184"/>
          <table:table-cell table:style-name="ce415" table:formula="of:=([.L17]*(1-[.$Q$10])*(1-[.$Q$11]))" office:value-type="float" office:value="723.514464" calcext:value-type="float">
            <text:p>723.51</text:p>
          </table:table-cell>
          <table:table-cell table:style-name="ce331" table:formula="of:=[.P17]*1.23" office:value-type="float" office:value="889.92279072" calcext:value-type="float">
            <text:p>889.92</text:p>
          </table:table-cell>
          <table:table-cell table:style-name="ce455"/>
          <table:table-cell table:number-columns-repeated="8"/>
          <table:table-cell table:style-name="ce257"/>
          <table:table-cell table:style-name="ce259" office:value-type="string" calcext:value-type="string">
            <text:p>ISO E</text:p>
          </table:table-cell>
          <table:table-cell table:style-name="ce259" table:formula="of:=VLOOKUP([.AB17];[Wymiary.D$11:.E$45];2;0)" office:value-type="float" office:value="1" calcext:value-type="float">
            <text:p>1</text:p>
          </table:table-cell>
          <table:table-cell table:style-name="ce262" table:number-columns-repeated="5"/>
          <table:table-cell table:style-name="ce483" table:number-columns-repeated="5"/>
          <table:table-cell table:number-columns-repeated="25"/>
        </table:table-row>
        <table:table-row table:style-name="ro1">
          <table:table-cell table:style-name="ce17"/>
          <table:table-cell table:style-name="ce37"/>
          <table:table-cell table:style-name="ce1"/>
          <table:table-cell table:style-name="ce28"/>
          <table:table-cell table:style-name="ce86"/>
          <table:covered-table-cell table:style-name="ce143"/>
          <table:table-cell table:style-name="ce140"/>
          <table:table-cell table:style-name="ce166" table:number-columns-repeated="3"/>
          <table:table-cell table:style-name="ce217"/>
          <table:table-cell table:style-name="ce253"/>
          <table:table-cell table:style-name="ce330"/>
          <table:table-cell table:style-name="ce188"/>
          <table:table-cell table:style-name="ce184"/>
          <table:table-cell table:style-name="ce414"/>
          <table:table-cell table:style-name="ce330"/>
          <table:table-cell table:style-name="ce455"/>
          <table:table-cell table:number-columns-repeated="8"/>
          <table:table-cell table:style-name="ce257"/>
          <table:table-cell table:style-name="ce259" table:number-columns-repeated="2"/>
          <table:table-cell table:style-name="ce262" table:number-columns-repeated="5"/>
          <table:table-cell table:style-name="ce483" table:number-columns-repeated="5"/>
          <table:table-cell table:number-columns-repeated="25"/>
        </table:table-row>
        <table:table-row table:style-name="ro13">
          <table:table-cell table:style-name="ce16" office:value-type="float" office:value="8.37" calcext:value-type="float">
            <text:p>8.37</text:p>
          </table:table-cell>
          <table:table-cell table:style-name="ce36" table:formula="of:=[.A19]+([.A19]*0.2)" office:value-type="float" office:value="10.044" calcext:value-type="float">
            <text:p>10.04</text:p>
          </table:table-cell>
          <table:table-cell table:style-name="ce1"/>
          <table:table-cell table:style-name="ce28"/>
          <table:table-cell table:style-name="ce86"/>
          <table:covered-table-cell table:style-name="ce143"/>
          <table:table-cell table:style-name="ce141" office:value-type="string" calcext:value-type="string">
            <text:p>ISC1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19]=1;&quot;OK&quot;;&quot;NIE WYKONAMY&quot;)" office:value-type="string" office:string-value="OK" calcext:value-type="string">
            <text:p>OK</text:p>
          </table:table-cell>
          <table:table-cell table:style-name="ce269" table:formula="of:=[.B19]*(([.$H$6]+[.$J$6])*2)" office:value-type="float" office:value="3575.664" calcext:value-type="float">
            <text:p>3,575.66</text:p>
          </table:table-cell>
          <table:table-cell table:style-name="ce331" table:formula="of:=[.L19]*1.23" office:value-type="float" office:value="4398.06672" calcext:value-type="float">
            <text:p>4,398.07</text:p>
          </table:table-cell>
          <table:table-cell table:style-name="ce188"/>
          <table:table-cell table:style-name="ce184"/>
          <table:table-cell table:style-name="ce415" table:formula="of:=([.L19]*(1-[.$Q$10])*(1-[.$Q$11]))" office:value-type="float" office:value="2081.036448" calcext:value-type="float">
            <text:p>2,081.04</text:p>
          </table:table-cell>
          <table:table-cell table:style-name="ce331" table:formula="of:=[.P19]*1.23" office:value-type="float" office:value="2559.67483104" calcext:value-type="float">
            <text:p>2,559.67</text:p>
          </table:table-cell>
          <table:table-cell table:style-name="ce455"/>
          <table:table-cell table:number-columns-repeated="8"/>
          <table:table-cell table:style-name="ce476"/>
          <table:table-cell table:style-name="ce259" office:value-type="string" calcext:value-type="string">
            <text:p>ISC1 E</text:p>
          </table:table-cell>
          <table:table-cell table:style-name="ce259" table:formula="of:=VLOOKUP([.AB19];[Wymiary.D$11:.E$45];2;0)" office:value-type="float" office:value="1" calcext:value-type="float">
            <text:p>1</text:p>
          </table:table-cell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4">
          <table:table-cell table:style-name="ce17"/>
          <table:table-cell table:style-name="ce37"/>
          <table:table-cell table:style-name="ce1"/>
          <table:table-cell table:style-name="ce28"/>
          <table:table-cell table:style-name="ce86"/>
          <table:covered-table-cell table:style-name="ce143"/>
          <table:table-cell table:style-name="ce140"/>
          <table:table-cell table:style-name="ce166" table:number-columns-repeated="3"/>
          <table:table-cell table:style-name="ce217"/>
          <table:table-cell table:style-name="ce253"/>
          <table:table-cell table:style-name="ce330"/>
          <table:table-cell table:style-name="ce188"/>
          <table:table-cell table:style-name="ce184"/>
          <table:table-cell table:style-name="ce414"/>
          <table:table-cell table:style-name="ce330"/>
          <table:table-cell table:style-name="ce455"/>
          <table:table-cell table:number-columns-repeated="8"/>
          <table:table-cell table:style-name="ce476"/>
          <table:table-cell table:style-name="ce479"/>
          <table:table-cell table:style-name="ce259"/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3">
          <table:table-cell table:style-name="ce16" office:value-type="float" office:value="5.16" calcext:value-type="float">
            <text:p>5.16</text:p>
          </table:table-cell>
          <table:table-cell table:style-name="ce36" table:formula="of:=[.A21]+([.A21]*0.2)" office:value-type="float" office:value="6.192" calcext:value-type="float">
            <text:p>6.19</text:p>
          </table:table-cell>
          <table:table-cell table:style-name="ce1"/>
          <table:table-cell table:style-name="ce28"/>
          <table:table-cell table:style-name="ce86"/>
          <table:covered-table-cell table:style-name="ce143"/>
          <table:table-cell table:style-name="ce141" office:value-type="string" calcext:value-type="string">
            <text:p>ISC2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21]=1;&quot;OK&quot;;&quot;NIE WYKONAMY&quot;)" office:value-type="string" office:string-value="OK" calcext:value-type="string">
            <text:p>OK</text:p>
          </table:table-cell>
          <table:table-cell table:style-name="ce269" table:formula="of:=[.B21]*(([.$H$6]+[.$J$6])*2)" office:value-type="float" office:value="2204.352" calcext:value-type="float">
            <text:p>2,204.35</text:p>
          </table:table-cell>
          <table:table-cell table:style-name="ce331" table:formula="of:=[.L21]*1.23" office:value-type="float" office:value="2711.35296" calcext:value-type="float">
            <text:p>2,711.35</text:p>
          </table:table-cell>
          <table:table-cell table:style-name="ce188"/>
          <table:table-cell table:style-name="ce184"/>
          <table:table-cell table:style-name="ce415" table:formula="of:=([.L21]*(1-[.$Q$10])*(1-[.$Q$11]))" office:value-type="float" office:value="1282.932864" calcext:value-type="float">
            <text:p>1,282.93</text:p>
          </table:table-cell>
          <table:table-cell table:style-name="ce331" table:formula="of:=[.P21]*1.23" office:value-type="float" office:value="1578.00742272" calcext:value-type="float">
            <text:p>1,578.01</text:p>
          </table:table-cell>
          <table:table-cell table:style-name="ce455"/>
          <table:table-cell table:number-columns-repeated="8"/>
          <table:table-cell table:style-name="ce476"/>
          <table:table-cell table:style-name="ce259" office:value-type="string" calcext:value-type="string">
            <text:p>ISC2 E</text:p>
          </table:table-cell>
          <table:table-cell table:style-name="ce259" table:formula="of:=VLOOKUP([.AB21];[Wymiary.D$11:.E$45];2;0)" office:value-type="float" office:value="1" calcext:value-type="float">
            <text:p>1</text:p>
          </table:table-cell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4">
          <table:table-cell table:style-name="ce17"/>
          <table:table-cell table:style-name="ce37"/>
          <table:table-cell table:style-name="ce1"/>
          <table:table-cell table:style-name="ce28"/>
          <table:table-cell table:style-name="ce86"/>
          <table:covered-table-cell table:style-name="ce143"/>
          <table:table-cell table:style-name="ce140"/>
          <table:table-cell table:style-name="ce166" table:number-columns-repeated="3"/>
          <table:table-cell table:style-name="ce217"/>
          <table:table-cell table:style-name="ce253"/>
          <table:table-cell table:style-name="ce330"/>
          <table:table-cell table:style-name="ce188"/>
          <table:table-cell table:style-name="ce184"/>
          <table:table-cell table:style-name="ce414"/>
          <table:table-cell table:style-name="ce330"/>
          <table:table-cell table:style-name="ce455"/>
          <table:table-cell table:number-columns-repeated="8"/>
          <table:table-cell table:style-name="ce476"/>
          <table:table-cell table:style-name="ce479"/>
          <table:table-cell table:style-name="ce259"/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3">
          <table:table-cell table:style-name="ce16" office:value-type="float" office:value="4.58" calcext:value-type="float">
            <text:p>4.58</text:p>
          </table:table-cell>
          <table:table-cell table:style-name="ce36" table:formula="of:=[.A23]+([.A23]*0.2)" office:value-type="float" office:value="5.496" calcext:value-type="float">
            <text:p>5.50</text:p>
          </table:table-cell>
          <table:table-cell table:style-name="ce1"/>
          <table:table-cell table:style-name="ce28"/>
          <table:table-cell table:style-name="ce86"/>
          <table:covered-table-cell table:style-name="ce143"/>
          <table:table-cell table:style-name="ce141" office:value-type="string" calcext:value-type="string">
            <text:p>ISK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23]=1;&quot;OK&quot;;&quot;NIE WYKONAMY&quot;)" office:value-type="string" office:string-value="NIE WYKONAMY" calcext:value-type="string">
            <text:p>NIE WYKONAMY</text:p>
          </table:table-cell>
          <table:table-cell table:style-name="ce269" table:formula="of:=[.B23]*(([.$H$6]+[.$J$6])*2)" office:value-type="float" office:value="1956.576" calcext:value-type="float">
            <text:p>1,956.58</text:p>
          </table:table-cell>
          <table:table-cell table:style-name="ce331" table:formula="of:=[.L23]*1.23" office:value-type="float" office:value="2406.58848" calcext:value-type="float">
            <text:p>2,406.59</text:p>
          </table:table-cell>
          <table:table-cell table:style-name="ce188"/>
          <table:table-cell table:style-name="ce184"/>
          <table:table-cell table:style-name="ce415" table:formula="of:=([.L23]*(1-[.$Q$10])*(1-[.$Q$11]))" office:value-type="float" office:value="1138.727232" calcext:value-type="float">
            <text:p>1,138.73</text:p>
          </table:table-cell>
          <table:table-cell table:style-name="ce331" table:formula="of:=[.P23]*1.23" office:value-type="float" office:value="1400.63449536" calcext:value-type="float">
            <text:p>1,400.63</text:p>
          </table:table-cell>
          <table:table-cell table:style-name="ce455"/>
          <table:table-cell table:number-columns-repeated="8"/>
          <table:table-cell table:style-name="ce476"/>
          <table:table-cell table:style-name="ce259" office:value-type="string" calcext:value-type="string">
            <text:p>ISK E</text:p>
          </table:table-cell>
          <table:table-cell table:style-name="ce259" table:formula="of:=VLOOKUP([.AB23];[Wymiary.D$11:.E$45];2;0)" office:value-type="float" office:value="0" calcext:value-type="float">
            <text:p>0</text:p>
          </table:table-cell>
          <table:table-cell table:style-name="ce262" table:number-columns-repeated="3"/>
          <table:table-cell table:style-name="ce483" table:number-columns-repeated="7"/>
          <table:table-cell table:number-columns-repeated="25"/>
        </table:table-row>
        <table:table-row table:style-name="ro1">
          <table:table-cell table:style-name="ce17"/>
          <table:table-cell table:style-name="ce37"/>
          <table:table-cell table:style-name="ce1"/>
          <table:table-cell table:style-name="ce28"/>
          <table:table-cell table:style-name="ce86"/>
          <table:covered-table-cell table:style-name="ce143"/>
          <table:table-cell table:style-name="ce140"/>
          <table:table-cell table:style-name="ce166" table:number-columns-repeated="3"/>
          <table:table-cell table:style-name="ce217"/>
          <table:table-cell table:style-name="ce253"/>
          <table:table-cell table:style-name="ce330"/>
          <table:table-cell table:style-name="ce188"/>
          <table:table-cell table:style-name="ce184"/>
          <table:table-cell table:style-name="ce414"/>
          <table:table-cell table:style-name="ce330"/>
          <table:table-cell table:style-name="ce455"/>
          <table:table-cell table:number-columns-repeated="8"/>
          <table:table-cell table:style-name="ce476"/>
          <table:table-cell table:style-name="ce479"/>
          <table:table-cell table:style-name="ce259"/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3">
          <table:table-cell table:style-name="ce16" office:value-type="float" office:value="4" calcext:value-type="float">
            <text:p>4.00</text:p>
          </table:table-cell>
          <table:table-cell table:style-name="ce36" table:formula="of:=[.A25]+([.A25]*0.2)" office:value-type="float" office:value="4.8" calcext:value-type="float">
            <text:p>4.80</text:p>
          </table:table-cell>
          <table:table-cell table:style-name="ce1"/>
          <table:table-cell table:style-name="ce28"/>
          <table:table-cell table:style-name="ce86"/>
          <table:covered-table-cell table:style-name="ce143"/>
          <table:table-cell table:style-name="ce141" office:value-type="string" calcext:value-type="string">
            <text:p>ISO I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25]=1;&quot;OK&quot;;&quot;NIE WYKONAMY&quot;)" office:value-type="string" office:string-value="OK" calcext:value-type="string">
            <text:p>OK</text:p>
          </table:table-cell>
          <table:table-cell table:style-name="ce269" table:formula="of:=[.B25]*(([.$H$6]+[.$J$6])*2)" office:value-type="float" office:value="1708.8" calcext:value-type="float">
            <text:p>1,708.80</text:p>
          </table:table-cell>
          <table:table-cell table:style-name="ce331" table:formula="of:=[.L25]*1.23" office:value-type="float" office:value="2101.824" calcext:value-type="float">
            <text:p>2,101.82</text:p>
          </table:table-cell>
          <table:table-cell table:style-name="ce188"/>
          <table:table-cell table:style-name="ce184"/>
          <table:table-cell table:style-name="ce415" table:formula="of:=([.L25]*(1-[.$Q$10])*(1-[.$Q$11]))" office:value-type="float" office:value="994.5216" calcext:value-type="float">
            <text:p>994.52</text:p>
          </table:table-cell>
          <table:table-cell table:style-name="ce331" table:formula="of:=[.P25]*1.23" office:value-type="float" office:value="1223.261568" calcext:value-type="float">
            <text:p>1,223.26</text:p>
          </table:table-cell>
          <table:table-cell table:style-name="ce455"/>
          <table:table-cell table:number-columns-repeated="8"/>
          <table:table-cell table:style-name="ce476"/>
          <table:table-cell table:style-name="ce259" office:value-type="string" calcext:value-type="string">
            <text:p>ISO I</text:p>
          </table:table-cell>
          <table:table-cell table:style-name="ce259" table:formula="of:=VLOOKUP([.AB25];[Wymiary.D$11:.E$45];2;0)" office:value-type="float" office:value="1" calcext:value-type="float">
            <text:p>1</text:p>
          </table:table-cell>
          <table:table-cell table:style-name="ce262" table:number-columns-repeated="3"/>
          <table:table-cell table:style-name="ce483" table:number-columns-repeated="7"/>
          <table:table-cell table:number-columns-repeated="25"/>
        </table:table-row>
        <table:table-row table:style-name="ro1">
          <table:table-cell table:style-name="ce17"/>
          <table:table-cell table:style-name="ce37"/>
          <table:table-cell table:style-name="ce1"/>
          <table:table-cell table:style-name="ce28"/>
          <table:table-cell table:style-name="ce86"/>
          <table:covered-table-cell table:style-name="ce143"/>
          <table:table-cell table:style-name="ce140"/>
          <table:table-cell table:style-name="ce166" table:number-columns-repeated="3"/>
          <table:table-cell table:style-name="ce217"/>
          <table:table-cell table:style-name="ce253"/>
          <table:table-cell table:style-name="ce330"/>
          <table:table-cell table:style-name="ce188"/>
          <table:table-cell table:style-name="ce184"/>
          <table:table-cell table:style-name="ce414"/>
          <table:table-cell table:style-name="ce330"/>
          <table:table-cell table:style-name="ce455"/>
          <table:table-cell table:number-columns-repeated="8"/>
          <table:table-cell table:style-name="ce476"/>
          <table:table-cell table:style-name="ce479"/>
          <table:table-cell table:style-name="ce259"/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3">
          <table:table-cell table:style-name="ce16" office:value-type="float" office:value="5.24" calcext:value-type="float">
            <text:p>5.24</text:p>
          </table:table-cell>
          <table:table-cell table:style-name="ce36" table:formula="of:=[.A27]+([.A27]*0.2)" office:value-type="float" office:value="6.288" calcext:value-type="float">
            <text:p>6.29</text:p>
          </table:table-cell>
          <table:table-cell table:style-name="ce1"/>
          <table:table-cell table:style-name="ce28"/>
          <table:table-cell table:style-name="ce86"/>
          <table:covered-table-cell table:style-name="ce143"/>
          <table:table-cell table:style-name="ce141" office:value-type="string" calcext:value-type="string">
            <text:p>ISO I3/I4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27]=1;&quot;OK&quot;;&quot;NIE WYKONAMY&quot;)" office:value-type="string" office:string-value="OK" calcext:value-type="string">
            <text:p>OK</text:p>
          </table:table-cell>
          <table:table-cell table:style-name="ce269" table:formula="of:=[.B27]*(([.$H$6]+[.$J$6])*2)" office:value-type="float" office:value="2238.528" calcext:value-type="float">
            <text:p>2,238.53</text:p>
          </table:table-cell>
          <table:table-cell table:style-name="ce331" table:formula="of:=[.L27]*1.23" office:value-type="float" office:value="2753.38944" calcext:value-type="float">
            <text:p>2,753.39</text:p>
          </table:table-cell>
          <table:table-cell table:style-name="ce188"/>
          <table:table-cell table:style-name="ce184"/>
          <table:table-cell table:style-name="ce415" table:formula="of:=([.L27]*(1-[.$Q$10])*(1-[.$Q$11]))" office:value-type="float" office:value="1302.823296" calcext:value-type="float">
            <text:p>1,302.82</text:p>
          </table:table-cell>
          <table:table-cell table:style-name="ce331" table:formula="of:=[.P27]*1.23" office:value-type="float" office:value="1602.47265408" calcext:value-type="float">
            <text:p>1,602.47</text:p>
          </table:table-cell>
          <table:table-cell table:style-name="ce455"/>
          <table:table-cell table:number-columns-repeated="8"/>
          <table:table-cell table:style-name="ce476"/>
          <table:table-cell table:style-name="ce259" office:value-type="string" calcext:value-type="string">
            <text:p>ISO I</text:p>
          </table:table-cell>
          <table:table-cell table:style-name="ce259" table:formula="of:=VLOOKUP([.AB27];[Wymiary.D$11:.E$45];2;0)" office:value-type="float" office:value="1" calcext:value-type="float">
            <text:p>1</text:p>
          </table:table-cell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">
          <table:table-cell table:style-name="ce17"/>
          <table:table-cell table:style-name="ce12"/>
          <table:table-cell table:style-name="ce1"/>
          <table:table-cell table:style-name="ce28"/>
          <table:table-cell table:style-name="ce38"/>
          <table:covered-table-cell table:style-name="ce143"/>
          <table:table-cell table:style-name="ce142"/>
          <table:table-cell table:style-name="ce168" table:number-columns-repeated="3"/>
          <table:table-cell table:style-name="ce221"/>
          <table:table-cell table:style-name="ce299"/>
          <table:table-cell table:style-name="ce330"/>
          <table:table-cell table:style-name="ce188"/>
          <table:table-cell table:style-name="ce184"/>
          <table:table-cell table:style-name="ce416"/>
          <table:table-cell table:style-name="ce330"/>
          <table:table-cell table:style-name="ce455"/>
          <table:table-cell table:number-columns-repeated="8"/>
          <table:table-cell table:style-name="ce476"/>
          <table:table-cell table:style-name="ce479"/>
          <table:table-cell table:style-name="ce259"/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4">
          <table:table-cell table:style-name="ce16" office:value-type="float" office:value="9.19" calcext:value-type="float">
            <text:p>9.19</text:p>
          </table:table-cell>
          <table:table-cell table:style-name="ce36" table:formula="of:=[.A29]+([.A29]*0.2)" office:value-type="float" office:value="11.028" calcext:value-type="float">
            <text:p>11.03</text:p>
          </table:table-cell>
          <table:table-cell table:style-name="ce1"/>
          <table:table-cell table:style-name="ce28"/>
          <table:table-cell table:style-name="ce38"/>
          <table:covered-table-cell table:style-name="ce103"/>
          <table:table-cell table:style-name="ce141" office:value-type="string" calcext:value-type="string">
            <text:p>ISC 1 I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29]=1;&quot;OK&quot;;&quot;NIE WYKONAMY&quot;)" office:value-type="string" office:string-value="OK" calcext:value-type="string">
            <text:p>OK</text:p>
          </table:table-cell>
          <table:table-cell table:style-name="ce269" table:formula="of:=[.B29]*(([.$H$6]+[.$J$6])*2)" office:value-type="float" office:value="3925.968" calcext:value-type="float">
            <text:p>3,925.97</text:p>
          </table:table-cell>
          <table:table-cell table:style-name="ce331" table:formula="of:=[.L29]*1.23" office:value-type="float" office:value="4828.94064" calcext:value-type="float">
            <text:p>4,828.94</text:p>
          </table:table-cell>
          <table:table-cell table:style-name="ce188"/>
          <table:table-cell table:style-name="ce184"/>
          <table:table-cell table:style-name="ce415" table:formula="of:=([.L29]*(1-[.$Q$10])*(1-[.$Q$11]))" office:value-type="float" office:value="2284.913376" calcext:value-type="float">
            <text:p>2,284.91</text:p>
          </table:table-cell>
          <table:table-cell table:style-name="ce331" table:formula="of:=[.P29]*1.23" office:value-type="float" office:value="2810.44345248" calcext:value-type="float">
            <text:p>2,810.44</text:p>
          </table:table-cell>
          <table:table-cell table:style-name="ce455"/>
          <table:table-cell table:number-columns-repeated="8"/>
          <table:table-cell table:style-name="ce476"/>
          <table:table-cell table:style-name="ce259" office:value-type="string" calcext:value-type="string">
            <text:p>ISC1 I</text:p>
          </table:table-cell>
          <table:table-cell table:style-name="ce259" table:formula="of:=VLOOKUP([.AB29];[Wymiary.D$11:.E$45];2;0)" office:value-type="float" office:value="1" calcext:value-type="float">
            <text:p>1</text:p>
          </table:table-cell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">
          <table:table-cell table:style-name="ce17"/>
          <table:table-cell table:style-name="ce12"/>
          <table:table-cell table:style-name="ce1"/>
          <table:table-cell table:style-name="ce28"/>
          <table:table-cell table:style-name="ce38"/>
          <table:covered-table-cell table:style-name="ce103"/>
          <table:table-cell table:style-name="ce142"/>
          <table:table-cell table:style-name="ce168" table:number-columns-repeated="3"/>
          <table:table-cell table:style-name="ce221"/>
          <table:table-cell table:style-name="ce299"/>
          <table:table-cell table:style-name="ce330"/>
          <table:table-cell table:style-name="ce188"/>
          <table:table-cell table:style-name="ce184"/>
          <table:table-cell table:style-name="ce416"/>
          <table:table-cell table:style-name="ce330"/>
          <table:table-cell table:style-name="ce455"/>
          <table:table-cell table:number-columns-repeated="8"/>
          <table:table-cell table:style-name="ce476"/>
          <table:table-cell table:style-name="ce479" table:number-columns-repeated="2"/>
          <table:table-cell table:style-name="ce483" table:number-columns-repeated="2"/>
          <table:table-cell table:style-name="ce262"/>
          <table:table-cell table:style-name="ce483" table:number-columns-repeated="7"/>
          <table:table-cell table:number-columns-repeated="25"/>
        </table:table-row>
        <table:table-row table:style-name="ro14">
          <table:table-cell table:style-name="ce16" office:value-type="float" office:value="6.3" calcext:value-type="float">
            <text:p>6.30</text:p>
          </table:table-cell>
          <table:table-cell table:style-name="ce36" table:formula="of:=[.A31]+([.A31]*0.2)" office:value-type="float" office:value="7.56" calcext:value-type="float">
            <text:p>7.56</text:p>
          </table:table-cell>
          <table:table-cell table:style-name="ce1"/>
          <table:table-cell table:style-name="ce28"/>
          <table:table-cell table:style-name="ce38"/>
          <table:covered-table-cell table:style-name="ce103"/>
          <table:table-cell table:style-name="ce141" office:value-type="string" calcext:value-type="string">
            <text:p>ISC 2 I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31]=1;&quot;OK&quot;;&quot;NIE WYKONAMY&quot;)" office:value-type="string" office:string-value="OK" calcext:value-type="string">
            <text:p>OK</text:p>
          </table:table-cell>
          <table:table-cell table:style-name="ce269" table:formula="of:=[.B31]*(([.$H$6]+[.$J$6])*2)" office:value-type="float" office:value="2691.36" calcext:value-type="float">
            <text:p>2,691.36</text:p>
          </table:table-cell>
          <table:table-cell table:style-name="ce331" table:formula="of:=[.L31]*1.23" office:value-type="float" office:value="3310.3728" calcext:value-type="float">
            <text:p>3,310.37</text:p>
          </table:table-cell>
          <table:table-cell table:style-name="ce188"/>
          <table:table-cell table:style-name="ce184"/>
          <table:table-cell table:style-name="ce415" table:formula="of:=([.L31]*(1-[.$Q$10])*(1-[.$Q$11]))" office:value-type="float" office:value="1566.37152" calcext:value-type="float">
            <text:p>1,566.37</text:p>
          </table:table-cell>
          <table:table-cell table:style-name="ce331" table:formula="of:=[.P31]*1.23" office:value-type="float" office:value="1926.6369696" calcext:value-type="float">
            <text:p>1,926.64</text:p>
          </table:table-cell>
          <table:table-cell table:style-name="ce455"/>
          <table:table-cell table:number-columns-repeated="9"/>
          <table:table-cell table:style-name="ce259" office:value-type="string" calcext:value-type="string">
            <text:p>ISC2 I</text:p>
          </table:table-cell>
          <table:table-cell table:style-name="ce259" table:formula="of:=VLOOKUP([.AB31];[Wymiary.D$11:.E$45];2;0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17"/>
          <table:table-cell table:style-name="ce12"/>
          <table:table-cell table:style-name="ce1"/>
          <table:table-cell table:style-name="ce28"/>
          <table:table-cell table:style-name="ce38"/>
          <table:covered-table-cell table:style-name="ce103"/>
          <table:table-cell table:style-name="ce142"/>
          <table:table-cell table:style-name="ce168" table:number-columns-repeated="3"/>
          <table:table-cell table:style-name="ce221"/>
          <table:table-cell table:style-name="ce299"/>
          <table:table-cell table:style-name="ce330"/>
          <table:table-cell table:style-name="ce188"/>
          <table:table-cell table:style-name="ce184"/>
          <table:table-cell table:style-name="ce416"/>
          <table:table-cell table:style-name="ce330"/>
          <table:table-cell table:style-name="ce455"/>
          <table:table-cell table:number-columns-repeated="9"/>
          <table:table-cell table:style-name="ce479" table:number-columns-repeated="2"/>
          <table:table-cell table:number-columns-repeated="35"/>
        </table:table-row>
        <table:table-row table:style-name="ro14">
          <table:table-cell table:style-name="ce16" office:value-type="float" office:value="6.83" calcext:value-type="float">
            <text:p>6.83</text:p>
          </table:table-cell>
          <table:table-cell table:style-name="ce36" table:formula="of:=[.A33]+([.A33]*0.2)" office:value-type="float" office:value="8.196" calcext:value-type="float">
            <text:p>8.20</text:p>
          </table:table-cell>
          <table:table-cell table:style-name="ce1"/>
          <table:table-cell table:style-name="ce28"/>
          <table:table-cell table:style-name="ce38"/>
          <table:covered-table-cell table:style-name="ce103"/>
          <table:table-cell table:style-name="ce141" office:value-type="string" calcext:value-type="string">
            <text:p>ISK I3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33]=1;&quot;OK&quot;;&quot;NIE WYKONAMY&quot;)" office:value-type="string" office:string-value="NIE WYKONAMY" calcext:value-type="string">
            <text:p>NIE WYKONAMY</text:p>
          </table:table-cell>
          <table:table-cell table:style-name="ce269" table:formula="of:=[.B33]*(([.$H$6]+[.$J$6])*2)" office:value-type="float" office:value="2917.776" calcext:value-type="float">
            <text:p>2,917.78</text:p>
          </table:table-cell>
          <table:table-cell table:style-name="ce331" table:formula="of:=[.L33]*1.23" office:value-type="float" office:value="3588.86448" calcext:value-type="float">
            <text:p>3,588.86</text:p>
          </table:table-cell>
          <table:table-cell table:style-name="ce188"/>
          <table:table-cell table:style-name="ce184"/>
          <table:table-cell table:style-name="ce415" table:formula="of:=([.L33]*(1-[.$Q$10])*(1-[.$Q$11]))" office:value-type="float" office:value="1698.145632" calcext:value-type="float">
            <text:p>1,698.15</text:p>
          </table:table-cell>
          <table:table-cell table:style-name="ce331" table:formula="of:=[.P33]*1.23" office:value-type="float" office:value="2088.71912736" calcext:value-type="float">
            <text:p>2,088.72</text:p>
          </table:table-cell>
          <table:table-cell table:style-name="ce455"/>
          <table:table-cell table:number-columns-repeated="9"/>
          <table:table-cell table:style-name="ce259" office:value-type="string" calcext:value-type="string">
            <text:p>ISK I</text:p>
          </table:table-cell>
          <table:table-cell table:style-name="ce259" table:formula="of:=VLOOKUP([.AB33];[Wymiary.D$11:.E$45];2;0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style-name="ce17"/>
          <table:table-cell table:style-name="ce12"/>
          <table:table-cell table:style-name="ce1"/>
          <table:table-cell table:style-name="ce28"/>
          <table:table-cell table:style-name="ce38"/>
          <table:covered-table-cell table:style-name="ce104"/>
          <table:table-cell table:style-name="ce146"/>
          <table:table-cell table:style-name="ce172" table:number-columns-repeated="3"/>
          <table:table-cell table:style-name="ce222"/>
          <table:table-cell table:style-name="ce300"/>
          <table:table-cell table:style-name="ce332"/>
          <table:table-cell table:style-name="ce188"/>
          <table:table-cell table:style-name="ce184"/>
          <table:table-cell table:style-name="ce427"/>
          <table:table-cell table:style-name="ce332"/>
          <table:table-cell table:style-name="ce455"/>
          <table:table-cell table:number-columns-repeated="9"/>
          <table:table-cell table:style-name="ce479" table:number-columns-repeated="2"/>
          <table:table-cell table:number-columns-repeated="35"/>
        </table:table-row>
        <table:table-row table:style-name="ro15">
          <table:table-cell table:style-name="ce19"/>
          <table:table-cell table:style-name="ce40"/>
          <table:table-cell table:style-name="ce1"/>
          <table:table-cell table:style-name="ce28"/>
          <table:table-cell table:style-name="ce38"/>
          <table:table-cell table:style-name="ce86"/>
          <table:table-cell table:style-name="ce147" table:number-columns-repeated="4"/>
          <table:table-cell table:style-name="ce223"/>
          <table:table-cell table:style-name="ce307"/>
          <table:table-cell table:style-name="ce335"/>
          <table:table-cell table:style-name="ce188"/>
          <table:table-cell table:style-name="ce184"/>
          <table:table-cell table:style-name="ce307"/>
          <table:table-cell table:style-name="ce335"/>
          <table:table-cell table:style-name="ce455"/>
          <table:table-cell table:number-columns-repeated="9"/>
          <table:table-cell table:style-name="ce479" table:number-columns-repeated="2"/>
          <table:table-cell table:number-columns-repeated="35"/>
        </table:table-row>
        <table:table-row table:style-name="ro13">
          <table:table-cell table:style-name="ce20" office:value-type="float" office:value="5" calcext:value-type="float">
            <text:p>5.00</text:p>
          </table:table-cell>
          <table:table-cell table:style-name="ce36" table:formula="of:=[.A36]+([.A36]*0.2)" office:value-type="float" office:value="6" calcext:value-type="float">
            <text:p>6.00</text:p>
          </table:table-cell>
          <table:table-cell table:style-name="ce1"/>
          <table:table-cell table:style-name="ce28"/>
          <table:table-cell table:style-name="ce88"/>
          <table:table-cell table:style-name="ce106" table:number-columns-spanned="1" table:number-rows-spanned="7"/>
          <table:table-cell table:style-name="ce148" office:value-type="string" calcext:value-type="string">
            <text:p>IKDU I22</text:p>
          </table:table-cell>
          <table:table-cell table:style-name="ce175" table:formula="of:=[.$H$6]" office:value-type="float" office:value="78" calcext:value-type="float">
            <text:p>78</text:p>
          </table:table-cell>
          <table:table-cell table:style-name="ce175" office:value-type="string" calcext:value-type="string">
            <text:p>x</text:p>
          </table:table-cell>
          <table:table-cell table:style-name="ce175" table:formula="of:=[.$J$6]" office:value-type="float" office:value="100" calcext:value-type="float">
            <text:p>100</text:p>
          </table:table-cell>
          <table:table-cell table:style-name="ce224" table:formula="of:=IF([.AC36]=1;&quot;OK&quot;;&quot;NIE WYKONAMY&quot;)" office:value-type="string" office:string-value="OK" calcext:value-type="string">
            <text:p>OK</text:p>
          </table:table-cell>
          <table:table-cell table:style-name="ce308" table:formula="of:=[.B36]*(([.$H$6]+[.$J$6])*2)" office:value-type="float" office:value="2136" calcext:value-type="float">
            <text:p>2,136.00</text:p>
          </table:table-cell>
          <table:table-cell table:style-name="ce348" table:formula="of:=[.L36]*1.23" office:value-type="float" office:value="2627.28" calcext:value-type="float">
            <text:p>2,627.28</text:p>
          </table:table-cell>
          <table:table-cell table:style-name="ce188"/>
          <table:table-cell table:style-name="ce184"/>
          <table:table-cell table:style-name="ce428" table:formula="of:=([.L36]*(1-[.$Q$10])*(1-[.$Q$11]))" office:value-type="float" office:value="1243.152" calcext:value-type="float">
            <text:p>1,243.15</text:p>
          </table:table-cell>
          <table:table-cell table:style-name="ce348" table:formula="of:=[.P36]*1.23" office:value-type="float" office:value="1529.07696" calcext:value-type="float">
            <text:p>1,529.08</text:p>
          </table:table-cell>
          <table:table-cell table:style-name="ce455"/>
          <table:table-cell table:number-columns-repeated="9"/>
          <table:table-cell table:style-name="ce259" office:value-type="string" calcext:value-type="string">
            <text:p>IKDU I</text:p>
          </table:table-cell>
          <table:table-cell table:style-name="ce259" table:formula="of:=VLOOKUP([.AB36];[Wymiary.D$11:.E$45];2;0)" office:value-type="float" office:value="1" calcext:value-type="float">
            <text:p>1</text:p>
          </table:table-cell>
          <table:table-cell table:number-columns-repeated="35"/>
        </table:table-row>
        <table:table-row table:style-name="ro16">
          <table:table-cell table:style-name="ce20"/>
          <table:table-cell/>
          <table:table-cell table:style-name="ce1"/>
          <table:table-cell table:style-name="ce28"/>
          <table:table-cell table:style-name="ce88"/>
          <table:covered-table-cell table:style-name="ce109"/>
          <table:table-cell table:style-name="ce149"/>
          <table:table-cell table:style-name="ce167" table:number-columns-repeated="3"/>
          <table:table-cell table:style-name="ce218"/>
          <table:table-cell table:style-name="ce310"/>
          <table:table-cell table:style-name="ce349"/>
          <table:table-cell table:style-name="ce188"/>
          <table:table-cell table:style-name="ce184"/>
          <table:table-cell table:style-name="ce429"/>
          <table:table-cell table:style-name="ce349"/>
          <table:table-cell table:style-name="ce455"/>
          <table:table-cell table:number-columns-repeated="9"/>
          <table:table-cell table:style-name="ce479" table:number-columns-repeated="2"/>
          <table:table-cell table:number-columns-repeated="35"/>
        </table:table-row>
        <table:table-row table:style-name="ro17">
          <table:table-cell table:style-name="ce20" office:value-type="float" office:value="4.6" calcext:value-type="float">
            <text:p>4.60</text:p>
          </table:table-cell>
          <table:table-cell table:style-name="ce36" table:formula="of:=[.A38]+([.A38]*0.2)" office:value-type="float" office:value="5.52" calcext:value-type="float">
            <text:p>5.52</text:p>
          </table:table-cell>
          <table:table-cell table:style-name="ce1"/>
          <table:table-cell table:style-name="ce28"/>
          <table:table-cell table:style-name="ce88"/>
          <table:covered-table-cell table:style-name="ce109"/>
          <table:table-cell table:style-name="ce155" office:value-type="string" calcext:value-type="string">
            <text:p>IKDN FIP I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38]=1;&quot;OK&quot;;&quot;NIE WYKONAMY&quot;)" office:value-type="string" office:string-value="OK" calcext:value-type="string">
            <text:p>OK</text:p>
          </table:table-cell>
          <table:table-cell table:style-name="ce311" table:formula="of:=[.B38]*(([.$H$6]+[.$J$6])*2)" office:value-type="float" office:value="1965.12" calcext:value-type="float">
            <text:p>1,965.12</text:p>
          </table:table-cell>
          <table:table-cell table:style-name="ce353" table:formula="of:=[.L38]*1.23" office:value-type="float" office:value="2417.0976" calcext:value-type="float">
            <text:p>2,417.10</text:p>
          </table:table-cell>
          <table:table-cell table:style-name="ce188"/>
          <table:table-cell table:style-name="ce184"/>
          <table:table-cell table:style-name="ce431" table:formula="of:=([.L38]*(1-[.$Q$10])*(1-[.$Q$11]))" office:value-type="float" office:value="1143.69984" calcext:value-type="float">
            <text:p>1,143.70</text:p>
          </table:table-cell>
          <table:table-cell table:style-name="ce353" table:formula="of:=[.P38]*1.23" office:value-type="float" office:value="1406.7508032" calcext:value-type="float">
            <text:p>1,406.75</text:p>
          </table:table-cell>
          <table:table-cell table:style-name="ce455"/>
          <table:table-cell table:number-columns-repeated="9"/>
          <table:table-cell table:style-name="ce259" office:value-type="string" calcext:value-type="string">
            <text:p>IKDN I</text:p>
          </table:table-cell>
          <table:table-cell table:style-name="ce259" table:formula="of:=VLOOKUP([.AB38];[Wymiary.D$11:.E$45];2;0)" office:value-type="float" office:value="1" calcext:value-type="float">
            <text:p>1</text:p>
          </table:table-cell>
          <table:table-cell table:number-columns-repeated="35"/>
        </table:table-row>
        <table:table-row table:style-name="ro16">
          <table:table-cell table:style-name="ce19"/>
          <table:table-cell/>
          <table:table-cell table:style-name="ce1"/>
          <table:table-cell table:style-name="ce28"/>
          <table:table-cell table:style-name="ce88"/>
          <table:covered-table-cell table:style-name="ce109"/>
          <table:table-cell table:style-name="ce149"/>
          <table:table-cell table:style-name="ce167" table:number-columns-repeated="3"/>
          <table:table-cell table:style-name="ce218"/>
          <table:table-cell table:style-name="ce310"/>
          <table:table-cell table:style-name="ce349"/>
          <table:table-cell table:style-name="ce188"/>
          <table:table-cell table:style-name="ce184"/>
          <table:table-cell table:style-name="ce429"/>
          <table:table-cell table:style-name="ce349"/>
          <table:table-cell table:style-name="ce455"/>
          <table:table-cell table:number-columns-repeated="9"/>
          <table:table-cell table:style-name="ce479" table:number-columns-repeated="2"/>
          <table:table-cell table:number-columns-repeated="35"/>
        </table:table-row>
        <table:table-row table:style-name="ro13">
          <table:table-cell table:style-name="ce20" office:value-type="float" office:value="4.66" calcext:value-type="float">
            <text:p>4.66</text:p>
          </table:table-cell>
          <table:table-cell table:style-name="ce36" table:formula="of:=[.A40]+([.A40]*0.2)" office:value-type="float" office:value="5.592" calcext:value-type="float">
            <text:p>5.59</text:p>
          </table:table-cell>
          <table:table-cell table:style-name="ce1"/>
          <table:table-cell table:style-name="ce28"/>
          <table:table-cell table:style-name="ce88"/>
          <table:covered-table-cell table:style-name="ce109"/>
          <table:table-cell table:style-name="ce155" office:value-type="string" calcext:value-type="string">
            <text:p>IKDU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18" table:formula="of:=IF([.AC40]=1;&quot;OK&quot;;&quot;NIE WYKONAMY&quot;)" office:value-type="string" office:string-value="OK" calcext:value-type="string">
            <text:p>OK</text:p>
          </table:table-cell>
          <table:table-cell table:style-name="ce311" table:formula="of:=[.B40]*(([.$H$6]+[.$J$6])*2)" office:value-type="float" office:value="1990.752" calcext:value-type="float">
            <text:p>1,990.75</text:p>
          </table:table-cell>
          <table:table-cell table:style-name="ce353" table:formula="of:=[.L40]*1.23" office:value-type="float" office:value="2448.62496" calcext:value-type="float">
            <text:p>2,448.62</text:p>
          </table:table-cell>
          <table:table-cell table:style-name="ce188"/>
          <table:table-cell table:style-name="ce184"/>
          <table:table-cell table:style-name="ce431" table:formula="of:=([.L40]*(1-[.$Q$10])*(1-[.$Q$11]))" office:value-type="float" office:value="1158.617664" calcext:value-type="float">
            <text:p>1,158.62</text:p>
          </table:table-cell>
          <table:table-cell table:style-name="ce353" table:formula="of:=[.P40]*1.23" office:value-type="float" office:value="1425.09972672" calcext:value-type="float">
            <text:p>1,425.10</text:p>
          </table:table-cell>
          <table:table-cell table:style-name="ce455"/>
          <table:table-cell table:number-columns-repeated="9"/>
          <table:table-cell table:style-name="ce259" office:value-type="string" calcext:value-type="string">
            <text:p>IKDU E</text:p>
          </table:table-cell>
          <table:table-cell table:style-name="ce259" table:formula="of:=VLOOKUP([.AB40];[Wymiary.D$11:.E$45];2;0)" office:value-type="float" office:value="1" calcext:value-type="float">
            <text:p>1</text:p>
          </table:table-cell>
          <table:table-cell table:number-columns-repeated="35"/>
        </table:table-row>
        <table:table-row table:style-name="ro18">
          <table:table-cell table:style-name="ce20"/>
          <table:table-cell table:style-name="ce51"/>
          <table:table-cell table:style-name="ce1"/>
          <table:table-cell table:style-name="ce28"/>
          <table:table-cell table:style-name="ce188"/>
          <table:covered-table-cell table:style-name="ce109"/>
          <table:table-cell table:style-name="ce156"/>
          <table:table-cell table:style-name="ce177" table:number-columns-repeated="3"/>
          <table:table-cell table:style-name="ce225"/>
          <table:table-cell table:style-name="ce314"/>
          <table:table-cell table:style-name="ce354"/>
          <table:table-cell table:style-name="ce188"/>
          <table:table-cell table:style-name="ce184"/>
          <table:table-cell table:style-name="ce432"/>
          <table:table-cell table:style-name="ce354"/>
          <table:table-cell table:style-name="ce455"/>
          <table:table-cell table:number-columns-repeated="9"/>
          <table:table-cell table:style-name="ce479" table:number-columns-repeated="2"/>
          <table:table-cell table:number-columns-repeated="35"/>
        </table:table-row>
        <table:table-row table:style-name="ro19">
          <table:table-cell table:style-name="ce20" office:value-type="float" office:value="3.93" calcext:value-type="float">
            <text:p>3.93</text:p>
          </table:table-cell>
          <table:table-cell table:style-name="ce36" table:formula="of:=[.A42]+([.A42]*0.2)" office:value-type="float" office:value="4.716" calcext:value-type="float">
            <text:p>4.72</text:p>
          </table:table-cell>
          <table:table-cell table:style-name="ce1"/>
          <table:table-cell table:style-name="ce28"/>
          <table:table-cell table:style-name="ce88"/>
          <table:covered-table-cell table:style-name="ce110"/>
          <table:table-cell table:style-name="ce157" office:value-type="string" calcext:value-type="string">
            <text:p>IKDN FIP E2</text:p>
          </table:table-cell>
          <table:table-cell table:style-name="ce194" table:formula="of:=[.$H$6]" office:value-type="float" office:value="78" calcext:value-type="float">
            <text:p>78</text:p>
          </table:table-cell>
          <table:table-cell table:style-name="ce194" office:value-type="string" calcext:value-type="string">
            <text:p>x</text:p>
          </table:table-cell>
          <table:table-cell table:style-name="ce194" table:formula="of:=[.$J$6]" office:value-type="float" office:value="100" calcext:value-type="float">
            <text:p>100</text:p>
          </table:table-cell>
          <table:table-cell table:style-name="ce226" table:formula="of:=IF([.AC42]=1;&quot;OK&quot;;&quot;NIE WYKONAMY&quot;)" office:value-type="string" office:string-value="OK" calcext:value-type="string">
            <text:p>OK</text:p>
          </table:table-cell>
          <table:table-cell table:style-name="ce315" table:formula="of:=[.B42]*(([.$H$6]+[.$J$6])*2)" office:value-type="float" office:value="1678.896" calcext:value-type="float">
            <text:p>1,678.90</text:p>
          </table:table-cell>
          <table:table-cell table:style-name="ce355" table:formula="of:=[.L42]*1.23" office:value-type="float" office:value="2065.04208" calcext:value-type="float">
            <text:p>2,065.04</text:p>
          </table:table-cell>
          <table:table-cell table:style-name="ce188"/>
          <table:table-cell table:style-name="ce184"/>
          <table:table-cell table:style-name="ce433" table:formula="of:=([.L42]*(1-[.$Q$10])*(1-[.$Q$11]))" office:value-type="float" office:value="977.117472" calcext:value-type="float">
            <text:p>977.12</text:p>
          </table:table-cell>
          <table:table-cell table:style-name="ce355" table:formula="of:=[.P42]*1.23" office:value-type="float" office:value="1201.85449056" calcext:value-type="float">
            <text:p>1,201.85</text:p>
          </table:table-cell>
          <table:table-cell table:style-name="ce455"/>
          <table:table-cell table:number-columns-repeated="9"/>
          <table:table-cell table:style-name="ce259" office:value-type="string" calcext:value-type="string">
            <text:p>IKDN E</text:p>
          </table:table-cell>
          <table:table-cell table:style-name="ce259" table:formula="of:=VLOOKUP([.AB42];[Wymiary.D$11:.E$45];2;0)" office:value-type="float" office:value="1" calcext:value-type="float">
            <text:p>1</text:p>
          </table:table-cell>
          <table:table-cell table:number-columns-repeated="35"/>
        </table:table-row>
        <table:table-row table:style-name="ro7">
          <table:table-cell table:style-name="ce19"/>
          <table:table-cell/>
          <table:table-cell table:style-name="ce1"/>
          <table:table-cell table:style-name="ce28"/>
          <table:table-cell table:style-name="ce198"/>
          <table:table-cell table:style-name="ce86"/>
          <table:table-cell table:style-name="ce198" table:number-columns-repeated="4"/>
          <table:table-cell table:style-name="ce227"/>
          <table:table-cell table:style-name="ce307" table:number-columns-repeated="2"/>
          <table:table-cell table:style-name="ce188"/>
          <table:table-cell table:style-name="ce184" table:number-columns-repeated="3"/>
          <table:table-cell table:style-name="ce455"/>
          <table:table-cell table:number-columns-repeated="46"/>
        </table:table-row>
        <table:table-row table:style-name="ro13">
          <table:table-cell table:style-name="ce20" office:value-type="float" office:value="0.98" calcext:value-type="float">
            <text:p>0.98</text:p>
          </table:table-cell>
          <table:table-cell table:style-name="ce56" table:formula="of:=[.A44]+([.A44]*0.2)" office:value-type="float" office:value="1.176" calcext:value-type="float">
            <text:p>1.18</text:p>
          </table:table-cell>
          <table:table-cell table:style-name="ce1"/>
          <table:table-cell table:style-name="ce28"/>
          <table:table-cell table:style-name="ce88"/>
          <table:table-cell table:style-name="ce98" table:number-columns-spanned="1" table:number-rows-spanned="11"/>
          <table:table-cell table:style-name="ce136" office:value-type="string" calcext:value-type="string">
            <text:p>U</text:p>
          </table:table-cell>
          <table:table-cell table:style-name="ce163" table:formula="of:=[.$H$6]" office:value-type="float" office:value="78" calcext:value-type="float">
            <text:p>78</text:p>
          </table:table-cell>
          <table:table-cell table:style-name="ce163" office:value-type="string" calcext:value-type="string">
            <text:p>x</text:p>
          </table:table-cell>
          <table:table-cell table:style-name="ce163" table:formula="of:=[.$J$6]" office:value-type="float" office:value="100" calcext:value-type="float">
            <text:p>100</text:p>
          </table:table-cell>
          <table:table-cell table:style-name="ce228" table:formula="of:=IF([.AB$12]&gt;0;&quot;OK&quot;;&quot;NIE WYKONAMY&quot;)" office:value-type="string" office:string-value="OK" calcext:value-type="string">
            <text:p>OK</text:p>
          </table:table-cell>
          <table:table-cell table:style-name="ce316" table:formula="of:=[.B44]*(([.$H$6]+[.$J$6])*2)" office:value-type="float" office:value="418.656" calcext:value-type="float">
            <text:p>418.66</text:p>
          </table:table-cell>
          <table:table-cell table:style-name="ce356" table:formula="of:=[.L44]*1.23" office:value-type="float" office:value="514.94688" calcext:value-type="float">
            <text:p>514.95</text:p>
          </table:table-cell>
          <table:table-cell table:style-name="ce188"/>
          <table:table-cell table:style-name="ce184"/>
          <table:table-cell table:style-name="ce434" table:formula="of:=([.L44]*(1-[.$Q$10])*(1-[.$Q$11]))" office:value-type="float" office:value="243.657792" calcext:value-type="float">
            <text:p>243.66</text:p>
          </table:table-cell>
          <table:table-cell table:style-name="ce356" table:formula="of:=[.P44]*1.23" office:value-type="float" office:value="299.69908416" calcext:value-type="float">
            <text:p>299.70</text:p>
          </table:table-cell>
          <table:table-cell table:style-name="ce455"/>
          <table:table-cell table:number-columns-repeated="46"/>
        </table:table-row>
        <table:table-row table:style-name="ro20">
          <table:table-cell table:style-name="ce19"/>
          <table:table-cell table:style-name="ce59"/>
          <table:table-cell table:style-name="ce1"/>
          <table:table-cell table:style-name="ce28"/>
          <table:table-cell table:style-name="ce198"/>
          <table:covered-table-cell table:style-name="ce143"/>
          <table:table-cell table:style-name="ce142"/>
          <table:table-cell table:style-name="ce168" table:number-columns-repeated="3"/>
          <table:table-cell table:style-name="ce229"/>
          <table:table-cell table:style-name="ce307"/>
          <table:table-cell table:style-name="ce357"/>
          <table:table-cell table:style-name="ce188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46"/>
        </table:table-row>
        <table:table-row table:style-name="ro13">
          <table:table-cell table:style-name="ce20" office:value-type="float" office:value="0.92" calcext:value-type="float">
            <text:p>0.92</text:p>
          </table:table-cell>
          <table:table-cell table:style-name="ce56" table:formula="of:=[.A46]+([.A46]*0.2)" office:value-type="float" office:value="1.104" calcext:value-type="float">
            <text:p>1.10</text:p>
          </table:table-cell>
          <table:table-cell table:style-name="ce1"/>
          <table:table-cell table:style-name="ce28"/>
          <table:table-cell table:style-name="ce88"/>
          <table:covered-table-cell table:style-name="ce143"/>
          <table:table-cell table:style-name="ce141" office:value-type="string" calcext:value-type="string">
            <text:p>P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31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46]*(([.$H$6]+[.$J$6])*2)" office:value-type="float" office:value="393.024" calcext:value-type="float">
            <text:p>393.02</text:p>
          </table:table-cell>
          <table:table-cell table:style-name="ce360" table:formula="of:=[.L46]*1.23" office:value-type="float" office:value="483.41952" calcext:value-type="float">
            <text:p>483.42</text:p>
          </table:table-cell>
          <table:table-cell table:style-name="ce188"/>
          <table:table-cell table:style-name="ce184"/>
          <table:table-cell table:style-name="ce447" table:formula="of:=([.L46]*(1-[.$Q$10])*(1-[.$Q$11]))" office:value-type="float" office:value="228.739968" calcext:value-type="float">
            <text:p>228.74</text:p>
          </table:table-cell>
          <table:table-cell table:style-name="ce360" table:formula="of:=[.P46]*1.23" office:value-type="float" office:value="281.35016064" calcext:value-type="float">
            <text:p>281.35</text:p>
          </table:table-cell>
          <table:table-cell table:style-name="ce455"/>
          <table:table-cell table:number-columns-repeated="46"/>
        </table:table-row>
        <table:table-row table:style-name="ro4">
          <table:table-cell table:style-name="ce19"/>
          <table:table-cell table:style-name="ce60"/>
          <table:table-cell table:style-name="ce1"/>
          <table:table-cell table:style-name="ce28"/>
          <table:table-cell table:style-name="ce188"/>
          <table:covered-table-cell table:style-name="ce143"/>
          <table:table-cell table:style-name="ce158"/>
          <table:table-cell table:style-name="ce177" table:number-columns-repeated="3"/>
          <table:table-cell table:style-name="ce232"/>
          <table:table-cell table:style-name="ce188"/>
          <table:table-cell table:style-name="ce361"/>
          <table:table-cell table:style-name="ce188"/>
          <table:table-cell table:style-name="ce184"/>
          <table:table-cell table:style-name="ce28"/>
          <table:table-cell table:style-name="ce361"/>
          <table:table-cell table:style-name="ce455"/>
          <table:table-cell table:number-columns-repeated="46"/>
        </table:table-row>
        <table:table-row table:style-name="ro13">
          <table:table-cell table:style-name="ce20" office:value-type="float" office:value="1" calcext:value-type="float">
            <text:p>1.00</text:p>
          </table:table-cell>
          <table:table-cell table:style-name="ce56" table:formula="of:=[.A48]+([.A48]*0.2)" office:value-type="float" office:value="1.2" calcext:value-type="float">
            <text:p>1.20</text:p>
          </table:table-cell>
          <table:table-cell table:style-name="ce1"/>
          <table:table-cell table:style-name="ce28"/>
          <table:table-cell table:style-name="ce88"/>
          <table:covered-table-cell table:style-name="ce143"/>
          <table:table-cell table:style-name="ce141" office:value-type="string" calcext:value-type="string">
            <text:p>H/L/ LH/R/BP/D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31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48]*(([.$H$6]+[.$J$6])*2)" office:value-type="float" office:value="427.2" calcext:value-type="float">
            <text:p>427.20</text:p>
          </table:table-cell>
          <table:table-cell table:style-name="ce360" table:formula="of:=[.L48]*1.23" office:value-type="float" office:value="525.456" calcext:value-type="float">
            <text:p>525.46</text:p>
          </table:table-cell>
          <table:table-cell table:style-name="ce188"/>
          <table:table-cell table:style-name="ce184"/>
          <table:table-cell table:style-name="ce447" table:formula="of:=([.L48]*(1-[.$Q$10])*(1-[.$Q$11]))" office:value-type="float" office:value="248.6304" calcext:value-type="float">
            <text:p>248.63</text:p>
          </table:table-cell>
          <table:table-cell table:style-name="ce360" table:formula="of:=[.P48]*1.23" office:value-type="float" office:value="305.815392" calcext:value-type="float">
            <text:p>305.82</text:p>
          </table:table-cell>
          <table:table-cell table:style-name="ce455"/>
          <table:table-cell table:number-columns-repeated="46"/>
        </table:table-row>
        <table:table-row table:style-name="ro4">
          <table:table-cell table:style-name="ce19"/>
          <table:table-cell table:style-name="ce51"/>
          <table:table-cell table:style-name="ce1"/>
          <table:table-cell table:style-name="ce28"/>
          <table:table-cell table:style-name="ce188"/>
          <table:covered-table-cell table:style-name="ce143"/>
          <table:table-cell table:style-name="ce158"/>
          <table:table-cell table:style-name="ce177" table:number-columns-repeated="3"/>
          <table:table-cell table:style-name="ce232"/>
          <table:table-cell table:style-name="ce188"/>
          <table:table-cell table:style-name="ce361"/>
          <table:table-cell table:style-name="ce188"/>
          <table:table-cell table:style-name="ce184"/>
          <table:table-cell table:style-name="ce28"/>
          <table:table-cell table:style-name="ce361"/>
          <table:table-cell table:style-name="ce455"/>
          <table:table-cell table:number-columns-repeated="46"/>
        </table:table-row>
        <table:table-row table:style-name="ro13">
          <table:table-cell table:style-name="ce20" office:value-type="float" office:value="1.35" calcext:value-type="float">
            <text:p>1.35</text:p>
          </table:table-cell>
          <table:table-cell table:style-name="ce56" table:formula="of:=[.A50]+([.A50]*0.2)" office:value-type="float" office:value="1.62" calcext:value-type="float">
            <text:p>1.62</text:p>
          </table:table-cell>
          <table:table-cell table:style-name="ce1"/>
          <table:table-cell table:style-name="ce28"/>
          <table:table-cell table:style-name="ce88"/>
          <table:covered-table-cell table:style-name="ce103"/>
          <table:table-cell table:style-name="ce141" office:value-type="string" calcext:value-type="string">
            <text:p>UKS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31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50]*(([.$H$6]+[.$J$6])*2)" office:value-type="float" office:value="576.72" calcext:value-type="float">
            <text:p>576.72</text:p>
          </table:table-cell>
          <table:table-cell table:style-name="ce360" table:formula="of:=[.L50]*1.23" office:value-type="float" office:value="709.3656" calcext:value-type="float">
            <text:p>709.37</text:p>
          </table:table-cell>
          <table:table-cell table:style-name="ce188"/>
          <table:table-cell table:style-name="ce184"/>
          <table:table-cell table:style-name="ce447" table:formula="of:=([.L50]*(1-[.$Q$10])*(1-[.$Q$11]))" office:value-type="float" office:value="335.65104" calcext:value-type="float">
            <text:p>335.65</text:p>
          </table:table-cell>
          <table:table-cell table:style-name="ce360" table:formula="of:=[.P50]*1.23" office:value-type="float" office:value="412.8507792" calcext:value-type="float">
            <text:p>412.85</text:p>
          </table:table-cell>
          <table:table-cell table:style-name="ce455"/>
          <table:table-cell table:number-columns-repeated="46"/>
        </table:table-row>
        <table:table-row table:style-name="ro18">
          <table:table-cell table:style-name="ce19"/>
          <table:table-cell table:style-name="ce51"/>
          <table:table-cell table:style-name="ce1"/>
          <table:table-cell table:style-name="ce28"/>
          <table:table-cell table:style-name="ce188"/>
          <table:covered-table-cell table:style-name="ce103"/>
          <table:table-cell table:style-name="ce158"/>
          <table:table-cell table:style-name="ce177" table:number-columns-repeated="3"/>
          <table:table-cell table:style-name="ce232"/>
          <table:table-cell table:style-name="ce188"/>
          <table:table-cell table:style-name="ce361"/>
          <table:table-cell table:style-name="ce188"/>
          <table:table-cell table:style-name="ce184"/>
          <table:table-cell table:style-name="ce28"/>
          <table:table-cell table:style-name="ce361"/>
          <table:table-cell table:style-name="ce455"/>
          <table:table-cell table:number-columns-repeated="46"/>
        </table:table-row>
        <table:table-row table:style-name="ro13">
          <table:table-cell table:style-name="ce20" office:value-type="float" office:value="0.62" calcext:value-type="float">
            <text:p>0.62</text:p>
          </table:table-cell>
          <table:table-cell table:style-name="ce61" table:formula="of:=[.A52]+([.A52]*0.2)" office:value-type="float" office:value="0.744" calcext:value-type="float">
            <text:p>0.74</text:p>
          </table:table-cell>
          <table:table-cell table:style-name="ce1"/>
          <table:table-cell table:style-name="ce28"/>
          <table:table-cell table:style-name="ce88"/>
          <table:covered-table-cell table:style-name="ce103"/>
          <table:table-cell table:style-name="ce159" office:value-type="string" calcext:value-type="string">
            <text:p>UTB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00" calcext:value-type="float">
            <text:p>100</text:p>
          </table:table-cell>
          <table:table-cell table:style-name="ce231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52]*(([.$H$6]+[.$J$6])*2)" office:value-type="float" office:value="264.864" calcext:value-type="float">
            <text:p>264.86</text:p>
          </table:table-cell>
          <table:table-cell table:style-name="ce360" table:formula="of:=[.L52]*1.23" office:value-type="float" office:value="325.78272" calcext:value-type="float">
            <text:p>325.78</text:p>
          </table:table-cell>
          <table:table-cell table:style-name="ce188"/>
          <table:table-cell table:style-name="ce184"/>
          <table:table-cell table:style-name="ce447" table:formula="of:=([.L52]*(1-[.$Q$10])*(1-[.$Q$11]))" office:value-type="float" office:value="154.150848" calcext:value-type="float">
            <text:p>154.15</text:p>
          </table:table-cell>
          <table:table-cell table:style-name="ce360" table:formula="of:=[.P52]*1.23" office:value-type="float" office:value="189.60554304" calcext:value-type="float">
            <text:p>189.61</text:p>
          </table:table-cell>
          <table:table-cell table:style-name="ce455"/>
          <table:table-cell table:number-columns-repeated="46"/>
        </table:table-row>
        <table:table-row table:style-name="ro18">
          <table:table-cell table:style-name="ce19"/>
          <table:table-cell table:style-name="ce51"/>
          <table:table-cell table:style-name="ce1"/>
          <table:table-cell table:style-name="ce28"/>
          <table:table-cell table:style-name="ce188"/>
          <table:covered-table-cell table:style-name="ce103"/>
          <table:table-cell table:style-name="ce158"/>
          <table:table-cell table:style-name="ce177" table:number-columns-repeated="3"/>
          <table:table-cell table:style-name="ce232"/>
          <table:table-cell table:style-name="ce188"/>
          <table:table-cell table:style-name="ce361"/>
          <table:table-cell table:style-name="ce188"/>
          <table:table-cell table:style-name="ce184"/>
          <table:table-cell table:style-name="ce28"/>
          <table:table-cell table:style-name="ce361"/>
          <table:table-cell table:style-name="ce455"/>
          <table:table-cell table:number-columns-repeated="46"/>
        </table:table-row>
        <table:table-row table:style-name="ro13">
          <table:table-cell table:style-name="ce20" office:value-type="float" office:value="0.41" calcext:value-type="float">
            <text:p>0.41</text:p>
          </table:table-cell>
          <table:table-cell table:style-name="ce61" table:formula="of:=[.A54]+([.A54]*0.2)" office:value-type="float" office:value="0.492" calcext:value-type="float">
            <text:p>0.49</text:p>
          </table:table-cell>
          <table:table-cell table:style-name="ce1"/>
          <table:table-cell table:style-name="ce28"/>
          <table:table-cell table:style-name="ce88"/>
          <table:covered-table-cell table:style-name="ce104"/>
          <table:table-cell table:style-name="ce160" office:value-type="string" calcext:value-type="string">
            <text:p>AKP</text:p>
          </table:table-cell>
          <table:table-cell table:style-name="ce195" table:formula="of:=[.$H$6]" office:value-type="float" office:value="78" calcext:value-type="float">
            <text:p>78</text:p>
          </table:table-cell>
          <table:table-cell table:style-name="ce195" office:value-type="string" calcext:value-type="string">
            <text:p>x</text:p>
          </table:table-cell>
          <table:table-cell table:style-name="ce195" table:formula="of:=[.$J$6]" office:value-type="float" office:value="100" calcext:value-type="float">
            <text:p>100</text:p>
          </table:table-cell>
          <table:table-cell table:style-name="ce233" table:formula="of:=IF([.AB$12]&gt;0;&quot;OK&quot;;&quot;NIE WYKONAMY&quot;)" office:value-type="string" office:string-value="OK" calcext:value-type="string">
            <text:p>OK</text:p>
          </table:table-cell>
          <table:table-cell table:style-name="ce319" table:formula="of:=[.B54]*(([.$H$6]+[.$J$6])*2)" office:value-type="float" office:value="175.152" calcext:value-type="float">
            <text:p>175.15</text:p>
          </table:table-cell>
          <table:table-cell table:style-name="ce362" table:formula="of:=[.L54]*1.23" office:value-type="float" office:value="215.43696" calcext:value-type="float">
            <text:p>215.44</text:p>
          </table:table-cell>
          <table:table-cell table:style-name="ce188"/>
          <table:table-cell table:style-name="ce184"/>
          <table:table-cell table:style-name="ce449" table:formula="of:=([.L54]*(1-[.$Q$10])*(1-[.$Q$11]))" office:value-type="float" office:value="101.938464" calcext:value-type="float">
            <text:p>101.94</text:p>
          </table:table-cell>
          <table:table-cell table:style-name="ce362" table:formula="of:=[.P54]*1.23" office:value-type="float" office:value="125.38431072" calcext:value-type="float">
            <text:p>125.38</text:p>
          </table:table-cell>
          <table:table-cell table:style-name="ce455"/>
          <table:table-cell table:number-columns-repeated="46"/>
        </table:table-row>
        <table:table-row table:style-name="ro7">
          <table:table-cell table:style-name="ce25"/>
          <table:table-cell table:style-name="ce10"/>
          <table:table-cell table:style-name="ce1"/>
          <table:table-cell table:style-name="ce70"/>
          <table:table-cell table:style-name="ce89"/>
          <table:table-cell table:style-name="ce50"/>
          <table:table-cell table:style-name="ce89" table:number-columns-repeated="4"/>
          <table:table-cell table:style-name="ce236"/>
          <table:table-cell table:style-name="ce300" table:number-columns-repeated="2"/>
          <table:table-cell table:style-name="ce364"/>
          <table:table-cell table:style-name="ce408" table:number-columns-repeated="3"/>
          <table:table-cell table:style-name="ce456"/>
          <table:table-cell table:number-columns-repeated="46"/>
        </table:table-row>
        <table:table-row table:style-name="ro7" table:number-rows-repeated="1048520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DREWNO.K1:DREWNO.K43 DREWNO.K55:DREWNO.K1048576">
            <calcext:condition calcext:apply-style-name="Bez tytułu1" calcext:value="=&quot;OK&quot;" calcext:base-cell-address="DREWNO.K1"/>
            <calcext:condition calcext:apply-style-name="Bez tytułu2" calcext:value="=&quot;NIE WYKONAMY&quot;" calcext:base-cell-address="DREWNO.K1"/>
          </calcext:conditional-format>
          <calcext:conditional-format calcext:target-range-address="DREWNO.K44:DREWNO.K54">
            <calcext:condition calcext:apply-style-name="Bez tytułu3" calcext:value="=&quot;OK&quot;" calcext:base-cell-address="DREWNO.K42"/>
            <calcext:condition calcext:apply-style-name="Bez tytułu4" calcext:value="=&quot;NIE WYKONAMY&quot;" calcext:base-cell-address="DREWNO.K42"/>
          </calcext:conditional-format>
        </calcext:conditional-formats>
      </table:table>
      <table:table table:name="PVC" table:style-name="ta2" table:print="false">
        <office:forms form:automatic-focus="false" form:apply-design-mode="false"/>
        <table:table-column table:style-name="co18" table:default-cell-style-name="ce2"/>
        <table:table-column table:style-name="co19" table:default-cell-style-name="ce170"/>
        <table:table-column table:style-name="co20" table:default-cell-style-name="ce205"/>
        <table:table-column table:style-name="co4" table:default-cell-style-name="ce170"/>
        <table:table-column table:style-name="co5" table:default-cell-style-name="ce205"/>
        <table:table-column table:style-name="co21" table:default-cell-style-name="ce131"/>
        <table:table-column table:style-name="co22" table:default-cell-style-name="ce205"/>
        <table:table-column table:style-name="co23" table:default-cell-style-name="ce205"/>
        <table:table-column table:style-name="co3" table:default-cell-style-name="ce205"/>
        <table:table-column table:style-name="co24" table:default-cell-style-name="ce205"/>
        <table:table-column table:style-name="co25" table:default-cell-style-name="ce540"/>
        <table:table-column table:style-name="co11" table:default-cell-style-name="ce320"/>
        <table:table-column table:style-name="co26" table:default-cell-style-name="ce320"/>
        <table:table-column table:style-name="co13" table:default-cell-style-name="ce170"/>
        <table:table-column table:style-name="co14" table:default-cell-style-name="ce137"/>
        <table:table-column table:style-name="co15" table:number-columns-repeated="2" table:default-cell-style-name="ce137"/>
        <table:table-column table:style-name="co4" table:default-cell-style-name="ce137"/>
        <table:table-column table:style-name="co16" table:number-columns-repeated="8" table:default-cell-style-name="ce137"/>
        <table:table-column table:style-name="co16" table:visibility="collapse" table:number-columns-repeated="2" table:default-cell-style-name="ce137"/>
        <table:table-column table:style-name="co16" table:number-columns-repeated="36" table:default-cell-style-name="ce137"/>
        <table:table-row table:style-name="ro1">
          <table:table-cell table:style-name="ce1"/>
          <table:table-cell table:style-name="ce173"/>
          <table:table-cell table:style-name="ce1"/>
          <table:table-cell table:style-name="ce169"/>
          <table:table-cell table:style-name="ce173"/>
          <table:table-cell table:style-name="ce41"/>
          <table:table-cell table:style-name="ce173" table:number-columns-repeated="4"/>
          <table:table-cell table:style-name="ce522"/>
          <table:table-cell table:style-name="ce173" table:number-columns-repeated="2"/>
          <table:table-cell table:style-name="ce169"/>
          <table:table-cell table:style-name="ce173" table:number-columns-repeated="4"/>
          <table:table-cell table:number-columns-repeated="46"/>
        </table:table-row>
        <table:table-row table:style-name="ro2">
          <table:table-cell/>
          <table:table-cell table:style-name="ce9" office:value-type="float" office:value="2020" calcext:value-type="float">
            <text:p>2020</text:p>
          </table:table-cell>
          <table:table-cell table:style-name="ce1"/>
          <table:table-cell table:style-name="ce49" office:value-type="string" calcext:value-type="string" table:number-columns-spanned="15" table:number-rows-spanned="1">
            <text:p>KALKULATOR DO CEN DETALICZNYCH OKIEN O NIESTANDARDOWYM ROZMIARZE – OKNA PVC 15.04.2020</text:p>
          </table:table-cell>
          <table:covered-table-cell table:number-columns-repeated="6" table:style-name="ce49"/>
          <table:covered-table-cell table:style-name="ce525"/>
          <table:covered-table-cell table:number-columns-repeated="7" table:style-name="ce49"/>
          <table:table-cell table:number-columns-repeated="7"/>
          <table:table-cell table:style-name="ce205" office:value-type="string" calcext:value-type="string">
            <text:p>X</text:p>
          </table:table-cell>
          <table:table-cell table:number-columns-repeated="38"/>
        </table:table-row>
        <table:table-row table:style-name="ro21">
          <table:table-cell table:style-name="ce3"/>
          <table:table-cell table:style-name="ce169"/>
          <table:table-cell table:style-name="ce171"/>
          <table:table-cell table:style-name="ce54" office:value-type="string" calcext:value-type="string" table:number-columns-spanned="15" table:number-rows-spanned="1">
            <text:p>DOKUMENT POUFNY !!!!!!</text:p>
          </table:table-cell>
          <table:covered-table-cell table:number-columns-repeated="6" table:style-name="ce54"/>
          <table:covered-table-cell table:style-name="ce526"/>
          <table:covered-table-cell table:number-columns-repeated="7" table:style-name="ce54"/>
          <table:table-cell table:number-columns-repeated="46"/>
        </table:table-row>
        <table:table-row table:style-name="ro11">
          <table:table-cell table:style-name="ce4"/>
          <table:table-cell table:style-name="ce11"/>
          <table:table-cell table:style-name="ce171"/>
          <table:table-cell table:style-name="ce292"/>
          <table:table-cell table:style-name="ce99"/>
          <table:table-cell table:style-name="ce178" table:number-columns-repeated="5"/>
          <table:table-cell table:style-name="ce468"/>
          <table:table-cell table:style-name="ce99"/>
          <table:table-cell table:style-name="ce401" office:value-type="string" calcext:value-type="string" table:number-columns-spanned="6" table:number-rows-spanned="4">
            <text:p>ZAKRESY GRANICZNE WYMIARU NIESTANDARDOWEGO - MOŻLIWOŚĆ REALIZACJI UZGODNIĆ Z PRODUKCJĄ </text:p>
          </table:table-cell>
          <table:covered-table-cell table:number-columns-repeated="4" table:style-name="ce133"/>
          <table:covered-table-cell table:style-name="ce401"/>
          <table:table-cell table:style-name="ce12" table:number-columns-repeated="46"/>
        </table:table-row>
        <table:table-row table:style-name="ro5">
          <table:table-cell table:style-name="ce4"/>
          <table:table-cell table:style-name="ce11"/>
          <table:table-cell table:style-name="ce171"/>
          <table:table-cell table:style-name="ce293"/>
          <table:table-cell table:style-name="ce100"/>
          <table:table-cell table:style-name="ce42" office:value-type="string" calcext:value-type="string" table:number-columns-spanned="2" table:number-rows-spanned="2">
            <text:p>WPISZ ROZMIAR OKNA <text:span text:style-name="T1">[cm] </text:span><text:span text:style-name="T2">z zachowaniem wymiaru granicznego</text:span></text:p>
          </table:table-cell>
          <table:covered-table-cell table:style-name="ce52"/>
          <table:table-cell table:style-name="ce65" office:value-type="string" calcext:value-type="string">
            <text:p>SZER.</text:p>
          </table:table-cell>
          <table:table-cell table:style-name="ce74" office:value-type="string" calcext:value-type="string">
            <text:p>x</text:p>
          </table:table-cell>
          <table:table-cell table:style-name="ce76" office:value-type="string" calcext:value-type="string">
            <text:p>WYS.</text:p>
          </table:table-cell>
          <table:table-cell table:style-name="ce528"/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22">
          <table:table-cell table:style-name="ce4"/>
          <table:table-cell table:style-name="ce11"/>
          <table:table-cell table:style-name="ce171"/>
          <table:table-cell table:style-name="ce293"/>
          <table:table-cell table:style-name="ce100"/>
          <table:covered-table-cell table:style-name="ce43"/>
          <table:covered-table-cell table:style-name="ce53"/>
          <table:table-cell table:style-name="ce309" office:value-type="float" office:value="78" calcext:value-type="float">
            <text:p>78</text:p>
          </table:table-cell>
          <table:table-cell table:style-name="ce312" office:value-type="string" calcext:value-type="string">
            <text:p>X</text:p>
          </table:table-cell>
          <table:table-cell table:style-name="ce313" office:value-type="float" office:value="118" calcext:value-type="float">
            <text:p>118</text:p>
          </table:table-cell>
          <table:table-cell table:style-name="ce528"/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7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4"/>
          <table:table-cell table:style-name="ce470"/>
          <table:table-cell table:style-name="ce101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7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4"/>
          <table:table-cell table:style-name="ce470"/>
          <table:table-cell table:style-name="ce101" table:number-columns-repeated="2"/>
          <table:table-cell table:style-name="ce176"/>
          <table:table-cell table:style-name="ce135" table:number-columns-repeated="3"/>
          <table:table-cell table:style-name="ce153"/>
          <table:table-cell table:style-name="ce12" table:number-columns-repeated="46"/>
        </table:table-row>
        <table:table-row table:style-name="ro9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4"/>
          <table:table-cell table:style-name="ce470"/>
          <table:table-cell table:style-name="ce101" table:number-columns-repeated="2"/>
          <table:table-cell table:style-name="ce176"/>
          <table:table-cell table:style-name="ce135"/>
          <table:table-cell table:style-name="ce50" office:value-type="string" calcext:value-type="string" table:number-columns-spanned="2" table:number-rows-spanned="1">
            <text:p>WPISZ</text:p>
          </table:table-cell>
          <table:covered-table-cell table:style-name="ce50"/>
          <table:table-cell table:style-name="ce153"/>
          <table:table-cell table:style-name="ce12" table:number-columns-repeated="46"/>
        </table:table-row>
        <table:table-row table:style-name="ro23">
          <table:table-cell table:style-name="ce4"/>
          <table:table-cell table:style-name="ce11"/>
          <table:table-cell table:style-name="ce171"/>
          <table:table-cell table:style-name="ce174"/>
          <table:table-cell table:style-name="ce34" office:value-type="string" calcext:value-type="string" table:number-columns-spanned="9" table:number-rows-spanned="1">
            <text:p>oblachowanie standardowe RAL 7022</text:p>
          </table:table-cell>
          <table:covered-table-cell table:number-columns-repeated="5" table:style-name="ce185"/>
          <table:covered-table-cell table:style-name="ce530"/>
          <table:covered-table-cell table:style-name="ce185"/>
          <table:covered-table-cell table:style-name="ce117"/>
          <table:table-cell table:style-name="ce176"/>
          <table:table-cell table:style-name="ce135"/>
          <table:table-cell table:style-name="ce138" office:value-type="string" calcext:value-type="string">
            <text:p>RABAT HANDLOWY</text:p>
          </table:table-cell>
          <table:table-cell table:style-name="ce339" office:value-type="percentage" office:value="0.4" calcext:value-type="percentage">
            <text:p>40%</text:p>
          </table:table-cell>
          <table:table-cell table:style-name="ce153"/>
          <table:table-cell table:style-name="ce12" table:number-columns-repeated="46"/>
        </table:table-row>
        <table:table-row table:style-name="ro23">
          <table:table-cell table:style-name="ce4"/>
          <table:table-cell table:style-name="ce11"/>
          <table:table-cell table:style-name="ce171"/>
          <table:table-cell table:style-name="ce174"/>
          <table:table-cell table:style-name="ce35" office:value-type="string" calcext:value-type="string" table:number-columns-spanned="9" table:number-rows-spanned="1">
            <text:p>ROZMIAR NIESTANDARDOWY</text:p>
          </table:table-cell>
          <table:covered-table-cell table:number-columns-repeated="5" table:style-name="ce186"/>
          <table:covered-table-cell table:style-name="ce531"/>
          <table:covered-table-cell table:style-name="ce186"/>
          <table:covered-table-cell table:style-name="ce118"/>
          <table:table-cell table:style-name="ce176"/>
          <table:table-cell table:style-name="ce135"/>
          <table:table-cell table:style-name="ce337" office:value-type="string" calcext:value-type="string">
            <text:p>RABAT PRZEDPŁATA</text:p>
          </table:table-cell>
          <table:table-cell table:style-name="ce340" office:value-type="percentage" office:value="0.03" calcext:value-type="percentage">
            <text:p>3%</text:p>
          </table:table-cell>
          <table:table-cell table:style-name="ce153"/>
          <table:table-cell table:style-name="ce12" table:number-columns-repeated="46"/>
        </table:table-row>
        <table:table-row table:style-name="ro24">
          <table:table-cell table:style-name="ce4"/>
          <table:table-cell table:style-name="ce13" office:value-type="string" calcext:value-type="string">
            <text:p>MNOŻNIK</text:p>
          </table:table-cell>
          <table:table-cell table:style-name="ce171"/>
          <table:table-cell table:style-name="ce174"/>
          <table:table-cell table:style-name="ce85" office:value-type="string" calcext:value-type="string" table:number-columns-spanned="2" table:number-rows-spanned="2">
            <text:p>GRUPA</text:p>
          </table:table-cell>
          <table:covered-table-cell table:style-name="ce85"/>
          <table:table-cell table:style-name="ce85" office:value-type="string" calcext:value-type="string" table:number-columns-spanned="1" table:number-rows-spanned="2">
            <text:p>PRODUKT</text:p>
          </table:table-cell>
          <table:table-cell table:style-name="ce85" office:value-type="string" calcext:value-type="string" table:number-columns-spanned="1" table:number-rows-spanned="2">
            <text:p>SZER.</text:p>
          </table:table-cell>
          <table:table-cell table:style-name="ce85" office:value-type="string" calcext:value-type="string" table:number-columns-spanned="1" table:number-rows-spanned="2">
            <text:p>x</text:p>
          </table:table-cell>
          <table:table-cell table:style-name="ce85" office:value-type="string" calcext:value-type="string" table:number-columns-spanned="1" table:number-rows-spanned="2">
            <text:p>WYS.</text:p>
          </table:table-cell>
          <table:table-cell table:style-name="ce532"/>
          <table:table-cell table:style-name="ce85" office:value-type="string" calcext:value-type="string" table:number-columns-spanned="2" table:number-rows-spanned="1">
            <text:p>CENA DETALICZNA</text:p>
          </table:table-cell>
          <table:covered-table-cell table:style-name="ce85"/>
          <table:table-cell table:style-name="ce176"/>
          <table:table-cell table:style-name="ce336"/>
          <table:table-cell table:style-name="ce85" office:value-type="string" calcext:value-type="string" table:number-columns-spanned="2" table:number-rows-spanned="1">
            <text:p>CENA PO RABACIE</text:p>
          </table:table-cell>
          <table:covered-table-cell table:style-name="ce85"/>
          <table:table-cell table:style-name="ce153"/>
          <table:table-cell table:style-name="ce12" table:number-columns-repeated="8"/>
          <table:table-cell table:style-name="ce12" office:value-type="string" calcext:value-type="string">
            <text:p>RAZEM</text:p>
          </table:table-cell>
          <table:table-cell table:style-name="ce12" table:formula="of:=SUM([.AB15:.AB33])" office:value-type="float" office:value="10" calcext:value-type="float">
            <text:p>10</text:p>
          </table:table-cell>
          <table:table-cell table:style-name="ce12" table:number-columns-repeated="36"/>
        </table:table-row>
        <table:table-row table:style-name="ro25">
          <table:table-cell table:style-name="ce4"/>
          <table:table-cell table:style-name="ce14" office:value-type="string" calcext:value-type="string">
            <text:p>1cm OBWODU</text:p>
          </table:table-cell>
          <table:table-cell table:style-name="ce171"/>
          <table:table-cell table:style-name="ce174"/>
          <table:covered-table-cell table:number-columns-repeated="6" table:style-name="ce85"/>
          <table:table-cell table:style-name="ce532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76"/>
          <table:table-cell table:style-name="ce336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53"/>
          <table:table-cell table:style-name="ce12" table:number-columns-repeated="8"/>
          <table:table-cell table:style-name="ce259" office:value-type="string" calcext:value-type="string">
            <text:p>TYP OKNA </text:p>
          </table:table-cell>
          <table:table-cell table:style-name="ce259" office:value-type="string" calcext:value-type="string">
            <text:p>MOZLIWOŚĆ WYKONANIA</text:p>
          </table:table-cell>
          <table:table-cell table:style-name="ce12" table:number-columns-repeated="36"/>
        </table:table-row>
        <table:table-row table:style-name="ro1">
          <table:table-cell table:style-name="ce3"/>
          <table:table-cell table:style-name="ce40"/>
          <table:table-cell table:style-name="ce171"/>
          <table:table-cell table:style-name="ce174"/>
          <table:table-cell table:style-name="ce38"/>
          <table:table-cell table:style-name="ce86"/>
          <table:table-cell table:style-name="ce301" table:number-columns-repeated="4"/>
          <table:table-cell table:style-name="ce474"/>
          <table:table-cell table:style-name="ce307"/>
          <table:table-cell table:style-name="ce333"/>
          <table:table-cell table:style-name="ce176"/>
          <table:table-cell table:style-name="ce184"/>
          <table:table-cell table:style-name="ce338"/>
          <table:table-cell table:style-name="ce335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6">
          <table:table-cell table:style-name="ce492" office:value-type="float" office:value="3.68" calcext:value-type="float">
            <text:p>3.68</text:p>
          </table:table-cell>
          <table:table-cell table:style-name="ce36" table:formula="of:=[.A15]+([.A15]*0.2)" office:value-type="float" office:value="4.416" calcext:value-type="float">
            <text:p>4.42</text:p>
          </table:table-cell>
          <table:table-cell table:style-name="ce171"/>
          <table:table-cell table:style-name="ce174"/>
          <table:table-cell table:style-name="ce86"/>
          <table:table-cell table:style-name="ce98" table:number-columns-spanned="1" table:number-rows-spanned="19"/>
          <table:table-cell table:style-name="ce302" office:value-type="string" calcext:value-type="string">
            <text:p>BGOV E2 </text:p>
          </table:table-cell>
          <table:table-cell table:style-name="ce163" table:formula="of:=[.$H$6]" office:value-type="float" office:value="78" calcext:value-type="float">
            <text:p>78</text:p>
          </table:table-cell>
          <table:table-cell table:style-name="ce163" office:value-type="string" calcext:value-type="string">
            <text:p>x</text:p>
          </table:table-cell>
          <table:table-cell table:style-name="ce163" table:formula="of:=[.$J$6]" office:value-type="float" office:value="118" calcext:value-type="float">
            <text:p>118</text:p>
          </table:table-cell>
          <table:table-cell table:style-name="ce534" table:formula="of:=IF([.AB15]=1;&quot;OK&quot;;&quot;NIE WYKONAMY&quot;)" office:value-type="string" office:string-value="OK" calcext:value-type="string">
            <text:p>OK</text:p>
          </table:table-cell>
          <table:table-cell table:style-name="ce316" table:formula="of:=[.B15]*(([.$H$6]+[.$J$6])*2)" office:value-type="float" office:value="1731.072" calcext:value-type="float">
            <text:p>1,731.07</text:p>
          </table:table-cell>
          <table:table-cell table:style-name="ce356" table:formula="of:=[.L15]*1.23" office:value-type="float" office:value="2129.21856" calcext:value-type="float">
            <text:p>2,129.22</text:p>
          </table:table-cell>
          <table:table-cell table:style-name="ce176"/>
          <table:table-cell table:style-name="ce184"/>
          <table:table-cell table:style-name="ce434" table:formula="of:=([.L15]*(1-[.$Q$10])*(1-[.$Q$11]))" office:value-type="float" office:value="1007.483904" calcext:value-type="float">
            <text:p>1,007.48</text:p>
          </table:table-cell>
          <table:table-cell table:style-name="ce356" table:formula="of:=[.P15]*1.23" office:value-type="float" office:value="1239.20520192" calcext:value-type="float">
            <text:p>1,239.21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BGOV E</text:p>
          </table:table-cell>
          <table:table-cell table:style-name="ce259" table:formula="of:=VLOOKUP([.AA15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7">
          <table:table-cell table:style-name="ce492" office:value-type="float" office:value="3.87" calcext:value-type="float">
            <text:p>3.87</text:p>
          </table:table-cell>
          <table:table-cell table:style-name="ce36" table:formula="of:=[.A17]+([.A17]*0.2)" office:value-type="float" office:value="4.644" calcext:value-type="float">
            <text:p>4.64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OV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17]=1;&quot;OK&quot;;&quot;NIE WYKONAMY&quot;)" office:value-type="string" office:string-value="OK" calcext:value-type="string">
            <text:p>OK</text:p>
          </table:table-cell>
          <table:table-cell table:style-name="ce317" table:formula="of:=[.B17]*(([.$H$6]+[.$J$6])*2)" office:value-type="float" office:value="1820.448" calcext:value-type="float">
            <text:p>1,820.45</text:p>
          </table:table-cell>
          <table:table-cell table:style-name="ce360" table:formula="of:=[.L17]*1.23" office:value-type="float" office:value="2239.15104" calcext:value-type="float">
            <text:p>2,239.15</text:p>
          </table:table-cell>
          <table:table-cell table:style-name="ce176"/>
          <table:table-cell table:style-name="ce184"/>
          <table:table-cell table:style-name="ce447" table:formula="of:=([.L17]*(1-[.$Q$10])*(1-[.$Q$11]))" office:value-type="float" office:value="1059.500736" calcext:value-type="float">
            <text:p>1,059.50</text:p>
          </table:table-cell>
          <table:table-cell table:style-name="ce360" table:formula="of:=[.P17]*1.23" office:value-type="float" office:value="1303.18590528" calcext:value-type="float">
            <text:p>1,303.19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OV E</text:p>
          </table:table-cell>
          <table:table-cell table:style-name="ce259" table:formula="of:=VLOOKUP([.AA17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7">
          <table:table-cell table:style-name="ce492" office:value-type="float" office:value="9.63" calcext:value-type="float">
            <text:p>9.63</text:p>
          </table:table-cell>
          <table:table-cell table:style-name="ce36" table:formula="of:=[.A19]+([.A19]*0.2)" office:value-type="float" office:value="11.556" calcext:value-type="float">
            <text:p>11.56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C1 V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19]=1;&quot;OK&quot;;&quot;NIE WYKONAMY&quot;)" office:value-type="string" office:string-value="OK" calcext:value-type="string">
            <text:p>OK</text:p>
          </table:table-cell>
          <table:table-cell table:style-name="ce317" table:formula="of:=[.B19]*(([.$H$6]+[.$J$6])*2)" office:value-type="float" office:value="4529.952" calcext:value-type="float">
            <text:p>4,529.95</text:p>
          </table:table-cell>
          <table:table-cell table:style-name="ce360" table:formula="of:=[.L19]*1.23" office:value-type="float" office:value="5571.84096" calcext:value-type="float">
            <text:p>5,571.84</text:p>
          </table:table-cell>
          <table:table-cell table:style-name="ce176"/>
          <table:table-cell table:style-name="ce184"/>
          <table:table-cell table:style-name="ce447" table:formula="of:=([.L19]*(1-[.$Q$10])*(1-[.$Q$11]))" office:value-type="float" office:value="2636.432064" calcext:value-type="float">
            <text:p>2,636.43</text:p>
          </table:table-cell>
          <table:table-cell table:style-name="ce360" table:formula="of:=[.P19]*1.23" office:value-type="float" office:value="3242.81143872" calcext:value-type="float">
            <text:p>3,242.81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CV1 E</text:p>
          </table:table-cell>
          <table:table-cell table:style-name="ce259" table:formula="of:=VLOOKUP([.AA19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6.5" calcext:value-type="float">
            <text:p>6.5</text:p>
          </table:table-cell>
          <table:table-cell table:style-name="ce36" table:formula="of:=[.A21]+([.A21]*0.2)" office:value-type="float" office:value="7.8" calcext:value-type="float">
            <text:p>7.80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C2 V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21]=1;&quot;OK&quot;;&quot;NIE WYKONAMY&quot;)" office:value-type="string" office:string-value="OK" calcext:value-type="string">
            <text:p>OK</text:p>
          </table:table-cell>
          <table:table-cell table:style-name="ce317" table:formula="of:=[.B21]*(([.$H$6]+[.$J$6])*2)" office:value-type="float" office:value="3057.6" calcext:value-type="float">
            <text:p>3,057.60</text:p>
          </table:table-cell>
          <table:table-cell table:style-name="ce360" table:formula="of:=[.L21]*1.23" office:value-type="float" office:value="3760.848" calcext:value-type="float">
            <text:p>3,760.85</text:p>
          </table:table-cell>
          <table:table-cell table:style-name="ce176"/>
          <table:table-cell table:style-name="ce184"/>
          <table:table-cell table:style-name="ce447" table:formula="of:=([.L21]*(1-[.$Q$10])*(1-[.$Q$11]))" office:value-type="float" office:value="1779.5232" calcext:value-type="float">
            <text:p>1,779.52</text:p>
          </table:table-cell>
          <table:table-cell table:style-name="ce360" table:formula="of:=[.P21]*1.23" office:value-type="float" office:value="2188.813536" calcext:value-type="float">
            <text:p>2,188.81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CV2 E</text:p>
          </table:table-cell>
          <table:table-cell table:style-name="ce259" table:formula="of:=VLOOKUP([.AA21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5.72" calcext:value-type="float">
            <text:p>5.72</text:p>
          </table:table-cell>
          <table:table-cell table:style-name="ce36" table:formula="of:=[.A23]+([.A23]*0.2)" office:value-type="float" office:value="6.864" calcext:value-type="float">
            <text:p>6.86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KV E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23]=1;&quot;OK&quot;;&quot;NIE WYKONAMY&quot;)" office:value-type="string" office:string-value="OK" calcext:value-type="string">
            <text:p>OK</text:p>
          </table:table-cell>
          <table:table-cell table:style-name="ce317" table:formula="of:=[.B23]*(([.$H$6]+[.$J$6])*2)" office:value-type="float" office:value="2690.688" calcext:value-type="float">
            <text:p>2,690.69</text:p>
          </table:table-cell>
          <table:table-cell table:style-name="ce360" table:formula="of:=[.L23]*1.23" office:value-type="float" office:value="3309.54624" calcext:value-type="float">
            <text:p>3,309.55</text:p>
          </table:table-cell>
          <table:table-cell table:style-name="ce176"/>
          <table:table-cell table:style-name="ce184"/>
          <table:table-cell table:style-name="ce447" table:formula="of:=([.L23]*(1-[.$Q$10])*(1-[.$Q$11]))" office:value-type="float" office:value="1565.980416" calcext:value-type="float">
            <text:p>1,565.98</text:p>
          </table:table-cell>
          <table:table-cell table:style-name="ce360" table:formula="of:=[.P23]*1.23" office:value-type="float" office:value="1926.15591168" calcext:value-type="float">
            <text:p>1,926.16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KV E</text:p>
          </table:table-cell>
          <table:table-cell table:style-name="ce259" table:formula="of:=VLOOKUP([.AA23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4.74" calcext:value-type="float">
            <text:p>4.74</text:p>
          </table:table-cell>
          <table:table-cell table:style-name="ce36" table:formula="of:=[.A25]+([.A25]*0.2)" office:value-type="float" office:value="5.688" calcext:value-type="float">
            <text:p>5.69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OV N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25]=1;&quot;OK&quot;;&quot;NIE WYKONAMY&quot;)" office:value-type="string" office:string-value="OK" calcext:value-type="string">
            <text:p>OK</text:p>
          </table:table-cell>
          <table:table-cell table:style-name="ce317" table:formula="of:=[.B25]*(([.$H$6]+[.$J$6])*2)" office:value-type="float" office:value="2229.696" calcext:value-type="float">
            <text:p>2,229.70</text:p>
          </table:table-cell>
          <table:table-cell table:style-name="ce360" table:formula="of:=[.L25]*1.23" office:value-type="float" office:value="2742.52608" calcext:value-type="float">
            <text:p>2,742.53</text:p>
          </table:table-cell>
          <table:table-cell table:style-name="ce176"/>
          <table:table-cell table:style-name="ce184"/>
          <table:table-cell table:style-name="ce447" table:formula="of:=([.L25]*(1-[.$Q$10])*(1-[.$Q$11]))" office:value-type="float" office:value="1297.683072" calcext:value-type="float">
            <text:p>1,297.68</text:p>
          </table:table-cell>
          <table:table-cell table:style-name="ce360" table:formula="of:=[.P25]*1.23" office:value-type="float" office:value="1596.15017856" calcext:value-type="float">
            <text:p>1,596.15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OV N</text:p>
          </table:table-cell>
          <table:table-cell table:style-name="ce259" table:formula="of:=VLOOKUP([.AA25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5.38" calcext:value-type="float">
            <text:p>5.38</text:p>
          </table:table-cell>
          <table:table-cell table:style-name="ce36" table:formula="of:=[.A27]+([.A27]*0.2)" office:value-type="float" office:value="6.456" calcext:value-type="float">
            <text:p>6.46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OV N23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27]=1;&quot;OK&quot;;&quot;NIE WYKONAMY&quot;)" office:value-type="string" office:string-value="OK" calcext:value-type="string">
            <text:p>OK</text:p>
          </table:table-cell>
          <table:table-cell table:style-name="ce317" table:formula="of:=[.B27]*(([.$H$6]+[.$J$6])*2)" office:value-type="float" office:value="2530.752" calcext:value-type="float">
            <text:p>2,530.75</text:p>
          </table:table-cell>
          <table:table-cell table:style-name="ce360" table:formula="of:=[.L27]*1.23" office:value-type="float" office:value="3112.82496" calcext:value-type="float">
            <text:p>3,112.82</text:p>
          </table:table-cell>
          <table:table-cell table:style-name="ce176"/>
          <table:table-cell table:style-name="ce184"/>
          <table:table-cell table:style-name="ce447" table:formula="of:=([.L27]*(1-[.$Q$10])*(1-[.$Q$11]))" office:value-type="float" office:value="1472.897664" calcext:value-type="float">
            <text:p>1,472.90</text:p>
          </table:table-cell>
          <table:table-cell table:style-name="ce360" table:formula="of:=[.P27]*1.23" office:value-type="float" office:value="1811.66412672" calcext:value-type="float">
            <text:p>1,811.66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OV N</text:p>
          </table:table-cell>
          <table:table-cell table:style-name="ce259" table:formula="of:=VLOOKUP([.AA27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10.34" calcext:value-type="float">
            <text:p>10.34</text:p>
          </table:table-cell>
          <table:table-cell table:style-name="ce36" table:formula="of:=[.A29]+([.A29]*0.2)" office:value-type="float" office:value="12.408" calcext:value-type="float">
            <text:p>12.41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C1 V I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29]=1;&quot;OK&quot;;&quot;NIE WYKONAMY&quot;)" office:value-type="string" office:string-value="OK" calcext:value-type="string">
            <text:p>OK</text:p>
          </table:table-cell>
          <table:table-cell table:style-name="ce317" table:formula="of:=[.B29]*(([.$H$6]+[.$J$6])*2)" office:value-type="float" office:value="4863.936" calcext:value-type="float">
            <text:p>4,863.94</text:p>
          </table:table-cell>
          <table:table-cell table:style-name="ce360" table:formula="of:=[.L29]*1.23" office:value-type="float" office:value="5982.64128" calcext:value-type="float">
            <text:p>5,982.64</text:p>
          </table:table-cell>
          <table:table-cell table:style-name="ce176"/>
          <table:table-cell table:style-name="ce184"/>
          <table:table-cell table:style-name="ce447" table:formula="of:=([.L29]*(1-[.$Q$10])*(1-[.$Q$11]))" office:value-type="float" office:value="2830.810752" calcext:value-type="float">
            <text:p>2,830.81</text:p>
          </table:table-cell>
          <table:table-cell table:style-name="ce360" table:formula="of:=[.P29]*1.23" office:value-type="float" office:value="3481.89722496" calcext:value-type="float">
            <text:p>3,481.90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CV1 I</text:p>
          </table:table-cell>
          <table:table-cell table:style-name="ce259" table:formula="of:=VLOOKUP([.AA29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7.25" calcext:value-type="float">
            <text:p>7.25</text:p>
          </table:table-cell>
          <table:table-cell table:style-name="ce36" table:formula="of:=[.A31]+([.A31]*0.2)" office:value-type="float" office:value="8.7" calcext:value-type="float">
            <text:p>8.70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4" office:value-type="string" calcext:value-type="string">
            <text:p>IGC2 V I22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118" calcext:value-type="float">
            <text:p>118</text:p>
          </table:table-cell>
          <table:table-cell table:style-name="ce535" table:formula="of:=IF([.AB31]=1;&quot;OK&quot;;&quot;NIE WYKONAMY&quot;)" office:value-type="string" office:string-value="OK" calcext:value-type="string">
            <text:p>OK</text:p>
          </table:table-cell>
          <table:table-cell table:style-name="ce317" table:formula="of:=[.B31]*(([.$H$6]+[.$J$6])*2)" office:value-type="float" office:value="3410.4" calcext:value-type="float">
            <text:p>3,410.40</text:p>
          </table:table-cell>
          <table:table-cell table:style-name="ce360" table:formula="of:=[.L31]*1.23" office:value-type="float" office:value="4194.792" calcext:value-type="float">
            <text:p>4,194.79</text:p>
          </table:table-cell>
          <table:table-cell table:style-name="ce176"/>
          <table:table-cell table:style-name="ce184"/>
          <table:table-cell table:style-name="ce447" table:formula="of:=([.L31]*(1-[.$Q$10])*(1-[.$Q$11]))" office:value-type="float" office:value="1984.8528" calcext:value-type="float">
            <text:p>1,984.85</text:p>
          </table:table-cell>
          <table:table-cell table:style-name="ce360" table:formula="of:=[.P31]*1.23" office:value-type="float" office:value="2441.368944" calcext:value-type="float">
            <text:p>2,441.37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CV2 I</text:p>
          </table:table-cell>
          <table:table-cell table:style-name="ce259" table:formula="of:=VLOOKUP([.AA31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7"/>
          <table:table-cell table:style-name="ce171"/>
          <table:table-cell table:style-name="ce174"/>
          <table:table-cell table:style-name="ce86"/>
          <table:covered-table-cell table:style-name="ce294"/>
          <table:table-cell table:style-name="ce303"/>
          <table:table-cell table:style-name="ce167" table:number-columns-repeated="3"/>
          <table:table-cell table:style-name="ce53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479"/>
          <table:table-cell table:style-name="ce259"/>
          <table:table-cell table:number-columns-repeated="36"/>
        </table:table-row>
        <table:table-row table:style-name="ro27">
          <table:table-cell table:style-name="ce492" office:value-type="float" office:value="6.83" calcext:value-type="float">
            <text:p>6.83</text:p>
          </table:table-cell>
          <table:table-cell table:style-name="ce36" table:formula="of:=[.A33]+([.A33]*0.2)" office:value-type="float" office:value="8.196" calcext:value-type="float">
            <text:p>8.20</text:p>
          </table:table-cell>
          <table:table-cell table:style-name="ce171"/>
          <table:table-cell table:style-name="ce174"/>
          <table:table-cell table:style-name="ce86"/>
          <table:covered-table-cell table:style-name="ce294"/>
          <table:table-cell table:style-name="ce305" office:value-type="string" calcext:value-type="string">
            <text:p>IGKV N22</text:p>
          </table:table-cell>
          <table:table-cell table:style-name="ce195" table:formula="of:=[.$H$6]" office:value-type="float" office:value="78" calcext:value-type="float">
            <text:p>78</text:p>
          </table:table-cell>
          <table:table-cell table:style-name="ce195" office:value-type="string" calcext:value-type="string">
            <text:p>x</text:p>
          </table:table-cell>
          <table:table-cell table:style-name="ce195" table:formula="of:=[.J6]" office:value-type="float" office:value="118" calcext:value-type="float">
            <text:p>118</text:p>
          </table:table-cell>
          <table:table-cell table:style-name="ce399" table:formula="of:=IF([.AB33]=1;&quot;OK&quot;;&quot;NIE WYKONAMY&quot;)" office:value-type="string" office:string-value="OK" calcext:value-type="string">
            <text:p>OK</text:p>
          </table:table-cell>
          <table:table-cell table:style-name="ce319" table:formula="of:=[.B33]*(([.$H$6]+[.$J$6])*2)" office:value-type="float" office:value="3212.832" calcext:value-type="float">
            <text:p>3,212.83</text:p>
          </table:table-cell>
          <table:table-cell table:style-name="ce362" table:formula="of:=[.L33]*1.23" office:value-type="float" office:value="3951.78336" calcext:value-type="float">
            <text:p>3,951.78</text:p>
          </table:table-cell>
          <table:table-cell table:style-name="ce176"/>
          <table:table-cell table:style-name="ce184"/>
          <table:table-cell table:style-name="ce449" table:formula="of:=([.L33]*(1-[.$Q$10])*(1-[.$Q$11]))" office:value-type="float" office:value="1869.868224" calcext:value-type="float">
            <text:p>1,869.87</text:p>
          </table:table-cell>
          <table:table-cell table:style-name="ce362" table:formula="of:=[.P33]*1.23" office:value-type="float" office:value="2299.93791552" calcext:value-type="float">
            <text:p>2,299.94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KV N</text:p>
          </table:table-cell>
          <table:table-cell table:style-name="ce259" table:formula="of:=VLOOKUP([.AA33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8">
          <table:table-cell table:style-name="ce10"/>
          <table:table-cell table:style-name="ce21"/>
          <table:table-cell table:style-name="ce1"/>
          <table:table-cell table:style-name="ce28"/>
          <table:table-cell table:style-name="ce88"/>
          <table:table-cell table:style-name="ce502"/>
          <table:table-cell table:style-name="ce513"/>
          <table:table-cell table:style-name="ce167" table:number-columns-repeated="3"/>
          <table:table-cell table:style-name="ce535"/>
          <table:table-cell table:style-name="ce554"/>
          <table:table-cell table:style-name="ce562"/>
          <table:table-cell table:style-name="ce188"/>
          <table:table-cell table:style-name="ce184"/>
          <table:table-cell table:style-name="ce554"/>
          <table:table-cell table:style-name="ce562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8">
          <table:table-cell table:style-name="ce20" office:value-type="float" office:value="0.98" calcext:value-type="float">
            <text:p>0.98</text:p>
          </table:table-cell>
          <table:table-cell table:style-name="ce56" table:formula="of:=[.A35]+([.A35]*0.2)" office:value-type="float" office:value="1.176" calcext:value-type="float">
            <text:p>1.18</text:p>
          </table:table-cell>
          <table:table-cell table:style-name="ce171"/>
          <table:table-cell table:style-name="ce174"/>
          <table:table-cell table:style-name="ce88"/>
          <table:table-cell table:style-name="ce98" table:number-columns-spanned="1" table:number-rows-spanned="11"/>
          <table:table-cell table:style-name="ce136" office:value-type="string" calcext:value-type="string">
            <text:p>U</text:p>
          </table:table-cell>
          <table:table-cell table:style-name="ce163" table:formula="of:=[.$H$6]" office:value-type="float" office:value="78" calcext:value-type="float">
            <text:p>78</text:p>
          </table:table-cell>
          <table:table-cell table:style-name="ce163" office:value-type="string" calcext:value-type="string">
            <text:p>x</text:p>
          </table:table-cell>
          <table:table-cell table:style-name="ce163" table:formula="of:=[.$J$6]" office:value-type="float" office:value="118" calcext:value-type="float">
            <text:p>118</text:p>
          </table:table-cell>
          <table:table-cell table:style-name="ce534" table:formula="of:=IF([.AB$12]&gt;0;&quot;OK&quot;;&quot;NIE WYKONAMY&quot;)" office:value-type="string" office:string-value="OK" calcext:value-type="string">
            <text:p>OK</text:p>
          </table:table-cell>
          <table:table-cell table:style-name="ce316" table:formula="of:=[.B35]*(([.$H$6]+[.$J$6])*2)" office:value-type="float" office:value="460.992" calcext:value-type="float">
            <text:p>460.99</text:p>
          </table:table-cell>
          <table:table-cell table:style-name="ce356" table:formula="of:=[.L35]*1.23" office:value-type="float" office:value="567.02016" calcext:value-type="float">
            <text:p>567.02</text:p>
          </table:table-cell>
          <table:table-cell table:style-name="ce176"/>
          <table:table-cell table:style-name="ce184"/>
          <table:table-cell table:style-name="ce434" table:formula="of:=([.L35]*(1-[.$Q$10])*(1-[.$Q$11]))" office:value-type="float" office:value="268.297344" calcext:value-type="float">
            <text:p>268.30</text:p>
          </table:table-cell>
          <table:table-cell table:style-name="ce356" table:formula="of:=[.P35]*1.23" office:value-type="float" office:value="330.00573312" calcext:value-type="float">
            <text:p>330.01</text:p>
          </table:table-cell>
          <table:table-cell table:style-name="ce455"/>
          <table:table-cell table:number-columns-repeated="8"/>
          <table:table-cell table:style-name="ce479" table:number-columns-repeated="2"/>
          <table:table-cell table:number-columns-repeated="36"/>
        </table:table-row>
        <table:table-row table:style-name="ro1">
          <table:table-cell table:style-name="ce19"/>
          <table:table-cell table:style-name="ce59"/>
          <table:table-cell table:style-name="ce171"/>
          <table:table-cell table:style-name="ce174"/>
          <table:table-cell table:style-name="ce198"/>
          <table:covered-table-cell table:style-name="ce294"/>
          <table:table-cell table:style-name="ce142"/>
          <table:table-cell table:style-name="ce523" table:number-columns-repeated="3"/>
          <table:table-cell table:style-name="ce545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9">
          <table:table-cell table:style-name="ce20" office:value-type="float" office:value="0.92" calcext:value-type="float">
            <text:p>0.92</text:p>
          </table:table-cell>
          <table:table-cell table:style-name="ce56" table:formula="of:=[.A37]+([.A37]*0.2)" office:value-type="float" office:value="1.104" calcext:value-type="float">
            <text:p>1.10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41" office:value-type="string" calcext:value-type="string">
            <text:p>P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18" calcext:value-type="float">
            <text:p>118</text:p>
          </table:table-cell>
          <table:table-cell table:style-name="ce535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37]*(([.$H$6]+[.$J$6])*2)" office:value-type="float" office:value="432.768" calcext:value-type="float">
            <text:p>432.77</text:p>
          </table:table-cell>
          <table:table-cell table:style-name="ce360" table:formula="of:=[.L37]*1.23" office:value-type="float" office:value="532.30464" calcext:value-type="float">
            <text:p>532.30</text:p>
          </table:table-cell>
          <table:table-cell table:style-name="ce176"/>
          <table:table-cell table:style-name="ce184"/>
          <table:table-cell table:style-name="ce447" table:formula="of:=([.L37]*(1-[.$Q$10])*(1-[.$Q$11]))" office:value-type="float" office:value="251.870976" calcext:value-type="float">
            <text:p>251.87</text:p>
          </table:table-cell>
          <table:table-cell table:style-name="ce360" table:formula="of:=[.P37]*1.23" office:value-type="float" office:value="309.80130048" calcext:value-type="float">
            <text:p>309.80</text:p>
          </table:table-cell>
          <table:table-cell table:style-name="ce455"/>
          <table:table-cell table:number-columns-repeated="8"/>
          <table:table-cell table:style-name="ce479" table:number-columns-repeated="2"/>
          <table:table-cell table:number-columns-repeated="36"/>
        </table:table-row>
        <table:table-row table:style-name="ro1">
          <table:table-cell table:style-name="ce19"/>
          <table:table-cell table:style-name="ce60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524" table:number-columns-repeated="3"/>
          <table:table-cell table:style-name="ce546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30">
          <table:table-cell table:style-name="ce20" office:value-type="float" office:value="1" calcext:value-type="float">
            <text:p>1.00</text:p>
          </table:table-cell>
          <table:table-cell table:style-name="ce56" table:formula="of:=[.A39]+([.A39]*0.2)" office:value-type="float" office:value="1.2" calcext:value-type="float">
            <text:p>1.20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41" office:value-type="string" calcext:value-type="string">
            <text:p>H/ L/LH/R/BP/D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18" calcext:value-type="float">
            <text:p>118</text:p>
          </table:table-cell>
          <table:table-cell table:style-name="ce535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39]*(([.$H$6]+[.$J$6])*2)" office:value-type="float" office:value="470.4" calcext:value-type="float">
            <text:p>470.40</text:p>
          </table:table-cell>
          <table:table-cell table:style-name="ce360" table:formula="of:=[.L39]*1.23" office:value-type="float" office:value="578.592" calcext:value-type="float">
            <text:p>578.59</text:p>
          </table:table-cell>
          <table:table-cell table:style-name="ce176"/>
          <table:table-cell table:style-name="ce184"/>
          <table:table-cell table:style-name="ce447" table:formula="of:=([.L39]*(1-[.$Q$10])*(1-[.$Q$11]))" office:value-type="float" office:value="273.7728" calcext:value-type="float">
            <text:p>273.77</text:p>
          </table:table-cell>
          <table:table-cell table:style-name="ce360" table:formula="of:=[.P39]*1.23" office:value-type="float" office:value="336.740544" calcext:value-type="float">
            <text:p>336.74</text:p>
          </table:table-cell>
          <table:table-cell table:style-name="ce455"/>
          <table:table-cell table:number-columns-repeated="8"/>
          <table:table-cell table:style-name="ce479" table:number-columns-repeated="2"/>
          <table:table-cell table:number-columns-repeated="36"/>
        </table:table-row>
        <table:table-row table:style-name="ro4">
          <table:table-cell table:style-name="ce3"/>
          <table:table-cell table:style-name="ce21"/>
          <table:table-cell table:style-name="ce169"/>
          <table:table-cell table:style-name="ce174"/>
          <table:table-cell table:style-name="ce88"/>
          <table:covered-table-cell table:style-name="ce294"/>
          <table:table-cell table:style-name="ce515"/>
          <table:table-cell table:style-name="ce167" table:number-columns-repeated="3"/>
          <table:table-cell table:style-name="ce535"/>
          <table:table-cell table:style-name="ce554"/>
          <table:table-cell table:style-name="ce564"/>
          <table:table-cell table:style-name="ce176"/>
          <table:table-cell table:style-name="ce184"/>
          <table:table-cell table:style-name="ce574"/>
          <table:table-cell table:style-name="ce564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8">
          <table:table-cell table:style-name="ce492" office:value-type="float" office:value="1.35" calcext:value-type="float">
            <text:p>1.35</text:p>
          </table:table-cell>
          <table:table-cell table:style-name="ce56" table:formula="of:=[.A41]+([.A41]*0.2)" office:value-type="float" office:value="1.62" calcext:value-type="float">
            <text:p>1.62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518" office:value-type="string" calcext:value-type="string">
            <text:p><text:s text:c="2"/>UKG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18" calcext:value-type="float">
            <text:p>118</text:p>
          </table:table-cell>
          <table:table-cell table:style-name="ce535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41]*(([.$H$6]+[.$J$6])*2)" office:value-type="float" office:value="635.04" calcext:value-type="float">
            <text:p>635.04</text:p>
          </table:table-cell>
          <table:table-cell table:style-name="ce360" table:formula="of:=[.L41]*1.23" office:value-type="float" office:value="781.0992" calcext:value-type="float">
            <text:p>781.10</text:p>
          </table:table-cell>
          <table:table-cell table:style-name="ce176"/>
          <table:table-cell table:style-name="ce184"/>
          <table:table-cell table:style-name="ce447" table:formula="of:=([.L41]*(1-[.$Q$10])*(1-[.$Q$11]))" office:value-type="float" office:value="369.59328" calcext:value-type="float">
            <text:p>369.59</text:p>
          </table:table-cell>
          <table:table-cell table:style-name="ce360" table:formula="of:=[.P41]*1.23" office:value-type="float" office:value="454.5997344" calcext:value-type="float">
            <text:p>454.60</text:p>
          </table:table-cell>
          <table:table-cell table:style-name="ce455"/>
          <table:table-cell table:number-columns-repeated="8"/>
          <table:table-cell table:style-name="ce479" table:number-columns-repeated="2"/>
          <table:table-cell table:number-columns-repeated="36"/>
        </table:table-row>
        <table:table-row table:style-name="ro4">
          <table:table-cell table:style-name="ce3"/>
          <table:table-cell table:style-name="ce51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524" table:number-columns-repeated="3"/>
          <table:table-cell table:style-name="ce546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8">
          <table:table-cell table:style-name="ce492" office:value-type="float" office:value="0.62" calcext:value-type="float">
            <text:p>0.62</text:p>
          </table:table-cell>
          <table:table-cell table:style-name="ce61" table:formula="of:=[.A43]+([.A43]*0.2)" office:value-type="float" office:value="0.744" calcext:value-type="float">
            <text:p>0.74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59" office:value-type="string" calcext:value-type="string">
            <text:p>UTB</text:p>
          </table:table-cell>
          <table:table-cell table:style-name="ce167" table:formula="of:=[.$H$6]" office:value-type="float" office:value="78" calcext:value-type="float">
            <text:p>78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$J$6]" office:value-type="float" office:value="118" calcext:value-type="float">
            <text:p>118</text:p>
          </table:table-cell>
          <table:table-cell table:style-name="ce535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43]*(([.$H$6]+[.$J$6])*2)" office:value-type="float" office:value="291.648" calcext:value-type="float">
            <text:p>291.65</text:p>
          </table:table-cell>
          <table:table-cell table:style-name="ce360" table:formula="of:=[.L43]*1.23" office:value-type="float" office:value="358.72704" calcext:value-type="float">
            <text:p>358.73</text:p>
          </table:table-cell>
          <table:table-cell table:style-name="ce176"/>
          <table:table-cell table:style-name="ce184"/>
          <table:table-cell table:style-name="ce447" table:formula="of:=([.L43]*(1-[.$Q$10])*(1-[.$Q$11]))" office:value-type="float" office:value="169.739136" calcext:value-type="float">
            <text:p>169.74</text:p>
          </table:table-cell>
          <table:table-cell table:style-name="ce360" table:formula="of:=[.P43]*1.23" office:value-type="float" office:value="208.77913728" calcext:value-type="float">
            <text:p>208.78</text:p>
          </table:table-cell>
          <table:table-cell table:style-name="ce455"/>
          <table:table-cell table:number-columns-repeated="8"/>
          <table:table-cell table:style-name="ce479" table:number-columns-repeated="2"/>
          <table:table-cell table:number-columns-repeated="36"/>
        </table:table-row>
        <table:table-row table:style-name="ro4">
          <table:table-cell table:style-name="ce492"/>
          <table:table-cell table:style-name="ce51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524" table:number-columns-repeated="3"/>
          <table:table-cell table:style-name="ce546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28">
          <table:table-cell table:style-name="ce492" office:value-type="float" office:value="0.41" calcext:value-type="float">
            <text:p>0.41</text:p>
          </table:table-cell>
          <table:table-cell table:style-name="ce61" table:formula="of:=[.A45]+([.A45]*0.2)" office:value-type="float" office:value="0.492" calcext:value-type="float">
            <text:p>0.49</text:p>
          </table:table-cell>
          <table:table-cell table:style-name="ce171"/>
          <table:table-cell table:style-name="ce174"/>
          <table:table-cell table:style-name="ce88"/>
          <table:covered-table-cell table:style-name="ce503"/>
          <table:table-cell table:style-name="ce160" office:value-type="string" calcext:value-type="string">
            <text:p>AKP</text:p>
          </table:table-cell>
          <table:table-cell table:style-name="ce195" table:formula="of:=[.$H$6]" office:value-type="float" office:value="78" calcext:value-type="float">
            <text:p>78</text:p>
          </table:table-cell>
          <table:table-cell table:style-name="ce195" office:value-type="string" calcext:value-type="string">
            <text:p>x</text:p>
          </table:table-cell>
          <table:table-cell table:style-name="ce195" table:formula="of:=[.$J$6]" office:value-type="float" office:value="118" calcext:value-type="float">
            <text:p>118</text:p>
          </table:table-cell>
          <table:table-cell table:style-name="ce399" table:formula="of:=IF([.AB$12]&gt;0;&quot;OK&quot;;&quot;NIE WYKONAMY&quot;)" office:value-type="string" office:string-value="OK" calcext:value-type="string">
            <text:p>OK</text:p>
          </table:table-cell>
          <table:table-cell table:style-name="ce319" table:formula="of:=[.B45]*(([.$H$6]+[.$J$6])*2)" office:value-type="float" office:value="192.864" calcext:value-type="float">
            <text:p>192.86</text:p>
          </table:table-cell>
          <table:table-cell table:style-name="ce362" table:formula="of:=[.L45]*1.23" office:value-type="float" office:value="237.22272" calcext:value-type="float">
            <text:p>237.22</text:p>
          </table:table-cell>
          <table:table-cell table:style-name="ce176"/>
          <table:table-cell table:style-name="ce184"/>
          <table:table-cell table:style-name="ce449" table:formula="of:=([.L45]*(1-[.$Q$10])*(1-[.$Q$11]))" office:value-type="float" office:value="112.246848" calcext:value-type="float">
            <text:p>112.25</text:p>
          </table:table-cell>
          <table:table-cell table:style-name="ce362" table:formula="of:=[.P45]*1.23" office:value-type="float" office:value="138.06362304" calcext:value-type="float">
            <text:p>138.06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3"/>
          <table:table-cell table:style-name="ce169"/>
          <table:table-cell table:style-name="ce171"/>
          <table:table-cell table:style-name="ce496"/>
          <table:table-cell table:style-name="ce498"/>
          <table:table-cell table:style-name="ce506"/>
          <table:table-cell table:style-name="ce498" table:number-columns-repeated="4"/>
          <table:table-cell table:style-name="ce548"/>
          <table:table-cell table:style-name="ce498" table:number-columns-repeated="3"/>
          <table:table-cell table:style-name="ce408" table:number-columns-repeated="3"/>
          <table:table-cell table:style-name="ce456"/>
          <table:table-cell table:number-columns-repeated="46"/>
        </table:table-row>
        <table:table-row table:style-name="ro7" table:number-rows-repeated="1048529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PVC.K1:PVC.K1048576">
            <calcext:condition calcext:apply-style-name="Bez tytułu3" calcext:value="=&quot;OK&quot;" calcext:base-cell-address="PVC.K1"/>
            <calcext:condition calcext:apply-style-name="Bez tytułu4" calcext:value="=&quot;NIE WYKONAMY&quot;" calcext:base-cell-address="PVC.K1"/>
          </calcext:conditional-format>
        </calcext:conditional-formats>
      </table:table>
      <table:table table:name="ISW" table:style-name="ta3" table:print="false">
        <table:table-column table:style-name="co27" table:default-cell-style-name="ce2"/>
        <table:table-column table:style-name="co28" table:default-cell-style-name="ce170"/>
        <table:table-column table:style-name="co29" table:default-cell-style-name="ce205"/>
        <table:table-column table:style-name="co4" table:default-cell-style-name="ce170"/>
        <table:table-column table:style-name="co5" table:default-cell-style-name="ce205"/>
        <table:table-column table:style-name="co30" table:default-cell-style-name="ce131"/>
        <table:table-column table:style-name="co31" table:default-cell-style-name="ce205"/>
        <table:table-column table:style-name="co32" table:default-cell-style-name="ce320"/>
        <table:table-column table:style-name="co33" table:default-cell-style-name="ce320"/>
        <table:table-column table:style-name="co34" table:default-cell-style-name="ce320"/>
        <table:table-column table:style-name="co35" table:default-cell-style-name="ce320"/>
        <table:table-column table:style-name="co11" table:default-cell-style-name="ce320"/>
        <table:table-column table:style-name="co12" table:default-cell-style-name="ce320"/>
        <table:table-column table:style-name="co13" table:default-cell-style-name="ce170"/>
        <table:table-column table:style-name="co14" table:default-cell-style-name="ce137"/>
        <table:table-column table:style-name="co15" table:number-columns-repeated="2" table:default-cell-style-name="ce137"/>
        <table:table-column table:style-name="co4" table:default-cell-style-name="ce137"/>
        <table:table-column table:style-name="co16" table:number-columns-repeated="8" table:default-cell-style-name="ce137"/>
        <table:table-column table:style-name="co16" table:visibility="collapse" table:number-columns-repeated="2" table:default-cell-style-name="ce137"/>
        <table:table-column table:style-name="co16" table:number-columns-repeated="36" table:default-cell-style-name="ce137"/>
        <table:table-row table:style-name="ro1">
          <table:table-cell table:style-name="ce1"/>
          <table:table-cell table:style-name="ce173"/>
          <table:table-cell table:style-name="ce1"/>
          <table:table-cell table:style-name="ce169"/>
          <table:table-cell table:style-name="ce173"/>
          <table:table-cell table:style-name="ce41"/>
          <table:table-cell table:style-name="ce173" table:number-columns-repeated="7"/>
          <table:table-cell table:style-name="ce169"/>
          <table:table-cell table:style-name="ce173" table:number-columns-repeated="4"/>
          <table:table-cell table:number-columns-repeated="46"/>
        </table:table-row>
        <table:table-row table:style-name="ro2">
          <table:table-cell table:style-name="ce3"/>
          <table:table-cell table:style-name="ce9" office:value-type="float" office:value="2020" calcext:value-type="float">
            <text:p>2020</text:p>
          </table:table-cell>
          <table:table-cell table:style-name="ce1"/>
          <table:table-cell table:style-name="ce49" office:value-type="string" calcext:value-type="string" table:number-columns-spanned="15" table:number-rows-spanned="1">
            <text:p>KALKULATOR DO CEN DETALICZNYCH WYŁAZÓW O NIESTANDARDOWYM ROZMIARZE - DREWNIANE <text:s/>15.04.2020</text:p>
          </table:table-cell>
          <table:covered-table-cell table:number-columns-repeated="14" table:style-name="ce49"/>
          <table:table-cell table:number-columns-repeated="7"/>
          <table:table-cell table:style-name="ce205" office:value-type="string" calcext:value-type="string">
            <text:p>X</text:p>
          </table:table-cell>
          <table:table-cell table:number-columns-repeated="38"/>
        </table:table-row>
        <table:table-row table:style-name="ro3">
          <table:table-cell table:style-name="ce4"/>
          <table:table-cell table:style-name="ce11" table:number-columns-repeated="2"/>
          <table:table-cell table:style-name="ce54" office:value-type="string" calcext:value-type="string" table:number-columns-spanned="15" table:number-rows-spanned="1">
            <text:p>DOKUMENT POUFNY !!!!!!</text:p>
          </table:table-cell>
          <table:covered-table-cell table:number-columns-repeated="14" table:style-name="ce54"/>
          <table:table-cell table:style-name="ce12" table:number-columns-repeated="46"/>
        </table:table-row>
        <table:table-row table:style-name="ro20">
          <table:table-cell table:style-name="ce4"/>
          <table:table-cell table:style-name="ce11" table:number-columns-repeated="2"/>
          <table:table-cell table:style-name="ce341"/>
          <table:table-cell table:style-name="ce342"/>
          <table:table-cell table:style-name="ce178" table:number-columns-repeated="6"/>
          <table:table-cell table:style-name="ce99"/>
          <table:table-cell table:style-name="ce401" office:value-type="string" calcext:value-type="string" table:number-columns-spanned="6" table:number-rows-spanned="4">
            <text:p>ZAKRESY GRANICZNE WYMIARU NIESTANDARDOWEGO - MOŻLIWOŚĆ REALIZACJI UZGODNIĆ Z PRODUKCJĄ </text:p>
          </table:table-cell>
          <table:covered-table-cell table:number-columns-repeated="4" table:style-name="ce133"/>
          <table:covered-table-cell table:style-name="ce401"/>
          <table:table-cell table:style-name="ce12" table:number-columns-repeated="46"/>
        </table:table-row>
        <table:table-row table:style-name="ro31">
          <table:table-cell table:style-name="ce4"/>
          <table:table-cell table:style-name="ce11"/>
          <table:table-cell table:style-name="ce171"/>
          <table:table-cell table:style-name="ce293"/>
          <table:table-cell table:style-name="ce100"/>
          <table:table-cell table:style-name="ce42" office:value-type="string" calcext:value-type="string" table:number-columns-spanned="2" table:number-rows-spanned="2">
            <text:p>WPISZ ROZMIAR WYŁAZU <text:span text:style-name="T1">[cm]        </text:span><text:span text:style-name="T2"> z zachowaniem wymiaru granicznego</text:span></text:p>
          </table:table-cell>
          <table:covered-table-cell table:style-name="ce52"/>
          <table:table-cell table:style-name="ce65" office:value-type="string" calcext:value-type="string">
            <text:p>SZER.</text:p>
          </table:table-cell>
          <table:table-cell table:style-name="ce74" office:value-type="string" calcext:value-type="string">
            <text:p>x</text:p>
          </table:table-cell>
          <table:table-cell table:style-name="ce76" office:value-type="string" calcext:value-type="string">
            <text:p>WYS.</text:p>
          </table:table-cell>
          <table:table-cell table:style-name="ce100" table:number-columns-repeated="2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32">
          <table:table-cell table:style-name="ce4"/>
          <table:table-cell table:style-name="ce11"/>
          <table:table-cell table:style-name="ce171"/>
          <table:table-cell table:style-name="ce293"/>
          <table:table-cell table:style-name="ce100"/>
          <table:covered-table-cell table:style-name="ce43"/>
          <table:covered-table-cell table:style-name="ce53"/>
          <table:table-cell table:style-name="ce309" office:value-type="float" office:value="55" calcext:value-type="float">
            <text:p>55</text:p>
          </table:table-cell>
          <table:table-cell table:style-name="ce312" office:value-type="string" calcext:value-type="string">
            <text:p>x</text:p>
          </table:table-cell>
          <table:table-cell table:style-name="ce313" office:value-type="float" office:value="70" calcext:value-type="float">
            <text:p>70</text:p>
          </table:table-cell>
          <table:table-cell table:style-name="ce100" table:number-columns-repeated="2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7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6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33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7"/>
          <table:table-cell table:style-name="ce176"/>
          <table:table-cell table:style-name="ce135" table:number-columns-repeated="3"/>
          <table:table-cell table:style-name="ce153"/>
          <table:table-cell table:style-name="ce12" table:number-columns-repeated="46"/>
        </table:table-row>
        <table:table-row table:style-name="ro33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7"/>
          <table:table-cell table:style-name="ce176"/>
          <table:table-cell table:style-name="ce135"/>
          <table:table-cell table:style-name="ce50" office:value-type="string" calcext:value-type="string" table:number-columns-spanned="2" table:number-rows-spanned="1">
            <text:p>WPISZ</text:p>
          </table:table-cell>
          <table:covered-table-cell table:style-name="ce50"/>
          <table:table-cell table:style-name="ce153"/>
          <table:table-cell table:style-name="ce12" table:number-columns-repeated="46"/>
        </table:table-row>
        <table:table-row table:style-name="ro34">
          <table:table-cell table:style-name="ce4"/>
          <table:table-cell table:style-name="ce11"/>
          <table:table-cell table:style-name="ce171"/>
          <table:table-cell table:style-name="ce174"/>
          <table:table-cell table:style-name="ce34" office:value-type="string" calcext:value-type="string" table:number-columns-spanned="9" table:number-rows-spanned="1">
            <text:p>oblachowanie standardowe RAL 7022</text:p>
          </table:table-cell>
          <table:covered-table-cell table:number-columns-repeated="7" table:style-name="ce185"/>
          <table:covered-table-cell table:style-name="ce117"/>
          <table:table-cell table:style-name="ce176"/>
          <table:table-cell table:style-name="ce135"/>
          <table:table-cell table:style-name="ce138" office:value-type="string" calcext:value-type="string">
            <text:p>RABAT HANDLOWY</text:p>
          </table:table-cell>
          <table:table-cell table:style-name="ce339" office:value-type="percentage" office:value="0.4" calcext:value-type="percentage">
            <text:p>40%</text:p>
          </table:table-cell>
          <table:table-cell table:style-name="ce153"/>
          <table:table-cell table:style-name="ce12" table:number-columns-repeated="46"/>
        </table:table-row>
        <table:table-row table:style-name="ro34">
          <table:table-cell table:style-name="ce4"/>
          <table:table-cell table:style-name="ce11"/>
          <table:table-cell table:style-name="ce171"/>
          <table:table-cell table:style-name="ce174"/>
          <table:table-cell table:style-name="ce35" office:value-type="string" calcext:value-type="string" table:number-columns-spanned="9" table:number-rows-spanned="1">
            <text:p>ROZMIAR NIESTANDARDOWY</text:p>
          </table:table-cell>
          <table:covered-table-cell table:number-columns-repeated="7" table:style-name="ce186"/>
          <table:covered-table-cell table:style-name="ce118"/>
          <table:table-cell table:style-name="ce176"/>
          <table:table-cell table:style-name="ce135"/>
          <table:table-cell table:style-name="ce337" office:value-type="string" calcext:value-type="string">
            <text:p>RABAT PRZEDPŁATA</text:p>
          </table:table-cell>
          <table:table-cell table:style-name="ce340" office:value-type="percentage" office:value="0.03" calcext:value-type="percentage">
            <text:p>3%</text:p>
          </table:table-cell>
          <table:table-cell table:style-name="ce153"/>
          <table:table-cell table:style-name="ce12" table:number-columns-repeated="46"/>
        </table:table-row>
        <table:table-row table:style-name="ro11">
          <table:table-cell table:style-name="ce4"/>
          <table:table-cell table:style-name="ce13" office:value-type="string" calcext:value-type="string">
            <text:p>MNOŻNIK</text:p>
          </table:table-cell>
          <table:table-cell table:style-name="ce171"/>
          <table:table-cell table:style-name="ce174"/>
          <table:table-cell table:style-name="ce85" office:value-type="string" calcext:value-type="string" table:number-columns-spanned="2" table:number-rows-spanned="2">
            <text:p>GRUPA</text:p>
          </table:table-cell>
          <table:covered-table-cell table:style-name="ce85"/>
          <table:table-cell table:style-name="ce85" office:value-type="string" calcext:value-type="string" table:number-columns-spanned="1" table:number-rows-spanned="2">
            <text:p>PRODUKT</text:p>
          </table:table-cell>
          <table:table-cell table:style-name="ce85" office:value-type="string" calcext:value-type="string" table:number-columns-spanned="1" table:number-rows-spanned="2">
            <text:p>SZER.</text:p>
          </table:table-cell>
          <table:table-cell table:style-name="ce85" office:value-type="string" calcext:value-type="string" table:number-columns-spanned="1" table:number-rows-spanned="2">
            <text:p>x</text:p>
          </table:table-cell>
          <table:table-cell table:style-name="ce85" office:value-type="string" calcext:value-type="string" table:number-columns-spanned="1" table:number-rows-spanned="2">
            <text:p>WYS.</text:p>
          </table:table-cell>
          <table:table-cell table:style-name="ce85"/>
          <table:table-cell table:style-name="ce85" office:value-type="string" calcext:value-type="string" table:number-columns-spanned="2" table:number-rows-spanned="1">
            <text:p>CENA DETALICZNA</text:p>
          </table:table-cell>
          <table:covered-table-cell table:style-name="ce85"/>
          <table:table-cell table:style-name="ce176"/>
          <table:table-cell table:style-name="ce135"/>
          <table:table-cell table:style-name="ce85" office:value-type="string" calcext:value-type="string" table:number-columns-spanned="2" table:number-rows-spanned="1">
            <text:p>CENA PO RABACIE</text:p>
          </table:table-cell>
          <table:covered-table-cell table:style-name="ce85"/>
          <table:table-cell table:style-name="ce153"/>
          <table:table-cell table:style-name="ce12" table:number-columns-repeated="8"/>
          <table:table-cell table:style-name="ce12" office:value-type="string" calcext:value-type="string">
            <text:p>RAZEM</text:p>
          </table:table-cell>
          <table:table-cell table:style-name="ce12" table:formula="of:=SUM([.AB15:.AB19])" office:value-type="float" office:value="3" calcext:value-type="float">
            <text:p>3</text:p>
          </table:table-cell>
          <table:table-cell table:style-name="ce12" table:number-columns-repeated="36"/>
        </table:table-row>
        <table:table-row table:style-name="ro25">
          <table:table-cell table:style-name="ce4"/>
          <table:table-cell table:style-name="ce14" office:value-type="string" calcext:value-type="string">
            <text:p>1cm OBWODU</text:p>
          </table:table-cell>
          <table:table-cell table:style-name="ce171"/>
          <table:table-cell table:style-name="ce174"/>
          <table:covered-table-cell table:number-columns-repeated="6" table:style-name="ce85"/>
          <table:table-cell table:style-name="ce8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85"/>
          <table:table-cell table:style-name="ce13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53"/>
          <table:table-cell table:style-name="ce12" table:number-columns-repeated="8"/>
          <table:table-cell table:style-name="ce259" office:value-type="string" calcext:value-type="string">
            <text:p>TYP OKNA </text:p>
          </table:table-cell>
          <table:table-cell table:style-name="ce259" office:value-type="string" calcext:value-type="string">
            <text:p>MOZLIWOŚĆ WYKONANIA</text:p>
          </table:table-cell>
          <table:table-cell table:style-name="ce12" table:number-columns-repeated="36"/>
        </table:table-row>
        <table:table-row table:style-name="ro1">
          <table:table-cell table:style-name="ce4"/>
          <table:table-cell table:style-name="ce169"/>
          <table:table-cell table:style-name="ce171"/>
          <table:table-cell table:style-name="ce174"/>
          <table:table-cell table:style-name="ce176" table:number-columns-repeated="10"/>
          <table:table-cell table:style-name="ce135"/>
          <table:table-cell table:style-name="ce176" table:number-columns-repeated="2"/>
          <table:table-cell table:style-name="ce153"/>
          <table:table-cell table:style-name="ce12" table:number-columns-repeated="8"/>
          <table:table-cell table:style-name="ce259" table:number-columns-repeated="2"/>
          <table:table-cell table:style-name="ce12" table:number-columns-repeated="36"/>
        </table:table-row>
        <table:table-row table:style-name="ro35">
          <table:table-cell table:style-name="ce492" office:value-type="float" office:value="3.67" calcext:value-type="float">
            <text:p>3.67</text:p>
          </table:table-cell>
          <table:table-cell table:style-name="ce36" table:formula="of:=[.A15]+([.A15]*0.2)" office:value-type="float" office:value="4.404" calcext:value-type="float">
            <text:p>4.40</text:p>
          </table:table-cell>
          <table:table-cell table:style-name="ce171"/>
          <table:table-cell table:style-name="ce174"/>
          <table:table-cell table:style-name="ce230"/>
          <table:table-cell table:style-name="ce46"/>
          <table:table-cell table:style-name="ce344" office:value-type="string" calcext:value-type="string">
            <text:p>ISW+ E2</text:p>
          </table:table-cell>
          <table:table-cell table:style-name="ce346" table:formula="of:=[.$H$6]" office:value-type="float" office:value="55" calcext:value-type="float">
            <text:p>55</text:p>
          </table:table-cell>
          <table:table-cell table:style-name="ce350" office:value-type="string" calcext:value-type="string">
            <text:p>x</text:p>
          </table:table-cell>
          <table:table-cell table:style-name="ce346" table:formula="of:=[.$J$6]" office:value-type="float" office:value="70" calcext:value-type="float">
            <text:p>70</text:p>
          </table:table-cell>
          <table:table-cell table:style-name="ce505" table:formula="of:=IF([.AB15]=1;&quot;OK&quot;;&quot;NIE WYKONAMY&quot;)" office:value-type="string" office:string-value="OK" calcext:value-type="string">
            <text:p>OK</text:p>
          </table:table-cell>
          <table:table-cell table:style-name="ce246" table:formula="of:=[.B15]*(([.$H$6]+[.$J$6])*2)" office:value-type="float" office:value="1101" calcext:value-type="float">
            <text:p>1,101.00</text:p>
          </table:table-cell>
          <table:table-cell table:style-name="ce247" table:formula="of:=[.L15]*1.23" office:value-type="float" office:value="1354.23" calcext:value-type="float">
            <text:p>1,354.23</text:p>
          </table:table-cell>
          <table:table-cell table:style-name="ce176"/>
          <table:table-cell table:style-name="ce184"/>
          <table:table-cell table:style-name="ce248" table:formula="of:=([.L15]*(1-[.$Q$10])*(1-[.$Q$11]))" office:value-type="float" office:value="640.782" calcext:value-type="float">
            <text:p>640.78</text:p>
          </table:table-cell>
          <table:table-cell table:style-name="ce247" table:formula="of:=[.P15]*1.23" office:value-type="float" office:value="788.16186" calcext:value-type="float">
            <text:p>788.16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SW+ E</text:p>
          </table:table-cell>
          <table:table-cell table:style-name="ce259" table:formula="of:=VLOOKUP([.AA15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8">
          <table:table-cell table:style-name="ce3"/>
          <table:table-cell table:style-name="ce21"/>
          <table:table-cell table:style-name="ce171"/>
          <table:table-cell table:style-name="ce174"/>
          <table:table-cell table:style-name="ce230"/>
          <table:table-cell table:style-name="ce343"/>
          <table:table-cell table:style-name="ce345"/>
          <table:table-cell table:style-name="ce347"/>
          <table:table-cell table:style-name="ce351"/>
          <table:table-cell table:style-name="ce347"/>
          <table:table-cell table:style-name="ce346"/>
          <table:table-cell table:style-name="ce554"/>
          <table:table-cell table:style-name="ce562"/>
          <table:table-cell table:style-name="ce176"/>
          <table:table-cell table:style-name="ce184"/>
          <table:table-cell table:style-name="ce554"/>
          <table:table-cell table:style-name="ce562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35">
          <table:table-cell table:style-name="ce492" office:value-type="float" office:value="3.33" calcext:value-type="float">
            <text:p>3.33</text:p>
          </table:table-cell>
          <table:table-cell table:style-name="ce36" table:formula="of:=[.A17]+([.A17]*0.2)" office:value-type="float" office:value="3.996" calcext:value-type="float">
            <text:p>4.00</text:p>
          </table:table-cell>
          <table:table-cell table:style-name="ce171"/>
          <table:table-cell table:style-name="ce174"/>
          <table:table-cell table:style-name="ce230"/>
          <table:table-cell table:style-name="ce46"/>
          <table:table-cell table:style-name="ce344" office:value-type="string" calcext:value-type="string">
            <text:p>ISW E2</text:p>
          </table:table-cell>
          <table:table-cell table:style-name="ce346" table:formula="of:=[.$H$6]" office:value-type="float" office:value="55" calcext:value-type="float">
            <text:p>55</text:p>
          </table:table-cell>
          <table:table-cell table:style-name="ce350" office:value-type="string" calcext:value-type="string">
            <text:p>x</text:p>
          </table:table-cell>
          <table:table-cell table:style-name="ce346" table:formula="of:=[.$J$6]" office:value-type="float" office:value="70" calcext:value-type="float">
            <text:p>70</text:p>
          </table:table-cell>
          <table:table-cell table:style-name="ce505" table:formula="of:=IF([.AB17]=1;&quot;OK&quot;;&quot;NIE WYKONAMY&quot;)" office:value-type="string" office:string-value="OK" calcext:value-type="string">
            <text:p>OK</text:p>
          </table:table-cell>
          <table:table-cell table:style-name="ce246" table:formula="of:=[.B17]*(([.$H$6]+[.$J$6])*2)" office:value-type="float" office:value="999" calcext:value-type="float">
            <text:p>999.00</text:p>
          </table:table-cell>
          <table:table-cell table:style-name="ce247" table:formula="of:=[.L17]*1.23" office:value-type="float" office:value="1228.77" calcext:value-type="float">
            <text:p>1,228.77</text:p>
          </table:table-cell>
          <table:table-cell table:style-name="ce176"/>
          <table:table-cell table:style-name="ce184"/>
          <table:table-cell table:style-name="ce248" table:formula="of:=([.L17]*(1-[.$Q$10])*(1-[.$Q$11]))" office:value-type="float" office:value="581.418" calcext:value-type="float">
            <text:p>581.42</text:p>
          </table:table-cell>
          <table:table-cell table:style-name="ce247" table:formula="of:=[.P17]*1.23" office:value-type="float" office:value="715.14414" calcext:value-type="float">
            <text:p>715.14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SW E</text:p>
          </table:table-cell>
          <table:table-cell table:style-name="ce259" table:formula="of:=VLOOKUP([.AA17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18">
          <table:table-cell table:style-name="ce3"/>
          <table:table-cell table:style-name="ce21"/>
          <table:table-cell table:style-name="ce171"/>
          <table:table-cell table:style-name="ce174"/>
          <table:table-cell table:style-name="ce230"/>
          <table:table-cell table:style-name="ce343"/>
          <table:table-cell table:style-name="ce345"/>
          <table:table-cell table:style-name="ce347"/>
          <table:table-cell table:style-name="ce351"/>
          <table:table-cell table:style-name="ce347"/>
          <table:table-cell table:style-name="ce346"/>
          <table:table-cell table:style-name="ce554"/>
          <table:table-cell table:style-name="ce562"/>
          <table:table-cell table:style-name="ce176"/>
          <table:table-cell table:style-name="ce184"/>
          <table:table-cell table:style-name="ce554"/>
          <table:table-cell table:style-name="ce562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35">
          <table:table-cell table:style-name="ce492" office:value-type="float" office:value="4.61" calcext:value-type="float">
            <text:p>4.61</text:p>
          </table:table-cell>
          <table:table-cell table:style-name="ce36" table:formula="of:=[.A19]+([.A19]*0.2)" office:value-type="float" office:value="5.532" calcext:value-type="float">
            <text:p>5.53</text:p>
          </table:table-cell>
          <table:table-cell table:style-name="ce171"/>
          <table:table-cell table:style-name="ce174"/>
          <table:table-cell table:style-name="ce230"/>
          <table:table-cell table:style-name="ce46"/>
          <table:table-cell table:style-name="ce344" office:value-type="string" calcext:value-type="string">
            <text:p>ISW I22</text:p>
          </table:table-cell>
          <table:table-cell table:style-name="ce346" table:formula="of:=[.$H$6]" office:value-type="float" office:value="55" calcext:value-type="float">
            <text:p>55</text:p>
          </table:table-cell>
          <table:table-cell table:style-name="ce350" office:value-type="string" calcext:value-type="string">
            <text:p>x</text:p>
          </table:table-cell>
          <table:table-cell table:style-name="ce346" table:formula="of:=[.$J$6]" office:value-type="float" office:value="70" calcext:value-type="float">
            <text:p>70</text:p>
          </table:table-cell>
          <table:table-cell table:style-name="ce505" table:formula="of:=IF([.AB19]=1;&quot;OK&quot;;&quot;NIE WYKONAMY&quot;)" office:value-type="string" office:string-value="OK" calcext:value-type="string">
            <text:p>OK</text:p>
          </table:table-cell>
          <table:table-cell table:style-name="ce246" table:formula="of:=[.B19]*(([.$H$6]+[.$J$6])*2)" office:value-type="float" office:value="1383" calcext:value-type="float">
            <text:p>1,383.00</text:p>
          </table:table-cell>
          <table:table-cell table:style-name="ce247" table:formula="of:=[.L19]*1.23" office:value-type="float" office:value="1701.09" calcext:value-type="float">
            <text:p>1,701.09</text:p>
          </table:table-cell>
          <table:table-cell table:style-name="ce176"/>
          <table:table-cell table:style-name="ce184"/>
          <table:table-cell table:style-name="ce248" table:formula="of:=([.L19]*(1-[.$Q$10])*(1-[.$Q$11]))" office:value-type="float" office:value="804.906" calcext:value-type="float">
            <text:p>804.91</text:p>
          </table:table-cell>
          <table:table-cell table:style-name="ce247" table:formula="of:=[.P19]*1.23" office:value-type="float" office:value="990.03438" calcext:value-type="float">
            <text:p>990.03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SW I</text:p>
          </table:table-cell>
          <table:table-cell table:style-name="ce259" table:formula="of:=VLOOKUP([.AA19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36">
          <table:table-cell table:style-name="ce3"/>
          <table:table-cell table:style-name="ce40"/>
          <table:table-cell table:style-name="ce171"/>
          <table:table-cell table:style-name="ce174"/>
          <table:table-cell table:style-name="ce38"/>
          <table:table-cell table:style-name="ce86"/>
          <table:table-cell table:style-name="ce301"/>
          <table:table-cell table:style-name="ce307" table:number-columns-repeated="5"/>
          <table:table-cell table:style-name="ce335"/>
          <table:table-cell table:style-name="ce176"/>
          <table:table-cell table:style-name="ce184"/>
          <table:table-cell table:style-name="ce307"/>
          <table:table-cell table:style-name="ce335"/>
          <table:table-cell table:style-name="ce330"/>
          <table:table-cell table:number-columns-repeated="46"/>
        </table:table-row>
        <table:table-row table:style-name="ro28">
          <table:table-cell table:style-name="ce20" office:value-type="float" office:value="0.98" calcext:value-type="float">
            <text:p>0.98</text:p>
          </table:table-cell>
          <table:table-cell table:style-name="ce56" table:formula="of:=[.A21]+([.A21]*0.2)" office:value-type="float" office:value="1.176" calcext:value-type="float">
            <text:p>1.18</text:p>
          </table:table-cell>
          <table:table-cell table:style-name="ce171"/>
          <table:table-cell table:style-name="ce174"/>
          <table:table-cell table:style-name="ce88"/>
          <table:table-cell table:style-name="ce91" office:value-type="string" calcext:value-type="string" table:number-columns-spanned="1" table:number-rows-spanned="9">
            <text:p>KOŁNIERZE</text:p>
          </table:table-cell>
          <table:table-cell table:style-name="ce136" office:value-type="string" calcext:value-type="string">
            <text:p>U</text:p>
          </table:table-cell>
          <table:table-cell table:style-name="ce594" table:formula="of:=[.$H$6]" office:value-type="float" office:value="55" calcext:value-type="float">
            <text:p>55</text:p>
          </table:table-cell>
          <table:table-cell table:style-name="ce594" office:value-type="string" calcext:value-type="string">
            <text:p>x</text:p>
          </table:table-cell>
          <table:table-cell table:style-name="ce594" table:formula="of:=[.$J$6]" office:value-type="float" office:value="70" calcext:value-type="float">
            <text:p>70</text:p>
          </table:table-cell>
          <table:table-cell table:style-name="ce575" table:formula="of:=IF([.AB$12]&gt;0;&quot;OK&quot;;&quot;NIE WYKONAMY&quot;)" office:value-type="string" office:string-value="OK" calcext:value-type="string">
            <text:p>OK</text:p>
          </table:table-cell>
          <table:table-cell table:style-name="ce316" table:formula="of:=[.B21]*(([.$H$6]+[.$J$6])*2)" office:value-type="float" office:value="294" calcext:value-type="float">
            <text:p>294.00</text:p>
          </table:table-cell>
          <table:table-cell table:style-name="ce356" table:formula="of:=[.L21]*1.23" office:value-type="float" office:value="361.62" calcext:value-type="float">
            <text:p>361.62</text:p>
          </table:table-cell>
          <table:table-cell table:style-name="ce176"/>
          <table:table-cell table:style-name="ce184"/>
          <table:table-cell table:style-name="ce434" table:formula="of:=([.L21]*(1-[.$Q$10])*(1-[.$Q$11]))" office:value-type="float" office:value="171.108" calcext:value-type="float">
            <text:p>171.11</text:p>
          </table:table-cell>
          <table:table-cell table:style-name="ce356" table:formula="of:=[.P21]*1.23" office:value-type="float" office:value="210.46284" calcext:value-type="float">
            <text:p>210.46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19"/>
          <table:table-cell table:style-name="ce59"/>
          <table:table-cell table:style-name="ce171"/>
          <table:table-cell table:style-name="ce174"/>
          <table:table-cell table:style-name="ce198"/>
          <table:covered-table-cell table:style-name="ce294"/>
          <table:table-cell table:style-name="ce142"/>
          <table:table-cell table:style-name="ce307" table:number-columns-repeated="3"/>
          <table:table-cell table:style-name="ce576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46"/>
        </table:table-row>
        <table:table-row table:style-name="ro29">
          <table:table-cell table:style-name="ce20" office:value-type="float" office:value="0.92" calcext:value-type="float">
            <text:p>0.92</text:p>
          </table:table-cell>
          <table:table-cell table:style-name="ce56" table:formula="of:=[.A23]+([.A23]*0.2)" office:value-type="float" office:value="1.104" calcext:value-type="float">
            <text:p>1.10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41" office:value-type="string" calcext:value-type="string">
            <text:p>P</text:p>
          </table:table-cell>
          <table:table-cell table:style-name="ce347" table:formula="of:=[.$H$6]" office:value-type="float" office:value="55" calcext:value-type="float">
            <text:p>55</text:p>
          </table:table-cell>
          <table:table-cell table:style-name="ce351" office:value-type="string" calcext:value-type="string">
            <text:p>x</text:p>
          </table:table-cell>
          <table:table-cell table:style-name="ce347" table:formula="of:=[.$J$6]" office:value-type="float" office:value="70" calcext:value-type="float">
            <text:p>70</text:p>
          </table:table-cell>
          <table:table-cell table:style-name="ce577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23]*(([.$H$6]+[.$J$6])*2)" office:value-type="float" office:value="276" calcext:value-type="float">
            <text:p>276.00</text:p>
          </table:table-cell>
          <table:table-cell table:style-name="ce360" table:formula="of:=[.L23]*1.23" office:value-type="float" office:value="339.48" calcext:value-type="float">
            <text:p>339.48</text:p>
          </table:table-cell>
          <table:table-cell table:style-name="ce176"/>
          <table:table-cell table:style-name="ce184"/>
          <table:table-cell table:style-name="ce447" table:formula="of:=([.L23]*(1-[.$Q$10])*(1-[.$Q$11]))" office:value-type="float" office:value="160.632" calcext:value-type="float">
            <text:p>160.63</text:p>
          </table:table-cell>
          <table:table-cell table:style-name="ce360" table:formula="of:=[.P23]*1.23" office:value-type="float" office:value="197.57736" calcext:value-type="float">
            <text:p>197.58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19"/>
          <table:table-cell table:style-name="ce60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176" table:number-columns-repeated="3"/>
          <table:table-cell table:style-name="ce578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46"/>
        </table:table-row>
        <table:table-row table:style-name="ro30">
          <table:table-cell table:style-name="ce20" office:value-type="float" office:value="1" calcext:value-type="float">
            <text:p>1.00</text:p>
          </table:table-cell>
          <table:table-cell table:style-name="ce56" table:formula="of:=[.A25]+([.A25]*0.2)" office:value-type="float" office:value="1.2" calcext:value-type="float">
            <text:p>1.20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41" office:value-type="string" calcext:value-type="string">
            <text:p>H/L/LH/R/BP/D</text:p>
          </table:table-cell>
          <table:table-cell table:style-name="ce347" table:formula="of:=[.$H$6]" office:value-type="float" office:value="55" calcext:value-type="float">
            <text:p>55</text:p>
          </table:table-cell>
          <table:table-cell table:style-name="ce351" office:value-type="string" calcext:value-type="string">
            <text:p>x</text:p>
          </table:table-cell>
          <table:table-cell table:style-name="ce347" table:formula="of:=[.$J$6]" office:value-type="float" office:value="70" calcext:value-type="float">
            <text:p>70</text:p>
          </table:table-cell>
          <table:table-cell table:style-name="ce577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25]*(([.$H$6]+[.$J$6])*2)" office:value-type="float" office:value="300" calcext:value-type="float">
            <text:p>300.00</text:p>
          </table:table-cell>
          <table:table-cell table:style-name="ce360" table:formula="of:=[.L25]*1.23" office:value-type="float" office:value="369" calcext:value-type="float">
            <text:p>369.00</text:p>
          </table:table-cell>
          <table:table-cell table:style-name="ce176"/>
          <table:table-cell table:style-name="ce184"/>
          <table:table-cell table:style-name="ce447" table:formula="of:=([.L25]*(1-[.$Q$10])*(1-[.$Q$11]))" office:value-type="float" office:value="174.6" calcext:value-type="float">
            <text:p>174.60</text:p>
          </table:table-cell>
          <table:table-cell table:style-name="ce360" table:formula="of:=[.P25]*1.23" office:value-type="float" office:value="214.758" calcext:value-type="float">
            <text:p>214.76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19"/>
          <table:table-cell table:style-name="ce51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176" table:number-columns-repeated="3"/>
          <table:table-cell table:style-name="ce578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46"/>
        </table:table-row>
        <table:table-row table:style-name="ro28">
          <table:table-cell table:style-name="ce492" office:value-type="float" office:value="0.62" calcext:value-type="float">
            <text:p>0.62</text:p>
          </table:table-cell>
          <table:table-cell table:style-name="ce61" table:formula="of:=[.A27]+([.A27]*0.2)" office:value-type="float" office:value="0.744" calcext:value-type="float">
            <text:p>0.74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59" office:value-type="string" calcext:value-type="string">
            <text:p>UTB</text:p>
          </table:table-cell>
          <table:table-cell table:style-name="ce347" table:formula="of:=[.$H$6]" office:value-type="float" office:value="55" calcext:value-type="float">
            <text:p>55</text:p>
          </table:table-cell>
          <table:table-cell table:style-name="ce347" office:value-type="string" calcext:value-type="string">
            <text:p>x</text:p>
          </table:table-cell>
          <table:table-cell table:style-name="ce347" table:formula="of:=[.$J$6]" office:value-type="float" office:value="70" calcext:value-type="float">
            <text:p>70</text:p>
          </table:table-cell>
          <table:table-cell table:style-name="ce577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27]*(([.$H$6]+[.$J$6])*2)" office:value-type="float" office:value="186" calcext:value-type="float">
            <text:p>186.00</text:p>
          </table:table-cell>
          <table:table-cell table:style-name="ce360" table:formula="of:=[.L27]*1.23" office:value-type="float" office:value="228.78" calcext:value-type="float">
            <text:p>228.78</text:p>
          </table:table-cell>
          <table:table-cell table:style-name="ce176"/>
          <table:table-cell table:style-name="ce184"/>
          <table:table-cell table:style-name="ce447" table:formula="of:=([.L27]*(1-[.$Q$10])*(1-[.$Q$11]))" office:value-type="float" office:value="108.252" calcext:value-type="float">
            <text:p>108.25</text:p>
          </table:table-cell>
          <table:table-cell table:style-name="ce360" table:formula="of:=[.P27]*1.23" office:value-type="float" office:value="133.14996" calcext:value-type="float">
            <text:p>133.15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492"/>
          <table:table-cell table:style-name="ce51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176" table:number-columns-repeated="3"/>
          <table:table-cell table:style-name="ce578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46"/>
        </table:table-row>
        <table:table-row table:style-name="ro28">
          <table:table-cell table:style-name="ce492" office:value-type="float" office:value="0.41" calcext:value-type="float">
            <text:p>0.41</text:p>
          </table:table-cell>
          <table:table-cell table:style-name="ce61" table:formula="of:=[.A29]+([.A29]*0.2)" office:value-type="float" office:value="0.492" calcext:value-type="float">
            <text:p>0.49</text:p>
          </table:table-cell>
          <table:table-cell table:style-name="ce171"/>
          <table:table-cell table:style-name="ce174"/>
          <table:table-cell table:style-name="ce88"/>
          <table:covered-table-cell table:style-name="ce503"/>
          <table:table-cell table:style-name="ce160" office:value-type="string" calcext:value-type="string">
            <text:p>AKP</text:p>
          </table:table-cell>
          <table:table-cell table:style-name="ce595" table:formula="of:=[.$H$6]" office:value-type="float" office:value="55" calcext:value-type="float">
            <text:p>55</text:p>
          </table:table-cell>
          <table:table-cell table:style-name="ce595" office:value-type="string" calcext:value-type="string">
            <text:p>x</text:p>
          </table:table-cell>
          <table:table-cell table:style-name="ce595" table:formula="of:=[.$J$6]" office:value-type="float" office:value="70" calcext:value-type="float">
            <text:p>70</text:p>
          </table:table-cell>
          <table:table-cell table:style-name="ce579" table:formula="of:=IF([.AB$12]&gt;0;&quot;OK&quot;;&quot;NIE WYKONAMY&quot;)" office:value-type="string" office:string-value="OK" calcext:value-type="string">
            <text:p>OK</text:p>
          </table:table-cell>
          <table:table-cell table:style-name="ce319" table:formula="of:=[.B29]*(([.$H$6]+[.$J$6])*2)" office:value-type="float" office:value="123" calcext:value-type="float">
            <text:p>123.00</text:p>
          </table:table-cell>
          <table:table-cell table:style-name="ce362" table:formula="of:=[.L29]*1.23" office:value-type="float" office:value="151.29" calcext:value-type="float">
            <text:p>151.29</text:p>
          </table:table-cell>
          <table:table-cell table:style-name="ce176"/>
          <table:table-cell table:style-name="ce184"/>
          <table:table-cell table:style-name="ce449" table:formula="of:=([.L29]*(1-[.$Q$10])*(1-[.$Q$11]))" office:value-type="float" office:value="71.586" calcext:value-type="float">
            <text:p>71.59</text:p>
          </table:table-cell>
          <table:table-cell table:style-name="ce362" table:formula="of:=[.P29]*1.23" office:value-type="float" office:value="88.05078" calcext:value-type="float">
            <text:p>88.05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3"/>
          <table:table-cell table:style-name="ce51"/>
          <table:table-cell table:style-name="ce171"/>
          <table:table-cell table:style-name="ce496"/>
          <table:table-cell table:style-name="ce498"/>
          <table:table-cell table:style-name="ce506"/>
          <table:table-cell table:style-name="ce498" table:number-columns-repeated="8"/>
          <table:table-cell table:style-name="ce408" table:number-columns-repeated="3"/>
          <table:table-cell table:style-name="ce456"/>
          <table:table-cell table:number-columns-repeated="46"/>
        </table:table-row>
        <table:table-row table:style-name="ro7">
          <table:table-cell/>
          <table:table-cell table:style-name="ce21"/>
          <table:table-cell table:number-columns-repeated="62"/>
        </table:table-row>
        <table:table-row table:style-name="ro7" table:number-rows-repeated="104854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ISW.K15:ISW.K15 ISW.K17:ISW.K17 ISW.K19:ISW.K19 ISW.K21:ISW.K29">
            <calcext:condition calcext:apply-style-name="Bez tytułu3" calcext:value="=&quot;OK&quot;" calcext:base-cell-address="ISW.K15"/>
            <calcext:condition calcext:apply-style-name="Bez tytułu4" calcext:value="=&quot;NIE WYKONAMY&quot;" calcext:base-cell-address="ISW.K15"/>
          </calcext:conditional-format>
        </calcext:conditional-formats>
      </table:table>
      <table:table table:name="ING" table:style-name="ta4" table:print="false">
        <table:table-column table:style-name="co36" table:default-cell-style-name="ce2"/>
        <table:table-column table:style-name="co28" table:default-cell-style-name="ce170"/>
        <table:table-column table:style-name="co37" table:default-cell-style-name="ce205"/>
        <table:table-column table:style-name="co4" table:default-cell-style-name="ce170"/>
        <table:table-column table:style-name="co5" table:default-cell-style-name="ce205"/>
        <table:table-column table:style-name="co30" table:default-cell-style-name="ce131"/>
        <table:table-column table:style-name="co38" table:default-cell-style-name="ce205"/>
        <table:table-column table:style-name="co39" table:default-cell-style-name="ce205"/>
        <table:table-column table:style-name="co14" table:default-cell-style-name="ce205"/>
        <table:table-column table:style-name="co40" table:default-cell-style-name="ce205"/>
        <table:table-column table:style-name="co41" table:default-cell-style-name="ce205"/>
        <table:table-column table:style-name="co11" table:default-cell-style-name="ce320"/>
        <table:table-column table:style-name="co12" table:default-cell-style-name="ce320"/>
        <table:table-column table:style-name="co13" table:default-cell-style-name="ce170"/>
        <table:table-column table:style-name="co14" table:default-cell-style-name="ce137"/>
        <table:table-column table:style-name="co15" table:number-columns-repeated="2" table:default-cell-style-name="ce137"/>
        <table:table-column table:style-name="co4" table:default-cell-style-name="ce137"/>
        <table:table-column table:style-name="co16" table:number-columns-repeated="8" table:default-cell-style-name="ce137"/>
        <table:table-column table:style-name="co16" table:visibility="collapse" table:number-columns-repeated="2" table:default-cell-style-name="ce137"/>
        <table:table-column table:style-name="co16" table:number-columns-repeated="36" table:default-cell-style-name="ce137"/>
        <table:table-row table:style-name="ro1">
          <table:table-cell table:style-name="ce1"/>
          <table:table-cell table:style-name="ce173"/>
          <table:table-cell table:style-name="ce1"/>
          <table:table-cell table:style-name="ce169"/>
          <table:table-cell table:style-name="ce173"/>
          <table:table-cell table:style-name="ce41"/>
          <table:table-cell table:style-name="ce173" table:number-columns-repeated="7"/>
          <table:table-cell table:style-name="ce169"/>
          <table:table-cell table:style-name="ce173" table:number-columns-repeated="4"/>
          <table:table-cell table:number-columns-repeated="46"/>
        </table:table-row>
        <table:table-row table:style-name="ro2">
          <table:table-cell table:style-name="ce3"/>
          <table:table-cell table:style-name="ce9" office:value-type="float" office:value="2020" calcext:value-type="float">
            <text:p>2020</text:p>
          </table:table-cell>
          <table:table-cell table:style-name="ce169"/>
          <table:table-cell table:style-name="ce49" office:value-type="string" calcext:value-type="string" table:number-columns-spanned="15" table:number-rows-spanned="1">
            <text:p>KALKULATOR DO CEN DETALICZNYCH WYŁAZÓW O NIESTANDARDOWYM ROZMIARZE PVC 15.04.2020</text:p>
          </table:table-cell>
          <table:covered-table-cell table:number-columns-repeated="14" table:style-name="ce49"/>
          <table:table-cell table:number-columns-repeated="7"/>
          <table:table-cell table:style-name="ce205" office:value-type="string" calcext:value-type="string">
            <text:p>X</text:p>
          </table:table-cell>
          <table:table-cell table:number-columns-repeated="38"/>
        </table:table-row>
        <table:table-row table:style-name="ro19">
          <table:table-cell table:style-name="ce3"/>
          <table:table-cell table:style-name="ce169" table:number-columns-repeated="2"/>
          <table:table-cell table:style-name="ce54" office:value-type="string" calcext:value-type="string" table:number-columns-spanned="15" table:number-rows-spanned="1">
            <text:p>DOKUMENT POUFNY !!!!!!</text:p>
          </table:table-cell>
          <table:covered-table-cell table:number-columns-repeated="14" table:style-name="ce54"/>
          <table:table-cell table:number-columns-repeated="46"/>
        </table:table-row>
        <table:table-row table:style-name="ro1">
          <table:table-cell table:style-name="ce4"/>
          <table:table-cell table:style-name="ce11"/>
          <table:table-cell table:style-name="ce171"/>
          <table:table-cell table:style-name="ce292"/>
          <table:table-cell table:style-name="ce99"/>
          <table:table-cell table:style-name="ce178" table:number-columns-repeated="6"/>
          <table:table-cell table:style-name="ce99"/>
          <table:table-cell table:style-name="ce401" office:value-type="string" calcext:value-type="string" table:number-columns-spanned="6" table:number-rows-spanned="4">
            <text:p>ZAKRESY GRANICZNE WYMIARU NIESTANDARDOWEGO - MOŻLIWOŚĆ REALIZACJI UZGODNIĆ Z PRODUKCJĄ </text:p>
          </table:table-cell>
          <table:covered-table-cell table:number-columns-repeated="4" table:style-name="ce133"/>
          <table:covered-table-cell table:style-name="ce401"/>
          <table:table-cell table:style-name="ce12" table:number-columns-repeated="46"/>
        </table:table-row>
        <table:table-row table:style-name="ro37">
          <table:table-cell table:style-name="ce4"/>
          <table:table-cell table:style-name="ce11"/>
          <table:table-cell table:style-name="ce171"/>
          <table:table-cell table:style-name="ce293"/>
          <table:table-cell table:style-name="ce100"/>
          <table:table-cell table:style-name="ce42" office:value-type="string" calcext:value-type="string" table:number-columns-spanned="2" table:number-rows-spanned="2">
            <text:p>WPISZ ROZMIAR WYŁAZU <text:span text:style-name="T1">[cm]        </text:span><text:span text:style-name="T2"> z zachowaniem wymiaru granicznego</text:span></text:p>
          </table:table-cell>
          <table:covered-table-cell table:style-name="ce52"/>
          <table:table-cell table:style-name="ce251" office:value-type="string" calcext:value-type="string">
            <text:p>SZER.</text:p>
          </table:table-cell>
          <table:table-cell table:style-name="ce254" office:value-type="string" calcext:value-type="string">
            <text:p>x</text:p>
          </table:table-cell>
          <table:table-cell table:style-name="ce256" office:value-type="string" calcext:value-type="string">
            <text:p>WYS.</text:p>
          </table:table-cell>
          <table:table-cell table:style-name="ce100" table:number-columns-repeated="2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38">
          <table:table-cell table:style-name="ce4"/>
          <table:table-cell table:style-name="ce11"/>
          <table:table-cell table:style-name="ce171"/>
          <table:table-cell table:style-name="ce293"/>
          <table:table-cell table:style-name="ce100"/>
          <table:covered-table-cell table:style-name="ce43"/>
          <table:covered-table-cell table:style-name="ce53"/>
          <table:table-cell table:style-name="ce252" office:value-type="float" office:value="55" calcext:value-type="float">
            <text:p>55</text:p>
          </table:table-cell>
          <table:table-cell table:style-name="ce255" office:value-type="string" calcext:value-type="string">
            <text:p>x</text:p>
          </table:table-cell>
          <table:table-cell table:style-name="ce359" office:value-type="float" office:value="70" calcext:value-type="float">
            <text:p>70</text:p>
          </table:table-cell>
          <table:table-cell table:style-name="ce100" table:number-columns-repeated="2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7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6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8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7"/>
          <table:table-cell table:style-name="ce176"/>
          <table:table-cell table:style-name="ce135" table:number-columns-repeated="3"/>
          <table:table-cell table:style-name="ce153"/>
          <table:table-cell table:style-name="ce12" table:number-columns-repeated="46"/>
        </table:table-row>
        <table:table-row table:style-name="ro9">
          <table:table-cell table:style-name="ce4"/>
          <table:table-cell table:style-name="ce11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7"/>
          <table:table-cell table:style-name="ce176"/>
          <table:table-cell table:style-name="ce135"/>
          <table:table-cell table:style-name="ce86" office:value-type="string" calcext:value-type="string" table:number-columns-spanned="2" table:number-rows-spanned="1">
            <text:p>WPISZ</text:p>
          </table:table-cell>
          <table:covered-table-cell table:style-name="ce86"/>
          <table:table-cell table:style-name="ce153"/>
          <table:table-cell table:style-name="ce12" table:number-columns-repeated="46"/>
        </table:table-row>
        <table:table-row table:style-name="ro39">
          <table:table-cell table:style-name="ce4"/>
          <table:table-cell table:style-name="ce11"/>
          <table:table-cell table:style-name="ce171"/>
          <table:table-cell table:style-name="ce174"/>
          <table:table-cell table:style-name="ce34" office:value-type="string" calcext:value-type="string" table:number-columns-spanned="9" table:number-rows-spanned="1">
            <text:p>oblachowanie standardowe RAL 7022</text:p>
          </table:table-cell>
          <table:covered-table-cell table:number-columns-repeated="7" table:style-name="ce185"/>
          <table:covered-table-cell table:style-name="ce117"/>
          <table:table-cell table:style-name="ce176"/>
          <table:table-cell table:style-name="ce135"/>
          <table:table-cell table:style-name="ce138" office:value-type="string" calcext:value-type="string">
            <text:p>RABAT HANDLOWY</text:p>
          </table:table-cell>
          <table:table-cell table:style-name="ce265" office:value-type="percentage" office:value="0.4" calcext:value-type="percentage">
            <text:p>40%</text:p>
          </table:table-cell>
          <table:table-cell table:style-name="ce153"/>
          <table:table-cell table:style-name="ce12" table:number-columns-repeated="46"/>
        </table:table-row>
        <table:table-row table:style-name="ro40">
          <table:table-cell table:style-name="ce4"/>
          <table:table-cell table:style-name="ce11"/>
          <table:table-cell table:style-name="ce171"/>
          <table:table-cell table:style-name="ce174"/>
          <table:table-cell table:style-name="ce35" office:value-type="string" calcext:value-type="string" table:number-columns-spanned="9" table:number-rows-spanned="1">
            <text:p>ROZMIAR NIESTANDARDOWY</text:p>
          </table:table-cell>
          <table:covered-table-cell table:number-columns-repeated="7" table:style-name="ce186"/>
          <table:covered-table-cell table:style-name="ce118"/>
          <table:table-cell table:style-name="ce176"/>
          <table:table-cell table:style-name="ce135"/>
          <table:table-cell table:style-name="ce264" office:value-type="string" calcext:value-type="string">
            <text:p>RABAT PRZEDPŁATA</text:p>
          </table:table-cell>
          <table:table-cell table:style-name="ce266" office:value-type="percentage" office:value="0.03" calcext:value-type="percentage">
            <text:p>3%</text:p>
          </table:table-cell>
          <table:table-cell table:style-name="ce153"/>
          <table:table-cell table:style-name="ce12" table:number-columns-repeated="46"/>
        </table:table-row>
        <table:table-row table:style-name="ro11">
          <table:table-cell table:style-name="ce4"/>
          <table:table-cell table:style-name="ce13" office:value-type="string" calcext:value-type="string">
            <text:p>MNOŻNIK</text:p>
          </table:table-cell>
          <table:table-cell table:style-name="ce171"/>
          <table:table-cell table:style-name="ce174"/>
          <table:table-cell table:style-name="ce85" office:value-type="string" calcext:value-type="string" table:number-columns-spanned="2" table:number-rows-spanned="2">
            <text:p>GRUPA</text:p>
          </table:table-cell>
          <table:covered-table-cell table:style-name="ce85"/>
          <table:table-cell table:style-name="ce85" office:value-type="string" calcext:value-type="string" table:number-columns-spanned="1" table:number-rows-spanned="2">
            <text:p>PRODUKT</text:p>
          </table:table-cell>
          <table:table-cell table:style-name="ce85" office:value-type="string" calcext:value-type="string" table:number-columns-spanned="1" table:number-rows-spanned="2">
            <text:p>SZER.</text:p>
          </table:table-cell>
          <table:table-cell table:style-name="ce85" office:value-type="string" calcext:value-type="string" table:number-columns-spanned="1" table:number-rows-spanned="2">
            <text:p>x</text:p>
          </table:table-cell>
          <table:table-cell table:style-name="ce85" office:value-type="string" calcext:value-type="string" table:number-columns-spanned="1" table:number-rows-spanned="2">
            <text:p>WYS.</text:p>
          </table:table-cell>
          <table:table-cell table:style-name="ce85"/>
          <table:table-cell table:style-name="ce85" office:value-type="string" calcext:value-type="string" table:number-columns-spanned="2" table:number-rows-spanned="1">
            <text:p>CENA DETALICZNA</text:p>
          </table:table-cell>
          <table:covered-table-cell table:style-name="ce85"/>
          <table:table-cell table:style-name="ce176"/>
          <table:table-cell table:style-name="ce135"/>
          <table:table-cell table:style-name="ce85" office:value-type="string" calcext:value-type="string" table:number-columns-spanned="2" table:number-rows-spanned="1">
            <text:p>CENA PO RABACIE</text:p>
          </table:table-cell>
          <table:covered-table-cell table:style-name="ce85"/>
          <table:table-cell table:style-name="ce153"/>
          <table:table-cell table:style-name="ce12" table:number-columns-repeated="8"/>
          <table:table-cell table:style-name="ce12" office:value-type="string" calcext:value-type="string">
            <text:p>razem</text:p>
          </table:table-cell>
          <table:table-cell table:style-name="ce12" table:formula="of:=SUM([.AB15:.AB19])" office:value-type="float" office:value="3" calcext:value-type="float">
            <text:p>3</text:p>
          </table:table-cell>
          <table:table-cell table:style-name="ce12" table:number-columns-repeated="36"/>
        </table:table-row>
        <table:table-row table:style-name="ro25">
          <table:table-cell table:style-name="ce4"/>
          <table:table-cell table:style-name="ce14" office:value-type="string" calcext:value-type="string">
            <text:p>1cm OBWODU</text:p>
          </table:table-cell>
          <table:table-cell table:style-name="ce171"/>
          <table:table-cell table:style-name="ce174"/>
          <table:covered-table-cell table:number-columns-repeated="6" table:style-name="ce85"/>
          <table:table-cell table:style-name="ce8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76"/>
          <table:table-cell table:style-name="ce13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53"/>
          <table:table-cell table:style-name="ce12" table:number-columns-repeated="8"/>
          <table:table-cell table:style-name="ce259" office:value-type="string" calcext:value-type="string">
            <text:p>TYP OKNA </text:p>
          </table:table-cell>
          <table:table-cell table:style-name="ce259" office:value-type="string" calcext:value-type="string">
            <text:p>MOZLIWOŚĆ WYKONANIA</text:p>
          </table:table-cell>
          <table:table-cell table:style-name="ce12" table:number-columns-repeated="36"/>
        </table:table-row>
        <table:table-row table:style-name="ro1">
          <table:table-cell table:style-name="ce3"/>
          <table:table-cell table:style-name="ce40"/>
          <table:table-cell table:style-name="ce171"/>
          <table:table-cell table:style-name="ce174"/>
          <table:table-cell table:style-name="ce38"/>
          <table:table-cell table:style-name="ce86"/>
          <table:table-cell table:style-name="ce301" table:number-columns-repeated="5"/>
          <table:table-cell table:style-name="ce307"/>
          <table:table-cell table:style-name="ce333"/>
          <table:table-cell table:style-name="ce176"/>
          <table:table-cell table:style-name="ce184"/>
          <table:table-cell table:style-name="ce338"/>
          <table:table-cell table:style-name="ce335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41">
          <table:table-cell table:style-name="ce492" office:value-type="float" office:value="4.7" calcext:value-type="float">
            <text:p>4.7</text:p>
          </table:table-cell>
          <table:table-cell table:style-name="ce36" table:formula="of:=[.A15]+([.A15]*0.2)" office:value-type="float" office:value="5.64" calcext:value-type="float">
            <text:p>5.64</text:p>
          </table:table-cell>
          <table:table-cell table:style-name="ce171"/>
          <table:table-cell table:style-name="ce174"/>
          <table:table-cell table:style-name="ce86"/>
          <table:table-cell table:style-name="ce98"/>
          <table:table-cell table:style-name="ce250" office:value-type="string" calcext:value-type="string">
            <text:p>IGWX+ E2</text:p>
          </table:table-cell>
          <table:table-cell table:style-name="ce352" table:formula="of:=[.H6]" office:value-type="float" office:value="55" calcext:value-type="float">
            <text:p>55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J6]" office:value-type="float" office:value="70" calcext:value-type="float">
            <text:p>70</text:p>
          </table:table-cell>
          <table:table-cell table:style-name="ce592" table:formula="of:=IF([.AB15]=1;&quot;OK&quot;;&quot;NIE WYKONAMY&quot;)" office:value-type="string" office:string-value="OK" calcext:value-type="string">
            <text:p>OK</text:p>
          </table:table-cell>
          <table:table-cell table:style-name="ce246" table:formula="of:=[.B15]*(([.$H$6]+[.$J$6])*2)" office:value-type="float" office:value="1410" calcext:value-type="float">
            <text:p>1,410.00</text:p>
          </table:table-cell>
          <table:table-cell table:style-name="ce247" table:formula="of:=[.L15]*1.23" office:value-type="float" office:value="1734.3" calcext:value-type="float">
            <text:p>1,734.30</text:p>
          </table:table-cell>
          <table:table-cell table:style-name="ce176"/>
          <table:table-cell table:style-name="ce184"/>
          <table:table-cell table:style-name="ce248" table:formula="of:=([.L15]*(1-[.$Q$10])*(1-[.$Q$11]))" office:value-type="float" office:value="820.62" calcext:value-type="float">
            <text:p>820.62</text:p>
          </table:table-cell>
          <table:table-cell table:style-name="ce247" table:formula="of:=[.P15]*1.23" office:value-type="float" office:value="1009.3626" calcext:value-type="float">
            <text:p>1,009.36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WX+ E</text:p>
          </table:table-cell>
          <table:table-cell table:style-name="ce259" table:formula="of:=VLOOKUP([.AA15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42">
          <table:table-cell table:style-name="ce3"/>
          <table:table-cell table:style-name="ce21"/>
          <table:table-cell table:style-name="ce171"/>
          <table:table-cell table:style-name="ce174"/>
          <table:table-cell table:style-name="ce86"/>
          <table:table-cell table:style-name="ce358"/>
          <table:table-cell table:style-name="ce345"/>
          <table:table-cell table:style-name="ce167" table:number-columns-repeated="4"/>
          <table:table-cell table:style-name="ce554"/>
          <table:table-cell table:style-name="ce562"/>
          <table:table-cell table:style-name="ce176"/>
          <table:table-cell table:style-name="ce184"/>
          <table:table-cell table:style-name="ce554"/>
          <table:table-cell table:style-name="ce562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41">
          <table:table-cell table:style-name="ce492" office:value-type="float" office:value="4.36" calcext:value-type="float">
            <text:p>4.36</text:p>
          </table:table-cell>
          <table:table-cell table:style-name="ce36" table:formula="of:=[.A17]+([.A17]*0.2)" office:value-type="float" office:value="5.232" calcext:value-type="float">
            <text:p>5.23</text:p>
          </table:table-cell>
          <table:table-cell table:style-name="ce171"/>
          <table:table-cell table:style-name="ce174"/>
          <table:table-cell table:style-name="ce86"/>
          <table:table-cell table:style-name="ce98"/>
          <table:table-cell table:style-name="ce250" office:value-type="string" calcext:value-type="string">
            <text:p>IGWX E2</text:p>
          </table:table-cell>
          <table:table-cell table:style-name="ce352" table:formula="of:=[.H6]" office:value-type="float" office:value="55" calcext:value-type="float">
            <text:p>55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J6]" office:value-type="float" office:value="70" calcext:value-type="float">
            <text:p>70</text:p>
          </table:table-cell>
          <table:table-cell table:style-name="ce592" table:formula="of:=IF([.AB17]=1;&quot;OK&quot;;&quot;NIE WYKONAMY&quot;)" office:value-type="string" office:string-value="OK" calcext:value-type="string">
            <text:p>OK</text:p>
          </table:table-cell>
          <table:table-cell table:style-name="ce246" table:formula="of:=[.B17]*(([.$H$6]+[.$J$6])*2)" office:value-type="float" office:value="1308" calcext:value-type="float">
            <text:p>1,308.00</text:p>
          </table:table-cell>
          <table:table-cell table:style-name="ce247" table:formula="of:=[.L17]*1.23" office:value-type="float" office:value="1608.84" calcext:value-type="float">
            <text:p>1,608.84</text:p>
          </table:table-cell>
          <table:table-cell table:style-name="ce176"/>
          <table:table-cell table:style-name="ce184"/>
          <table:table-cell table:style-name="ce248" table:formula="of:=([.L17]*(1-[.$Q$10])*(1-[.$Q$11]))" office:value-type="float" office:value="761.256" calcext:value-type="float">
            <text:p>761.26</text:p>
          </table:table-cell>
          <table:table-cell table:style-name="ce247" table:formula="of:=[.P17]*1.23" office:value-type="float" office:value="936.34488" calcext:value-type="float">
            <text:p>936.34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WX E</text:p>
          </table:table-cell>
          <table:table-cell table:style-name="ce259" table:formula="of:=VLOOKUP([.AA17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42">
          <table:table-cell table:style-name="ce3"/>
          <table:table-cell table:style-name="ce21"/>
          <table:table-cell table:style-name="ce171"/>
          <table:table-cell table:style-name="ce174"/>
          <table:table-cell table:style-name="ce86"/>
          <table:table-cell table:style-name="ce358"/>
          <table:table-cell table:style-name="ce345"/>
          <table:table-cell table:style-name="ce167" table:number-columns-repeated="4"/>
          <table:table-cell table:style-name="ce554"/>
          <table:table-cell table:style-name="ce562"/>
          <table:table-cell table:style-name="ce176"/>
          <table:table-cell table:style-name="ce184"/>
          <table:table-cell table:style-name="ce554"/>
          <table:table-cell table:style-name="ce562"/>
          <table:table-cell table:style-name="ce455"/>
          <table:table-cell table:number-columns-repeated="8"/>
          <table:table-cell table:style-name="ce259" table:number-columns-repeated="2"/>
          <table:table-cell table:number-columns-repeated="36"/>
        </table:table-row>
        <table:table-row table:style-name="ro41">
          <table:table-cell table:style-name="ce20" office:value-type="float" office:value="5.41" calcext:value-type="float">
            <text:p>5.41</text:p>
          </table:table-cell>
          <table:table-cell table:style-name="ce36" table:formula="of:=[.A19]+([.A19]*0.2)" office:value-type="float" office:value="6.492" calcext:value-type="float">
            <text:p>6.49</text:p>
          </table:table-cell>
          <table:table-cell table:style-name="ce171"/>
          <table:table-cell table:style-name="ce174"/>
          <table:table-cell table:style-name="ce86"/>
          <table:table-cell table:style-name="ce98"/>
          <table:table-cell table:style-name="ce250" office:value-type="string" calcext:value-type="string">
            <text:p>IGWX N22</text:p>
          </table:table-cell>
          <table:table-cell table:style-name="ce352" table:formula="of:=[.H6]" office:value-type="float" office:value="55" calcext:value-type="float">
            <text:p>55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J6]" office:value-type="float" office:value="70" calcext:value-type="float">
            <text:p>70</text:p>
          </table:table-cell>
          <table:table-cell table:style-name="ce592" table:formula="of:=IF([.AB19]=1;&quot;OK&quot;;&quot;NIE WYKONAMY&quot;)" office:value-type="string" office:string-value="OK" calcext:value-type="string">
            <text:p>OK</text:p>
          </table:table-cell>
          <table:table-cell table:style-name="ce246" table:formula="of:=[.B19]*(([.$H$6]+[.$J$6])*2)" office:value-type="float" office:value="1623" calcext:value-type="float">
            <text:p>1,623.00</text:p>
          </table:table-cell>
          <table:table-cell table:style-name="ce247" table:formula="of:=[.L19]*1.23" office:value-type="float" office:value="1996.29" calcext:value-type="float">
            <text:p>1,996.29</text:p>
          </table:table-cell>
          <table:table-cell table:style-name="ce176"/>
          <table:table-cell table:style-name="ce184"/>
          <table:table-cell table:style-name="ce248" table:formula="of:=([.L19]*(1-[.$Q$10])*(1-[.$Q$11]))" office:value-type="float" office:value="944.586" calcext:value-type="float">
            <text:p>944.59</text:p>
          </table:table-cell>
          <table:table-cell table:style-name="ce247" table:formula="of:=[.P19]*1.23" office:value-type="float" office:value="1161.84078" calcext:value-type="float">
            <text:p>1,161.84</text:p>
          </table:table-cell>
          <table:table-cell table:style-name="ce455"/>
          <table:table-cell table:number-columns-repeated="8"/>
          <table:table-cell table:style-name="ce259" office:value-type="string" calcext:value-type="string">
            <text:p>IGWX N</text:p>
          </table:table-cell>
          <table:table-cell table:style-name="ce259" table:formula="of:=VLOOKUP([.AA19];[Wymiary.D$11:.E$45];2;0)" office:value-type="float" office:value="1" calcext:value-type="float">
            <text:p>1</text:p>
          </table:table-cell>
          <table:table-cell table:number-columns-repeated="36"/>
        </table:table-row>
        <table:table-row table:style-name="ro36">
          <table:table-cell table:style-name="ce3"/>
          <table:table-cell table:style-name="ce40"/>
          <table:table-cell table:style-name="ce171"/>
          <table:table-cell table:style-name="ce174"/>
          <table:table-cell table:style-name="ce38"/>
          <table:table-cell table:style-name="ce86"/>
          <table:table-cell table:style-name="ce301"/>
          <table:table-cell table:style-name="ce523" table:number-columns-repeated="4"/>
          <table:table-cell table:style-name="ce307"/>
          <table:table-cell table:style-name="ce335"/>
          <table:table-cell table:style-name="ce176"/>
          <table:table-cell table:style-name="ce184"/>
          <table:table-cell table:style-name="ce307"/>
          <table:table-cell table:style-name="ce335"/>
          <table:table-cell table:style-name="ce455"/>
          <table:table-cell table:number-columns-repeated="46"/>
        </table:table-row>
        <table:table-row table:style-name="ro28">
          <table:table-cell table:style-name="ce20" office:value-type="float" office:value="0.98" calcext:value-type="float">
            <text:p>0.98</text:p>
          </table:table-cell>
          <table:table-cell table:style-name="ce56" table:formula="of:=[.A21]+([.A21]*0.2)" office:value-type="float" office:value="1.176" calcext:value-type="float">
            <text:p>1.18</text:p>
          </table:table-cell>
          <table:table-cell table:style-name="ce171"/>
          <table:table-cell table:style-name="ce174"/>
          <table:table-cell table:style-name="ce88"/>
          <table:table-cell table:style-name="ce98" office:value-type="string" calcext:value-type="string" table:number-columns-spanned="1" table:number-rows-spanned="9">
            <text:p>KOŁNIERZE</text:p>
          </table:table-cell>
          <table:table-cell table:style-name="ce136" office:value-type="string" calcext:value-type="string">
            <text:p>U</text:p>
          </table:table-cell>
          <table:table-cell table:style-name="ce163" table:formula="of:=[.H6]" office:value-type="float" office:value="55" calcext:value-type="float">
            <text:p>55</text:p>
          </table:table-cell>
          <table:table-cell table:style-name="ce163" office:value-type="string" calcext:value-type="string">
            <text:p>X</text:p>
          </table:table-cell>
          <table:table-cell table:style-name="ce163" table:formula="of:=[.J6]" office:value-type="float" office:value="70" calcext:value-type="float">
            <text:p>70</text:p>
          </table:table-cell>
          <table:table-cell table:style-name="ce593" table:formula="of:=IF([.AB$12]&gt;0;&quot;OK&quot;;&quot;NIE WYKONAMY&quot;)" office:value-type="string" office:string-value="OK" calcext:value-type="string">
            <text:p>OK</text:p>
          </table:table-cell>
          <table:table-cell table:style-name="ce316" table:formula="of:=[.B21]*(([.$H$6]+[.$J$6])*2)" office:value-type="float" office:value="294" calcext:value-type="float">
            <text:p>294.00</text:p>
          </table:table-cell>
          <table:table-cell table:style-name="ce356" table:formula="of:=[.L21]*1.23" office:value-type="float" office:value="361.62" calcext:value-type="float">
            <text:p>361.62</text:p>
          </table:table-cell>
          <table:table-cell table:style-name="ce176"/>
          <table:table-cell table:style-name="ce184"/>
          <table:table-cell table:style-name="ce434" table:formula="of:=([.L21]*(1-[.$Q$10])*(1-[.$Q$11]))" office:value-type="float" office:value="171.108" calcext:value-type="float">
            <text:p>171.11</text:p>
          </table:table-cell>
          <table:table-cell table:style-name="ce356" table:formula="of:=[.P21]*1.23" office:value-type="float" office:value="210.46284" calcext:value-type="float">
            <text:p>210.46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19"/>
          <table:table-cell table:style-name="ce59"/>
          <table:table-cell table:style-name="ce171"/>
          <table:table-cell table:style-name="ce174"/>
          <table:table-cell table:style-name="ce198"/>
          <table:covered-table-cell table:style-name="ce294"/>
          <table:table-cell table:style-name="ce142"/>
          <table:table-cell table:style-name="ce523" table:number-columns-repeated="3"/>
          <table:table-cell table:style-name="ce596"/>
          <table:table-cell table:style-name="ce307"/>
          <table:table-cell table:style-name="ce357"/>
          <table:table-cell table:style-name="ce176"/>
          <table:table-cell table:style-name="ce184"/>
          <table:table-cell table:style-name="ce445"/>
          <table:table-cell table:style-name="ce357"/>
          <table:table-cell table:style-name="ce455"/>
          <table:table-cell table:number-columns-repeated="46"/>
        </table:table-row>
        <table:table-row table:style-name="ro29">
          <table:table-cell table:style-name="ce20" office:value-type="float" office:value="0.92" calcext:value-type="float">
            <text:p>0.92</text:p>
          </table:table-cell>
          <table:table-cell table:style-name="ce56" table:formula="of:=[.A23]+([.A23]*0.2)" office:value-type="float" office:value="1.104" calcext:value-type="float">
            <text:p>1.10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41" office:value-type="string" calcext:value-type="string">
            <text:p>P</text:p>
          </table:table-cell>
          <table:table-cell table:style-name="ce167" table:formula="of:=[.H6]" office:value-type="float" office:value="55" calcext:value-type="float">
            <text:p>55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70" calcext:value-type="float">
            <text:p>70</text:p>
          </table:table-cell>
          <table:table-cell table:style-name="ce597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23]*(([.$H$6]+[.$J$6])*2)" office:value-type="float" office:value="276" calcext:value-type="float">
            <text:p>276.00</text:p>
          </table:table-cell>
          <table:table-cell table:style-name="ce360" table:formula="of:=[.L23]*1.23" office:value-type="float" office:value="339.48" calcext:value-type="float">
            <text:p>339.48</text:p>
          </table:table-cell>
          <table:table-cell table:style-name="ce176"/>
          <table:table-cell table:style-name="ce184"/>
          <table:table-cell table:style-name="ce447" table:formula="of:=([.L23]*(1-[.$Q$10])*(1-[.$Q$11]))" office:value-type="float" office:value="160.632" calcext:value-type="float">
            <text:p>160.63</text:p>
          </table:table-cell>
          <table:table-cell table:style-name="ce360" table:formula="of:=[.P23]*1.23" office:value-type="float" office:value="197.57736" calcext:value-type="float">
            <text:p>197.58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19"/>
          <table:table-cell table:style-name="ce60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524" table:number-columns-repeated="3"/>
          <table:table-cell table:style-name="ce598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46"/>
        </table:table-row>
        <table:table-row table:style-name="ro30">
          <table:table-cell table:style-name="ce20" office:value-type="float" office:value="1" calcext:value-type="float">
            <text:p>1.00</text:p>
          </table:table-cell>
          <table:table-cell table:style-name="ce56" table:formula="of:=[.A25]+([.A25]*0.2)" office:value-type="float" office:value="1.2" calcext:value-type="float">
            <text:p>1.20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41" office:value-type="string" calcext:value-type="string">
            <text:p>H/L/LH/R/BP/D</text:p>
          </table:table-cell>
          <table:table-cell table:style-name="ce167" table:formula="of:=[.H6]" office:value-type="float" office:value="55" calcext:value-type="float">
            <text:p>55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70" calcext:value-type="float">
            <text:p>70</text:p>
          </table:table-cell>
          <table:table-cell table:style-name="ce597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25]*(([.$H$6]+[.$J$6])*2)" office:value-type="float" office:value="300" calcext:value-type="float">
            <text:p>300.00</text:p>
          </table:table-cell>
          <table:table-cell table:style-name="ce360" table:formula="of:=[.L25]*1.23" office:value-type="float" office:value="369" calcext:value-type="float">
            <text:p>369.00</text:p>
          </table:table-cell>
          <table:table-cell table:style-name="ce176"/>
          <table:table-cell table:style-name="ce184"/>
          <table:table-cell table:style-name="ce447" table:formula="of:=([.L25]*(1-[.$Q$10])*(1-[.$Q$11]))" office:value-type="float" office:value="174.6" calcext:value-type="float">
            <text:p>174.60</text:p>
          </table:table-cell>
          <table:table-cell table:style-name="ce360" table:formula="of:=[.P25]*1.23" office:value-type="float" office:value="214.758" calcext:value-type="float">
            <text:p>214.76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19"/>
          <table:table-cell table:style-name="ce51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524" table:number-columns-repeated="3"/>
          <table:table-cell table:style-name="ce598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46"/>
        </table:table-row>
        <table:table-row table:style-name="ro28">
          <table:table-cell table:style-name="ce492" office:value-type="float" office:value="0.62" calcext:value-type="float">
            <text:p>0.62</text:p>
          </table:table-cell>
          <table:table-cell table:style-name="ce61" table:formula="of:=[.A27]+([.A27]*0.2)" office:value-type="float" office:value="0.744" calcext:value-type="float">
            <text:p>0.74</text:p>
          </table:table-cell>
          <table:table-cell table:style-name="ce171"/>
          <table:table-cell table:style-name="ce174"/>
          <table:table-cell table:style-name="ce88"/>
          <table:covered-table-cell table:style-name="ce294"/>
          <table:table-cell table:style-name="ce159" office:value-type="string" calcext:value-type="string">
            <text:p>UTB</text:p>
          </table:table-cell>
          <table:table-cell table:style-name="ce167" table:formula="of:=[.H6]" office:value-type="float" office:value="55" calcext:value-type="float">
            <text:p>55</text:p>
          </table:table-cell>
          <table:table-cell table:style-name="ce167" office:value-type="string" calcext:value-type="string">
            <text:p>X</text:p>
          </table:table-cell>
          <table:table-cell table:style-name="ce167" table:formula="of:=[.J6]" office:value-type="float" office:value="70" calcext:value-type="float">
            <text:p>70</text:p>
          </table:table-cell>
          <table:table-cell table:style-name="ce597" table:formula="of:=IF([.AB$12]&gt;0;&quot;OK&quot;;&quot;NIE WYKONAMY&quot;)" office:value-type="string" office:string-value="OK" calcext:value-type="string">
            <text:p>OK</text:p>
          </table:table-cell>
          <table:table-cell table:style-name="ce317" table:formula="of:=[.B27]*(([.$H$6]+[.$J$6])*2)" office:value-type="float" office:value="186" calcext:value-type="float">
            <text:p>186.00</text:p>
          </table:table-cell>
          <table:table-cell table:style-name="ce360" table:formula="of:=[.L27]*1.23" office:value-type="float" office:value="228.78" calcext:value-type="float">
            <text:p>228.78</text:p>
          </table:table-cell>
          <table:table-cell table:style-name="ce176"/>
          <table:table-cell table:style-name="ce184"/>
          <table:table-cell table:style-name="ce447" table:formula="of:=([.L27]*(1-[.$Q$10])*(1-[.$Q$11]))" office:value-type="float" office:value="108.252" calcext:value-type="float">
            <text:p>108.25</text:p>
          </table:table-cell>
          <table:table-cell table:style-name="ce360" table:formula="of:=[.P27]*1.23" office:value-type="float" office:value="133.14996" calcext:value-type="float">
            <text:p>133.15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492"/>
          <table:table-cell table:style-name="ce51"/>
          <table:table-cell table:style-name="ce171"/>
          <table:table-cell table:style-name="ce174"/>
          <table:table-cell table:style-name="ce176"/>
          <table:covered-table-cell table:style-name="ce294"/>
          <table:table-cell table:style-name="ce514"/>
          <table:table-cell table:style-name="ce524" table:number-columns-repeated="3"/>
          <table:table-cell table:style-name="ce598"/>
          <table:table-cell table:style-name="ce176"/>
          <table:table-cell table:style-name="ce563"/>
          <table:table-cell table:style-name="ce176"/>
          <table:table-cell table:style-name="ce184"/>
          <table:table-cell table:style-name="ce174"/>
          <table:table-cell table:style-name="ce563"/>
          <table:table-cell table:style-name="ce455"/>
          <table:table-cell table:number-columns-repeated="46"/>
        </table:table-row>
        <table:table-row table:style-name="ro28">
          <table:table-cell table:style-name="ce492" office:value-type="float" office:value="0.41" calcext:value-type="float">
            <text:p>0.41</text:p>
          </table:table-cell>
          <table:table-cell table:style-name="ce61" table:formula="of:=[.A29]+([.A29]*0.2)" office:value-type="float" office:value="0.492" calcext:value-type="float">
            <text:p>0.49</text:p>
          </table:table-cell>
          <table:table-cell table:style-name="ce171"/>
          <table:table-cell table:style-name="ce174"/>
          <table:table-cell table:style-name="ce88"/>
          <table:covered-table-cell table:style-name="ce503"/>
          <table:table-cell table:style-name="ce160" office:value-type="string" calcext:value-type="string">
            <text:p>AKP</text:p>
          </table:table-cell>
          <table:table-cell table:style-name="ce195" table:formula="of:=[.H6]" office:value-type="float" office:value="55" calcext:value-type="float">
            <text:p>55</text:p>
          </table:table-cell>
          <table:table-cell table:style-name="ce195" office:value-type="string" calcext:value-type="string">
            <text:p>X</text:p>
          </table:table-cell>
          <table:table-cell table:style-name="ce195" table:formula="of:=[.J6]" office:value-type="float" office:value="70" calcext:value-type="float">
            <text:p>70</text:p>
          </table:table-cell>
          <table:table-cell table:style-name="ce599" table:formula="of:=IF([.AB$12]&gt;0;&quot;OK&quot;;&quot;NIE WYKONAMY&quot;)" office:value-type="string" office:string-value="OK" calcext:value-type="string">
            <text:p>OK</text:p>
          </table:table-cell>
          <table:table-cell table:style-name="ce319" table:formula="of:=[.B29]*(([.$H$6]+[.$J$6])*2)" office:value-type="float" office:value="123" calcext:value-type="float">
            <text:p>123.00</text:p>
          </table:table-cell>
          <table:table-cell table:style-name="ce362" table:formula="of:=[.L29]*1.23" office:value-type="float" office:value="151.29" calcext:value-type="float">
            <text:p>151.29</text:p>
          </table:table-cell>
          <table:table-cell table:style-name="ce176"/>
          <table:table-cell table:style-name="ce184"/>
          <table:table-cell table:style-name="ce449" table:formula="of:=([.L29]*(1-[.$Q$10])*(1-[.$Q$11]))" office:value-type="float" office:value="71.586" calcext:value-type="float">
            <text:p>71.59</text:p>
          </table:table-cell>
          <table:table-cell table:style-name="ce362" table:formula="of:=[.P29]*1.23" office:value-type="float" office:value="88.05078" calcext:value-type="float">
            <text:p>88.05</text:p>
          </table:table-cell>
          <table:table-cell table:style-name="ce455"/>
          <table:table-cell table:number-columns-repeated="46"/>
        </table:table-row>
        <table:table-row table:style-name="ro1">
          <table:table-cell table:style-name="ce3"/>
          <table:table-cell table:style-name="ce169"/>
          <table:table-cell table:style-name="ce171"/>
          <table:table-cell table:style-name="ce496"/>
          <table:table-cell table:style-name="ce498"/>
          <table:table-cell table:style-name="ce506"/>
          <table:table-cell table:style-name="ce498" table:number-columns-repeated="8"/>
          <table:table-cell table:style-name="ce408" table:number-columns-repeated="3"/>
          <table:table-cell table:style-name="ce456"/>
          <table:table-cell table:number-columns-repeated="46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ING.K15:ING.K15 ING.K17:ING.K17 ING.K19:ING.K19 ING.K21:ING.K29">
            <calcext:condition calcext:apply-style-name="Bez tytułu3" calcext:value="=&quot;OK&quot;" calcext:base-cell-address="ING.K15"/>
            <calcext:condition calcext:apply-style-name="Bez tytułu4" calcext:value="=&quot;NIE WYKONAMY&quot;" calcext:base-cell-address="ING.K15"/>
          </calcext:conditional-format>
        </calcext:conditional-formats>
      </table:table>
      <table:table table:name="VERSA WVM WVD" table:style-name="ta5" table:print="false">
        <table:table-column table:style-name="co36" table:default-cell-style-name="ce170"/>
        <table:table-column table:style-name="co28" table:default-cell-style-name="ce170"/>
        <table:table-column table:style-name="co42" table:default-cell-style-name="ce205"/>
        <table:table-column table:style-name="co4" table:default-cell-style-name="ce170"/>
        <table:table-column table:style-name="co5" table:default-cell-style-name="ce205"/>
        <table:table-column table:style-name="co30" table:default-cell-style-name="ce131"/>
        <table:table-column table:style-name="co43" table:default-cell-style-name="ce205"/>
        <table:table-column table:style-name="co34" table:default-cell-style-name="ce205"/>
        <table:table-column table:style-name="co44" table:default-cell-style-name="ce205"/>
        <table:table-column table:style-name="co2" table:default-cell-style-name="ce205"/>
        <table:table-column table:style-name="co11" table:default-cell-style-name="ce320"/>
        <table:table-column table:style-name="co12" table:default-cell-style-name="ce320"/>
        <table:table-column table:style-name="co13" table:default-cell-style-name="ce170"/>
        <table:table-column table:style-name="co14" table:default-cell-style-name="ce137"/>
        <table:table-column table:style-name="co15" table:number-columns-repeated="2" table:default-cell-style-name="ce137"/>
        <table:table-column table:style-name="co4" table:default-cell-style-name="ce137"/>
        <table:table-column table:style-name="co16" table:number-columns-repeated="163" table:default-cell-style-name="ce137"/>
        <table:table-column table:style-name="co34" table:number-columns-repeated="16" table:default-cell-style-name="ce137"/>
        <table:table-column table:style-name="co34" table:number-columns-repeated="60" table:default-cell-style-name="ce170"/>
        <table:table-column table:style-name="co17" table:number-columns-repeated="768" table:default-cell-style-name="Default"/>
        <table:table-row table:style-name="ro1">
          <table:table-cell table:style-name="ce173" table:number-columns-repeated="2"/>
          <table:table-cell table:style-name="ce1"/>
          <table:table-cell table:style-name="ce169"/>
          <table:table-cell table:style-name="ce173"/>
          <table:table-cell table:style-name="ce41"/>
          <table:table-cell table:style-name="ce173" table:number-columns-repeated="6"/>
          <table:table-cell table:style-name="ce169"/>
          <table:table-cell table:style-name="ce173" table:number-columns-repeated="4"/>
          <table:table-cell table:number-columns-repeated="179"/>
          <table:table-cell table:style-name="ce137" table:number-columns-repeated="828"/>
        </table:table-row>
        <table:table-row table:style-name="ro2">
          <table:table-cell table:style-name="ce169"/>
          <table:table-cell table:style-name="ce9" office:value-type="float" office:value="2020" calcext:value-type="float">
            <text:p>2020</text:p>
          </table:table-cell>
          <table:table-cell table:style-name="ce1"/>
          <table:table-cell table:style-name="ce49" office:value-type="string" calcext:value-type="string" table:number-columns-spanned="14" table:number-rows-spanned="1">
            <text:p>KALKULATOR DO CEN DETALICZNYCH WYŁAZÓW O NIESTANDARDOWYM ROZMIARZE 15.04.2020</text:p>
          </table:table-cell>
          <table:covered-table-cell table:number-columns-repeated="13" table:style-name="ce49"/>
          <table:table-cell table:number-columns-repeated="1007"/>
        </table:table-row>
        <table:table-row table:style-name="ro43">
          <table:table-cell table:style-name="ce169" table:number-columns-repeated="2"/>
          <table:table-cell table:style-name="ce267"/>
          <table:table-cell table:style-name="ce606" office:value-type="string" calcext:value-type="string" table:number-columns-spanned="14" table:number-rows-spanned="1">
            <text:p>DOKUMENT POUFNY !!!!!!</text:p>
          </table:table-cell>
          <table:covered-table-cell table:number-columns-repeated="13" table:style-name="ce606"/>
          <table:table-cell table:number-columns-repeated="1007"/>
        </table:table-row>
        <table:table-row table:style-name="ro18">
          <table:table-cell table:style-name="ce11" table:number-columns-repeated="2"/>
          <table:table-cell table:style-name="ce268"/>
          <table:table-cell table:style-name="ce270"/>
          <table:table-cell table:style-name="ce273"/>
          <table:table-cell table:style-name="ce178" table:number-columns-repeated="5"/>
          <table:table-cell table:style-name="ce99"/>
          <table:table-cell table:style-name="ce401" office:value-type="string" calcext:value-type="string" table:number-columns-spanned="6" table:number-rows-spanned="4">
            <text:p>ZAKRESY GRANICZNE WYMIARU NIESTANDARDOWEGO - MOŻLIWOŚĆ REALIZACJI UZGODNIĆ Z PRODUKCJĄ </text:p>
          </table:table-cell>
          <table:covered-table-cell table:number-columns-repeated="4" table:style-name="ce133"/>
          <table:covered-table-cell table:style-name="ce401"/>
          <table:table-cell table:style-name="ce12" table:number-columns-repeated="1007"/>
        </table:table-row>
        <table:table-row table:style-name="ro37">
          <table:table-cell table:style-name="ce11" table:number-columns-repeated="2"/>
          <table:table-cell table:style-name="ce268"/>
          <table:table-cell table:style-name="ce271"/>
          <table:table-cell table:style-name="ce274"/>
          <table:table-cell table:style-name="ce42" office:value-type="string" calcext:value-type="string" table:number-columns-spanned="2" table:number-rows-spanned="2">
            <text:p>WPISZ ROZMIAR WYŁAZU <text:span text:style-name="T1">[cm]</text:span><text:span text:style-name="T2">              z zachowaniem wymiaru granicznego</text:span></text:p>
          </table:table-cell>
          <table:covered-table-cell table:style-name="ce52"/>
          <table:table-cell table:style-name="ce251" office:value-type="string" calcext:value-type="string">
            <text:p>SZER.</text:p>
          </table:table-cell>
          <table:table-cell table:style-name="ce254" office:value-type="string" calcext:value-type="string">
            <text:p>x</text:p>
          </table:table-cell>
          <table:table-cell table:style-name="ce256" office:value-type="string" calcext:value-type="string">
            <text:p>WYS.</text:p>
          </table:table-cell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1007"/>
        </table:table-row>
        <table:table-row table:style-name="ro38">
          <table:table-cell table:style-name="ce11" table:number-columns-repeated="2"/>
          <table:table-cell table:style-name="ce268"/>
          <table:table-cell table:style-name="ce271"/>
          <table:table-cell table:style-name="ce274"/>
          <table:covered-table-cell table:style-name="ce43"/>
          <table:covered-table-cell table:style-name="ce53"/>
          <table:table-cell table:style-name="ce252" office:value-type="float" office:value="47" calcext:value-type="float">
            <text:p>47</text:p>
          </table:table-cell>
          <table:table-cell table:style-name="ce255" office:value-type="string" calcext:value-type="string">
            <text:p>x</text:p>
          </table:table-cell>
          <table:table-cell table:style-name="ce280" office:value-type="float" office:value="73" calcext:value-type="float">
            <text:p>73</text:p>
          </table:table-cell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1007"/>
        </table:table-row>
        <table:table-row table:style-name="ro44">
          <table:table-cell table:style-name="ce11" table:number-columns-repeated="3"/>
          <table:table-cell table:style-name="ce272"/>
          <table:table-cell table:style-name="ce135" table:number-columns-repeated="6"/>
          <table:table-cell table:style-name="ce101"/>
          <table:covered-table-cell table:number-columns-repeated="5" table:style-name="ce86"/>
          <table:covered-table-cell table:style-name="ce152"/>
          <table:table-cell table:style-name="ce12" table:number-columns-repeated="1007"/>
        </table:table-row>
        <table:table-row table:style-name="ro45">
          <table:table-cell table:style-name="ce11" table:number-columns-repeated="3"/>
          <table:table-cell table:style-name="ce272"/>
          <table:table-cell table:style-name="ce135" table:number-columns-repeated="8"/>
          <table:table-cell table:style-name="ce176"/>
          <table:table-cell table:style-name="ce135" table:number-columns-repeated="3"/>
          <table:table-cell table:style-name="ce153"/>
          <table:table-cell table:style-name="ce12" table:number-columns-repeated="1007"/>
        </table:table-row>
        <table:table-row table:style-name="ro9">
          <table:table-cell table:style-name="ce11" table:number-columns-repeated="2"/>
          <table:table-cell table:style-name="ce171"/>
          <table:table-cell table:style-name="ce174"/>
          <table:table-cell table:style-name="ce101"/>
          <table:table-cell table:style-name="ce179"/>
          <table:table-cell table:style-name="ce101" table:number-columns-repeated="6"/>
          <table:table-cell table:style-name="ce176"/>
          <table:table-cell table:style-name="ce135"/>
          <table:table-cell table:style-name="ce86" office:value-type="string" calcext:value-type="string" table:number-columns-spanned="2" table:number-rows-spanned="1">
            <text:p>WPISZ</text:p>
          </table:table-cell>
          <table:covered-table-cell table:style-name="ce86"/>
          <table:table-cell table:style-name="ce153"/>
          <table:table-cell table:style-name="ce12" table:number-columns-repeated="1007"/>
        </table:table-row>
        <table:table-row table:style-name="ro34">
          <table:table-cell table:style-name="ce11" table:number-columns-repeated="2"/>
          <table:table-cell table:style-name="ce171"/>
          <table:table-cell table:style-name="ce174"/>
          <table:table-cell table:style-name="ce34" office:value-type="string" calcext:value-type="string" table:number-columns-spanned="8" table:number-rows-spanned="1">
            <text:p>oblachowanie standardowe RAL 7022</text:p>
          </table:table-cell>
          <table:covered-table-cell table:number-columns-repeated="6" table:style-name="ce277"/>
          <table:covered-table-cell table:style-name="ce281"/>
          <table:table-cell table:style-name="ce176"/>
          <table:table-cell table:style-name="ce135"/>
          <table:table-cell table:style-name="ce138" office:value-type="string" calcext:value-type="string">
            <text:p>RABAT HANDLOWY</text:p>
          </table:table-cell>
          <table:table-cell table:style-name="ce265" office:value-type="percentage" office:value="0.4" calcext:value-type="percentage">
            <text:p>40%</text:p>
          </table:table-cell>
          <table:table-cell table:style-name="ce153"/>
          <table:table-cell table:style-name="ce12" table:number-columns-repeated="1007"/>
        </table:table-row>
        <table:table-row table:style-name="ro34">
          <table:table-cell table:style-name="ce11" table:number-columns-repeated="2"/>
          <table:table-cell table:style-name="ce171"/>
          <table:table-cell table:style-name="ce174"/>
          <table:table-cell table:style-name="ce275" office:value-type="string" calcext:value-type="string" table:number-columns-spanned="8" table:number-rows-spanned="1">
            <text:p>ROZMIAR NIESTANDARDOWY</text:p>
          </table:table-cell>
          <table:covered-table-cell table:number-columns-repeated="6" table:style-name="ce278"/>
          <table:covered-table-cell table:style-name="ce282"/>
          <table:table-cell table:style-name="ce176"/>
          <table:table-cell table:style-name="ce135"/>
          <table:table-cell table:style-name="ce264" office:value-type="string" calcext:value-type="string">
            <text:p>RABAT PRZEDPŁATA</text:p>
          </table:table-cell>
          <table:table-cell table:style-name="ce266" office:value-type="percentage" office:value="0.03" calcext:value-type="percentage">
            <text:p>3%</text:p>
          </table:table-cell>
          <table:table-cell table:style-name="ce153"/>
          <table:table-cell table:style-name="ce12" table:number-columns-repeated="1007"/>
        </table:table-row>
        <table:table-row table:style-name="ro11">
          <table:table-cell table:style-name="ce11"/>
          <table:table-cell table:style-name="ce13" office:value-type="string" calcext:value-type="string">
            <text:p>MNOŻNIK</text:p>
          </table:table-cell>
          <table:table-cell table:style-name="ce171"/>
          <table:table-cell table:style-name="ce174"/>
          <table:table-cell table:style-name="ce85" office:value-type="string" calcext:value-type="string" table:number-columns-spanned="2" table:number-rows-spanned="2">
            <text:p>GRUPA</text:p>
          </table:table-cell>
          <table:covered-table-cell table:style-name="ce85"/>
          <table:table-cell table:style-name="ce85" office:value-type="string" calcext:value-type="string" table:number-columns-spanned="1" table:number-rows-spanned="2">
            <text:p>PRODUKT</text:p>
          </table:table-cell>
          <table:table-cell table:style-name="ce85" office:value-type="string" calcext:value-type="string" table:number-columns-spanned="1" table:number-rows-spanned="2">
            <text:p>SZER.</text:p>
          </table:table-cell>
          <table:table-cell table:style-name="ce85" office:value-type="string" calcext:value-type="string" table:number-columns-spanned="1" table:number-rows-spanned="2">
            <text:p>x</text:p>
          </table:table-cell>
          <table:table-cell table:style-name="ce85" office:value-type="string" calcext:value-type="string" table:number-columns-spanned="1" table:number-rows-spanned="2">
            <text:p>WYS.</text:p>
          </table:table-cell>
          <table:table-cell table:style-name="ce85" office:value-type="string" calcext:value-type="string" table:number-columns-spanned="2" table:number-rows-spanned="1">
            <text:p>CENA DETALICZNA</text:p>
          </table:table-cell>
          <table:covered-table-cell table:style-name="ce85"/>
          <table:table-cell table:style-name="ce176"/>
          <table:table-cell table:style-name="ce135"/>
          <table:table-cell table:style-name="ce85" office:value-type="string" calcext:value-type="string" table:number-columns-spanned="2" table:number-rows-spanned="1">
            <text:p>CENA PO RABACIE</text:p>
          </table:table-cell>
          <table:covered-table-cell table:style-name="ce85"/>
          <table:table-cell table:style-name="ce153"/>
          <table:table-cell table:style-name="ce12" table:number-columns-repeated="1007"/>
        </table:table-row>
        <table:table-row table:style-name="ro11">
          <table:table-cell table:style-name="ce11"/>
          <table:table-cell table:style-name="ce14" office:value-type="string" calcext:value-type="string">
            <text:p>1cm OBWODU</text:p>
          </table:table-cell>
          <table:table-cell table:style-name="ce171"/>
          <table:table-cell table:style-name="ce174"/>
          <table:covered-table-cell table:number-columns-repeated="6" table:style-name="ce8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76"/>
          <table:table-cell table:style-name="ce13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53"/>
          <table:table-cell table:style-name="ce12" table:number-columns-repeated="1007"/>
        </table:table-row>
        <table:table-row table:style-name="ro1">
          <table:table-cell table:style-name="ce11"/>
          <table:table-cell table:style-name="ce169"/>
          <table:table-cell table:style-name="ce171"/>
          <table:table-cell table:style-name="ce174"/>
          <table:table-cell table:style-name="ce176" table:number-columns-repeated="9"/>
          <table:table-cell table:style-name="ce135"/>
          <table:table-cell table:style-name="ce176" table:number-columns-repeated="2"/>
          <table:table-cell table:style-name="ce153"/>
          <table:table-cell table:style-name="ce12" table:number-columns-repeated="1007"/>
        </table:table-row>
        <table:table-row table:style-name="ro46">
          <table:table-cell table:style-name="ce20" office:value-type="float" office:value="2.12" calcext:value-type="float">
            <text:p>2.12</text:p>
          </table:table-cell>
          <table:table-cell table:style-name="ce36" table:formula="of:=[.A15]+([.A15]*0.35)" office:value-type="float" office:value="2.862" calcext:value-type="float">
            <text:p>2.86</text:p>
          </table:table-cell>
          <table:table-cell table:style-name="ce171"/>
          <table:table-cell table:style-name="ce174"/>
          <table:table-cell table:style-name="ce230"/>
          <table:table-cell table:style-name="ce98"/>
          <table:table-cell table:style-name="ce250" office:value-type="string" calcext:value-type="string">
            <text:p>WVM + WVD +</text:p>
          </table:table-cell>
          <table:table-cell table:style-name="ce352" table:formula="of:=[.H6]" office:value-type="float" office:value="47" calcext:value-type="float">
            <text:p>47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J6]" office:value-type="float" office:value="73" calcext:value-type="float">
            <text:p>73</text:p>
          </table:table-cell>
          <table:table-cell table:style-name="ce246" table:formula="of:=[.B15]*(([.$H$6]+[.$J$6])*2)" office:value-type="float" office:value="686.88" calcext:value-type="float">
            <text:p>686.88</text:p>
          </table:table-cell>
          <table:table-cell table:style-name="ce247" table:formula="of:=[.K15]*1.23" office:value-type="float" office:value="844.8624" calcext:value-type="float">
            <text:p>844.86</text:p>
          </table:table-cell>
          <table:table-cell table:style-name="ce176"/>
          <table:table-cell table:style-name="ce184"/>
          <table:table-cell table:style-name="ce248" table:formula="of:=([.K15]*(1-[.$P$10])*(1-[.$P$11]))" office:value-type="float" office:value="399.76416" calcext:value-type="float">
            <text:p>399.76</text:p>
          </table:table-cell>
          <table:table-cell table:style-name="ce247" table:formula="of:=[.O15]*1.23" office:value-type="float" office:value="491.7099168" calcext:value-type="float">
            <text:p>491.71</text:p>
          </table:table-cell>
          <table:table-cell table:style-name="ce455"/>
          <table:table-cell table:number-columns-repeated="1007"/>
        </table:table-row>
        <table:table-row table:style-name="ro36">
          <table:table-cell table:style-name="ce625"/>
          <table:table-cell table:style-name="ce40"/>
          <table:table-cell table:style-name="ce171"/>
          <table:table-cell table:style-name="ce174"/>
          <table:table-cell table:style-name="ce38"/>
          <table:table-cell table:style-name="ce50"/>
          <table:table-cell table:style-name="ce279" table:number-columns-repeated="4"/>
          <table:table-cell table:style-name="ce300"/>
          <table:table-cell table:style-name="ce283"/>
          <table:table-cell table:style-name="ce176"/>
          <table:table-cell table:style-name="ce184"/>
          <table:table-cell table:style-name="ce284"/>
          <table:table-cell table:style-name="ce285"/>
          <table:table-cell table:style-name="ce455"/>
          <table:table-cell table:number-columns-repeated="1007"/>
        </table:table-row>
        <table:table-row table:style-name="ro47">
          <table:table-cell table:style-name="ce20" office:value-type="float" office:value="2.12" calcext:value-type="float">
            <text:p>2.12</text:p>
          </table:table-cell>
          <table:table-cell table:style-name="ce36" table:formula="of:=[.A17]+([.A17]*0.35)" office:value-type="float" office:value="2.862" calcext:value-type="float">
            <text:p>2.86</text:p>
          </table:table-cell>
          <table:table-cell table:style-name="ce171"/>
          <table:table-cell table:style-name="ce174"/>
          <table:table-cell table:style-name="ce230"/>
          <table:table-cell table:style-name="ce98"/>
          <table:table-cell table:style-name="ce250" office:value-type="string" calcext:value-type="string">
            <text:p>WVM, <text:s/>WVD </text:p>
          </table:table-cell>
          <table:table-cell table:style-name="ce352" table:formula="of:=[.H6]" office:value-type="float" office:value="47" calcext:value-type="float">
            <text:p>47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J6]" office:value-type="float" office:value="73" calcext:value-type="float">
            <text:p>73</text:p>
          </table:table-cell>
          <table:table-cell table:style-name="ce246" table:formula="of:=[.B17]*(([.$H$6]+[.$J$6])*2)" office:value-type="float" office:value="686.88" calcext:value-type="float">
            <text:p>686.88</text:p>
          </table:table-cell>
          <table:table-cell table:style-name="ce247" table:formula="of:=[.K17]*1.23" office:value-type="float" office:value="844.8624" calcext:value-type="float">
            <text:p>844.86</text:p>
          </table:table-cell>
          <table:table-cell table:style-name="ce176"/>
          <table:table-cell table:style-name="ce184"/>
          <table:table-cell table:style-name="ce248" table:formula="of:=([.K17]*(1-[.$P$10])*(1-[.$P$11]))" office:value-type="float" office:value="399.76416" calcext:value-type="float">
            <text:p>399.76</text:p>
          </table:table-cell>
          <table:table-cell table:style-name="ce247" table:formula="of:=[.O17]*1.23" office:value-type="float" office:value="491.7099168" calcext:value-type="float">
            <text:p>491.71</text:p>
          </table:table-cell>
          <table:table-cell table:style-name="ce455"/>
          <table:table-cell table:number-columns-repeated="1007"/>
        </table:table-row>
        <table:table-row table:style-name="ro7">
          <table:table-cell table:number-columns-repeated="3"/>
          <table:table-cell table:style-name="ce496"/>
          <table:table-cell table:style-name="ce276"/>
          <table:table-cell table:style-name="ce50"/>
          <table:table-cell table:style-name="ce279" table:number-columns-repeated="4"/>
          <table:table-cell table:style-name="ce300"/>
          <table:table-cell table:style-name="ce283"/>
          <table:table-cell table:style-name="ce498"/>
          <table:table-cell table:style-name="ce408"/>
          <table:table-cell table:style-name="ce284"/>
          <table:table-cell table:style-name="ce285"/>
          <table:table-cell table:style-name="ce456"/>
          <table:table-cell table:number-columns-repeated="100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CH PŁASKI" table:style-name="ta6" table:print="false">
        <table:table-column table:style-name="co29" table:default-cell-style-name="ce21"/>
        <table:table-column table:style-name="co2" table:default-cell-style-name="ce2"/>
        <table:table-column table:style-name="co45" table:default-cell-style-name="ce21"/>
        <table:table-column table:style-name="co3" table:default-cell-style-name="ce205"/>
        <table:table-column table:style-name="co4" table:default-cell-style-name="ce21"/>
        <table:table-column table:style-name="co5" table:default-cell-style-name="ce205"/>
        <table:table-column table:style-name="co6" table:default-cell-style-name="ce131"/>
        <table:table-column table:style-name="co46" table:default-cell-style-name="ce205"/>
        <table:table-column table:style-name="co8" table:default-cell-style-name="ce205"/>
        <table:table-column table:style-name="co9" table:default-cell-style-name="ce205"/>
        <table:table-column table:style-name="co8" table:default-cell-style-name="ce205"/>
        <table:table-column table:style-name="co11" table:default-cell-style-name="ce320"/>
        <table:table-column table:style-name="co12" table:default-cell-style-name="ce320"/>
        <table:table-column table:style-name="co13" table:default-cell-style-name="ce21"/>
        <table:table-column table:style-name="co14" table:default-cell-style-name="ce137"/>
        <table:table-column table:style-name="co15" table:number-columns-repeated="2" table:default-cell-style-name="ce137"/>
        <table:table-column table:style-name="co4" table:default-cell-style-name="ce137"/>
        <table:table-column table:style-name="co16" table:number-columns-repeated="46" table:default-cell-style-name="ce137"/>
        <table:table-row table:style-name="ro1">
          <table:table-cell table:style-name="ce173"/>
          <table:table-cell table:style-name="ce1"/>
          <table:table-cell table:style-name="ce173"/>
          <table:table-cell table:style-name="ce1"/>
          <table:table-cell table:style-name="ce10"/>
          <table:table-cell table:style-name="ce173"/>
          <table:table-cell table:style-name="ce41"/>
          <table:table-cell table:style-name="ce173" table:number-columns-repeated="6"/>
          <table:table-cell table:style-name="ce10"/>
          <table:table-cell table:style-name="ce173" table:number-columns-repeated="4"/>
          <table:table-cell table:number-columns-repeated="46"/>
        </table:table-row>
        <table:table-row table:style-name="ro2">
          <table:table-cell table:style-name="ce10"/>
          <table:table-cell table:style-name="ce3"/>
          <table:table-cell table:style-name="ce9" office:value-type="float" office:value="2020" calcext:value-type="float">
            <text:p>2020</text:p>
          </table:table-cell>
          <table:table-cell table:style-name="ce1"/>
          <table:table-cell table:style-name="ce49" office:value-type="string" calcext:value-type="string" table:number-columns-spanned="14" table:number-rows-spanned="1">
            <text:p>KALKULATOR DO CEN DETALICZNYCH OKIEN O NIESTANDARDOWYM ROZMIARZE – OKNA DO PŁASKICH DACHÓW 15.04.2020</text:p>
          </table:table-cell>
          <table:covered-table-cell table:number-columns-repeated="13" table:style-name="ce49"/>
          <table:table-cell table:number-columns-repeated="46"/>
        </table:table-row>
        <table:table-row table:style-name="ro21">
          <table:table-cell table:style-name="ce10"/>
          <table:table-cell table:style-name="ce3"/>
          <table:table-cell table:style-name="ce10"/>
          <table:table-cell table:style-name="ce1"/>
          <table:table-cell table:style-name="ce54" office:value-type="string" calcext:value-type="string" table:number-columns-spanned="14" table:number-rows-spanned="1">
            <text:p>DOKUMENT POUFNY !!!!!!</text:p>
          </table:table-cell>
          <table:covered-table-cell table:number-columns-repeated="13" table:style-name="ce54"/>
          <table:table-cell table:number-columns-repeated="46"/>
        </table:table-row>
        <table:table-row table:style-name="ro4">
          <table:table-cell table:style-name="ce11"/>
          <table:table-cell table:style-name="ce4"/>
          <table:table-cell table:style-name="ce10" table:number-columns-repeated="2"/>
          <table:table-cell table:style-name="ce27"/>
          <table:table-cell table:style-name="ce182" table:number-columns-repeated="6"/>
          <table:table-cell table:style-name="ce99"/>
          <table:table-cell table:style-name="ce401" office:value-type="string" calcext:value-type="string" table:number-columns-spanned="6" table:number-rows-spanned="4">
            <text:p>ZAKRESY GRANICZNE WYMIARU NIESTANDARDOWEGO - MOŻLIWOŚĆ REALIZACJI UZGODNIĆ Z PRODUKCJĄ </text:p>
          </table:table-cell>
          <table:covered-table-cell table:number-columns-repeated="4" table:style-name="ce133"/>
          <table:covered-table-cell table:style-name="ce401"/>
          <table:table-cell table:style-name="ce12" table:number-columns-repeated="46"/>
        </table:table-row>
        <table:table-row table:style-name="ro5">
          <table:table-cell table:style-name="ce11"/>
          <table:table-cell table:style-name="ce4"/>
          <table:table-cell table:style-name="ce10" table:number-columns-repeated="2"/>
          <table:table-cell table:style-name="ce28"/>
          <table:table-cell table:style-name="ce188"/>
          <table:table-cell table:style-name="ce42" office:value-type="string" calcext:value-type="string" table:number-columns-spanned="2" table:number-rows-spanned="2">
            <text:p>WPISZ ROZMIAR OKNA  <text:span text:style-name="T3">[cm]            </text:span></text:p>
          </table:table-cell>
          <table:covered-table-cell table:style-name="ce52"/>
          <table:table-cell table:style-name="ce65" office:value-type="string" calcext:value-type="string">
            <text:p>SZER.</text:p>
          </table:table-cell>
          <table:table-cell table:style-name="ce74" office:value-type="string" calcext:value-type="string">
            <text:p>x</text:p>
          </table:table-cell>
          <table:table-cell table:style-name="ce76" office:value-type="string" calcext:value-type="string">
            <text:p>WYS.</text:p>
          </table:table-cell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48">
          <table:table-cell table:style-name="ce11"/>
          <table:table-cell table:style-name="ce4"/>
          <table:table-cell table:style-name="ce10"/>
          <table:table-cell table:style-name="ce1"/>
          <table:table-cell table:style-name="ce28"/>
          <table:table-cell table:style-name="ce198"/>
          <table:covered-table-cell table:style-name="ce43"/>
          <table:covered-table-cell table:style-name="ce53"/>
          <table:table-cell table:style-name="ce66" office:value-type="float" office:value="100" calcext:value-type="float">
            <text:p>100</text:p>
          </table:table-cell>
          <table:table-cell table:style-name="ce75" office:value-type="string" calcext:value-type="string">
            <text:p>x</text:p>
          </table:table-cell>
          <table:table-cell table:style-name="ce77" office:value-type="float" office:value="100" calcext:value-type="float">
            <text:p>100</text:p>
          </table:table-cell>
          <table:table-cell table:style-name="ce100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7">
          <table:table-cell table:style-name="ce11"/>
          <table:table-cell table:style-name="ce4"/>
          <table:table-cell table:style-name="ce10"/>
          <table:table-cell table:style-name="ce1"/>
          <table:table-cell table:style-name="ce28"/>
          <table:table-cell table:style-name="ce184"/>
          <table:table-cell table:style-name="ce38"/>
          <table:table-cell table:style-name="ce184" table:number-columns-repeated="4"/>
          <table:table-cell table:style-name="ce101"/>
          <table:covered-table-cell table:number-columns-repeated="5" table:style-name="ce86"/>
          <table:covered-table-cell table:style-name="ce152"/>
          <table:table-cell table:style-name="ce12" table:number-columns-repeated="46"/>
        </table:table-row>
        <table:table-row table:style-name="ro8">
          <table:table-cell table:style-name="ce11"/>
          <table:table-cell table:style-name="ce4"/>
          <table:table-cell table:style-name="ce11"/>
          <table:table-cell table:style-name="ce1"/>
          <table:table-cell table:style-name="ce28"/>
          <table:table-cell table:style-name="ce184"/>
          <table:table-cell table:style-name="ce38"/>
          <table:table-cell table:style-name="ce184" table:number-columns-repeated="6"/>
          <table:table-cell table:style-name="ce188"/>
          <table:table-cell table:style-name="ce135" table:number-columns-repeated="3"/>
          <table:table-cell table:style-name="ce153"/>
          <table:table-cell table:style-name="ce12" table:number-columns-repeated="46"/>
        </table:table-row>
        <table:table-row table:style-name="ro9">
          <table:table-cell table:style-name="ce11"/>
          <table:table-cell table:style-name="ce4"/>
          <table:table-cell table:style-name="ce11"/>
          <table:table-cell table:style-name="ce1"/>
          <table:table-cell table:style-name="ce28"/>
          <table:table-cell table:style-name="ce184"/>
          <table:table-cell table:style-name="ce38"/>
          <table:table-cell table:style-name="ce184" table:number-columns-repeated="6"/>
          <table:table-cell table:style-name="ce188"/>
          <table:table-cell table:style-name="ce135"/>
          <table:table-cell table:style-name="ce50" office:value-type="string" calcext:value-type="string" table:number-columns-spanned="2" table:number-rows-spanned="1">
            <text:p>WPISZ</text:p>
          </table:table-cell>
          <table:covered-table-cell table:style-name="ce50"/>
          <table:table-cell table:style-name="ce153"/>
          <table:table-cell table:style-name="ce12" table:number-columns-repeated="46"/>
        </table:table-row>
        <table:table-row table:style-name="ro10">
          <table:table-cell table:style-name="ce11"/>
          <table:table-cell table:style-name="ce4"/>
          <table:table-cell table:style-name="ce11"/>
          <table:table-cell table:style-name="ce1"/>
          <table:table-cell table:style-name="ce28"/>
          <table:table-cell table:style-name="ce34" office:value-type="string" calcext:value-type="string" table:number-columns-spanned="8" table:number-rows-spanned="1">
            <text:p>oblachowanie standardowe RAL 7022</text:p>
          </table:table-cell>
          <table:covered-table-cell table:number-columns-repeated="6" table:style-name="ce185"/>
          <table:covered-table-cell table:style-name="ce117"/>
          <table:table-cell table:style-name="ce188"/>
          <table:table-cell table:style-name="ce135"/>
          <table:table-cell table:style-name="ce138" office:value-type="string" calcext:value-type="string">
            <text:p>RABAT HANDLOWY</text:p>
          </table:table-cell>
          <table:table-cell table:style-name="ce150" office:value-type="percentage" office:value="0.4" calcext:value-type="percentage">
            <text:p>40%</text:p>
          </table:table-cell>
          <table:table-cell table:style-name="ce153"/>
          <table:table-cell table:style-name="ce12" table:number-columns-repeated="46"/>
        </table:table-row>
        <table:table-row table:style-name="ro10">
          <table:table-cell table:style-name="ce11"/>
          <table:table-cell table:style-name="ce4"/>
          <table:table-cell table:style-name="ce11"/>
          <table:table-cell table:style-name="ce1"/>
          <table:table-cell table:style-name="ce28"/>
          <table:table-cell table:style-name="ce35" office:value-type="string" calcext:value-type="string" table:number-columns-spanned="8" table:number-rows-spanned="1">
            <text:p>ROZMIAR NIESTANDARDOWY</text:p>
          </table:table-cell>
          <table:covered-table-cell table:number-columns-repeated="6" table:style-name="ce186"/>
          <table:covered-table-cell table:style-name="ce118"/>
          <table:table-cell table:style-name="ce188"/>
          <table:table-cell table:style-name="ce135"/>
          <table:table-cell table:style-name="ce139" office:value-type="string" calcext:value-type="string">
            <text:p>RABAT PRZEDPŁATA</text:p>
          </table:table-cell>
          <table:table-cell table:style-name="ce151" office:value-type="percentage" office:value="0.03" calcext:value-type="percentage">
            <text:p>3%</text:p>
          </table:table-cell>
          <table:table-cell table:style-name="ce153"/>
          <table:table-cell table:style-name="ce12" table:number-columns-repeated="46"/>
        </table:table-row>
        <table:table-row table:style-name="ro11">
          <table:table-cell table:style-name="ce11"/>
          <table:table-cell table:style-name="ce4"/>
          <table:table-cell table:style-name="ce13" office:value-type="string" calcext:value-type="string">
            <text:p>MNOŻNIK</text:p>
          </table:table-cell>
          <table:table-cell table:style-name="ce1"/>
          <table:table-cell table:style-name="ce28"/>
          <table:table-cell table:style-name="ce85" office:value-type="string" calcext:value-type="string" table:number-columns-spanned="2" table:number-rows-spanned="2">
            <text:p>GRUPA</text:p>
          </table:table-cell>
          <table:covered-table-cell table:style-name="ce85"/>
          <table:table-cell table:style-name="ce85" office:value-type="string" calcext:value-type="string" table:number-columns-spanned="1" table:number-rows-spanned="2">
            <text:p>PRODUKT</text:p>
          </table:table-cell>
          <table:table-cell table:style-name="ce85" office:value-type="string" calcext:value-type="string" table:number-columns-spanned="1" table:number-rows-spanned="2">
            <text:p>SZER.</text:p>
          </table:table-cell>
          <table:table-cell table:style-name="ce85" office:value-type="string" calcext:value-type="string" table:number-columns-spanned="1" table:number-rows-spanned="2">
            <text:p>x</text:p>
          </table:table-cell>
          <table:table-cell table:style-name="ce85" office:value-type="string" calcext:value-type="string" table:number-columns-spanned="1" table:number-rows-spanned="2">
            <text:p>WYS.</text:p>
          </table:table-cell>
          <table:table-cell table:style-name="ce85" office:value-type="string" calcext:value-type="string" table:number-columns-spanned="2" table:number-rows-spanned="1">
            <text:p>CENA DETALICZNA</text:p>
          </table:table-cell>
          <table:covered-table-cell table:style-name="ce85"/>
          <table:table-cell table:style-name="ce188"/>
          <table:table-cell table:style-name="ce135"/>
          <table:table-cell table:style-name="ce85" office:value-type="string" calcext:value-type="string" table:number-columns-spanned="2" table:number-rows-spanned="1">
            <text:p>CENA PO RABACIE</text:p>
          </table:table-cell>
          <table:covered-table-cell table:style-name="ce85"/>
          <table:table-cell table:style-name="ce153"/>
          <table:table-cell table:style-name="ce12" table:number-columns-repeated="46"/>
        </table:table-row>
        <table:table-row table:style-name="ro5">
          <table:table-cell table:style-name="ce11"/>
          <table:table-cell table:style-name="ce4"/>
          <table:table-cell table:style-name="ce14" office:value-type="string" calcext:value-type="string">
            <text:p>1cm OBWODU</text:p>
          </table:table-cell>
          <table:table-cell table:style-name="ce1"/>
          <table:table-cell table:style-name="ce28"/>
          <table:covered-table-cell table:number-columns-repeated="6" table:style-name="ce8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88"/>
          <table:table-cell table:style-name="ce135"/>
          <table:table-cell table:style-name="ce85" office:value-type="string" calcext:value-type="string">
            <text:p>zł netto/szt</text:p>
          </table:table-cell>
          <table:table-cell table:style-name="ce85" office:value-type="string" calcext:value-type="string">
            <text:p>zł brutto/szt</text:p>
          </table:table-cell>
          <table:table-cell table:style-name="ce153"/>
          <table:table-cell table:style-name="ce12" table:number-columns-repeated="46"/>
        </table:table-row>
        <table:table-row table:style-name="ro1">
          <table:table-cell table:style-name="ce11"/>
          <table:table-cell table:style-name="ce4"/>
          <table:table-cell table:style-name="ce10"/>
          <table:table-cell table:style-name="ce1"/>
          <table:table-cell table:style-name="ce28"/>
          <table:table-cell table:style-name="ce188" table:number-columns-repeated="9"/>
          <table:table-cell table:style-name="ce135"/>
          <table:table-cell table:style-name="ce188" table:number-columns-repeated="2"/>
          <table:table-cell table:style-name="ce153"/>
          <table:table-cell table:style-name="ce12" table:number-columns-repeated="46"/>
        </table:table-row>
        <table:table-row table:style-name="ro49">
          <table:table-cell table:style-name="ce11"/>
          <table:table-cell table:style-name="ce653" office:value-type="float" office:value="8.32" calcext:value-type="float">
            <text:p>8.32</text:p>
          </table:table-cell>
          <table:table-cell table:style-name="ce36" table:formula="of:=[.B15]+([.B15]*0.2)" office:value-type="float" office:value="9.984" calcext:value-type="float">
            <text:p>9.98</text:p>
          </table:table-cell>
          <table:table-cell table:style-name="ce1"/>
          <table:table-cell table:style-name="ce28"/>
          <table:table-cell table:style-name="ce86"/>
          <table:table-cell table:style-name="ce286"/>
          <table:table-cell table:style-name="ce289" office:value-type="string" calcext:value-type="string">
            <text:p>PGX A1</text:p>
          </table:table-cell>
          <table:table-cell table:style-name="ce352" table:formula="of:=[.$I$6]" office:value-type="float" office:value="100" calcext:value-type="float">
            <text:p>100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$K$6]" office:value-type="float" office:value="100" calcext:value-type="float">
            <text:p>100</text:p>
          </table:table-cell>
          <table:table-cell table:style-name="ce246" table:formula="of:=[.C15]*(([.$I$6]+[.$K$6])*2)" office:value-type="float" office:value="3993.6" calcext:value-type="float">
            <text:p>3,993.60</text:p>
          </table:table-cell>
          <table:table-cell table:style-name="ce247" table:formula="of:=[.L15]*1.23" office:value-type="float" office:value="4912.128" calcext:value-type="float">
            <text:p>4,912.13</text:p>
          </table:table-cell>
          <table:table-cell table:style-name="ce188"/>
          <table:table-cell table:style-name="ce135"/>
          <table:table-cell table:style-name="ce248" table:formula="of:=([.L15]*(1-[.$Q$10])*(1-[.$Q$11]))" office:value-type="float" office:value="2324.2752" calcext:value-type="float">
            <text:p>2,324.28</text:p>
          </table:table-cell>
          <table:table-cell table:style-name="ce247" table:formula="of:=[.P15]*1.23" office:value-type="float" office:value="2858.858496" calcext:value-type="float">
            <text:p>2,858.86</text:p>
          </table:table-cell>
          <table:table-cell table:style-name="ce153"/>
          <table:table-cell table:style-name="ce12" table:number-columns-repeated="46"/>
        </table:table-row>
        <table:table-row table:style-name="ro33">
          <table:table-cell table:style-name="ce10"/>
          <table:table-cell table:style-name="ce3"/>
          <table:table-cell table:style-name="ce10"/>
          <table:table-cell table:style-name="ce1"/>
          <table:table-cell table:style-name="ce28"/>
          <table:table-cell table:style-name="ce188"/>
          <table:table-cell table:style-name="ce287"/>
          <table:table-cell table:style-name="ce192"/>
          <table:table-cell table:style-name="ce188" table:number-columns-repeated="6"/>
          <table:table-cell table:style-name="ce184" table:number-columns-repeated="3"/>
          <table:table-cell table:style-name="ce455"/>
          <table:table-cell table:number-columns-repeated="46"/>
        </table:table-row>
        <table:table-row table:style-name="ro49">
          <table:table-cell table:style-name="ce11"/>
          <table:table-cell table:style-name="ce653" office:value-type="float" office:value="10.88" calcext:value-type="float">
            <text:p>10.88</text:p>
          </table:table-cell>
          <table:table-cell table:style-name="ce36" table:formula="of:=[.B17]+([.B17]*0.2)" office:value-type="float" office:value="13.056" calcext:value-type="float">
            <text:p>13.06</text:p>
          </table:table-cell>
          <table:table-cell table:style-name="ce1"/>
          <table:table-cell table:style-name="ce28"/>
          <table:table-cell table:style-name="ce86"/>
          <table:table-cell table:style-name="ce286"/>
          <table:table-cell table:style-name="ce289" office:value-type="string" calcext:value-type="string">
            <text:p>PGX B1</text:p>
          </table:table-cell>
          <table:table-cell table:style-name="ce352" table:formula="of:=[.$I$6]" office:value-type="float" office:value="100" calcext:value-type="float">
            <text:p>100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$K$6]" office:value-type="float" office:value="100" calcext:value-type="float">
            <text:p>100</text:p>
          </table:table-cell>
          <table:table-cell table:style-name="ce246" table:formula="of:=[.C17]*(([.$I$6]+[.$K$6])*2)" office:value-type="float" office:value="5222.4" calcext:value-type="float">
            <text:p>5,222.40</text:p>
          </table:table-cell>
          <table:table-cell table:style-name="ce247" table:formula="of:=[.L17]*1.23" office:value-type="float" office:value="6423.552" calcext:value-type="float">
            <text:p>6,423.55</text:p>
          </table:table-cell>
          <table:table-cell table:style-name="ce188"/>
          <table:table-cell table:style-name="ce135"/>
          <table:table-cell table:style-name="ce248" table:formula="of:=([.L17]*(1-[.$Q$10])*(1-[.$Q$11]))" office:value-type="float" office:value="3039.4368" calcext:value-type="float">
            <text:p>3,039.44</text:p>
          </table:table-cell>
          <table:table-cell table:style-name="ce247" table:formula="of:=[.P17]*1.23" office:value-type="float" office:value="3738.507264" calcext:value-type="float">
            <text:p>3,738.51</text:p>
          </table:table-cell>
          <table:table-cell table:style-name="ce153"/>
          <table:table-cell table:style-name="ce12" table:number-columns-repeated="46"/>
        </table:table-row>
        <table:table-row table:style-name="ro33">
          <table:table-cell table:style-name="ce10"/>
          <table:table-cell table:style-name="ce3"/>
          <table:table-cell table:style-name="ce10"/>
          <table:table-cell table:style-name="ce1"/>
          <table:table-cell table:style-name="ce28"/>
          <table:table-cell table:style-name="ce188"/>
          <table:table-cell table:style-name="ce287"/>
          <table:table-cell table:style-name="ce192"/>
          <table:table-cell table:style-name="ce188" table:number-columns-repeated="6"/>
          <table:table-cell table:style-name="ce184" table:number-columns-repeated="3"/>
          <table:table-cell table:style-name="ce455"/>
          <table:table-cell table:number-columns-repeated="46"/>
        </table:table-row>
        <table:table-row table:style-name="ro49">
          <table:table-cell table:style-name="ce11"/>
          <table:table-cell table:style-name="ce653" office:value-type="float" office:value="12.01" calcext:value-type="float">
            <text:p>12.01</text:p>
          </table:table-cell>
          <table:table-cell table:style-name="ce36" table:formula="of:=[.B19]+([.B19]*0.2)" office:value-type="float" office:value="14.412" calcext:value-type="float">
            <text:p>14.41</text:p>
          </table:table-cell>
          <table:table-cell table:style-name="ce1"/>
          <table:table-cell table:style-name="ce28"/>
          <table:table-cell table:style-name="ce86"/>
          <table:table-cell table:style-name="ce286"/>
          <table:table-cell table:style-name="ce289" office:value-type="string" calcext:value-type="string">
            <text:p>PGX A1 LED</text:p>
          </table:table-cell>
          <table:table-cell table:style-name="ce352" table:formula="of:=[.$I$6]" office:value-type="float" office:value="100" calcext:value-type="float">
            <text:p>100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$K$6]" office:value-type="float" office:value="100" calcext:value-type="float">
            <text:p>100</text:p>
          </table:table-cell>
          <table:table-cell table:style-name="ce246" table:formula="of:=[.C19]*(([.$I$6]+[.$K$6])*2)" office:value-type="float" office:value="5764.8" calcext:value-type="float">
            <text:p>5,764.80</text:p>
          </table:table-cell>
          <table:table-cell table:style-name="ce247" table:formula="of:=[.L19]*1.23" office:value-type="float" office:value="7090.704" calcext:value-type="float">
            <text:p>7,090.70</text:p>
          </table:table-cell>
          <table:table-cell table:style-name="ce188"/>
          <table:table-cell table:style-name="ce135"/>
          <table:table-cell table:style-name="ce248" table:formula="of:=([.L19]*(1-[.$Q$10])*(1-[.$Q$11]))" office:value-type="float" office:value="3355.1136" calcext:value-type="float">
            <text:p>3,355.11</text:p>
          </table:table-cell>
          <table:table-cell table:style-name="ce247" table:formula="of:=[.P19]*1.23" office:value-type="float" office:value="4126.789728" calcext:value-type="float">
            <text:p>4,126.79</text:p>
          </table:table-cell>
          <table:table-cell table:style-name="ce153"/>
          <table:table-cell table:style-name="ce12" table:number-columns-repeated="46"/>
        </table:table-row>
        <table:table-row table:style-name="ro1" table:number-rows-repeated="2">
          <table:table-cell table:style-name="ce10"/>
          <table:table-cell table:style-name="ce3"/>
          <table:table-cell table:style-name="ce10"/>
          <table:table-cell table:style-name="ce1"/>
          <table:table-cell table:style-name="ce28"/>
          <table:table-cell table:style-name="ce188"/>
          <table:table-cell table:style-name="ce287"/>
          <table:table-cell table:style-name="ce192"/>
          <table:table-cell table:style-name="ce188" table:number-columns-repeated="6"/>
          <table:table-cell table:style-name="ce184" table:number-columns-repeated="3"/>
          <table:table-cell table:style-name="ce455"/>
          <table:table-cell table:number-columns-repeated="46"/>
        </table:table-row>
        <table:table-row table:style-name="ro49">
          <table:table-cell table:style-name="ce11"/>
          <table:table-cell table:style-name="ce653" office:value-type="float" office:value="55.71" calcext:value-type="float">
            <text:p>55.71</text:p>
          </table:table-cell>
          <table:table-cell table:style-name="ce36" office:value-type="float" office:value="56" calcext:value-type="float">
            <text:p>56.00</text:p>
          </table:table-cell>
          <table:table-cell table:style-name="ce1"/>
          <table:table-cell table:style-name="ce28"/>
          <table:table-cell table:style-name="ce86"/>
          <table:table-cell table:style-name="ce286"/>
          <table:table-cell table:style-name="ce289" office:value-type="string" calcext:value-type="string">
            <text:p>PGX A4</text:p>
          </table:table-cell>
          <table:table-cell table:style-name="ce352" table:formula="of:=[.$I$6]" office:value-type="float" office:value="100" calcext:value-type="float">
            <text:p>100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$K$6]" office:value-type="float" office:value="100" calcext:value-type="float">
            <text:p>100</text:p>
          </table:table-cell>
          <table:table-cell table:style-name="ce246" table:formula="of:=[.C22]*(([.$I$6]+[.$K$6])*2)" office:value-type="float" office:value="22400" calcext:value-type="float">
            <text:p>22,400.00</text:p>
          </table:table-cell>
          <table:table-cell table:style-name="ce247" table:formula="of:=[.L22]*1.23" office:value-type="float" office:value="27552" calcext:value-type="float">
            <text:p>27,552.00</text:p>
          </table:table-cell>
          <table:table-cell table:style-name="ce188"/>
          <table:table-cell table:style-name="ce135"/>
          <table:table-cell table:style-name="ce248" table:formula="of:=([.L22]*(1-[.$Q$10])*(1-[.$Q$11]))" office:value-type="float" office:value="13036.8" calcext:value-type="float">
            <text:p>13,036.80</text:p>
          </table:table-cell>
          <table:table-cell table:style-name="ce247" table:formula="of:=[.P22]*1.23" office:value-type="float" office:value="16035.264" calcext:value-type="float">
            <text:p>16,035.26</text:p>
          </table:table-cell>
          <table:table-cell table:style-name="ce153"/>
          <table:table-cell table:style-name="ce12" table:number-columns-repeated="46"/>
        </table:table-row>
        <table:table-row table:style-name="ro1" table:number-rows-repeated="2">
          <table:table-cell table:style-name="ce10"/>
          <table:table-cell table:style-name="ce3"/>
          <table:table-cell table:style-name="ce10"/>
          <table:table-cell table:style-name="ce1"/>
          <table:table-cell table:style-name="ce28"/>
          <table:table-cell table:style-name="ce188"/>
          <table:table-cell table:style-name="ce287"/>
          <table:table-cell table:style-name="ce192"/>
          <table:table-cell table:style-name="ce188" table:number-columns-repeated="6"/>
          <table:table-cell table:style-name="ce184" table:number-columns-repeated="3"/>
          <table:table-cell table:style-name="ce455"/>
          <table:table-cell table:number-columns-repeated="46"/>
        </table:table-row>
        <table:table-row table:style-name="ro49">
          <table:table-cell table:style-name="ce11"/>
          <table:table-cell table:style-name="ce653" office:value-type="float" office:value="24.5" calcext:value-type="float">
            <text:p>24.5</text:p>
          </table:table-cell>
          <table:table-cell table:style-name="ce36" table:formula="of:=[.B25]+([.B25]*0.2)" office:value-type="float" office:value="29.4" calcext:value-type="float">
            <text:p>29.40</text:p>
          </table:table-cell>
          <table:table-cell table:style-name="ce1"/>
          <table:table-cell table:style-name="ce28"/>
          <table:table-cell table:style-name="ce86"/>
          <table:table-cell table:style-name="ce286"/>
          <table:table-cell table:style-name="ce289" office:value-type="string" calcext:value-type="string">
            <text:p>PGX A5</text:p>
          </table:table-cell>
          <table:table-cell table:style-name="ce352" table:formula="of:=[.$I$6]" office:value-type="float" office:value="100" calcext:value-type="float">
            <text:p>100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$K$6]" office:value-type="float" office:value="100" calcext:value-type="float">
            <text:p>100</text:p>
          </table:table-cell>
          <table:table-cell table:style-name="ce246" table:formula="of:=[.C25]*(([.$I$6]+[.$K$6])*2)" office:value-type="float" office:value="11760" calcext:value-type="float">
            <text:p>11,760.00</text:p>
          </table:table-cell>
          <table:table-cell table:style-name="ce247" table:formula="of:=[.L25]*1.23" office:value-type="float" office:value="14464.8" calcext:value-type="float">
            <text:p>14,464.80</text:p>
          </table:table-cell>
          <table:table-cell table:style-name="ce188"/>
          <table:table-cell table:style-name="ce135"/>
          <table:table-cell table:style-name="ce248" table:formula="of:=([.L25]*(1-[.$Q$10])*(1-[.$Q$11]))" office:value-type="float" office:value="6844.32" calcext:value-type="float">
            <text:p>6,844.32</text:p>
          </table:table-cell>
          <table:table-cell table:style-name="ce247" table:formula="of:=[.P25]*1.23" office:value-type="float" office:value="8418.5136" calcext:value-type="float">
            <text:p>8,418.51</text:p>
          </table:table-cell>
          <table:table-cell table:style-name="ce153"/>
          <table:table-cell table:style-name="ce12" table:number-columns-repeated="46"/>
        </table:table-row>
        <table:table-row table:style-name="ro1" table:number-rows-repeated="2">
          <table:table-cell table:style-name="ce10"/>
          <table:table-cell table:style-name="ce3"/>
          <table:table-cell table:style-name="ce10"/>
          <table:table-cell table:style-name="ce1"/>
          <table:table-cell table:style-name="ce28"/>
          <table:table-cell table:style-name="ce188"/>
          <table:table-cell table:style-name="ce287"/>
          <table:table-cell table:style-name="ce192"/>
          <table:table-cell table:style-name="ce188" table:number-columns-repeated="6"/>
          <table:table-cell table:style-name="ce184" table:number-columns-repeated="3"/>
          <table:table-cell table:style-name="ce455"/>
          <table:table-cell table:number-columns-repeated="46"/>
        </table:table-row>
        <table:table-row table:style-name="ro49">
          <table:table-cell table:style-name="ce11"/>
          <table:table-cell table:style-name="ce653" office:value-type="float" office:value="15.96" calcext:value-type="float">
            <text:p>15.96</text:p>
          </table:table-cell>
          <table:table-cell table:style-name="ce36" table:formula="of:=[.B28]+([.B28]*0.2)" office:value-type="float" office:value="19.152" calcext:value-type="float">
            <text:p>19.15</text:p>
          </table:table-cell>
          <table:table-cell table:style-name="ce1"/>
          <table:table-cell table:style-name="ce28"/>
          <table:table-cell table:style-name="ce86"/>
          <table:table-cell table:style-name="ce286"/>
          <table:table-cell table:style-name="ce289" office:value-type="string" calcext:value-type="string">
            <text:p>PGC A1</text:p>
          </table:table-cell>
          <table:table-cell table:style-name="ce352" table:formula="of:=[.$I$6]" office:value-type="float" office:value="100" calcext:value-type="float">
            <text:p>100</text:p>
          </table:table-cell>
          <table:table-cell table:style-name="ce352" office:value-type="string" calcext:value-type="string">
            <text:p>x</text:p>
          </table:table-cell>
          <table:table-cell table:style-name="ce352" table:formula="of:=[.$K$6]" office:value-type="float" office:value="100" calcext:value-type="float">
            <text:p>100</text:p>
          </table:table-cell>
          <table:table-cell table:style-name="ce246" table:formula="of:=[.C28]*(([.$I$6]+[.$K$6])*2)" office:value-type="float" office:value="7660.8" calcext:value-type="float">
            <text:p>7,660.80</text:p>
          </table:table-cell>
          <table:table-cell table:style-name="ce247" table:formula="of:=[.L28]*1.23" office:value-type="float" office:value="9422.784" calcext:value-type="float">
            <text:p>9,422.78</text:p>
          </table:table-cell>
          <table:table-cell table:style-name="ce188"/>
          <table:table-cell table:style-name="ce135"/>
          <table:table-cell table:style-name="ce248" table:formula="of:=([.L28]*(1-[.$Q$10])*(1-[.$Q$11]))" office:value-type="float" office:value="4458.5856" calcext:value-type="float">
            <text:p>4,458.59</text:p>
          </table:table-cell>
          <table:table-cell table:style-name="ce247" table:formula="of:=[.P28]*1.23" office:value-type="float" office:value="5484.060288" calcext:value-type="float">
            <text:p>5,484.06</text:p>
          </table:table-cell>
          <table:table-cell table:style-name="ce153"/>
          <table:table-cell table:style-name="ce12" table:number-columns-repeated="46"/>
        </table:table-row>
        <table:table-row table:style-name="ro1">
          <table:table-cell table:style-name="ce10"/>
          <table:table-cell table:style-name="ce3"/>
          <table:table-cell table:style-name="ce10"/>
          <table:table-cell table:style-name="ce1"/>
          <table:table-cell table:style-name="ce70"/>
          <table:table-cell table:style-name="ce364"/>
          <table:table-cell table:style-name="ce288"/>
          <table:table-cell table:style-name="ce364" table:number-columns-repeated="7"/>
          <table:table-cell table:style-name="ce408" table:number-columns-repeated="3"/>
          <table:table-cell table:style-name="ce456"/>
          <table:table-cell table:number-columns-repeated="46"/>
        </table:table-row>
        <table:table-row table:style-name="ro7" table:number-rows-repeated="1048546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Wymiary" table:style-name="ta7" table:print="false">
        <table:table-column table:style-name="co17" table:default-cell-style-name="Default"/>
        <table:table-column table:style-name="co17" table:number-columns-repeated="3" table:default-cell-style-name="ce259"/>
        <table:table-column table:style-name="co47" table:default-cell-style-name="ce259"/>
        <table:table-column table:style-name="co17" table:number-columns-repeated="6" table:default-cell-style-name="ce259"/>
        <table:table-column table:style-name="co17" table:default-cell-style-name="ce379"/>
        <table:table-column table:style-name="co17" table:default-cell-style-name="ce383"/>
        <table:table-column table:style-name="co17" table:number-columns-repeated="4" table:default-cell-style-name="ce386"/>
        <table:table-column table:style-name="co17" table:number-columns-repeated="2" table:default-cell-style-name="ce259"/>
        <table:table-row table:style-name="ro50">
          <table:table-cell/>
          <table:table-cell table:style-name="Default" table:number-columns-repeated="18"/>
        </table:table-row>
        <table:table-row table:style-name="ro50">
          <table:table-cell/>
          <table:table-cell table:style-name="ce366" office:value-type="string" calcext:value-type="string">
            <text:p>ZAKŁADKA</text:p>
          </table:table-cell>
          <table:table-cell table:style-name="ce366" office:value-type="string" calcext:value-type="string">
            <text:p>SZEROKOŚĆ</text:p>
          </table:table-cell>
          <table:table-cell table:style-name="ce366" office:value-type="string" calcext:value-type="string">
            <text:p>WYSOKOŚĆ</text:p>
          </table:table-cell>
          <table:table-cell table:style-name="ce366" office:value-type="string" calcext:value-type="string">
            <text:p>POLE POW.</text:p>
          </table:table-cell>
          <table:table-cell table:style-name="ce375"/>
          <table:table-cell table:style-name="Default" table:number-columns-repeated="13"/>
        </table:table-row>
        <table:table-row table:style-name="ro50">
          <table:table-cell/>
          <table:table-cell table:style-name="ce367" office:value-type="string" calcext:value-type="string">
            <text:p>DREWNO</text:p>
          </table:table-cell>
          <table:table-cell table:style-name="ce367" table:formula="of:=[DREWNO.H$6]" office:value-type="float" office:value="78" calcext:value-type="float">
            <text:p>78</text:p>
          </table:table-cell>
          <table:table-cell table:style-name="ce367" table:formula="of:=IF([DREWNO.J$6]&lt;&gt;118;[DREWNO.J$6];[DREWNO.J$6]-1)" office:value-type="float" office:value="100" calcext:value-type="float">
            <text:p>100</text:p>
          </table:table-cell>
          <table:table-cell table:style-name="ce373" table:formula="of:=[.C3]*([.D3]+0.5)*10^(-4)" office:value-type="float" office:value="0.7839" calcext:value-type="float">
            <text:p>0.784</text:p>
          </table:table-cell>
          <table:table-cell table:style-name="ce376"/>
          <table:table-cell table:style-name="Default" table:number-columns-repeated="13"/>
        </table:table-row>
        <table:table-row table:style-name="ro50">
          <table:table-cell/>
          <table:table-cell table:style-name="ce368" office:value-type="string" calcext:value-type="string">
            <text:p>PVC</text:p>
          </table:table-cell>
          <table:table-cell table:style-name="ce368" table:formula="of:=[PVC.H$6]" office:value-type="float" office:value="78" calcext:value-type="float">
            <text:p>78</text:p>
          </table:table-cell>
          <table:table-cell table:style-name="ce368" table:formula="of:=IF([PVC.J6]&lt;&gt;118;[PVC.J6];[PVC.J6]-1)" office:value-type="float" office:value="117" calcext:value-type="float">
            <text:p>117</text:p>
          </table:table-cell>
          <table:table-cell table:style-name="ce374" table:formula="of:=[.C4]*([.D4]+0.5)*10^(-4)" office:value-type="float" office:value="0.9165" calcext:value-type="float">
            <text:p>0.917</text:p>
          </table:table-cell>
          <table:table-cell table:style-name="ce376"/>
          <table:table-cell table:style-name="Default" table:number-columns-repeated="13"/>
        </table:table-row>
        <table:table-row table:style-name="ro50">
          <table:table-cell/>
          <table:table-cell table:style-name="ce367" office:value-type="string" calcext:value-type="string">
            <text:p>ISW</text:p>
          </table:table-cell>
          <table:table-cell table:style-name="ce367" table:formula="of:=[ISW.H$6]" office:value-type="float" office:value="55" calcext:value-type="float">
            <text:p>55</text:p>
          </table:table-cell>
          <table:table-cell table:style-name="ce367" table:formula="of:=IF([ISW.J$6]&lt;&gt;118;[ISW.J$6];[ISW.J$6]-1)" office:value-type="float" office:value="70" calcext:value-type="float">
            <text:p>70</text:p>
          </table:table-cell>
          <table:table-cell table:style-name="ce373" table:formula="of:=[.C5]*([.D5]+0.5)*10^(-4)" office:value-type="float" office:value="0.38775" calcext:value-type="float">
            <text:p>0.388</text:p>
          </table:table-cell>
          <table:table-cell table:style-name="ce376"/>
          <table:table-cell table:style-name="Default" table:number-columns-repeated="13"/>
        </table:table-row>
        <table:table-row table:style-name="ro50">
          <table:table-cell/>
          <table:table-cell table:style-name="ce368" office:value-type="string" calcext:value-type="string">
            <text:p>ING</text:p>
          </table:table-cell>
          <table:table-cell table:style-name="ce368" table:formula="of:=[ING.H$6]" office:value-type="float" office:value="55" calcext:value-type="float">
            <text:p>55</text:p>
          </table:table-cell>
          <table:table-cell table:style-name="ce368" table:formula="of:=IF([ING.J$6]&lt;&gt;118;[ING.J$6];[ING.J$6]-1)" office:value-type="float" office:value="70" calcext:value-type="float">
            <text:p>70</text:p>
          </table:table-cell>
          <table:table-cell table:style-name="ce374" table:formula="of:=[.C6]*([.D6]+0.5)*10^(-4)" office:value-type="float" office:value="0.38775" calcext:value-type="float">
            <text:p>0.388</text:p>
          </table:table-cell>
          <table:table-cell table:style-name="ce376"/>
          <table:table-cell table:style-name="Default" table:number-columns-repeated="13"/>
        </table:table-row>
        <table:table-row table:style-name="ro50" table:number-rows-repeated="2">
          <table:table-cell/>
          <table:table-cell table:style-name="Default" table:number-columns-repeated="18"/>
        </table:table-row>
        <table:table-row table:style-name="ro50">
          <table:table-cell/>
          <table:table-cell table:style-name="ce633" table:number-columns-spanned="1" table:number-rows-spanned="2"/>
          <table:table-cell table:style-name="ce372" office:value-type="string" calcext:value-type="string">
            <text:p>SZYBA</text:p>
          </table:table-cell>
          <table:table-cell table:style-name="ce372"/>
          <table:table-cell table:style-name="ce372" office:value-type="string" calcext:value-type="string">
            <text:p>STATUS CAŁKOWITY</text:p>
          </table:table-cell>
          <table:table-cell table:number-columns-repeated="2" table:style-name="ce633" office:value-type="string" calcext:value-type="string">
            <text:p>SZEROKOŚC</text:p>
          </table:table-cell>
          <table:table-cell table:style-name="ce633" office:value-type="string" calcext:value-type="string">
            <text:p>STATUS</text:p>
          </table:table-cell>
          <table:table-cell table:number-columns-repeated="2" table:style-name="ce633" office:value-type="string" calcext:value-type="string">
            <text:p>WYSOKOŚĆ</text:p>
          </table:table-cell>
          <table:table-cell table:style-name="ce633" office:value-type="string" calcext:value-type="string">
            <text:p>STATUS</text:p>
          </table:table-cell>
          <table:table-cell table:style-name="ce633" office:value-type="string" calcext:value-type="string">
            <text:p>POLE</text:p>
          </table:table-cell>
          <table:table-cell table:style-name="ce381" office:value-type="string" calcext:value-type="string">
            <text:p>POLE</text:p>
          </table:table-cell>
          <table:table-cell table:style-name="ce649" office:value-type="string" calcext:value-type="string" table:number-columns-spanned="2" table:number-rows-spanned="1">
            <text:p>WYMIARY DO POLE MIN</text:p>
          </table:table-cell>
          <table:covered-table-cell table:style-name="ce649"/>
          <table:table-cell table:style-name="ce649" office:value-type="string" calcext:value-type="string" table:number-columns-spanned="2" table:number-rows-spanned="1">
            <text:p>WYMIARY DO POLE MAX</text:p>
          </table:table-cell>
          <table:covered-table-cell table:style-name="ce649"/>
          <table:table-cell table:style-name="ce633" office:value-type="string" calcext:value-type="string">
            <text:p>STATUS</text:p>
          </table:table-cell>
          <table:table-cell table:style-name="ce633" office:value-type="string" calcext:value-type="string">
            <text:p>REGUŁY</text:p>
          </table:table-cell>
        </table:table-row>
        <table:table-row table:style-name="ro50">
          <table:table-cell/>
          <table:covered-table-cell table:style-name="ce370"/>
          <table:table-cell table:style-name="ce372" table:number-columns-repeated="3"/>
          <table:table-cell table:style-name="ce372" office:value-type="string" calcext:value-type="string">
            <text:p>MIN</text:p>
          </table:table-cell>
          <table:table-cell table:style-name="ce372" office:value-type="string" calcext:value-type="string">
            <text:p>MAX</text:p>
          </table:table-cell>
          <table:table-cell table:style-name="ce372" office:value-type="string" calcext:value-type="string">
            <text:p>0/1</text:p>
          </table:table-cell>
          <table:table-cell table:style-name="ce633" office:value-type="string" calcext:value-type="string">
            <text:p>MIN</text:p>
          </table:table-cell>
          <table:table-cell table:style-name="ce633" office:value-type="string" calcext:value-type="string">
            <text:p>MAX</text:p>
          </table:table-cell>
          <table:table-cell table:style-name="ce633" office:value-type="string" calcext:value-type="string">
            <text:p>0/1</text:p>
          </table:table-cell>
          <table:table-cell table:style-name="ce372" office:value-type="string" calcext:value-type="string">
            <text:p>MIN</text:p>
          </table:table-cell>
          <table:table-cell table:style-name="ce382" office:value-type="string" calcext:value-type="string">
            <text:p>MAX</text:p>
          </table:table-cell>
          <table:table-cell table:style-name="ce633" office:value-type="string" calcext:value-type="string">
            <text:p>SZEROKOŚC</text:p>
          </table:table-cell>
          <table:table-cell table:style-name="ce633" office:value-type="string" calcext:value-type="string">
            <text:p>WYSOKOŚĆ</text:p>
          </table:table-cell>
          <table:table-cell table:style-name="ce633" office:value-type="string" calcext:value-type="string">
            <text:p>SZEROKOŚC</text:p>
          </table:table-cell>
          <table:table-cell table:style-name="ce633" office:value-type="string" calcext:value-type="string">
            <text:p>WYSOKOŚĆ</text:p>
          </table:table-cell>
          <table:table-cell table:style-name="ce633" office:value-type="string" calcext:value-type="string">
            <text:p>0/1</text:p>
          </table:table-cell>
          <table:table-cell table:style-name="ce633" office:value-type="string" calcext:value-type="string">
            <text:p>FORMUŁY</text:p>
          </table:table-cell>
        </table:table-row>
        <table:table-row table:style-name="ro50">
          <table:table-cell/>
          <table:table-cell office:value-type="string" calcext:value-type="string">
            <text:p>ISO</text:p>
          </table:table-cell>
          <table:table-cell office:value-type="string" calcext:value-type="string">
            <text:p>E</text:p>
          </table:table-cell>
          <table:table-cell table:formula="of:=CONCATENATE([.B11];&quot; &quot;;[.C11])" office:value-type="string" office:string-value="ISO E" calcext:value-type="string">
            <text:p>ISO E</text:p>
          </table:table-cell>
          <table:table-cell table:formula="of:=[.H11]*[.K11]*[.R11]*[.S11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table:formula="of:=IF(AND([.F11]&lt;=[.C$3];[.G11]&gt;=[.C$3]);1;0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table:formula="of:=IF(AND([.I11]&lt;=[.D$3];[.J11]&gt;=[.D$3]);1;0)" office:value-type="float" office:value="1" calcext:value-type="float">
            <text:p>1</text:p>
          </table:table-cell>
          <table:table-cell table:formula="of:=[.N11]*[.O11]*10^(-6)" office:value-type="float" office:value="0.43175" calcext:value-type="float">
            <text:p>0.432</text:p>
          </table:table-cell>
          <table:table-cell table:formula="of:=[.P11]*[.Q11]*10^(-6)" office:value-type="float" office:value="1.6017" calcext:value-type="float">
            <text:p>1.6017</text:p>
          </table:table-cell>
          <table:table-cell table:formula="of:=[.F11]*10" office:value-type="float" office:value="550" calcext:value-type="float">
            <text:p>550</text:p>
          </table:table-cell>
          <table:table-cell table:formula="of:=[.I11]*10+5" office:value-type="float" office:value="785" calcext:value-type="float">
            <text:p>7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1]&lt;=[.E$3];[.M11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O</text:p>
          </table:table-cell>
          <table:table-cell office:value-type="string" calcext:value-type="string">
            <text:p>I</text:p>
          </table:table-cell>
          <table:table-cell table:formula="of:=CONCATENATE([.B12];&quot; &quot;;[.C12])" office:value-type="string" office:string-value="ISO I" calcext:value-type="string">
            <text:p>ISO I</text:p>
          </table:table-cell>
          <table:table-cell table:formula="of:=[.H12]*[.K12]*[.R12]*[.S12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table:formula="of:=IF(AND([.F12]&lt;=[.C$3];[.G12]&gt;=[.C$3]);1;0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table:formula="of:=IF(AND([.I12]&lt;=[.D$3];[.J12]&gt;=[.D$3]);1;0)" office:value-type="float" office:value="1" calcext:value-type="float">
            <text:p>1</text:p>
          </table:table-cell>
          <table:table-cell table:formula="of:=[.N12]*[.O12]*10^(-6)" office:value-type="float" office:value="0.43175" calcext:value-type="float">
            <text:p>0.432</text:p>
          </table:table-cell>
          <table:table-cell table:formula="of:=[.P12]*[.Q12]*10^(-6)" office:value-type="float" office:value="1.6017" calcext:value-type="float">
            <text:p>1.6017</text:p>
          </table:table-cell>
          <table:table-cell table:formula="of:=[.F12]*10" office:value-type="float" office:value="550" calcext:value-type="float">
            <text:p>550</text:p>
          </table:table-cell>
          <table:table-cell table:formula="of:=[.I12]*10+5" office:value-type="float" office:value="785" calcext:value-type="float">
            <text:p>7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2]&lt;=[.E$3];[.M12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MSO</text:p>
          </table:table-cell>
          <table:table-cell office:value-type="string" calcext:value-type="string">
            <text:p>E</text:p>
          </table:table-cell>
          <table:table-cell table:formula="of:=CONCATENATE([.B13];&quot; &quot;;[.C13])" office:value-type="string" office:string-value="MSO E" calcext:value-type="string">
            <text:p>MSO E</text:p>
          </table:table-cell>
          <table:table-cell table:formula="of:=[.H13]*[.K13]*[.R13]*[.S13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table:formula="of:=IF(AND([.F13]&lt;=[.C$3];[.G13]&gt;=[.C$3]);1;0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table:formula="of:=IF(AND([.I13]&lt;=[.D$3];[.J13]&gt;=[.D$3]);1;0)" office:value-type="float" office:value="1" calcext:value-type="float">
            <text:p>1</text:p>
          </table:table-cell>
          <table:table-cell table:formula="of:=[.N13]*[.O13]*10^(-6)" office:value-type="float" office:value="0.43175" calcext:value-type="float">
            <text:p>0.432</text:p>
          </table:table-cell>
          <table:table-cell table:formula="of:=[.P13]*[.Q13]*10^(-6)" office:value-type="float" office:value="1.6017" calcext:value-type="float">
            <text:p>1.6017</text:p>
          </table:table-cell>
          <table:table-cell table:formula="of:=[.F13]*10" office:value-type="float" office:value="550" calcext:value-type="float">
            <text:p>550</text:p>
          </table:table-cell>
          <table:table-cell table:formula="of:=[.I13]*10+5" office:value-type="float" office:value="785" calcext:value-type="float">
            <text:p>7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3]&lt;=[.E$3];[.M13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MSO</text:p>
          </table:table-cell>
          <table:table-cell office:value-type="string" calcext:value-type="string">
            <text:p>I</text:p>
          </table:table-cell>
          <table:table-cell table:formula="of:=CONCATENATE([.B14];&quot; &quot;;[.C14])" office:value-type="string" office:string-value="MSO I" calcext:value-type="string">
            <text:p>MSO I</text:p>
          </table:table-cell>
          <table:table-cell table:formula="of:=[.H14]*[.K14]*[.R14]*[.S14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table:formula="of:=IF(AND([.F14]&lt;=[.C$3];[.G14]&gt;=[.C$3]);1;0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table:formula="of:=IF(AND([.I14]&lt;=[.D$3];[.J14]&gt;=[.D$3]);1;0)" office:value-type="float" office:value="1" calcext:value-type="float">
            <text:p>1</text:p>
          </table:table-cell>
          <table:table-cell table:formula="of:=[.N14]*[.O14]*10^(-6)" office:value-type="float" office:value="0.43175" calcext:value-type="float">
            <text:p>0.432</text:p>
          </table:table-cell>
          <table:table-cell table:formula="of:=[.P14]*[.Q14]*10^(-6)" office:value-type="float" office:value="1.6017" calcext:value-type="float">
            <text:p>1.6017</text:p>
          </table:table-cell>
          <table:table-cell table:formula="of:=[.F14]*10" office:value-type="float" office:value="550" calcext:value-type="float">
            <text:p>550</text:p>
          </table:table-cell>
          <table:table-cell table:formula="of:=[.I14]*10+5" office:value-type="float" office:value="785" calcext:value-type="float">
            <text:p>7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4]&lt;=[.E$3];[.M14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K</text:p>
          </table:table-cell>
          <table:table-cell office:value-type="string" calcext:value-type="string">
            <text:p>E</text:p>
          </table:table-cell>
          <table:table-cell table:formula="of:=CONCATENATE([.B15];&quot; &quot;;[.C15])" office:value-type="string" office:string-value="ISK E" calcext:value-type="string">
            <text:p>ISK E</text:p>
          </table:table-cell>
          <table:table-cell table:formula="of:=[.H15]*[.K15]*[.R15]*[.S15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table:formula="of:=IF(AND([.F15]&lt;=[.C$3];[.G15]&gt;=[.C$3]);1;0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formula="of:=IF(AND([.I15]&lt;=[.D$3];[.J15]&gt;=[.D$3]);1;0)" office:value-type="float" office:value="1" calcext:value-type="float">
            <text:p>1</text:p>
          </table:table-cell>
          <table:table-cell table:formula="of:=[.N15]*[.O15]*10^(-6)" office:value-type="float" office:value="0.54175" calcext:value-type="float">
            <text:p>0.542</text:p>
          </table:table-cell>
          <table:table-cell table:formula="of:=[.P15]*[.Q15]*10^(-6)" office:value-type="float" office:value="1.6017" calcext:value-type="float">
            <text:p>1.6017</text:p>
          </table:table-cell>
          <table:table-cell table:formula="of:=[.F15]*10" office:value-type="float" office:value="550" calcext:value-type="float">
            <text:p>550</text:p>
          </table:table-cell>
          <table:table-cell table:formula="of:=[.I15]*10+5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5]&lt;=[.E$3];[.M15]&gt;=[.E$3]);1;0)" office:value-type="float" office:value="1" calcext:value-type="float">
            <text:p>1</text:p>
          </table:table-cell>
          <table:table-cell table:style-name="ce388" table:formula="of:=IF(OR([.D$3]=98;[.D$3]=117;[.D$3]=140;[.D$3]=160);1;0)" office:value-type="float" office:value="0" calcext:value-type="float">
            <text:p>0</text:p>
          </table:table-cell>
        </table:table-row>
        <table:table-row table:style-name="ro50">
          <table:table-cell/>
          <table:table-cell office:value-type="string" calcext:value-type="string">
            <text:p>ISK</text:p>
          </table:table-cell>
          <table:table-cell office:value-type="string" calcext:value-type="string">
            <text:p>I</text:p>
          </table:table-cell>
          <table:table-cell table:formula="of:=CONCATENATE([.B16];&quot; &quot;;[.C16])" office:value-type="string" office:string-value="ISK I" calcext:value-type="string">
            <text:p>ISK I</text:p>
          </table:table-cell>
          <table:table-cell table:formula="of:=[.H16]*[.K16]*[.R16]*[.S16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table:formula="of:=IF(AND([.F16]&lt;=[.C$3];[.G16]&gt;=[.C$3]);1;0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formula="of:=IF(AND([.I16]&lt;=[.D$3];[.J16]&gt;=[.D$3]);1;0)" office:value-type="float" office:value="1" calcext:value-type="float">
            <text:p>1</text:p>
          </table:table-cell>
          <table:table-cell table:formula="of:=[.N16]*[.O16]*10^(-6)" office:value-type="float" office:value="0.54175" calcext:value-type="float">
            <text:p>0.542</text:p>
          </table:table-cell>
          <table:table-cell table:formula="of:=[.P16]*[.Q16]*10^(-6)" office:value-type="float" office:value="1.3395" calcext:value-type="float">
            <text:p>1.3395</text:p>
          </table:table-cell>
          <table:table-cell table:formula="of:=[.F16]*10" office:value-type="float" office:value="550" calcext:value-type="float">
            <text:p>550</text:p>
          </table:table-cell>
          <table:table-cell table:formula="of:=[.I16]*10+5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175" calcext:value-type="float">
            <text:p>1175</text:p>
          </table:table-cell>
          <table:table-cell table:formula="of:=IF(AND([.L16]&lt;=[.E$3];[.M16]&gt;=[.E$3]);1;0)" office:value-type="float" office:value="1" calcext:value-type="float">
            <text:p>1</text:p>
          </table:table-cell>
          <table:table-cell table:style-name="ce388" table:formula="of:=IF(OR([.D$3]=98;[.D$3]=117;[.D$3]=140);1;0)" office:value-type="float" office:value="0" calcext:value-type="float">
            <text:p>0</text:p>
          </table:table-cell>
        </table:table-row>
        <table:table-row table:style-name="ro50">
          <table:table-cell/>
          <table:table-cell office:value-type="string" calcext:value-type="string">
            <text:p>ISC1</text:p>
          </table:table-cell>
          <table:table-cell office:value-type="string" calcext:value-type="string">
            <text:p>E</text:p>
          </table:table-cell>
          <table:table-cell table:formula="of:=CONCATENATE([.B17];&quot; &quot;;[.C17])" office:value-type="string" office:string-value="ISC1 E" calcext:value-type="string">
            <text:p>ISC1 E</text:p>
          </table:table-cell>
          <table:table-cell table:formula="of:=[.H17]*[.K17]*[.R17]*[.S17]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table:formula="of:=IF(AND([.F17]&lt;=[.C$3];[.G17]&gt;=[.C$3]);1;0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formula="of:=IF(AND([.I17]&lt;=[.D$3];[.J17]&gt;=[.D$3]);1;0)" office:value-type="float" office:value="1" calcext:value-type="float">
            <text:p>1</text:p>
          </table:table-cell>
          <table:table-cell table:formula="of:=[.N17]*[.O17]*10^(-6)" office:value-type="float" office:value="0.7683" calcext:value-type="float">
            <text:p>0.768</text:p>
          </table:table-cell>
          <table:table-cell table:formula="of:=[.P17]*[.Q17]*10^(-6)" office:value-type="float" office:value="1.6017" calcext:value-type="float">
            <text:p>1.6017</text:p>
          </table:table-cell>
          <table:table-cell table:formula="of:=[.F17]*10" office:value-type="float" office:value="780" calcext:value-type="float">
            <text:p>780</text:p>
          </table:table-cell>
          <table:table-cell table:formula="of:=[.I17]*10+5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7]&lt;=[.E$3];[.M17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C2</text:p>
          </table:table-cell>
          <table:table-cell office:value-type="string" calcext:value-type="string">
            <text:p>E</text:p>
          </table:table-cell>
          <table:table-cell table:formula="of:=CONCATENATE([.B18];&quot; &quot;;[.C18])" office:value-type="string" office:string-value="ISC2 E" calcext:value-type="string">
            <text:p>ISC2 E</text:p>
          </table:table-cell>
          <table:table-cell table:formula="of:=[.H18]*[.K18]*[.R18]*[.S18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table:formula="of:=IF(AND([.F18]&lt;=[.C$3];[.G18]&gt;=[.C$3]);1;0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formula="of:=IF(AND([.I18]&lt;=[.D$3];[.J18]&gt;=[.D$3]);1;0)" office:value-type="float" office:value="1" calcext:value-type="float">
            <text:p>1</text:p>
          </table:table-cell>
          <table:table-cell table:formula="of:=[.N18]*[.O18]*10^(-6)" office:value-type="float" office:value="0.6501" calcext:value-type="float">
            <text:p>0.650</text:p>
          </table:table-cell>
          <table:table-cell table:formula="of:=[.P18]*[.Q18]*10^(-6)" office:value-type="float" office:value="1.6017" calcext:value-type="float">
            <text:p>1.6017</text:p>
          </table:table-cell>
          <table:table-cell table:formula="of:=[.F18]*10" office:value-type="float" office:value="660" calcext:value-type="float">
            <text:p>660</text:p>
          </table:table-cell>
          <table:table-cell table:formula="of:=[.I18]*10+5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8]&lt;=[.E$3];[.M18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C1</text:p>
          </table:table-cell>
          <table:table-cell office:value-type="string" calcext:value-type="string">
            <text:p>I</text:p>
          </table:table-cell>
          <table:table-cell table:formula="of:=CONCATENATE([.B19];&quot; &quot;;[.C19])" office:value-type="string" office:string-value="ISC1 I" calcext:value-type="string">
            <text:p>ISC1 I</text:p>
          </table:table-cell>
          <table:table-cell table:formula="of:=[.H19]*[.K19]*[.R19]*[.S19]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table:formula="of:=IF(AND([.F19]&lt;=[.C$3];[.G19]&gt;=[.C$3]);1;0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formula="of:=IF(AND([.I19]&lt;=[.D$3];[.J19]&gt;=[.D$3]);1;0)" office:value-type="float" office:value="1" calcext:value-type="float">
            <text:p>1</text:p>
          </table:table-cell>
          <table:table-cell table:formula="of:=[.N19]*[.O19]*10^(-6)" office:value-type="float" office:value="0.7683" calcext:value-type="float">
            <text:p>0.768</text:p>
          </table:table-cell>
          <table:table-cell table:formula="of:=[.P19]*[.Q19]*10^(-6)" office:value-type="float" office:value="1.6017" calcext:value-type="float">
            <text:p>1.6017</text:p>
          </table:table-cell>
          <table:table-cell table:formula="of:=[.F19]*10" office:value-type="float" office:value="780" calcext:value-type="float">
            <text:p>780</text:p>
          </table:table-cell>
          <table:table-cell table:formula="of:=[.I19]*10+5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19]&lt;=[.E$3];[.M19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C2</text:p>
          </table:table-cell>
          <table:table-cell office:value-type="string" calcext:value-type="string">
            <text:p>I</text:p>
          </table:table-cell>
          <table:table-cell table:formula="of:=CONCATENATE([.B20];&quot; &quot;;[.C20])" office:value-type="string" office:string-value="ISC2 I" calcext:value-type="string">
            <text:p>ISC2 I</text:p>
          </table:table-cell>
          <table:table-cell table:formula="of:=[.H20]*[.K20]*[.R20]*[.S20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table:formula="of:=IF(AND([.F20]&lt;=[.C$3];[.G20]&gt;=[.C$3]);1;0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formula="of:=IF(AND([.I20]&lt;=[.D$3];[.J20]&gt;=[.D$3]);1;0)" office:value-type="float" office:value="1" calcext:value-type="float">
            <text:p>1</text:p>
          </table:table-cell>
          <table:table-cell table:formula="of:=[.N20]*[.O20]*10^(-6)" office:value-type="float" office:value="0.6501" calcext:value-type="float">
            <text:p>0.650</text:p>
          </table:table-cell>
          <table:table-cell table:formula="of:=[.P20]*[.Q20]*10^(-6)" office:value-type="float" office:value="1.6017" calcext:value-type="float">
            <text:p>1.6017</text:p>
          </table:table-cell>
          <table:table-cell table:formula="of:=[.F20]*10" office:value-type="float" office:value="660" calcext:value-type="float">
            <text:p>660</text:p>
          </table:table-cell>
          <table:table-cell table:formula="of:=[.I20]*10+5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  <table:table-cell table:formula="of:=IF(AND([.L20]&lt;=[.E$3];[.M20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KDN</text:p>
          </table:table-cell>
          <table:table-cell office:value-type="string" calcext:value-type="string">
            <text:p>E</text:p>
          </table:table-cell>
          <table:table-cell table:formula="of:=CONCATENATE([.B21];&quot; &quot;;[.C21])" office:value-type="string" office:string-value="IKDN E" calcext:value-type="string">
            <text:p>IKDN E</text:p>
          </table:table-cell>
          <table:table-cell table:formula="of:=[.H21]*[.K21]*[.R21]*[.S21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377" office:value-type="float" office:value="114" calcext:value-type="float">
            <text:p>114</text:p>
          </table:table-cell>
          <table:table-cell table:formula="of:=IF(AND([.F21]&lt;=[.C$3];[.G21]&gt;=[.C$3]);1;0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table:formula="of:=IF(AND([.I21]&lt;=[.D$3];[.J21]&gt;=[.D$3]);1;0)" office:value-type="float" office:value="1" calcext:value-type="float">
            <text:p>1</text:p>
          </table:table-cell>
          <table:table-cell table:formula="of:=[.N21]*[.O21]*10^(-6)" office:value-type="float" office:value="0.3993" calcext:value-type="float">
            <text:p>0.399</text:p>
          </table:table-cell>
          <table:table-cell table:formula="of:=[.P21]*[.Q21]*10^(-6)" office:value-type="float" office:value="1.2925" calcext:value-type="float">
            <text:p>1.2925</text:p>
          </table:table-cell>
          <table:table-cell table:formula="of:=[.F21]*10" office:value-type="float" office:value="660" calcext:value-type="float">
            <text:p>660</text:p>
          </table:table-cell>
          <table:table-cell table:formula="of:=[.I21]*10+5" office:value-type="float" office:value="605" calcext:value-type="float">
            <text:p>605</text:p>
          </table:table-cell>
          <table:table-cell office:value-type="float" office:value="940" calcext:value-type="float">
            <text:p>940</text:p>
          </table:table-cell>
          <table:table-cell table:formula="of:=[.J21]*10+5" office:value-type="float" office:value="1375" calcext:value-type="float">
            <text:p>1375</text:p>
          </table:table-cell>
          <table:table-cell table:formula="of:=IF(AND([.L21]&lt;=[.E$3];[.M21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KDN</text:p>
          </table:table-cell>
          <table:table-cell office:value-type="string" calcext:value-type="string">
            <text:p>I</text:p>
          </table:table-cell>
          <table:table-cell table:formula="of:=CONCATENATE([.B22];&quot; &quot;;[.C22])" office:value-type="string" office:string-value="IKDN I" calcext:value-type="string">
            <text:p>IKDN I</text:p>
          </table:table-cell>
          <table:table-cell table:formula="of:=[.H22]*[.K22]*[.R22]*[.S22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377" office:value-type="float" office:value="114" calcext:value-type="float">
            <text:p>114</text:p>
          </table:table-cell>
          <table:table-cell table:formula="of:=IF(AND([.F22]&lt;=[.C$3];[.G22]&gt;=[.C$3]);1;0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table:formula="of:=IF(AND([.I22]&lt;=[.D$3];[.J22]&gt;=[.D$3]);1;0)" office:value-type="float" office:value="1" calcext:value-type="float">
            <text:p>1</text:p>
          </table:table-cell>
          <table:table-cell table:formula="of:=[.N22]*[.O22]*10^(-6)" office:value-type="float" office:value="0.3993" calcext:value-type="float">
            <text:p>0.399</text:p>
          </table:table-cell>
          <table:table-cell table:formula="of:=[.P22]*[.Q22]*10^(-6)" office:value-type="float" office:value="1.2925" calcext:value-type="float">
            <text:p>1.2925</text:p>
          </table:table-cell>
          <table:table-cell table:formula="of:=[.F22]*10" office:value-type="float" office:value="660" calcext:value-type="float">
            <text:p>660</text:p>
          </table:table-cell>
          <table:table-cell table:formula="of:=[.I22]*10+5" office:value-type="float" office:value="605" calcext:value-type="float">
            <text:p>605</text:p>
          </table:table-cell>
          <table:table-cell office:value-type="float" office:value="940" calcext:value-type="float">
            <text:p>940</text:p>
          </table:table-cell>
          <table:table-cell table:formula="of:=[.J22]*10+5" office:value-type="float" office:value="1375" calcext:value-type="float">
            <text:p>1375</text:p>
          </table:table-cell>
          <table:table-cell table:formula="of:=IF(AND([.L22]&lt;=[.E$3];[.M22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KDU</text:p>
          </table:table-cell>
          <table:table-cell office:value-type="string" calcext:value-type="string">
            <text:p>E</text:p>
          </table:table-cell>
          <table:table-cell table:formula="of:=CONCATENATE([.B23];&quot; &quot;;[.C23])" office:value-type="string" office:string-value="IKDU E" calcext:value-type="string">
            <text:p>IKDU E</text:p>
          </table:table-cell>
          <table:table-cell table:formula="of:=[.H23]*[.K23]*[.R23]*[.S23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377" office:value-type="float" office:value="114" calcext:value-type="float">
            <text:p>114</text:p>
          </table:table-cell>
          <table:table-cell table:formula="of:=IF(AND([.F23]&lt;=[.C$3];[.G23]&gt;=[.C$3])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table:formula="of:=IF(AND([.I23]&lt;=[.D$3];[.J23]&gt;=[.D$3]);1;0)" office:value-type="float" office:value="1" calcext:value-type="float">
            <text:p>1</text:p>
          </table:table-cell>
          <table:table-cell table:formula="of:=[.N23]*[.O23]*10^(-6)" office:value-type="float" office:value="0.4983" calcext:value-type="float">
            <text:p>0.498</text:p>
          </table:table-cell>
          <table:table-cell table:formula="of:=[.P23]*[.Q23]*10^(-6)" office:value-type="float" office:value="1.2925" calcext:value-type="float">
            <text:p>1.2925</text:p>
          </table:table-cell>
          <table:table-cell table:formula="of:=[.F23]*10" office:value-type="float" office:value="660" calcext:value-type="float">
            <text:p>660</text:p>
          </table:table-cell>
          <table:table-cell table:formula="of:=[.I23]*10+5" office:value-type="float" office:value="755" calcext:value-type="float">
            <text:p>755</text:p>
          </table:table-cell>
          <table:table-cell office:value-type="float" office:value="940" calcext:value-type="float">
            <text:p>940</text:p>
          </table:table-cell>
          <table:table-cell table:formula="of:=[.J23]*10+5" office:value-type="float" office:value="1375" calcext:value-type="float">
            <text:p>1375</text:p>
          </table:table-cell>
          <table:table-cell table:formula="of:=IF(AND([.L23]&lt;=[.E$3];[.M23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KDU</text:p>
          </table:table-cell>
          <table:table-cell office:value-type="string" calcext:value-type="string">
            <text:p>I</text:p>
          </table:table-cell>
          <table:table-cell table:formula="of:=CONCATENATE([.B24];&quot; &quot;;[.C24])" office:value-type="string" office:string-value="IKDU I" calcext:value-type="string">
            <text:p>IKDU I</text:p>
          </table:table-cell>
          <table:table-cell table:formula="of:=[.H24]*[.K24]*[.R24]*[.S24]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377" office:value-type="float" office:value="114" calcext:value-type="float">
            <text:p>114</text:p>
          </table:table-cell>
          <table:table-cell table:formula="of:=IF(AND([.F24]&lt;=[.C$3];[.G24]&gt;=[.C$3])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table:formula="of:=IF(AND([.I24]&lt;=[.D$3];[.J24]&gt;=[.D$3]);1;0)" office:value-type="float" office:value="1" calcext:value-type="float">
            <text:p>1</text:p>
          </table:table-cell>
          <table:table-cell table:formula="of:=[.N24]*[.O24]*10^(-6)" office:value-type="float" office:value="0.4983" calcext:value-type="float">
            <text:p>0.498</text:p>
          </table:table-cell>
          <table:table-cell table:formula="of:=[.P24]*[.Q24]*10^(-6)" office:value-type="float" office:value="1.2925" calcext:value-type="float">
            <text:p>1.2925</text:p>
          </table:table-cell>
          <table:table-cell table:formula="of:=[.F24]*10" office:value-type="float" office:value="660" calcext:value-type="float">
            <text:p>660</text:p>
          </table:table-cell>
          <table:table-cell table:formula="of:=[.I24]*10+5" office:value-type="float" office:value="755" calcext:value-type="float">
            <text:p>755</text:p>
          </table:table-cell>
          <table:table-cell office:value-type="float" office:value="940" calcext:value-type="float">
            <text:p>940</text:p>
          </table:table-cell>
          <table:table-cell table:formula="of:=[.J24]*10+5" office:value-type="float" office:value="1375" calcext:value-type="float">
            <text:p>1375</text:p>
          </table:table-cell>
          <table:table-cell table:formula="of:=IF(AND([.L24]&lt;=[.E$3];[.M24]&gt;=[.E$3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BGOV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25];&quot; &quot;;[.C25])" office:value-type="string" office:string-value="BGOV E" calcext:value-type="string">
            <text:p>BGOV E</text:p>
          </table:table-cell>
          <table:table-cell table:style-name="ce371" table:formula="of:=[.H25]*[.K25]*[.R25]*[.S25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1" office:value-type="float" office:value="134" calcext:value-type="float">
            <text:p>134</text:p>
          </table:table-cell>
          <table:table-cell table:style-name="ce371" table:formula="of:=IF(AND([.F25]&lt;=[.C$4];[.G25]&gt;=[.C$4]);1;0)" office:value-type="float" office:value="1" calcext:value-type="float">
            <text:p>1</text:p>
          </table:table-cell>
          <table:table-cell table:style-name="ce371" office:value-type="float" office:value="78" calcext:value-type="float">
            <text:p>78</text:p>
          </table:table-cell>
          <table:table-cell table:style-name="ce371" office:value-type="float" office:value="160" calcext:value-type="float">
            <text:p>160</text:p>
          </table:table-cell>
          <table:table-cell table:style-name="ce371" table:formula="of:=IF(AND([.I25]&lt;=[.D$4];[.J25]&gt;=[.D$4]);1;0)" office:value-type="float" office:value="1" calcext:value-type="float">
            <text:p>1</text:p>
          </table:table-cell>
          <table:table-cell table:style-name="ce380" table:formula="of:=[.N25]*[.O25]*10^(-6)" office:value-type="float" office:value="0.36895" calcext:value-type="float">
            <text:p>0.369</text:p>
          </table:table-cell>
          <table:table-cell table:style-name="ce384" table:formula="of:=[.P25]*[.Q25]*10^(-6)" office:value-type="float" office:value="1.6017" calcext:value-type="float">
            <text:p>1.6017</text:p>
          </table:table-cell>
          <table:table-cell table:style-name="ce387" table:formula="of:=[.F25]*10" office:value-type="float" office:value="470" calcext:value-type="float">
            <text:p>470</text:p>
          </table:table-cell>
          <table:table-cell table:style-name="ce387" table:formula="of:=[.I25]*10+5" office:value-type="float" office:value="785" calcext:value-type="float">
            <text:p>7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405" calcext:value-type="float">
            <text:p>1405</text:p>
          </table:table-cell>
          <table:table-cell table:style-name="ce371" table:formula="of:=IF(AND([.L25]&lt;=[.E$4];[.M25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OV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26];&quot; &quot;;[.C26])" office:value-type="string" office:string-value="IGOV E" calcext:value-type="string">
            <text:p>IGOV E</text:p>
          </table:table-cell>
          <table:table-cell table:style-name="ce371" table:formula="of:=[.H26]*[.K26]*[.R26]*[.S26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1" office:value-type="float" office:value="134" calcext:value-type="float">
            <text:p>134</text:p>
          </table:table-cell>
          <table:table-cell table:style-name="ce371" table:formula="of:=IF(AND([.F26]&lt;=[.C$4];[.G26]&gt;=[.C$4]);1;0)" office:value-type="float" office:value="1" calcext:value-type="float">
            <text:p>1</text:p>
          </table:table-cell>
          <table:table-cell table:style-name="ce371" office:value-type="float" office:value="78" calcext:value-type="float">
            <text:p>78</text:p>
          </table:table-cell>
          <table:table-cell table:style-name="ce371" office:value-type="float" office:value="160" calcext:value-type="float">
            <text:p>160</text:p>
          </table:table-cell>
          <table:table-cell table:style-name="ce371" table:formula="of:=IF(AND([.I26]&lt;=[.D$4];[.J26]&gt;=[.D$4]);1;0)" office:value-type="float" office:value="1" calcext:value-type="float">
            <text:p>1</text:p>
          </table:table-cell>
          <table:table-cell table:style-name="ce380" table:formula="of:=[.N26]*[.O26]*10^(-6)" office:value-type="float" office:value="0.36895" calcext:value-type="float">
            <text:p>0.369</text:p>
          </table:table-cell>
          <table:table-cell table:style-name="ce384" table:formula="of:=[.P26]*[.Q26]*10^(-6)" office:value-type="float" office:value="1.6017" calcext:value-type="float">
            <text:p>1.6017</text:p>
          </table:table-cell>
          <table:table-cell table:style-name="ce387" table:formula="of:=[.F26]*10" office:value-type="float" office:value="470" calcext:value-type="float">
            <text:p>470</text:p>
          </table:table-cell>
          <table:table-cell table:style-name="ce387" table:formula="of:=[.I26]*10+5" office:value-type="float" office:value="785" calcext:value-type="float">
            <text:p>7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405" calcext:value-type="float">
            <text:p>1405</text:p>
          </table:table-cell>
          <table:table-cell table:style-name="ce371" table:formula="of:=IF(AND([.L26]&lt;=[.E$4];[.M26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OV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27];&quot; &quot;;[.C27])" office:value-type="string" office:string-value="IGOV N" calcext:value-type="string">
            <text:p>IGOV N</text:p>
          </table:table-cell>
          <table:table-cell table:style-name="ce371" table:formula="of:=[.H27]*[.K27]*[.R27]*[.S27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1" office:value-type="float" office:value="134" calcext:value-type="float">
            <text:p>134</text:p>
          </table:table-cell>
          <table:table-cell table:style-name="ce371" table:formula="of:=IF(AND([.F27]&lt;=[.C$4];[.G27]&gt;=[.C$4]);1;0)" office:value-type="float" office:value="1" calcext:value-type="float">
            <text:p>1</text:p>
          </table:table-cell>
          <table:table-cell table:style-name="ce371" office:value-type="float" office:value="78" calcext:value-type="float">
            <text:p>78</text:p>
          </table:table-cell>
          <table:table-cell table:style-name="ce371" office:value-type="float" office:value="160" calcext:value-type="float">
            <text:p>160</text:p>
          </table:table-cell>
          <table:table-cell table:style-name="ce371" table:formula="of:=IF(AND([.I27]&lt;=[.D$4];[.J27]&gt;=[.D$4]);1;0)" office:value-type="float" office:value="1" calcext:value-type="float">
            <text:p>1</text:p>
          </table:table-cell>
          <table:table-cell table:style-name="ce380" table:formula="of:=[.N27]*[.O27]*10^(-6)" office:value-type="float" office:value="0.36895" calcext:value-type="float">
            <text:p>0.369</text:p>
          </table:table-cell>
          <table:table-cell table:style-name="ce384" table:formula="of:=[.P27]*[.Q27]*10^(-6)" office:value-type="float" office:value="1.6017" calcext:value-type="float">
            <text:p>1.6017</text:p>
          </table:table-cell>
          <table:table-cell table:style-name="ce387" table:formula="of:=[.F27]*10" office:value-type="float" office:value="470" calcext:value-type="float">
            <text:p>470</text:p>
          </table:table-cell>
          <table:table-cell table:style-name="ce387" table:formula="of:=[.I27]*10+5" office:value-type="float" office:value="785" calcext:value-type="float">
            <text:p>7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405" calcext:value-type="float">
            <text:p>1405</text:p>
          </table:table-cell>
          <table:table-cell table:style-name="ce371" table:formula="of:=IF(AND([.L27]&lt;=[.E$4];[.M27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KV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28];&quot; &quot;;[.C28])" office:value-type="string" office:string-value="IGKV E" calcext:value-type="string">
            <text:p>IGKV E</text:p>
          </table:table-cell>
          <table:table-cell table:style-name="ce371" table:formula="of:=[.H28]*[.K28]*[.R28]*[.S28]" office:value-type="float" office:value="1" calcext:value-type="float">
            <text:p>1</text:p>
          </table:table-cell>
          <table:table-cell table:style-name="ce371" office:value-type="float" office:value="55" calcext:value-type="float">
            <text:p>55</text:p>
          </table:table-cell>
          <table:table-cell table:style-name="ce371" office:value-type="float" office:value="114" calcext:value-type="float">
            <text:p>114</text:p>
          </table:table-cell>
          <table:table-cell table:style-name="ce371" table:formula="of:=IF(AND([.F28]&lt;=[.C$4];[.G28]&gt;=[.C$4]);1;0)" office:value-type="float" office:value="1" calcext:value-type="float">
            <text:p>1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office:value-type="float" office:value="160" calcext:value-type="float">
            <text:p>160</text:p>
          </table:table-cell>
          <table:table-cell table:style-name="ce371" table:formula="of:=IF(AND([.I28]&lt;=[.D$4];[.J28]&gt;=[.D$4]);1;0)" office:value-type="float" office:value="1" calcext:value-type="float">
            <text:p>1</text:p>
          </table:table-cell>
          <table:table-cell table:style-name="ce380" table:formula="of:=[.N28]*[.O28]*10^(-6)" office:value-type="float" office:value="0.54175" calcext:value-type="float">
            <text:p>0.542</text:p>
          </table:table-cell>
          <table:table-cell table:style-name="ce384" table:formula="of:=[.P28]*[.Q28]*10^(-6)" office:value-type="float" office:value="1.6017" calcext:value-type="float">
            <text:p>1.6017</text:p>
          </table:table-cell>
          <table:table-cell table:style-name="ce387" table:formula="of:=[.F28]*10" office:value-type="float" office:value="550" calcext:value-type="float">
            <text:p>550</text:p>
          </table:table-cell>
          <table:table-cell table:style-name="ce387" table:formula="of:=[.I28]*10+5" office:value-type="float" office:value="985" calcext:value-type="float">
            <text:p>9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405" calcext:value-type="float">
            <text:p>1405</text:p>
          </table:table-cell>
          <table:table-cell table:style-name="ce371" table:formula="of:=IF(AND([.L28]&lt;=[.E$4];[.M28]&gt;=[.E$4]);1;0)" office:value-type="float" office:value="1" calcext:value-type="float">
            <text:p>1</text:p>
          </table:table-cell>
          <table:table-cell table:style-name="ce389" table:formula="of:=IF(OR([.D$4]=98;[.D$4]=117;[.D$4]=140;[.D$4]=160);1;0)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KV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29];&quot; &quot;;[.C29])" office:value-type="string" office:string-value="IGKV N" calcext:value-type="string">
            <text:p>IGKV N</text:p>
          </table:table-cell>
          <table:table-cell table:style-name="ce371" table:formula="of:=[.H29]*[.K29]*[.R29]*[.S29]" office:value-type="float" office:value="1" calcext:value-type="float">
            <text:p>1</text:p>
          </table:table-cell>
          <table:table-cell table:style-name="ce371" office:value-type="float" office:value="55" calcext:value-type="float">
            <text:p>55</text:p>
          </table:table-cell>
          <table:table-cell table:style-name="ce371" office:value-type="float" office:value="114" calcext:value-type="float">
            <text:p>114</text:p>
          </table:table-cell>
          <table:table-cell table:style-name="ce371" table:formula="of:=IF(AND([.F29]&lt;=[.C$4];[.G29]&gt;=[.C$4]);1;0)" office:value-type="float" office:value="1" calcext:value-type="float">
            <text:p>1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office:value-type="float" office:value="140" calcext:value-type="float">
            <text:p>140</text:p>
          </table:table-cell>
          <table:table-cell table:style-name="ce371" table:formula="of:=IF(AND([.I29]&lt;=[.D$4];[.J29]&gt;=[.D$4]);1;0)" office:value-type="float" office:value="1" calcext:value-type="float">
            <text:p>1</text:p>
          </table:table-cell>
          <table:table-cell table:style-name="ce380" table:formula="of:=[.N29]*[.O29]*10^(-6)" office:value-type="float" office:value="0.54175" calcext:value-type="float">
            <text:p>0.542</text:p>
          </table:table-cell>
          <table:table-cell table:style-name="ce384" table:formula="of:=[.P29]*[.Q29]*10^(-6)" office:value-type="float" office:value="1.3395" calcext:value-type="float">
            <text:p>1.3395</text:p>
          </table:table-cell>
          <table:table-cell table:style-name="ce387" table:formula="of:=[.F29]*10" office:value-type="float" office:value="550" calcext:value-type="float">
            <text:p>550</text:p>
          </table:table-cell>
          <table:table-cell table:style-name="ce387" table:formula="of:=[.I29]*10+5" office:value-type="float" office:value="985" calcext:value-type="float">
            <text:p>9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175" calcext:value-type="float">
            <text:p>1175</text:p>
          </table:table-cell>
          <table:table-cell table:style-name="ce371" table:formula="of:=IF(AND([.L29]&lt;=[.E$4];[.M29]&gt;=[.E$4]);1;0)" office:value-type="float" office:value="1" calcext:value-type="float">
            <text:p>1</text:p>
          </table:table-cell>
          <table:table-cell table:style-name="ce389" table:formula="of:=IF(OR([.D$4]=98;[.D$4]=117;[.D$4]=140);1;0)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CV1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30];&quot; &quot;;[.C30])" office:value-type="string" office:string-value="IGCV1 E" calcext:value-type="string">
            <text:p>IGCV1 E</text:p>
          </table:table-cell>
          <table:table-cell table:style-name="ce371" table:formula="of:=[.H30]*[.K30]*[.R30]*[.S30]" office:value-type="float" office:value="1" calcext:value-type="float">
            <text:p>1</text:p>
          </table:table-cell>
          <table:table-cell table:style-name="ce371" office:value-type="float" office:value="66" calcext:value-type="float">
            <text:p>66</text:p>
          </table:table-cell>
          <table:table-cell table:style-name="ce371" office:value-type="float" office:value="114" calcext:value-type="float">
            <text:p>114</text:p>
          </table:table-cell>
          <table:table-cell table:style-name="ce371" table:formula="of:=IF(AND([.F30]&lt;=[.C$4];[.G30]&gt;=[.C$4]);1;0)" office:value-type="float" office:value="1" calcext:value-type="float">
            <text:p>1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office:value-type="float" office:value="140" calcext:value-type="float">
            <text:p>140</text:p>
          </table:table-cell>
          <table:table-cell table:style-name="ce371" table:formula="of:=IF(AND([.I30]&lt;=[.D$4];[.J30]&gt;=[.D$4]);1;0)" office:value-type="float" office:value="1" calcext:value-type="float">
            <text:p>1</text:p>
          </table:table-cell>
          <table:table-cell table:style-name="ce380" table:formula="of:=[.N30]*[.O30]*10^(-6)" office:value-type="float" office:value="0.6501" calcext:value-type="float">
            <text:p>0.650</text:p>
          </table:table-cell>
          <table:table-cell table:style-name="ce384" table:formula="of:=[.P30]*[.Q30]*10^(-6)" office:value-type="float" office:value="1.3395" calcext:value-type="float">
            <text:p>1.3395</text:p>
          </table:table-cell>
          <table:table-cell table:style-name="ce387" table:formula="of:=[.F30]*10" office:value-type="float" office:value="660" calcext:value-type="float">
            <text:p>660</text:p>
          </table:table-cell>
          <table:table-cell table:style-name="ce387" table:formula="of:=[.I30]*10+5" office:value-type="float" office:value="985" calcext:value-type="float">
            <text:p>9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175" calcext:value-type="float">
            <text:p>1175</text:p>
          </table:table-cell>
          <table:table-cell table:style-name="ce371" table:formula="of:=IF(AND([.L30]&lt;=[.E$4];[.M30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CV2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31];&quot; &quot;;[.C31])" office:value-type="string" office:string-value="IGCV2 E" calcext:value-type="string">
            <text:p>IGCV2 E</text:p>
          </table:table-cell>
          <table:table-cell table:style-name="ce371" table:formula="of:=[.H31]*[.K31]*[.R31]*[.S31]" office:value-type="float" office:value="1" calcext:value-type="float">
            <text:p>1</text:p>
          </table:table-cell>
          <table:table-cell table:style-name="ce371" office:value-type="float" office:value="55" calcext:value-type="float">
            <text:p>55</text:p>
          </table:table-cell>
          <table:table-cell table:style-name="ce371" office:value-type="float" office:value="114" calcext:value-type="float">
            <text:p>114</text:p>
          </table:table-cell>
          <table:table-cell table:style-name="ce371" table:formula="of:=IF(AND([.F31]&lt;=[.C$4];[.G31]&gt;=[.C$4]);1;0)" office:value-type="float" office:value="1" calcext:value-type="float">
            <text:p>1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office:value-type="float" office:value="140" calcext:value-type="float">
            <text:p>140</text:p>
          </table:table-cell>
          <table:table-cell table:style-name="ce371" table:formula="of:=IF(AND([.I31]&lt;=[.D$4];[.J31]&gt;=[.D$4]);1;0)" office:value-type="float" office:value="1" calcext:value-type="float">
            <text:p>1</text:p>
          </table:table-cell>
          <table:table-cell table:style-name="ce380" table:formula="of:=[.N31]*[.O31]*10^(-6)" office:value-type="float" office:value="0.54175" calcext:value-type="float">
            <text:p>0.542</text:p>
          </table:table-cell>
          <table:table-cell table:style-name="ce384" table:formula="of:=[.P31]*[.Q31]*10^(-6)" office:value-type="float" office:value="1.3395" calcext:value-type="float">
            <text:p>1.3395</text:p>
          </table:table-cell>
          <table:table-cell table:style-name="ce387" table:formula="of:=[.F31]*10" office:value-type="float" office:value="550" calcext:value-type="float">
            <text:p>550</text:p>
          </table:table-cell>
          <table:table-cell table:style-name="ce387" table:formula="of:=[.I31]*10+5" office:value-type="float" office:value="985" calcext:value-type="float">
            <text:p>9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175" calcext:value-type="float">
            <text:p>1175</text:p>
          </table:table-cell>
          <table:table-cell table:style-name="ce371" table:formula="of:=IF(AND([.L31]&lt;=[.E$4];[.M31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CV1</text:p>
          </table:table-cell>
          <table:table-cell table:style-name="ce371" office:value-type="string" calcext:value-type="string">
            <text:p>I</text:p>
          </table:table-cell>
          <table:table-cell table:style-name="ce371" table:formula="of:=CONCATENATE([.B32];&quot; &quot;;[.C32])" office:value-type="string" office:string-value="IGCV1 I" calcext:value-type="string">
            <text:p>IGCV1 I</text:p>
          </table:table-cell>
          <table:table-cell table:style-name="ce371" table:formula="of:=[.H32]*[.K32]*[.R32]*[.S32]" office:value-type="float" office:value="1" calcext:value-type="float">
            <text:p>1</text:p>
          </table:table-cell>
          <table:table-cell table:style-name="ce371" office:value-type="float" office:value="66" calcext:value-type="float">
            <text:p>66</text:p>
          </table:table-cell>
          <table:table-cell table:style-name="ce371" office:value-type="float" office:value="114" calcext:value-type="float">
            <text:p>114</text:p>
          </table:table-cell>
          <table:table-cell table:style-name="ce371" table:formula="of:=IF(AND([.F32]&lt;=[.C$4];[.G32]&gt;=[.C$4]);1;0)" office:value-type="float" office:value="1" calcext:value-type="float">
            <text:p>1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office:value-type="float" office:value="140" calcext:value-type="float">
            <text:p>140</text:p>
          </table:table-cell>
          <table:table-cell table:style-name="ce371" table:formula="of:=IF(AND([.I32]&lt;=[.D$4];[.J32]&gt;=[.D$4]);1;0)" office:value-type="float" office:value="1" calcext:value-type="float">
            <text:p>1</text:p>
          </table:table-cell>
          <table:table-cell table:style-name="ce380" table:formula="of:=[.N32]*[.O32]*10^(-6)" office:value-type="float" office:value="0.6501" calcext:value-type="float">
            <text:p>0.650</text:p>
          </table:table-cell>
          <table:table-cell table:style-name="ce384" table:formula="of:=[.P32]*[.Q32]*10^(-6)" office:value-type="float" office:value="1.3395" calcext:value-type="float">
            <text:p>1.3395</text:p>
          </table:table-cell>
          <table:table-cell table:style-name="ce387" table:formula="of:=[.F32]*10" office:value-type="float" office:value="660" calcext:value-type="float">
            <text:p>660</text:p>
          </table:table-cell>
          <table:table-cell table:style-name="ce387" table:formula="of:=[.I32]*10+5" office:value-type="float" office:value="985" calcext:value-type="float">
            <text:p>9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175" calcext:value-type="float">
            <text:p>1175</text:p>
          </table:table-cell>
          <table:table-cell table:style-name="ce371" table:formula="of:=IF(AND([.L32]&lt;=[.E$4];[.M32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CV2</text:p>
          </table:table-cell>
          <table:table-cell table:style-name="ce371" office:value-type="string" calcext:value-type="string">
            <text:p>I</text:p>
          </table:table-cell>
          <table:table-cell table:style-name="ce371" table:formula="of:=CONCATENATE([.B33];&quot; &quot;;[.C33])" office:value-type="string" office:string-value="IGCV2 I" calcext:value-type="string">
            <text:p>IGCV2 I</text:p>
          </table:table-cell>
          <table:table-cell table:style-name="ce371" table:formula="of:=[.H33]*[.K33]*[.R33]*[.S33]" office:value-type="float" office:value="1" calcext:value-type="float">
            <text:p>1</text:p>
          </table:table-cell>
          <table:table-cell table:style-name="ce371" office:value-type="float" office:value="55" calcext:value-type="float">
            <text:p>55</text:p>
          </table:table-cell>
          <table:table-cell table:style-name="ce371" office:value-type="float" office:value="114" calcext:value-type="float">
            <text:p>114</text:p>
          </table:table-cell>
          <table:table-cell table:style-name="ce371" table:formula="of:=IF(AND([.F33]&lt;=[.C$4];[.G33]&gt;=[.C$4]);1;0)" office:value-type="float" office:value="1" calcext:value-type="float">
            <text:p>1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office:value-type="float" office:value="140" calcext:value-type="float">
            <text:p>140</text:p>
          </table:table-cell>
          <table:table-cell table:style-name="ce371" table:formula="of:=IF(AND([.I33]&lt;=[.D$4];[.J33]&gt;=[.D$4]);1;0)" office:value-type="float" office:value="1" calcext:value-type="float">
            <text:p>1</text:p>
          </table:table-cell>
          <table:table-cell table:style-name="ce380" table:formula="of:=[.N33]*[.O33]*10^(-6)" office:value-type="float" office:value="0.54175" calcext:value-type="float">
            <text:p>0.542</text:p>
          </table:table-cell>
          <table:table-cell table:style-name="ce384" table:formula="of:=[.P33]*[.Q33]*10^(-6)" office:value-type="float" office:value="1.3395" calcext:value-type="float">
            <text:p>1.3395</text:p>
          </table:table-cell>
          <table:table-cell table:style-name="ce387" table:formula="of:=[.F33]*10" office:value-type="float" office:value="550" calcext:value-type="float">
            <text:p>550</text:p>
          </table:table-cell>
          <table:table-cell table:style-name="ce387" table:formula="of:=[.I33]*10+5" office:value-type="float" office:value="985" calcext:value-type="float">
            <text:p>985</text:p>
          </table:table-cell>
          <table:table-cell table:style-name="ce387" office:value-type="float" office:value="1140" calcext:value-type="float">
            <text:p>1140</text:p>
          </table:table-cell>
          <table:table-cell table:style-name="ce387" office:value-type="float" office:value="1175" calcext:value-type="float">
            <text:p>1175</text:p>
          </table:table-cell>
          <table:table-cell table:style-name="ce371" table:formula="of:=IF(AND([.L33]&lt;=[.E$4];[.M33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KPVCL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34];&quot; &quot;;[.C34])" office:value-type="string" office:string-value="KPVCL N" calcext:value-type="string">
            <text:p>KPVCL N</text:p>
          </table:table-cell>
          <table:table-cell table:style-name="ce371" table:formula="of:=[.H34]*[.K34]*[.R34]*[.S34]" office:value-type="float" office:value="1" calcext:value-type="float">
            <text:p>1</text:p>
          </table:table-cell>
          <table:table-cell table:style-name="ce371" office:value-type="float" office:value="66" calcext:value-type="float">
            <text:p>66</text:p>
          </table:table-cell>
          <table:table-cell table:style-name="ce378" office:value-type="float" office:value="114" calcext:value-type="float">
            <text:p>114</text:p>
          </table:table-cell>
          <table:table-cell table:style-name="ce371" table:formula="of:=IF(AND([.F34]&lt;=[.C$4];[.G34]&gt;=[.C$4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137" calcext:value-type="float">
            <text:p>137</text:p>
          </table:table-cell>
          <table:table-cell table:style-name="ce371" table:formula="of:=IF(AND([.I34]&lt;=[.D$4];[.J34]&gt;=[.D$4]);1;0)" office:value-type="float" office:value="1" calcext:value-type="float">
            <text:p>1</text:p>
          </table:table-cell>
          <table:table-cell table:style-name="ce380" table:formula="of:=[.N34]*[.O34]*10^(-6)" office:value-type="float" office:value="0.3993" calcext:value-type="float">
            <text:p>0.399</text:p>
          </table:table-cell>
          <table:table-cell table:style-name="ce384" table:formula="of:=[.P34]*[.Q34]*10^(-6)" office:value-type="float" office:value="1.2925" calcext:value-type="float">
            <text:p>1.2925</text:p>
          </table:table-cell>
          <table:table-cell table:style-name="ce387" table:formula="of:=[.F34]*10" office:value-type="float" office:value="660" calcext:value-type="float">
            <text:p>660</text:p>
          </table:table-cell>
          <table:table-cell table:style-name="ce387" table:formula="of:=[.I34]*10+5" office:value-type="float" office:value="605" calcext:value-type="float">
            <text:p>605</text:p>
          </table:table-cell>
          <table:table-cell table:style-name="ce387" office:value-type="float" office:value="940" calcext:value-type="float">
            <text:p>940</text:p>
          </table:table-cell>
          <table:table-cell table:style-name="ce387" table:formula="of:=[.J34]*10+5" office:value-type="float" office:value="1375" calcext:value-type="float">
            <text:p>1375</text:p>
          </table:table-cell>
          <table:table-cell table:style-name="ce371" table:formula="of:=IF(AND([.L34]&lt;=[.E$4];[.M34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KPVCP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35];&quot; &quot;;[.C35])" office:value-type="string" office:string-value="KPVCP N" calcext:value-type="string">
            <text:p>KPVCP N</text:p>
          </table:table-cell>
          <table:table-cell table:style-name="ce371" table:formula="of:=[.H35]*[.K35]*[.R35]*[.S35]" office:value-type="float" office:value="1" calcext:value-type="float">
            <text:p>1</text:p>
          </table:table-cell>
          <table:table-cell table:style-name="ce371" office:value-type="float" office:value="66" calcext:value-type="float">
            <text:p>66</text:p>
          </table:table-cell>
          <table:table-cell table:style-name="ce378" office:value-type="float" office:value="114" calcext:value-type="float">
            <text:p>114</text:p>
          </table:table-cell>
          <table:table-cell table:style-name="ce371" table:formula="of:=IF(AND([.F35]&lt;=[.C$4];[.G35]&gt;=[.C$4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137" calcext:value-type="float">
            <text:p>137</text:p>
          </table:table-cell>
          <table:table-cell table:style-name="ce371" table:formula="of:=IF(AND([.I35]&lt;=[.D$4];[.J35]&gt;=[.D$4]);1;0)" office:value-type="float" office:value="1" calcext:value-type="float">
            <text:p>1</text:p>
          </table:table-cell>
          <table:table-cell table:style-name="ce380" table:formula="of:=[.N35]*[.O35]*10^(-6)" office:value-type="float" office:value="0.3993" calcext:value-type="float">
            <text:p>0.399</text:p>
          </table:table-cell>
          <table:table-cell table:style-name="ce384" table:formula="of:=[.P35]*[.Q35]*10^(-6)" office:value-type="float" office:value="1.2925" calcext:value-type="float">
            <text:p>1.2925</text:p>
          </table:table-cell>
          <table:table-cell table:style-name="ce387" table:formula="of:=[.F35]*10" office:value-type="float" office:value="660" calcext:value-type="float">
            <text:p>660</text:p>
          </table:table-cell>
          <table:table-cell table:style-name="ce387" table:formula="of:=[.I35]*10+5" office:value-type="float" office:value="605" calcext:value-type="float">
            <text:p>605</text:p>
          </table:table-cell>
          <table:table-cell table:style-name="ce387" office:value-type="float" office:value="940" calcext:value-type="float">
            <text:p>940</text:p>
          </table:table-cell>
          <table:table-cell table:style-name="ce387" table:formula="of:=[.J35]*10+5" office:value-type="float" office:value="1375" calcext:value-type="float">
            <text:p>1375</text:p>
          </table:table-cell>
          <table:table-cell table:style-name="ce371" table:formula="of:=IF(AND([.L35]&lt;=[.E$4];[.M35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KPVCU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36];&quot; &quot;;[.C36])" office:value-type="string" office:string-value="KPVCU N" calcext:value-type="string">
            <text:p>KPVCU N</text:p>
          </table:table-cell>
          <table:table-cell table:style-name="ce371" table:formula="of:=[.H36]*[.K36]*[.R36]*[.S36]" office:value-type="float" office:value="1" calcext:value-type="float">
            <text:p>1</text:p>
          </table:table-cell>
          <table:table-cell table:style-name="ce371" office:value-type="float" office:value="66" calcext:value-type="float">
            <text:p>66</text:p>
          </table:table-cell>
          <table:table-cell table:style-name="ce378" office:value-type="float" office:value="114" calcext:value-type="float">
            <text:p>114</text:p>
          </table:table-cell>
          <table:table-cell table:style-name="ce371" table:formula="of:=IF(AND([.F36]&lt;=[.C$4];[.G36]&gt;=[.C$4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137" calcext:value-type="float">
            <text:p>137</text:p>
          </table:table-cell>
          <table:table-cell table:style-name="ce371" table:formula="of:=IF(AND([.I36]&lt;=[.D$4];[.J36]&gt;=[.D$4]);1;0)" office:value-type="float" office:value="1" calcext:value-type="float">
            <text:p>1</text:p>
          </table:table-cell>
          <table:table-cell table:style-name="ce380" table:formula="of:=[.N36]*[.O36]*10^(-6)" office:value-type="float" office:value="0.3993" calcext:value-type="float">
            <text:p>0.399</text:p>
          </table:table-cell>
          <table:table-cell table:style-name="ce384" table:formula="of:=[.P36]*[.Q36]*10^(-6)" office:value-type="float" office:value="1.2925" calcext:value-type="float">
            <text:p>1.2925</text:p>
          </table:table-cell>
          <table:table-cell table:style-name="ce387" table:formula="of:=[.F36]*10" office:value-type="float" office:value="660" calcext:value-type="float">
            <text:p>660</text:p>
          </table:table-cell>
          <table:table-cell table:style-name="ce387" table:formula="of:=[.I36]*10+5" office:value-type="float" office:value="605" calcext:value-type="float">
            <text:p>605</text:p>
          </table:table-cell>
          <table:table-cell table:style-name="ce387" office:value-type="float" office:value="940" calcext:value-type="float">
            <text:p>940</text:p>
          </table:table-cell>
          <table:table-cell table:style-name="ce387" table:formula="of:=[.J36]*10+5" office:value-type="float" office:value="1375" calcext:value-type="float">
            <text:p>1375</text:p>
          </table:table-cell>
          <table:table-cell table:style-name="ce371" table:formula="of:=IF(AND([.L36]&lt;=[.E$4];[.M36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KPVCN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37];&quot; &quot;;[.C37])" office:value-type="string" office:string-value="KPVCN N" calcext:value-type="string">
            <text:p>KPVCN N</text:p>
          </table:table-cell>
          <table:table-cell table:style-name="ce371" table:formula="of:=[.H37]*[.K37]*[.R37]*[.S37]" office:value-type="float" office:value="1" calcext:value-type="float">
            <text:p>1</text:p>
          </table:table-cell>
          <table:table-cell table:style-name="ce371" office:value-type="float" office:value="66" calcext:value-type="float">
            <text:p>66</text:p>
          </table:table-cell>
          <table:table-cell table:style-name="ce378" office:value-type="float" office:value="114" calcext:value-type="float">
            <text:p>114</text:p>
          </table:table-cell>
          <table:table-cell table:style-name="ce371" table:formula="of:=IF(AND([.F37]&lt;=[.C$4];[.G37]&gt;=[.C$4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137" calcext:value-type="float">
            <text:p>137</text:p>
          </table:table-cell>
          <table:table-cell table:style-name="ce371" table:formula="of:=IF(AND([.I37]&lt;=[.D$4];[.J37]&gt;=[.D$4]);1;0)" office:value-type="float" office:value="1" calcext:value-type="float">
            <text:p>1</text:p>
          </table:table-cell>
          <table:table-cell table:style-name="ce380" table:formula="of:=[.N37]*[.O37]*10^(-6)" office:value-type="float" office:value="0.3993" calcext:value-type="float">
            <text:p>0.399</text:p>
          </table:table-cell>
          <table:table-cell table:style-name="ce384" table:formula="of:=[.P37]*[.Q37]*10^(-6)" office:value-type="float" office:value="1.2925" calcext:value-type="float">
            <text:p>1.2925</text:p>
          </table:table-cell>
          <table:table-cell table:style-name="ce387" table:formula="of:=[.F37]*10" office:value-type="float" office:value="660" calcext:value-type="float">
            <text:p>660</text:p>
          </table:table-cell>
          <table:table-cell table:style-name="ce387" table:formula="of:=[.I37]*10+5" office:value-type="float" office:value="605" calcext:value-type="float">
            <text:p>605</text:p>
          </table:table-cell>
          <table:table-cell table:style-name="ce387" office:value-type="float" office:value="940" calcext:value-type="float">
            <text:p>940</text:p>
          </table:table-cell>
          <table:table-cell table:style-name="ce387" table:formula="of:=[.J37]*10+5" office:value-type="float" office:value="1375" calcext:value-type="float">
            <text:p>1375</text:p>
          </table:table-cell>
          <table:table-cell table:style-name="ce371" table:formula="of:=IF(AND([.L37]&lt;=[.E$4];[.M37]&gt;=[.E$4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W</text:p>
          </table:table-cell>
          <table:table-cell office:value-type="string" calcext:value-type="string">
            <text:p>E</text:p>
          </table:table-cell>
          <table:table-cell table:formula="of:=CONCATENATE([.B38];&quot; &quot;;[.C38])" office:value-type="string" office:string-value="ISW E" calcext:value-type="string">
            <text:p>ISW E</text:p>
          </table:table-cell>
          <table:table-cell table:formula="of:=[.H38]*[.K38]*[.R38]*[.S38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377" office:value-type="float" office:value="55" calcext:value-type="float">
            <text:p>55</text:p>
          </table:table-cell>
          <table:table-cell table:formula="of:=IF(AND([.F38]&lt;=[.C$5];[.G38]&gt;=[.C$5]);1;0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formula="of:=IF(AND([.I38]&lt;=[.D$5];[.J38]&gt;=[.D$5]);1;0)" office:value-type="float" office:value="1" calcext:value-type="float">
            <text:p>1</text:p>
          </table:table-cell>
          <table:table-cell table:formula="of:=[.N38]*[.O38]*10^(-6)" office:value-type="float" office:value="0.33275" calcext:value-type="float">
            <text:p>0.333</text:p>
          </table:table-cell>
          <table:table-cell table:formula="of:=[.P38]*[.Q38]*10^(-6)" office:value-type="float" office:value="0.43175" calcext:value-type="float">
            <text:p>0.4318</text:p>
          </table:table-cell>
          <table:table-cell table:formula="of:=[.F38]*10" office:value-type="float" office:value="550" calcext:value-type="float">
            <text:p>550</text:p>
          </table:table-cell>
          <table:table-cell table:formula="of:=[.I38]*10+5" office:value-type="float" office:value="605" calcext:value-type="float">
            <text:p>605</text:p>
          </table:table-cell>
          <table:table-cell table:formula="of:=[.G38]*10" office:value-type="float" office:value="550" calcext:value-type="float">
            <text:p>550</text:p>
          </table:table-cell>
          <table:table-cell table:formula="of:=[.J38]*10+5" office:value-type="float" office:value="785" calcext:value-type="float">
            <text:p>785</text:p>
          </table:table-cell>
          <table:table-cell table:formula="of:=IF(AND([.L38]&lt;=[.E$5];[.M38]&gt;=[.E$5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W</text:p>
          </table:table-cell>
          <table:table-cell office:value-type="string" calcext:value-type="string">
            <text:p>I</text:p>
          </table:table-cell>
          <table:table-cell table:formula="of:=CONCATENATE([.B39];&quot; &quot;;[.C39])" office:value-type="string" office:string-value="ISW I" calcext:value-type="string">
            <text:p>ISW I</text:p>
          </table:table-cell>
          <table:table-cell table:formula="of:=[.H39]*[.K39]*[.R39]*[.S39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377" office:value-type="float" office:value="66" calcext:value-type="float">
            <text:p>66</text:p>
          </table:table-cell>
          <table:table-cell table:formula="of:=IF(AND([.F39]&lt;=[.C$5];[.G39]&gt;=[.C$5]);1;0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IF(AND([.I39]&lt;=[.D$5];[.J39]&gt;=[.D$5]);1;0)" office:value-type="float" office:value="1" calcext:value-type="float">
            <text:p>1</text:p>
          </table:table-cell>
          <table:table-cell table:formula="of:=[.N39]*[.O39]*10^(-6)" office:value-type="float" office:value="0.33275" calcext:value-type="float">
            <text:p>0.333</text:p>
          </table:table-cell>
          <table:table-cell table:formula="of:=[.P39]*[.Q39]*10^(-6)" office:value-type="float" office:value="0.6501" calcext:value-type="float">
            <text:p>0.6501</text:p>
          </table:table-cell>
          <table:table-cell table:formula="of:=[.F39]*10" office:value-type="float" office:value="550" calcext:value-type="float">
            <text:p>550</text:p>
          </table:table-cell>
          <table:table-cell table:formula="of:=[.I39]*10+5" office:value-type="float" office:value="605" calcext:value-type="float">
            <text:p>605</text:p>
          </table:table-cell>
          <table:table-cell table:formula="of:=[.G39]*10" office:value-type="float" office:value="660" calcext:value-type="float">
            <text:p>660</text:p>
          </table:table-cell>
          <table:table-cell table:formula="of:=[.J39]*10+5" office:value-type="float" office:value="985" calcext:value-type="float">
            <text:p>985</text:p>
          </table:table-cell>
          <table:table-cell table:formula="of:=IF(AND([.L39]&lt;=[.E$5];[.M39]&gt;=[.E$5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W+</text:p>
          </table:table-cell>
          <table:table-cell office:value-type="string" calcext:value-type="string">
            <text:p>E</text:p>
          </table:table-cell>
          <table:table-cell table:formula="of:=CONCATENATE([.B40];&quot; &quot;;[.C40])" office:value-type="string" office:string-value="ISW+ E" calcext:value-type="string">
            <text:p>ISW+ E</text:p>
          </table:table-cell>
          <table:table-cell table:formula="of:=[.H40]*[.K40]*[.R40]*[.S40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table:formula="of:=IF(AND([.F40]&lt;=[.C$5];[.G40]&gt;=[.C$5]);1;0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IF(AND([.I40]&lt;=[.D$5];[.J40]&gt;=[.D$5]);1;0)" office:value-type="float" office:value="1" calcext:value-type="float">
            <text:p>1</text:p>
          </table:table-cell>
          <table:table-cell table:formula="of:=[.N40]*[.O40]*10^(-6)" office:value-type="float" office:value="0.33275" calcext:value-type="float">
            <text:p>0.333</text:p>
          </table:table-cell>
          <table:table-cell table:formula="of:=[.P40]*[.Q40]*10^(-6)" office:value-type="float" office:value="0.7683" calcext:value-type="float">
            <text:p>0.7683</text:p>
          </table:table-cell>
          <table:table-cell table:formula="of:=[.F40]*10" office:value-type="float" office:value="550" calcext:value-type="float">
            <text:p>550</text:p>
          </table:table-cell>
          <table:table-cell table:formula="of:=[.I40]*10+5" office:value-type="float" office:value="605" calcext:value-type="float">
            <text:p>605</text:p>
          </table:table-cell>
          <table:table-cell table:formula="of:=[.G40]*10" office:value-type="float" office:value="780" calcext:value-type="float">
            <text:p>780</text:p>
          </table:table-cell>
          <table:table-cell table:formula="of:=[.J40]*10+5" office:value-type="float" office:value="985" calcext:value-type="float">
            <text:p>985</text:p>
          </table:table-cell>
          <table:table-cell table:formula="of:=IF(AND([.L40]&lt;=[.E$5];[.M40]&gt;=[.E$5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office:value-type="string" calcext:value-type="string">
            <text:p>ISW+</text:p>
          </table:table-cell>
          <table:table-cell office:value-type="string" calcext:value-type="string">
            <text:p>I</text:p>
          </table:table-cell>
          <table:table-cell table:formula="of:=CONCATENATE([.B41];&quot; &quot;;[.C41])" office:value-type="string" office:string-value="ISW+ I" calcext:value-type="string">
            <text:p>ISW+ I</text:p>
          </table:table-cell>
          <table:table-cell table:formula="of:=[.H41]*[.K41]*[.R41]*[.S41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table:formula="of:=IF(AND([.F41]&lt;=[.C$5];[.G41]&gt;=[.C$5]);1;0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IF(AND([.I41]&lt;=[.D$5];[.J41]&gt;=[.D$5]);1;0)" office:value-type="float" office:value="1" calcext:value-type="float">
            <text:p>1</text:p>
          </table:table-cell>
          <table:table-cell table:formula="of:=[.N41]*[.O41]*10^(-6)" office:value-type="float" office:value="0.33275" calcext:value-type="float">
            <text:p>0.333</text:p>
          </table:table-cell>
          <table:table-cell table:formula="of:=[.P41]*[.Q41]*10^(-6)" office:value-type="float" office:value="0.7683" calcext:value-type="float">
            <text:p>0.7683</text:p>
          </table:table-cell>
          <table:table-cell table:formula="of:=[.F41]*10" office:value-type="float" office:value="550" calcext:value-type="float">
            <text:p>550</text:p>
          </table:table-cell>
          <table:table-cell table:formula="of:=[.I41]*10+5" office:value-type="float" office:value="605" calcext:value-type="float">
            <text:p>605</text:p>
          </table:table-cell>
          <table:table-cell table:formula="of:=[.G41]*10" office:value-type="float" office:value="780" calcext:value-type="float">
            <text:p>780</text:p>
          </table:table-cell>
          <table:table-cell table:formula="of:=[.J41]*10+5" office:value-type="float" office:value="985" calcext:value-type="float">
            <text:p>985</text:p>
          </table:table-cell>
          <table:table-cell table:formula="of:=IF(AND([.L41]&lt;=[.E$5];[.M41]&gt;=[.E$5]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WX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42];&quot; &quot;;[.C42])" office:value-type="string" office:string-value="IGWX E" calcext:value-type="string">
            <text:p>IGWX E</text:p>
          </table:table-cell>
          <table:table-cell table:style-name="ce371" table:formula="of:=[.H42]*[.K42]*[.R42]*[.S42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8" office:value-type="float" office:value="55" calcext:value-type="float">
            <text:p>55</text:p>
          </table:table-cell>
          <table:table-cell table:style-name="ce371" table:formula="of:=IF(AND([.F42]&lt;=[.C$6];[.G42]&gt;=[.C$6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78" calcext:value-type="float">
            <text:p>78</text:p>
          </table:table-cell>
          <table:table-cell table:style-name="ce371" table:formula="of:=IF(AND([.I42]&lt;=[.D$6];[.J42]&gt;=[.D$6]);1;0)" office:value-type="float" office:value="1" calcext:value-type="float">
            <text:p>1</text:p>
          </table:table-cell>
          <table:table-cell table:style-name="ce380" table:formula="of:=[.N42]*[.O42]*10^(-6)" office:value-type="float" office:value="0.28435" calcext:value-type="float">
            <text:p>0.284</text:p>
          </table:table-cell>
          <table:table-cell table:style-name="ce384" table:formula="of:=[.P42]*[.Q42]*10^(-6)" office:value-type="float" office:value="0.43175" calcext:value-type="float">
            <text:p>0.4318</text:p>
          </table:table-cell>
          <table:table-cell table:style-name="ce387" table:formula="of:=[.F42]*10" office:value-type="float" office:value="470" calcext:value-type="float">
            <text:p>470</text:p>
          </table:table-cell>
          <table:table-cell table:style-name="ce387" table:formula="of:=[.I42]*10+5" office:value-type="float" office:value="605" calcext:value-type="float">
            <text:p>605</text:p>
          </table:table-cell>
          <table:table-cell table:style-name="ce387" table:formula="of:=[.G42]*10" office:value-type="float" office:value="550" calcext:value-type="float">
            <text:p>550</text:p>
          </table:table-cell>
          <table:table-cell table:style-name="ce387" table:formula="of:=[.J42]*10+5" office:value-type="float" office:value="785" calcext:value-type="float">
            <text:p>785</text:p>
          </table:table-cell>
          <table:table-cell table:style-name="ce371" table:formula="of:=IF(AND([.L42]&lt;=[.E$6];[.M42]&gt;=[.E$6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WX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43];&quot; &quot;;[.C43])" office:value-type="string" office:string-value="IGWX N" calcext:value-type="string">
            <text:p>IGWX N</text:p>
          </table:table-cell>
          <table:table-cell table:style-name="ce371" table:formula="of:=[.H43]*[.K43]*[.R43]*[.S43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8" office:value-type="float" office:value="66" calcext:value-type="float">
            <text:p>66</text:p>
          </table:table-cell>
          <table:table-cell table:style-name="ce371" table:formula="of:=IF(AND([.F43]&lt;=[.C$6];[.G43]&gt;=[.C$6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table:formula="of:=IF(AND([.I43]&lt;=[.D$6];[.J43]&gt;=[.D$6]);1;0)" office:value-type="float" office:value="1" calcext:value-type="float">
            <text:p>1</text:p>
          </table:table-cell>
          <table:table-cell table:style-name="ce380" table:formula="of:=[.N43]*[.O43]*10^(-6)" office:value-type="float" office:value="0.28435" calcext:value-type="float">
            <text:p>0.284</text:p>
          </table:table-cell>
          <table:table-cell table:style-name="ce384" table:formula="of:=[.P43]*[.Q43]*10^(-6)" office:value-type="float" office:value="0.6501" calcext:value-type="float">
            <text:p>0.6501</text:p>
          </table:table-cell>
          <table:table-cell table:style-name="ce387" table:formula="of:=[.F43]*10" office:value-type="float" office:value="470" calcext:value-type="float">
            <text:p>470</text:p>
          </table:table-cell>
          <table:table-cell table:style-name="ce387" table:formula="of:=[.I43]*10+5" office:value-type="float" office:value="605" calcext:value-type="float">
            <text:p>605</text:p>
          </table:table-cell>
          <table:table-cell table:style-name="ce387" table:formula="of:=[.G43]*10" office:value-type="float" office:value="660" calcext:value-type="float">
            <text:p>660</text:p>
          </table:table-cell>
          <table:table-cell table:style-name="ce387" table:formula="of:=[.J43]*10+5" office:value-type="float" office:value="985" calcext:value-type="float">
            <text:p>985</text:p>
          </table:table-cell>
          <table:table-cell table:style-name="ce371" table:formula="of:=IF(AND([.L43]&lt;=[.E$6];[.M43]&gt;=[.E$6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WX+</text:p>
          </table:table-cell>
          <table:table-cell table:style-name="ce371" office:value-type="string" calcext:value-type="string">
            <text:p>E</text:p>
          </table:table-cell>
          <table:table-cell table:style-name="ce371" table:formula="of:=CONCATENATE([.B44];&quot; &quot;;[.C44])" office:value-type="string" office:string-value="IGWX+ E" calcext:value-type="string">
            <text:p>IGWX+ E</text:p>
          </table:table-cell>
          <table:table-cell table:style-name="ce371" table:formula="of:=[.H44]*[.K44]*[.R44]*[.S44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1" office:value-type="float" office:value="78" calcext:value-type="float">
            <text:p>78</text:p>
          </table:table-cell>
          <table:table-cell table:style-name="ce371" table:formula="of:=IF(AND([.F44]&lt;=[.C$6];[.G44]&gt;=[.C$6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table:formula="of:=IF(AND([.I44]&lt;=[.D$6];[.J44]&gt;=[.D$6]);1;0)" office:value-type="float" office:value="1" calcext:value-type="float">
            <text:p>1</text:p>
          </table:table-cell>
          <table:table-cell table:style-name="ce380" table:formula="of:=[.N44]*[.O44]*10^(-6)" office:value-type="float" office:value="0.28435" calcext:value-type="float">
            <text:p>0.284</text:p>
          </table:table-cell>
          <table:table-cell table:style-name="ce384" table:formula="of:=[.P44]*[.Q44]*10^(-6)" office:value-type="float" office:value="0.7683" calcext:value-type="float">
            <text:p>0.7683</text:p>
          </table:table-cell>
          <table:table-cell table:style-name="ce387" table:formula="of:=[.F44]*10" office:value-type="float" office:value="470" calcext:value-type="float">
            <text:p>470</text:p>
          </table:table-cell>
          <table:table-cell table:style-name="ce387" table:formula="of:=[.I44]*10+5" office:value-type="float" office:value="605" calcext:value-type="float">
            <text:p>605</text:p>
          </table:table-cell>
          <table:table-cell table:style-name="ce387" table:formula="of:=[.G44]*10" office:value-type="float" office:value="780" calcext:value-type="float">
            <text:p>780</text:p>
          </table:table-cell>
          <table:table-cell table:style-name="ce387" table:formula="of:=[.J44]*10+5" office:value-type="float" office:value="985" calcext:value-type="float">
            <text:p>985</text:p>
          </table:table-cell>
          <table:table-cell table:style-name="ce371" table:formula="of:=IF(AND([.L44]&lt;=[.E$6];[.M44]&gt;=[.E$6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  <table:table-row table:style-name="ro50">
          <table:table-cell/>
          <table:table-cell table:style-name="ce371" office:value-type="string" calcext:value-type="string">
            <text:p>IGWX+</text:p>
          </table:table-cell>
          <table:table-cell table:style-name="ce371" office:value-type="string" calcext:value-type="string">
            <text:p>N</text:p>
          </table:table-cell>
          <table:table-cell table:style-name="ce371" table:formula="of:=CONCATENATE([.B45];&quot; &quot;;[.C45])" office:value-type="string" office:string-value="IGWX+ N" calcext:value-type="string">
            <text:p>IGWX+ N</text:p>
          </table:table-cell>
          <table:table-cell table:style-name="ce371" table:formula="of:=[.H45]*[.K45]*[.R45]*[.S45]" office:value-type="float" office:value="1" calcext:value-type="float">
            <text:p>1</text:p>
          </table:table-cell>
          <table:table-cell table:style-name="ce371" office:value-type="float" office:value="47" calcext:value-type="float">
            <text:p>47</text:p>
          </table:table-cell>
          <table:table-cell table:style-name="ce371" office:value-type="float" office:value="78" calcext:value-type="float">
            <text:p>78</text:p>
          </table:table-cell>
          <table:table-cell table:style-name="ce371" table:formula="of:=IF(AND([.F45]&lt;=[.C$6];[.G45]&gt;=[.C$6]);1;0)" office:value-type="float" office:value="1" calcext:value-type="float">
            <text:p>1</text:p>
          </table:table-cell>
          <table:table-cell table:style-name="ce371" office:value-type="float" office:value="60" calcext:value-type="float">
            <text:p>60</text:p>
          </table:table-cell>
          <table:table-cell table:style-name="ce371" office:value-type="float" office:value="98" calcext:value-type="float">
            <text:p>98</text:p>
          </table:table-cell>
          <table:table-cell table:style-name="ce371" table:formula="of:=IF(AND([.I45]&lt;=[.D$6];[.J45]&gt;=[.D$6]);1;0)" office:value-type="float" office:value="1" calcext:value-type="float">
            <text:p>1</text:p>
          </table:table-cell>
          <table:table-cell table:style-name="ce380" table:formula="of:=[.N45]*[.O45]*10^(-6)" office:value-type="float" office:value="0.28435" calcext:value-type="float">
            <text:p>0.284</text:p>
          </table:table-cell>
          <table:table-cell table:style-name="ce384" table:formula="of:=[.P45]*[.Q45]*10^(-6)" office:value-type="float" office:value="0.7683" calcext:value-type="float">
            <text:p>0.7683</text:p>
          </table:table-cell>
          <table:table-cell table:style-name="ce387" table:formula="of:=[.F45]*10" office:value-type="float" office:value="470" calcext:value-type="float">
            <text:p>470</text:p>
          </table:table-cell>
          <table:table-cell table:style-name="ce387" table:formula="of:=[.I45]*10+5" office:value-type="float" office:value="605" calcext:value-type="float">
            <text:p>605</text:p>
          </table:table-cell>
          <table:table-cell table:style-name="ce387" table:formula="of:=[.G45]*10" office:value-type="float" office:value="780" calcext:value-type="float">
            <text:p>780</text:p>
          </table:table-cell>
          <table:table-cell table:style-name="ce387" table:formula="of:=[.J45]*10+5" office:value-type="float" office:value="985" calcext:value-type="float">
            <text:p>985</text:p>
          </table:table-cell>
          <table:table-cell table:style-name="ce371" table:formula="of:=IF(AND([.L45]&lt;=[.E$6];[.M45]&gt;=[.E$6]);1;0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ny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0.4921in"/>
      <style:text-properties style:font-name="Arial" fo:language="pl" fo:country="PL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zł</number:text>
    </number:number-style>
    <number:number-style style:name="N124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zł</number:text>
    </number:number-style>
    <number:number-style style:name="N127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36P2" style:volatile="true">
      <number:text> -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 zł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zł </number:text>
    </number:number-style>
    <number:number-style style:name="N140P2" style:volatile="true">
      <number:text> - zł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zł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zł </number:text>
    </number:number-style>
    <number:number-style style:name="N148P2" style:volatile="true">
      <number:text>-</number:text>
      <number:number number:decimal-places="0" loext:min-decimal-places="0" number:min-integer-digits="0"/>
      <number:text> zł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1" loext:min-decimal-places="1" number:min-integer-digits="1" number:grouping="true"/>
    </number:number-style>
    <number:number-style style:name="N155">
      <number:number number:decimal-places="3" loext:min-decimal-places="3" number:min-integer-digits="1"/>
    </number:number-style>
    <number:percentage-style style:name="N156">
      <number:number number:decimal-places="1" loext:min-decimal-places="1" number:min-integer-digits="1"/>
      <number:text>%</number:text>
    </number:percentage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0P0"/>
    </number:currency-style>
    <number:number-style style:name="N161">
      <number:number number:decimal-places="4" loext:min-decimal-places="4" number:min-integer-digits="1"/>
    </number:number-style>
    <style:style style:name="Default" style:family="table-cell">
      <style:table-cell-properties fo:background-color="transparent" style:rotation-align="none"/>
      <style:text-properties style:font-name="Tahoma" fo:font-family="Tahoma" style:font-style-name="Normalny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00cc00"/>
    </style:style>
    <style:style style:name="Bez_20_tytułu2" style:display-name="Bez tytułu2" style:family="table-cell" style:parent-style-name="Default">
      <style:table-cell-properties fo:background-color="#ff3300"/>
    </style:style>
    <style:style style:name="Bez_20_tytułu3" style:display-name="Bez tytułu3" style:family="table-cell" style:parent-style-name="Default">
      <style:table-cell-properties fo:background-color="#00cc00"/>
    </style:style>
    <style:style style:name="Bez_20_tytułu4" style:display-name="Bez tytułu4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loext:scale-to-X="1" loext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48in" fo:margin-bottom="0.748in" fo:margin-left="0.7083in" fo:margin-right="0.7083in" style:first-page-number="continue" loext:scale-to-X="1" loext:scale-to-Y="1" style:writing-mode="lr-tb"/>
      <style:header-style>
        <style:header-footer-properties fo:min-height="0.2957in" fo:margin-left="0.0398in" fo:margin-right="0.0398in" fo:margin-bottom="0in"/>
      </style:header-style>
      <style:footer-style>
        <style:header-footer-properties fo:min-height="0.2957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2:16:29.0468248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DREWNO" style:display-name="PageStyle_DREW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VC" style:display-name="PageStyle_PV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SW" style:display-name="PageStyle_IS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G" style:display-name="PageStyle_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A_20_WVM_20_WVD" style:display-name="PageStyle_VERSA WVM WV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CH_20_PŁASKI" style:display-name="PageStyle_DACH PŁASK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Los</meta:initial-creator>
    <meta:creation-date>2012-09-07T10:29:35</meta:creation-date>
    <dc:date>2021-01-15T13:30:03.532000000</dc:date>
    <meta:print-date>2019-07-24T09:15:34</meta:print-date>
    <meta:generator>LibreOffice/6.4.6.2$Linux_X86_64 LibreOffice_project/40$Build-2</meta:generator>
    <meta:editing-duration>PT4H16M11S</meta:editing-duration>
    <meta:editing-cycles>107</meta:editing-cycles>
    <meta:document-statistic meta:table-count="7" meta:cell-count="1599" meta:object-count="0"/>
  </office:meta>
</office:document-meta>
</file>